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5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Sheet4.xml"/>
  <manifest:file-entry manifest:media-type="text/xml" manifest:full-path="Basic/Standard/Sheet7.xml"/>
  <manifest:file-entry manifest:media-type="text/xml" manifest:full-path="Basic/Standard/Sheet3.xml"/>
  <manifest:file-entry manifest:media-type="text/xml" manifest:full-path="Basic/Standard/Sheet6.xml"/>
  <manifest:file-entry manifest:media-type="text/xml" manifest:full-path="Basic/Standard/script-lb.xml"/>
  <manifest:file-entry manifest:media-type="text/xml" manifest:full-path="Basic/script-lc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11000000DF000000DFF40E0F3A.svm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829cm" fo:break-before="auto" style:use-optimal-row-height="true"/>
    </style:style>
    <style:style style:name="ro9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 style:vertical-align="top"/>
    </style:style>
    <style:style style:name="ce38" style:family="table-cell" style:parent-style-name="Default" style:data-style-name="N2">
      <style:table-cell-properties fo:background-color="#e6e6e6" style:vertical-align="top"/>
    </style:style>
    <style:style style:name="ce39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0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2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57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70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74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6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e6e6e6"/>
    </style:style>
    <style:style style:name="ce7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1.19">
            <text:p>3.1.19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30114">
            <text:p>30114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1.">
            <text:p>.1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5" table:default-cell-style-name="ce15"/>
        <table:table-column table:style-name="co6" table:default-cell-style-name="ce35"/>
        <table:table-column table:style-name="co6" table:number-columns-repeated="1017" table:default-cell-style-name="ce15"/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4"/>
          <table:table-cell table:style-name="ce29"/>
          <table:table-cell table:style-name="ce14" table:number-columns-repeated="1017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3"/>
          <table:table-cell table:style-name="ce25"/>
          <table:table-cell table:style-name="ce29"/>
          <table:table-cell table:style-name="ce14" table:number-columns-repeated="1017"/>
        </table:table-row>
        <table:table-row table:style-name="ro2">
          <table:table-cell table:style-name="ce14"/>
          <table:table-cell table:style-name="ce18" table:formula="of:=IF(DECIMAL(['Load Libs'.C18];10)&lt;30114;&quot;THIS SHEET REQUIRES A NEWER VERSION OF OBBA! PLEASE UPGRADE!&quot;;&quot;&quot;)">
            <text:p/>
          </table:table-cell>
          <table:table-cell table:style-name="ce22"/>
          <table:table-cell table:style-name="ce14" table:number-columns-repeated="3"/>
          <table:table-cell table:style-name="ce29"/>
          <table:table-cell table:style-name="ce14" table:number-columns-repeated="1017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19" office:value-type="string">
            <text:p>Time Discretization</text:p>
          </table:table-cell>
          <table:table-cell table:style-name="ce19"/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9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9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d.start&quot;;&quot;double&quot;;[.C9])" office:value-type="string" office:string-value="td.start &#10;[1]">
            <text:p>td.start </text:p>
            <text:p>[1]</text:p>
          </table:table-cell>
          <table:table-cell table:style-name="ce23" office:value-type="float" office:value="0">
            <text:p>0</text:p>
          </table:table-cell>
          <table:table-cell table:style-name="ce14"/>
          <table:table-cell table:style-name="ce14" table:formula="of:=INFO.OBBA.OBBA.OBMAKE(&quot;tenor.start&quot;;&quot;double&quot;;[.F9])" office:value-type="string" office:string-value="tenor.start &#10;[5]">
            <text:p>tenor.start </text:p>
            <text:p>[5]</text:p>
          </table:table-cell>
          <table:table-cell table:style-name="ce23" office:value-type="float" office:value="0">
            <text:p>0</text:p>
          </table:table-cell>
          <table:table-cell table:style-name="ce29"/>
          <table:table-cell table:style-name="ce14"/>
          <table:table-cell table:style-name="ce14" table:formula="of:=INFO.OBBA.OBBA.OBMAKE(&quot;numberOfPaths&quot;;&quot;int&quot;;[.J9])" office:value-type="string" office:string-value="numberOfPaths &#10;[21587]">
            <text:p>numberOfPaths </text:p>
            <text:p>[21587]</text:p>
          </table:table-cell>
          <table:table-cell table:style-name="ce23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7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d.num&quot;;&quot;int&quot;;[.C10])" office:value-type="string" office:string-value="td.num &#10;[2]">
            <text:p>td.num </text:p>
            <text:p>[2]</text:p>
          </table:table-cell>
          <table:table-cell table:style-name="ce23" office:value-type="float" office:value="40">
            <text:p>40</text:p>
          </table:table-cell>
          <table:table-cell table:style-name="ce14"/>
          <table:table-cell table:style-name="ce14" table:formula="of:=INFO.OBBA.OBBA.OBMAKE(&quot;tenor.num&quot;;&quot;int&quot;;[.F10])" office:value-type="string" office:string-value="tenor.num &#10;[6]">
            <text:p>tenor.num </text:p>
            <text:p>[6]</text:p>
          </table:table-cell>
          <table:table-cell table:style-name="ce23" office:value-type="float" office:value="50">
            <text:p>50</text:p>
          </table:table-cell>
          <table:table-cell table:style-name="ce29"/>
          <table:table-cell table:style-name="ce14"/>
          <table:table-cell table:style-name="ce14" table:formula="of:=INFO.OBBA.OBBA.OBMAKE(&quot;seed&quot;;&quot;int&quot;;[.J10])" office:value-type="string" office:string-value="seed &#10;[21588]">
            <text:p>seed </text:p>
            <text:p>[21588]</text:p>
          </table:table-cell>
          <table:table-cell table:style-name="ce23" office:value-type="float" office:value="3141">
            <text:p>3141</text:p>
          </table:table-cell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d.step&quot;;&quot;double&quot;;[.C11])" office:value-type="string" office:string-value="td.step &#10;[3]">
            <text:p>td.step </text:p>
            <text:p>[3]</text:p>
          </table:table-cell>
          <table:table-cell table:style-name="ce23" office:value-type="float" office:value="0.5">
            <text:p>0,5</text:p>
          </table:table-cell>
          <table:table-cell table:style-name="ce14"/>
          <table:table-cell table:style-name="ce14" table:formula="of:=INFO.OBBA.OBBA.OBMAKE(&quot;tenor.step&quot;;&quot;double&quot;;[.F11])" office:value-type="string" office:string-value="tenor.step &#10;[7]">
            <text:p>tenor.step </text:p>
            <text:p>[7]</text:p>
          </table:table-cell>
          <table:table-cell table:style-name="ce23" office:value-type="float" office:value="0.5">
            <text:p>0,5</text:p>
          </table:table-cell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/>
          <table:table-cell table:style-name="ce14" table:formula="of:=INFO.OBBA.OBBA.OBMAKE(&quot;brownianMotion&quot;;obLibs&amp;&quot;net.finmath.montecarlo.BrownianMotion&quot;;[.B14];[.E34];[.I9:.I10])" office:value-type="string" office:string-value="brownianMotion &#10;[21589]">
            <text:p>brownianMotion </text:p>
            <text:p>[21589]</text:p>
          </table:table-cell>
          <table:table-cell table:style-name="ce14" table:number-columns-repeated="249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9:.B11])" office:value-type="string" office:string-value="timeDiscretization &#10;[7961]">
            <text:p>timeDiscretization </text:p>
            <text:p>[7961]</text:p>
          </table:table-cell>
          <table:table-cell table:style-name="ce14" table:number-columns-repeated="2"/>
          <table:table-cell table:style-name="ce14" table:formula="of:=INFO.OBBA.OBBA.OBMAKE(&quot;tenorDiscretization&quot;;obLibs&amp;&quot;net.finmath.time.TimeDiscretization&quot;;[.E9:.E11])" office:value-type="string" office:string-value="tenorDiscretization &#10;[7963]">
            <text:p>tenorDiscretization </text:p>
            <text:p>[7963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19" office:value-type="string">
            <text:p>Market Data</text:p>
          </table:table-cell>
          <table:table-cell table:style-name="ce19"/>
          <table:table-cell table:style-name="ce14"/>
          <table:table-cell table:style-name="ce19" office:value-type="string">
            <text:p>Volatility model</text:p>
          </table:table-cell>
          <table:table-cell table:style-name="ce19"/>
          <table:table-cell table:style-name="ce29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 table:number-columns-repeated="6"/>
          <table:table-cell table:style-name="ce29"/>
          <table:table-cell table:style-name="ce14"/>
          <table:table-cell table:style-name="ce14" table:formula="of:=INFO.OBBA.OBBA.OBMAKE(&quot;eulerScheme&quot;;obLibs&amp;&quot;net.finmath.montecarlo.process.ProcessEulerScheme&quot;;INFO.OBBA.OBBA.OBSYNC([.I13];[.E59]))" office:value-type="string" office:string-value="eulerScheme &#10;[66104]">
            <text:p>eulerScheme </text:p>
            <text:p>[66104]</text:p>
          </table:table-cell>
          <table:table-cell table:style-name="ce14" table:number-columns-repeated="249"/>
          <table:table-cell table:number-columns-repeated="766"/>
        </table:table-row>
        <table:table-row table:style-name="ro2">
          <table:table-cell table:style-name="ce14"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B22];[.C22];[.E11])" office:value-type="string" office:string-value="forwardCurve &#10;[7975]">
            <text:p>forwardCurve </text:p>
            <text:p>[7975]</text:p>
          </table:table-cell>
          <table:table-cell table:style-name="ce21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30" office:value-type="string">
            <text:p>(calibrated)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 table:number-columns-repeated="4"/>
          <table:table-cell table:style-name="ce14" table:formula="of:=INFO.OBBA.OBBA.OBMAKE(&quot;vol param a&quot;;&quot;double&quot;;[.F21])" office:value-type="string" office:string-value="vol param a &#10;[8]">
            <text:p>vol param a </text:p>
            <text:p>[8]</text:p>
          </table:table-cell>
          <table:table-cell table:style-name="ce26" office:value-type="float" office:value="0.2">
            <text:p>0,20</text:p>
          </table:table-cell>
          <table:table-cell table:style-name="ce31" table:number-matrix-columns-spanned="1" table:number-matrix-rows-spanned="4" table:formula="of:=TRANSPOSE(INFO.OBBA.OBBA.OBGET(INFO.OBBA.OBBA.OBCALL(&quot;&quot;;[.G41];&quot;getParameter&quot;)))" office:value-type="float" office:value="2.27121631806261">
            <text:p>2,27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table:formula="of:=INFO.OBBA.OBBA.OBMAKE(&quot;fixings&quot;;&quot;double[]&quot;;[.B24:.B66])" office:value-type="string" office:string-value="fixings &#10;[7974]">
            <text:p>fixings </text:p>
            <text:p>[7974]</text:p>
          </table:table-cell>
          <table:table-cell table:style-name="ce21" table:formula="of:=INFO.OBBA.OBBA.OBMAKE(&quot;forward rates&quot;;&quot;double[]&quot;;[.C24:.C66])" office:value-type="string" office:string-value="forward rates &#10;[4]">
            <text:p>forward rates </text:p>
            <text:p>[4]</text:p>
          </table:table-cell>
          <table:table-cell table:style-name="ce14"/>
          <table:table-cell table:style-name="ce14" table:formula="of:=INFO.OBBA.OBBA.OBMAKE(&quot;vol param b&quot;;&quot;double&quot;;[.F22])" office:value-type="string" office:string-value="vol param b &#10;[9]">
            <text:p>vol param b </text:p>
            <text:p>[9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-0.61305731701152">
            <text:p>-0,61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table:number-columns-repeated="2"/>
          <table:table-cell table:style-name="ce14"/>
          <table:table-cell table:style-name="ce14" table:formula="of:=INFO.OBBA.OBBA.OBMAKE(&quot;vol param c&quot;;&quot;double&quot;;[.F23])" office:value-type="string" office:string-value="vol param c &#10;[10]">
            <text:p>vol param c </text:p>
            <text:p>[10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0.652136271243638">
            <text:p>0,65</text:p>
          </table:table-cell>
          <table:table-cell table:style-name="ce21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21" table:number-matrix-columns-spanned="1" table:number-matrix-rows-spanned="42" table:formula="of:=TRANSPOSE(INFO.OBBA.OBBA.OBGET(INFO.OBBA.OBBA.OBCALL(&quot;&quot;;[.E14];&quot;getAsDoubleArray&quot;)))" office:value-type="float" office:value="0">
            <text:p>0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vol param d&quot;;&quot;double&quot;;[.F24])" office:value-type="string" office:string-value="vol param d &#10;[11]">
            <text:p>vol param d </text:p>
            <text:p>[11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0.253011908569237">
            <text:p>0,25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0.5">
            <text:p>0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alibrate vol&quot;;&quot;boolean&quot;;[.F25])" office:value-type="string" office:string-value="calibrate vol &#10;[12]">
            <text:p>calibrate vol </text:p>
            <text:p>[12]</text:p>
          </table:table-cell>
          <table:table-cell table:style-name="ce27" office:value-type="boolean" office:boolean-value="true">
            <text:p>WAHR</text:p>
          </table:table-cell>
          <table:table-cell table:style-name="ce29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">
            <text:p>1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E63];[.I19])" office:value-type="string" office:string-value="monteCarloLIBORMarketModel &#10;[66110]">
            <text:p>monteCarloLIBORMarketModel </text:p>
            <text:p>[66110]</text:p>
          </table:table-cell>
          <table:table-cell table:style-name="ce14" table:number-columns-repeated="249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.5">
            <text:p>1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">
            <text:p>2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volatilityModel&quot;;obLibs&amp;&quot;net.finmath.montecarlo.interestrate.modelplugins.LIBORVolatilityModelFourParameterExponentialForm&quot;;[.B14];[.E14];[.E21:.E25])" office:value-type="string" office:string-value="volatilityModel &#10;[7970]">
            <text:p>volatilityModel </text:p>
            <text:p>[7970]</text:p>
          </table:table-cell>
          <table:table-cell table:style-name="ce14"/>
          <table:table-cell table:style-name="ce32" table:formula="of:=INFO.OBBA.OBBA.OBCALL(&quot;correlationModelCalibrated&quot;;[.G$47];&quot;getCorrelationModel&quot;)" office:value-type="string" office:string-value="correlationModelCalibrated &#10;[66111]">
            <text:p>correlationModelCalibrated </text:p>
            <text:p>[66111]</text:p>
          </table:table-cell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.5">
            <text:p>2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3.5">
            <text:p>3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Correlation Model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4">
            <text:p>4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4.5">
            <text:p>4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30" office:value-type="string">
            <text:p>(calibrated)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5">
            <text:p>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numberOfFactors&quot;;&quot;int&quot;;[.F34])" office:value-type="string" office:string-value="numberOfFactors &#10;[13]">
            <text:p>numberOfFactors </text:p>
            <text:p>[13]</text:p>
          </table:table-cell>
          <table:table-cell table:style-name="ce28" office:value-type="float" office:value="5">
            <text:p>5</text:p>
          </table:table-cell>
          <table:table-cell table:style-name="ce31"/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5.5">
            <text:p>5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Decay&quot;;&quot;double&quot;;[.F35])" office:value-type="string" office:string-value="correlationDecay &#10;[14]">
            <text:p>correlationDecay </text:p>
            <text:p>[14]</text:p>
          </table:table-cell>
          <table:table-cell table:style-name="ce26" office:value-type="float" office:value="0.15">
            <text:p>0,15</text:p>
          </table:table-cell>
          <table:table-cell table:style-name="ce31" table:number-matrix-columns-spanned="1" table:number-matrix-rows-spanned="3" table:formula="of:=TRANSPOSE(INFO.OBBA.OBBA.OBGET(INFO.OBBA.OBBA.OBCALL(&quot;&quot;;[.G28];&quot;getParameter&quot;)))" office:value-type="float" office:value="0">
            <text:p>#WERT!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6">
            <text:p>6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Level&quot;;&quot;double&quot;;[.F36])" office:value-type="string" office:string-value="correlationLevel &#10;[15]">
            <text:p>correlationLevel </text:p>
            <text:p>[15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0">
            <text:p>#WERT!</text:p>
          </table:table-cell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6.5">
            <text:p>6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MaturityDecay&quot;;&quot;double&quot;;[.F37])" office:value-type="string" office:string-value="correlationMaturityDecay &#10;[16]">
            <text:p>correlationMaturityDecay </text:p>
            <text:p>[16]</text:p>
          </table:table-cell>
          <table:table-cell table:style-name="ce26" office:value-type="float" office:value="0">
            <text:p>0,00</text:p>
          </table:table-cell>
          <table:table-cell table:style-name="ce31" office:value-type="float" office:value="0">
            <text:p>#WERT!</text:p>
          </table:table-cell>
          <table:table-cell table:style-name="ce21"/>
          <table:table-cell table:style-name="ce14" table:number-columns-repeated="2"/>
          <table:table-cell table:style-name="ce21" table:number-columns-repeated="2"/>
          <table:table-cell table:style-name="ce14" table:number-columns-repeated="246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7">
            <text:p>7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alibrate cor&quot;;&quot;boolean&quot;;[.F38])" office:value-type="string" office:string-value="calibrate cor &#10;[66100]">
            <text:p>calibrate cor </text:p>
            <text:p>[66100]</text:p>
          </table:table-cell>
          <table:table-cell table:style-name="ce27" office:value-type="boolean" office:boolean-value="false">
            <text:p>FALSCH</text:p>
          </table:table-cell>
          <table:table-cell table:style-name="ce29"/>
          <table:table-cell table:style-name="ce21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7.5">
            <text:p>7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8">
            <text:p>8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8.5">
            <text:p>8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2" table:formula="of:=INFO.OBBA.OBBA.OBMAKE(&quot;correlationModel&quot;;obLibs&amp;&quot;net.finmath.montecarlo.interestrate.modelplugins.LIBORCorrelationModelThreeParameterExponentialDecay&quot;;[.B14];[.E14];[.E34:.E38])" office:value-type="string" office:string-value="correlationModel &#10;[66101]">
            <text:p>correlationModel </text:p>
            <text:p>[66101]</text:p>
          </table:table-cell>
          <table:table-cell table:style-name="ce14"/>
          <table:table-cell table:style-name="ce32" table:formula="of:=INFO.OBBA.OBBA.OBCALL(&quot;volatilityModelCalibrated&quot;;[.G$47];&quot;getVolatilityModel&quot;)" office:value-type="string" office:string-value="volatilityModelCalibrated &#10;[66108]">
            <text:p>volatilityModelCalibrated </text:p>
            <text:p>[66108]</text:p>
          </table:table-cell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9">
            <text:p>9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9.5">
            <text:p>9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0">
            <text:p>10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Covariance Model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0.5">
            <text:p>10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1">
            <text:p>11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1.5">
            <text:p>11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varianceModel&quot;;obLibs&amp;&quot;net.finmath.montecarlo.interestrate.modelplugins.LIBORCovarianceModelFromVolatilityAndCorrelation&quot;;[.B14];[.E14];[.E28];[.E41])" office:value-type="string" office:string-value="covarianceModel &#10;[66102]">
            <text:p>covarianceModel </text:p>
            <text:p>[66102]</text:p>
          </table:table-cell>
          <table:table-cell table:style-name="ce14"/>
          <table:table-cell table:style-name="ce33" table:formula="of:=INFO.OBBA.OBBA.OBCAST(INFO.OBBA.OBBA.OBCALL(&quot;covarianceModelCalibrated&quot;;[.E63];&quot;getCovarianceModel&quot;);&quot;net.finmath.montecarlo.interestrate.modelplugins.LIBORCovarianceModelFromVolatilityAndCorrelation&quot;)" office:value-type="string" office:string-value="covarianceModelCalibrated &#10;[66107]">
            <text:p>covarianceModelCalibrated </text:p>
            <text:p>[66107]</text:p>
          </table:table-cell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2">
            <text:p>12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2.5">
            <text:p>12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3">
            <text:p>13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3.5">
            <text:p>13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4">
            <text:p>14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4.5">
            <text:p>14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['Calibration Swaption'.B10]" office:value-type="string" office:string-value="swaptionMarketData &#10;[7968]">
            <text:p>swaptionMarketData </text:p>
            <text:p>[7968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5">
            <text:p>1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5.5">
            <text:p>15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6">
            <text:p>16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6.5">
            <text:p>16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7">
            <text:p>17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7.5">
            <text:p>17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E14];[.F60]);[.B20];[.E47];[.E53])" office:value-type="string" office:string-value="liborMarketModel &#10;[66103]">
            <text:p>liborMarketModel </text:p>
            <text:p>[66103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8">
            <text:p>18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F60]))" office:value-type="string" office:string-value="lmmMeasure &#10;[7979]">
            <text:p>lmmMeasure </text:p>
            <text:p>[7979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36"/>
          <table:table-cell table:style-name="ce14" table:number-columns-repeated="250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8.5">
            <text:p>18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9">
            <text:p>19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19.5">
            <text:p>19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CALL(&quot;&quot;;[.E59];&quot;setMeasure&quot;;[.E60])" office:value-type="string" office:string-value="liborMarketModel &#10;[66105]">
            <text:p>liborMarketModel </text:p>
            <text:p>[66105]</text:p>
          </table:table-cell>
          <table:table-cell table:style-name="ce14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0">
            <text:p>20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20.5">
            <text:p>20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/>
          <table:table-cell table:style-name="ce21" office:value-type="float" office:value="60">
            <text:p>60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2"/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>
          <table:table-cell table:style-name="ce14" table:number-columns-repeated="2"/>
          <table:table-cell table:style-name="ce24" office:value-type="percentage" office:value="0.02">
            <text:p>2%</text:p>
          </table:table-cell>
          <table:table-cell table:style-name="ce14" table:number-columns-repeated="3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 table:number-rows-repeated="65468">
          <table:table-cell table:style-name="ce14" table:number-columns-repeated="6"/>
          <table:table-cell table:style-name="ce29"/>
          <table:table-cell table:style-name="ce14" table:number-columns-repeated="251"/>
          <table:table-cell table:number-columns-repeated="766"/>
        </table:table-row>
        <table:table-row table:style-name="ro2" table:number-rows-repeated="2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2" table:number-rows-repeated="9830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ibration Swaption" table:style-name="ta1">
        <office:forms form:automatic-focus="false" form:apply-design-mode="false"/>
        <table:table-column table:style-name="co5" table:default-cell-style-name="ce37"/>
        <table:table-column table:style-name="co7" table:number-columns-repeated="1023" table:default-cell-style-name="ce37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67]">
            <text:p>swapTenor </text:p>
            <text:p>[7967]</text:p>
          </table:table-cell>
          <table:table-cell table:style-name="ce23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5:.B24]);INFO.OBBA.OBBA.OBMAKE(&quot;&quot;;&quot;double[]&quot;;[.D13:.N13]);[.B7];INFO.OBBA.OBBA.OBMAKE(&quot;&quot;;&quot;double[][]&quot;;[.D15:.N24]))" office:value-type="string" office:string-value="swaptionMarketData &#10;[7968]">
            <text:p>swaptionMarketData </text:p>
            <text:p>[7968]</text:p>
          </table:table-cell>
          <table:table-cell table:style-name="ce14"/>
          <table:table-cell table:number-columns-repeated="1021"/>
        </table:table-row>
        <table:table-row table:style-name="ro4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9" office:value-type="string">
            <text:p>Swap Maturity: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30">
            <text:p>30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0" table:number-columns-repeated="11"/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2">
            <text:p>2,00</text:p>
          </table:table-cell>
          <table:table-cell/>
          <table:table-cell table:style-name="ce41" office:value-type="percentage" office:value="0.45936">
            <text:p>45,9%</text:p>
          </table:table-cell>
          <table:table-cell table:style-name="ce41" office:value-type="percentage" office:value="0.42273">
            <text:p>42,3%</text:p>
          </table:table-cell>
          <table:table-cell table:style-name="ce41" office:value-type="percentage" office:value="0.39501">
            <text:p>39,5%</text:p>
          </table:table-cell>
          <table:table-cell table:style-name="ce41" office:value-type="percentage" office:value="0.37323">
            <text:p>37,3%</text:p>
          </table:table-cell>
          <table:table-cell table:style-name="ce41" office:value-type="percentage" office:value="0.3564">
            <text:p>35,6%</text:p>
          </table:table-cell>
          <table:table-cell table:style-name="ce41" office:value-type="percentage" office:value="0.34254">
            <text:p>34,3%</text:p>
          </table:table-cell>
          <table:table-cell table:style-name="ce41" office:value-type="percentage" office:value="0.33066">
            <text:p>33,1%</text:p>
          </table:table-cell>
          <table:table-cell table:style-name="ce41" office:value-type="percentage" office:value="0.29205">
            <text:p>29,2%</text:p>
          </table:table-cell>
          <table:table-cell table:style-name="ce41" office:value-type="percentage" office:value="0.2871">
            <text:p>28,7%</text:p>
          </table:table-cell>
          <table:table-cell table:style-name="ce41" office:value-type="percentage" office:value="0.29007">
            <text:p>29,0%</text:p>
          </table:table-cell>
          <table:table-cell table:style-name="ce41" office:value-type="percentage" office:value="0.29106">
            <text:p>29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3">
            <text:p>3,00</text:p>
          </table:table-cell>
          <table:table-cell/>
          <table:table-cell table:style-name="ce41" office:value-type="percentage" office:value="0.39402">
            <text:p>39,4%</text:p>
          </table:table-cell>
          <table:table-cell table:style-name="ce41" office:value-type="percentage" office:value="0.37026">
            <text:p>37,0%</text:p>
          </table:table-cell>
          <table:table-cell table:style-name="ce41" office:value-type="percentage" office:value="0.35046">
            <text:p>35,0%</text:p>
          </table:table-cell>
          <table:table-cell table:style-name="ce41" office:value-type="percentage" office:value="0.33561">
            <text:p>33,6%</text:p>
          </table:table-cell>
          <table:table-cell table:style-name="ce41" office:value-type="percentage" office:value="0.32274">
            <text:p>32,3%</text:p>
          </table:table-cell>
          <table:table-cell table:style-name="ce41" office:value-type="percentage" office:value="0.31284">
            <text:p>31,3%</text:p>
          </table:table-cell>
          <table:table-cell table:style-name="ce41" office:value-type="percentage" office:value="0.30294">
            <text:p>30,3%</text:p>
          </table:table-cell>
          <table:table-cell table:style-name="ce41" office:value-type="percentage" office:value="0.27819">
            <text:p>27,8%</text:p>
          </table:table-cell>
          <table:table-cell table:style-name="ce41" office:value-type="percentage" office:value="0.27423">
            <text:p>27,4%</text:p>
          </table:table-cell>
          <table:table-cell table:style-name="ce41" office:value-type="percentage" office:value="0.2772">
            <text:p>27,7%</text:p>
          </table:table-cell>
          <table:table-cell table:style-name="ce41" office:value-type="percentage" office:value="0.28116">
            <text:p>28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4">
            <text:p>4,00</text:p>
          </table:table-cell>
          <table:table-cell/>
          <table:table-cell table:style-name="ce41" office:value-type="percentage" office:value="0.34254">
            <text:p>34,3%</text:p>
          </table:table-cell>
          <table:table-cell table:style-name="ce41" office:value-type="percentage" office:value="0.3267">
            <text:p>32,7%</text:p>
          </table:table-cell>
          <table:table-cell table:style-name="ce41" office:value-type="percentage" office:value="0.31383">
            <text:p>31,4%</text:p>
          </table:table-cell>
          <table:table-cell table:style-name="ce41" office:value-type="percentage" office:value="0.30294">
            <text:p>30,3%</text:p>
          </table:table-cell>
          <table:table-cell table:style-name="ce41" office:value-type="percentage" office:value="0.29403">
            <text:p>29,4%</text:p>
          </table:table-cell>
          <table:table-cell table:style-name="ce41" office:value-type="percentage" office:value="0.28809">
            <text:p>28,8%</text:p>
          </table:table-cell>
          <table:table-cell table:style-name="ce41" office:value-type="percentage" office:value="0.28215">
            <text:p>28,2%</text:p>
          </table:table-cell>
          <table:table-cell table:style-name="ce41" office:value-type="percentage" office:value="0.26532">
            <text:p>26,5%</text:p>
          </table:table-cell>
          <table:table-cell table:style-name="ce41" office:value-type="percentage" office:value="0.26334">
            <text:p>26,3%</text:p>
          </table:table-cell>
          <table:table-cell table:style-name="ce41" office:value-type="percentage" office:value="0.2673">
            <text:p>26,7%</text:p>
          </table:table-cell>
          <table:table-cell table:style-name="ce41" office:value-type="percentage" office:value="0.26928">
            <text:p>26,9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5">
            <text:p>5,00</text:p>
          </table:table-cell>
          <table:table-cell/>
          <table:table-cell table:style-name="ce41" office:value-type="percentage" office:value="0.30492">
            <text:p>30,5%</text:p>
          </table:table-cell>
          <table:table-cell table:style-name="ce41" office:value-type="percentage" office:value="0.29403">
            <text:p>29,4%</text:p>
          </table:table-cell>
          <table:table-cell table:style-name="ce41" office:value-type="percentage" office:value="0.28512">
            <text:p>28,5%</text:p>
          </table:table-cell>
          <table:table-cell table:style-name="ce41" office:value-type="percentage" office:value="0.27819">
            <text:p>27,8%</text:p>
          </table:table-cell>
          <table:table-cell table:style-name="ce41" office:value-type="percentage" office:value="0.27225">
            <text:p>27,2%</text:p>
          </table:table-cell>
          <table:table-cell table:style-name="ce41" office:value-type="percentage" office:value="0.26829">
            <text:p>26,8%</text:p>
          </table:table-cell>
          <table:table-cell table:style-name="ce41" office:value-type="percentage" office:value="0.26631">
            <text:p>26,6%</text:p>
          </table:table-cell>
          <table:table-cell table:style-name="ce41" office:value-type="percentage" office:value="0.25542">
            <text:p>25,5%</text:p>
          </table:table-cell>
          <table:table-cell table:style-name="ce41" office:value-type="percentage" office:value="0.25245">
            <text:p>25,2%</text:p>
          </table:table-cell>
          <table:table-cell table:style-name="ce41" office:value-type="percentage" office:value="0.25641">
            <text:p>25,6%</text:p>
          </table:table-cell>
          <table:table-cell table:style-name="ce41" office:value-type="percentage" office:value="0.2574">
            <text:p>25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7">
            <text:p>7,00</text:p>
          </table:table-cell>
          <table:table-cell/>
          <table:table-cell table:style-name="ce41" office:value-type="percentage" office:value="0.25542">
            <text:p>25,5%</text:p>
          </table:table-cell>
          <table:table-cell table:style-name="ce41" office:value-type="percentage" office:value="0.24948">
            <text:p>24,9%</text:p>
          </table:table-cell>
          <table:table-cell table:style-name="ce41" office:value-type="percentage" office:value="0.24651">
            <text:p>24,7%</text:p>
          </table:table-cell>
          <table:table-cell table:style-name="ce41" office:value-type="percentage" office:value="0.24453">
            <text:p>24,5%</text:p>
          </table:table-cell>
          <table:table-cell table:style-name="ce41" office:value-type="percentage" office:value="0.24354">
            <text:p>24,4%</text:p>
          </table:table-cell>
          <table:table-cell table:number-columns-repeated="2" table:style-name="ce41" office:value-type="percentage" office:value="0.24453">
            <text:p>24,5%</text:p>
          </table:table-cell>
          <table:table-cell table:style-name="ce41" office:value-type="percentage" office:value="0.23958">
            <text:p>24,0%</text:p>
          </table:table-cell>
          <table:table-cell table:style-name="ce41" office:value-type="percentage" office:value="0.23562">
            <text:p>23,6%</text:p>
          </table:table-cell>
          <table:table-cell table:number-columns-repeated="2" table:style-name="ce41" office:value-type="percentage" office:value="0.23661">
            <text:p>23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10">
            <text:p>10,00</text:p>
          </table:table-cell>
          <table:table-cell/>
          <table:table-cell table:style-name="ce41" office:value-type="percentage" office:value="0.2178">
            <text:p>21,8%</text:p>
          </table:table-cell>
          <table:table-cell table:style-name="ce41" office:value-type="percentage" office:value="0.21879">
            <text:p>21,9%</text:p>
          </table:table-cell>
          <table:table-cell table:style-name="ce41" office:value-type="percentage" office:value="0.22077">
            <text:p>22,1%</text:p>
          </table:table-cell>
          <table:table-cell table:style-name="ce41" office:value-type="percentage" office:value="0.22275">
            <text:p>22,3%</text:p>
          </table:table-cell>
          <table:table-cell table:style-name="ce41" office:value-type="percentage" office:value="0.22671">
            <text:p>22,7%</text:p>
          </table:table-cell>
          <table:table-cell table:style-name="ce41" office:value-type="percentage" office:value="0.22968">
            <text:p>23,0%</text:p>
          </table:table-cell>
          <table:table-cell table:style-name="ce41" office:value-type="percentage" office:value="0.23265">
            <text:p>23,3%</text:p>
          </table:table-cell>
          <table:table-cell table:style-name="ce41" office:value-type="percentage" office:value="0.2277">
            <text:p>22,8%</text:p>
          </table:table-cell>
          <table:table-cell table:style-name="ce41" office:value-type="percentage" office:value="0.22275">
            <text:p>22,3%</text:p>
          </table:table-cell>
          <table:table-cell table:style-name="ce41" office:value-type="percentage" office:value="0.21879">
            <text:p>21,9%</text:p>
          </table:table-cell>
          <table:table-cell table:style-name="ce41" office:value-type="percentage" office:value="0.21483">
            <text:p>21,5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15">
            <text:p>15,00</text:p>
          </table:table-cell>
          <table:table-cell/>
          <table:table-cell table:style-name="ce41" office:value-type="percentage" office:value="0.2277">
            <text:p>22,8%</text:p>
          </table:table-cell>
          <table:table-cell table:style-name="ce41" office:value-type="percentage" office:value="0.23166">
            <text:p>23,2%</text:p>
          </table:table-cell>
          <table:table-cell table:style-name="ce41" office:value-type="percentage" office:value="0.23364">
            <text:p>23,4%</text:p>
          </table:table-cell>
          <table:table-cell table:style-name="ce41" office:value-type="percentage" office:value="0.23661">
            <text:p>23,7%</text:p>
          </table:table-cell>
          <table:table-cell table:style-name="ce41" office:value-type="percentage" office:value="0.23958">
            <text:p>24,0%</text:p>
          </table:table-cell>
          <table:table-cell table:style-name="ce41" office:value-type="percentage" office:value="0.24156">
            <text:p>24,2%</text:p>
          </table:table-cell>
          <table:table-cell table:style-name="ce41" office:value-type="percentage" office:value="0.24255">
            <text:p>24,3%</text:p>
          </table:table-cell>
          <table:table-cell table:style-name="ce41" office:value-type="percentage" office:value="0.22968">
            <text:p>23,0%</text:p>
          </table:table-cell>
          <table:table-cell table:style-name="ce41" office:value-type="percentage" office:value="0.21582">
            <text:p>21,6%</text:p>
          </table:table-cell>
          <table:table-cell table:style-name="ce41" office:value-type="percentage" office:value="0.20394">
            <text:p>20,4%</text:p>
          </table:table-cell>
          <table:table-cell table:style-name="ce41" office:value-type="percentage" office:value="0.19701">
            <text:p>19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20">
            <text:p>20,00</text:p>
          </table:table-cell>
          <table:table-cell/>
          <table:table-cell table:style-name="ce41" office:value-type="percentage" office:value="0.24156">
            <text:p>24,2%</text:p>
          </table:table-cell>
          <table:table-cell table:style-name="ce41" office:value-type="percentage" office:value="0.24255">
            <text:p>24,3%</text:p>
          </table:table-cell>
          <table:table-cell table:style-name="ce41" office:value-type="percentage" office:value="0.24453">
            <text:p>24,5%</text:p>
          </table:table-cell>
          <table:table-cell table:style-name="ce41" office:value-type="percentage" office:value="0.24552">
            <text:p>24,6%</text:p>
          </table:table-cell>
          <table:table-cell table:number-columns-repeated="2" table:style-name="ce41" office:value-type="percentage" office:value="0.24651">
            <text:p>24,7%</text:p>
          </table:table-cell>
          <table:table-cell table:style-name="ce41" office:value-type="percentage" office:value="0.24354">
            <text:p>24,4%</text:p>
          </table:table-cell>
          <table:table-cell table:style-name="ce41" office:value-type="percentage" office:value="0.2178">
            <text:p>21,8%</text:p>
          </table:table-cell>
          <table:table-cell table:style-name="ce41" office:value-type="percentage" office:value="0.19701">
            <text:p>19,7%</text:p>
          </table:table-cell>
          <table:table-cell table:style-name="ce41" office:value-type="percentage" office:value="0.18612">
            <text:p>18,6%</text:p>
          </table:table-cell>
          <table:table-cell table:style-name="ce41" office:value-type="percentage" office:value="0.18018">
            <text:p>18,0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25">
            <text:p>25,00</text:p>
          </table:table-cell>
          <table:table-cell/>
          <table:table-cell table:style-name="ce41" office:value-type="percentage" office:value="0.23958">
            <text:p>24,0%</text:p>
          </table:table-cell>
          <table:table-cell table:style-name="ce41" office:value-type="percentage" office:value="0.23859">
            <text:p>23,9%</text:p>
          </table:table-cell>
          <table:table-cell table:style-name="ce41" office:value-type="percentage" office:value="0.23463">
            <text:p>23,5%</text:p>
          </table:table-cell>
          <table:table-cell table:style-name="ce41" office:value-type="percentage" office:value="0.23166">
            <text:p>23,2%</text:p>
          </table:table-cell>
          <table:table-cell table:style-name="ce41" office:value-type="percentage" office:value="0.22869">
            <text:p>22,9%</text:p>
          </table:table-cell>
          <table:table-cell table:style-name="ce41" office:value-type="percentage" office:value="0.22473">
            <text:p>22,5%</text:p>
          </table:table-cell>
          <table:table-cell table:style-name="ce41" office:value-type="percentage" office:value="0.22077">
            <text:p>22,1%</text:p>
          </table:table-cell>
          <table:table-cell table:style-name="ce41" office:value-type="percentage" office:value="0.19107">
            <text:p>19,1%</text:p>
          </table:table-cell>
          <table:table-cell table:style-name="ce41" office:value-type="percentage" office:value="0.17424">
            <text:p>17,4%</text:p>
          </table:table-cell>
          <table:table-cell table:style-name="ce41" office:value-type="percentage" office:value="0.16929">
            <text:p>16,9%</text:p>
          </table:table-cell>
          <table:table-cell table:style-name="ce41" office:value-type="percentage" office:value="0.16335">
            <text:p>16,3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38" office:value-type="float" office:value="30">
            <text:p>30,00</text:p>
          </table:table-cell>
          <table:table-cell/>
          <table:table-cell table:style-name="ce41" office:value-type="percentage" office:value="0.20196">
            <text:p>20,2%</text:p>
          </table:table-cell>
          <table:table-cell table:style-name="ce41" office:value-type="percentage" office:value="0.19899">
            <text:p>19,9%</text:p>
          </table:table-cell>
          <table:table-cell table:style-name="ce41" office:value-type="percentage" office:value="0.19503">
            <text:p>19,5%</text:p>
          </table:table-cell>
          <table:table-cell table:style-name="ce41" office:value-type="percentage" office:value="0.19305">
            <text:p>19,3%</text:p>
          </table:table-cell>
          <table:table-cell table:style-name="ce41" office:value-type="percentage" office:value="0.19008">
            <text:p>19,0%</text:p>
          </table:table-cell>
          <table:table-cell table:style-name="ce41" office:value-type="percentage" office:value="0.1881">
            <text:p>18,8%</text:p>
          </table:table-cell>
          <table:table-cell table:style-name="ce41" office:value-type="percentage" office:value="0.18612">
            <text:p>18,6%</text:p>
          </table:table-cell>
          <table:table-cell table:style-name="ce41" office:value-type="percentage" office:value="0.16335">
            <text:p>16,3%</text:p>
          </table:table-cell>
          <table:table-cell table:style-name="ce41" office:value-type="percentage" office:value="0.15543">
            <text:p>15,5%</text:p>
          </table:table-cell>
          <table:table-cell table:style-name="ce41" office:value-type="percentage" office:value="0.15147">
            <text:p>15,1%</text:p>
          </table:table-cell>
          <table:table-cell table:style-name="ce41" office:value-type="percentage" office:value="0.14751">
            <text:p>14,8%</text:p>
          </table:table-cell>
          <table:table-cell table:number-columns-repeated="1007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table:table-column table:style-name="co5" table:default-cell-style-name="ce37"/>
        <table:table-column table:style-name="co6" table:number-columns-repeated="256" table:default-cell-style-name="ce37"/>
        <table:table-column table:style-name="co8" table:number-columns-repeated="767" table:default-cell-style-name="ce37"/>
        <table:table-row table:style-name="ro4">
          <table:table-cell table:style-name="ce14" table:number-columns-repeated="3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2">
          <table:table-cell table:style-name="ce14"/>
          <table:table-cell table:style-name="ce42"/>
          <table:table-cell table:style-name="ce14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43" office:value-type="string">
            <text:p>Zero bond calibration error (basis points)</text:p>
          </table:table-cell>
          <table:table-cell table:style-name="ce43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/>
          <table:table-cell table:style-name="ce44" office:value-type="string">
            <text:p>Mean (bp):</text:p>
          </table:table-cell>
          <table:table-cell table:style-name="ce46" table:formula="of:=AVERAGE([.$H$11:.$H$49])*100*100" office:value-type="float" office:value="52.6055589887959">
            <text:p>52,6056</text:p>
          </table:table-cell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44" office:value-type="string">
            <text:p>Standard deviation (bp):</text:p>
          </table:table-cell>
          <table:table-cell table:style-name="ce46" table:formula="of:=STDEV([.$H$11:.$H$49])*100*100" office:value-type="float" office:value="30.1706088693382">
            <text:p>30,1706</text:p>
          </table:table-cell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2">
          <table:table-cell table:style-name="ce14" table:number-columns-repeated="3"/>
          <table:table-cell table:style-name="ce48" table:number-columns-repeated="2"/>
          <table:table-cell table:style-name="ce14" table:number-columns-repeated="252"/>
          <table:table-cell table:number-columns-repeated="767"/>
        </table:table-row>
        <table:table-row table:style-name="ro4">
          <table:table-cell table:style-name="ce14"/>
          <table:table-cell table:style-name="ce45" office:value-type="string">
            <text:p>maturity</text:p>
          </table:table-cell>
          <table:table-cell table:style-name="ce21"/>
          <table:table-cell table:style-name="ce43" office:value-type="string">
            <text:p>bond objects</text:p>
          </table:table-cell>
          <table:table-cell table:style-name="ce43" office:value-type="string">
            <text:p>valuation objects</text:p>
          </table:table-cell>
          <table:table-cell table:style-name="ce45" office:value-type="string">
            <text:p>mc value</text:p>
          </table:table-cell>
          <table:table-cell table:style-name="ce45" office:value-type="string">
            <text:p>analytic</text:p>
          </table:table-cell>
          <table:table-cell table:style-name="ce45" office:value-type="string">
            <text:p>deviation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office:value-type="float" office:value="0.5">
            <text:p>0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1]))" office:value-type="string" office:string-value="mcBond11 &#10;[7986]">
            <text:p>mcBond11 <text:line-break/>[7986]</text:p>
          </table:table-cell>
          <table:table-cell table:style-name="ce49" table:formula="of:=INFO.OBBA.OBBA.OBRUN(&quot;mcBond value &quot;&amp;ROW();[.D11];&quot;getValue&quot;;[$LIBORMarketModel.$I$26])" office:value-type="string" office:string-value="mcBond value 11 &#10;[78892]">
            <text:p>mcBond value 11 <text:line-break/>[78892]</text:p>
          </table:table-cell>
          <table:table-cell table:style-name="ce50" table:formula="of:=INFO.OBBA.OBBA.OBGET(INFO.OBBA.OBBA.OBSYNC([.E11];[.$E$11:.$E$49]))" office:value-type="percentage" office:value="0.99009900990099">
            <text:p>99,01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1])))" office:value-type="percentage" office:value="0.99009900990099">
            <text:p>99,0%</text:p>
          </table:table-cell>
          <table:table-cell table:style-name="ce47" table:formula="of:=[.F11]-[.G11]" office:value-type="percentage" office:value="0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1]+0.5" office:value-type="float" office:value="1">
            <text:p>1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2]))" office:value-type="string" office:string-value="mcBond12 &#10;[7989]">
            <text:p>mcBond12 <text:line-break/>[7989]</text:p>
          </table:table-cell>
          <table:table-cell table:style-name="ce49" table:formula="of:=INFO.OBBA.OBBA.OBRUN(&quot;mcBond value &quot;&amp;ROW();[.D12];&quot;getValue&quot;;[$LIBORMarketModel.$I$26])" office:value-type="string" office:string-value="mcBond value 12 &#10;[78893]">
            <text:p>mcBond value 12 <text:line-break/>[78893]</text:p>
          </table:table-cell>
          <table:table-cell table:style-name="ce50" table:formula="of:=INFO.OBBA.OBBA.OBGET(INFO.OBBA.OBBA.OBSYNC([.E12];[.$E$11:.$E$49]))" office:value-type="percentage" office:value="0.980452516918422">
            <text:p>98,04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2])))" office:value-type="percentage" office:value="0.980296049406921">
            <text:p>98,0%</text:p>
          </table:table-cell>
          <table:table-cell table:style-name="ce47" table:formula="of:=[.F12]-[.G12]" office:value-type="percentage" office:value="0.000156467511501557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2]+0.5" office:value-type="float" office:value="1.5">
            <text:p>1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3]))" office:value-type="string" office:string-value="mcBond13 &#10;[7992]">
            <text:p>mcBond13 <text:line-break/>[7992]</text:p>
          </table:table-cell>
          <table:table-cell table:style-name="ce49" table:formula="of:=INFO.OBBA.OBBA.OBRUN(&quot;mcBond value &quot;&amp;ROW();[.D13];&quot;getValue&quot;;[$LIBORMarketModel.$I$26])" office:value-type="string" office:string-value="mcBond value 13 &#10;[78894]">
            <text:p>mcBond value 13 <text:line-break/>[78894]</text:p>
          </table:table-cell>
          <table:table-cell table:style-name="ce50" table:formula="of:=INFO.OBBA.OBBA.OBGET(INFO.OBBA.OBBA.OBSYNC([.E13];[.$E$11:.$E$49]))" office:value-type="percentage" office:value="0.970966588950149">
            <text:p>97,097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3])))" office:value-type="percentage" office:value="0.970590147927644">
            <text:p>97,1%</text:p>
          </table:table-cell>
          <table:table-cell table:style-name="ce47" table:formula="of:=[.F13]-[.G13]" office:value-type="percentage" office:value="0.000376441022504892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3]+0.5" office:value-type="float" office:value="2">
            <text:p>2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4]))" office:value-type="string" office:string-value="mcBond14 &#10;[7995]">
            <text:p>mcBond14 <text:line-break/>[7995]</text:p>
          </table:table-cell>
          <table:table-cell table:style-name="ce49" table:formula="of:=INFO.OBBA.OBBA.OBRUN(&quot;mcBond value &quot;&amp;ROW();[.D14];&quot;getValue&quot;;[$LIBORMarketModel.$I$26])" office:value-type="string" office:string-value="mcBond value 14 &#10;[78895]">
            <text:p>mcBond value 14 <text:line-break/>[78895]</text:p>
          </table:table-cell>
          <table:table-cell table:style-name="ce50" table:formula="of:=INFO.OBBA.OBBA.OBGET(INFO.OBBA.OBBA.OBSYNC([.E14];[.$E$11:.$E$49]))" office:value-type="percentage" office:value="0.961675933096795">
            <text:p>96,16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4])))" office:value-type="percentage" office:value="0.960980344482816">
            <text:p>96,1%</text:p>
          </table:table-cell>
          <table:table-cell table:style-name="ce47" table:formula="of:=[.F14]-[.G14]" office:value-type="percentage" office:value="0.000695588613978781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4]+0.5" office:value-type="float" office:value="2.5">
            <text:p>2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5]))" office:value-type="string" office:string-value="mcBond15 &#10;[7998]">
            <text:p>mcBond15 <text:line-break/>[7998]</text:p>
          </table:table-cell>
          <table:table-cell table:style-name="ce49" table:formula="of:=INFO.OBBA.OBBA.OBRUN(&quot;mcBond value &quot;&amp;ROW();[.D15];&quot;getValue&quot;;[$LIBORMarketModel.$I$26])" office:value-type="string" office:string-value="mcBond value 15 &#10;[78896]">
            <text:p>mcBond value 15 <text:line-break/>[78896]</text:p>
          </table:table-cell>
          <table:table-cell table:style-name="ce50" table:formula="of:=INFO.OBBA.OBBA.OBGET(INFO.OBBA.OBBA.OBSYNC([.E15];[.$E$11:.$E$49]))" office:value-type="percentage" office:value="0.95247941369252">
            <text:p>95,24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5])))" office:value-type="percentage" office:value="0.951465687606749">
            <text:p>95,1%</text:p>
          </table:table-cell>
          <table:table-cell table:style-name="ce47" table:formula="of:=[.F15]-[.G15]" office:value-type="percentage" office:value="0.00101372608577166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5]+0.5" office:value-type="float" office:value="3">
            <text:p>3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6]))" office:value-type="string" office:string-value="mcBond16 &#10;[8001]">
            <text:p>mcBond16 <text:line-break/>[8001]</text:p>
          </table:table-cell>
          <table:table-cell table:style-name="ce49" table:formula="of:=INFO.OBBA.OBBA.OBRUN(&quot;mcBond value &quot;&amp;ROW();[.D16];&quot;getValue&quot;;[$LIBORMarketModel.$I$26])" office:value-type="string" office:string-value="mcBond value 16 &#10;[78897]">
            <text:p>mcBond value 16 <text:line-break/>[78897]</text:p>
          </table:table-cell>
          <table:table-cell table:style-name="ce50" table:formula="of:=INFO.OBBA.OBBA.OBGET(INFO.OBBA.OBBA.OBSYNC([.E16];[.$E$11:.$E$49]))" office:value-type="percentage" office:value="0.943244061604456">
            <text:p>94,32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6])))" office:value-type="percentage" office:value="0.942045235254207">
            <text:p>94,2%</text:p>
          </table:table-cell>
          <table:table-cell table:style-name="ce47" table:formula="of:=[.F16]-[.G16]" office:value-type="percentage" office:value="0.00119882635024893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6]+0.5" office:value-type="float" office:value="3.5">
            <text:p>3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7]))" office:value-type="string" office:string-value="mcBond17 &#10;[8004]">
            <text:p>mcBond17 <text:line-break/>[8004]</text:p>
          </table:table-cell>
          <table:table-cell table:style-name="ce49" table:formula="of:=INFO.OBBA.OBBA.OBRUN(&quot;mcBond value &quot;&amp;ROW();[.D17];&quot;getValue&quot;;[$LIBORMarketModel.$I$26])" office:value-type="string" office:string-value="mcBond value 17 &#10;[78898]">
            <text:p>mcBond value 17 <text:line-break/>[78898]</text:p>
          </table:table-cell>
          <table:table-cell table:style-name="ce50" table:formula="of:=INFO.OBBA.OBBA.OBGET(INFO.OBBA.OBBA.OBSYNC([.E17];[.$E$11:.$E$49]))" office:value-type="percentage" office:value="0.934023753552817">
            <text:p>93,40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7])))" office:value-type="percentage" office:value="0.932718054707135">
            <text:p>93,3%</text:p>
          </table:table-cell>
          <table:table-cell table:style-name="ce47" table:formula="of:=[.F17]-[.G17]" office:value-type="percentage" office:value="0.00130569884568144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7]+0.5" office:value-type="float" office:value="4">
            <text:p>4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8]))" office:value-type="string" office:string-value="mcBond18 &#10;[8007]">
            <text:p>mcBond18 <text:line-break/>[8007]</text:p>
          </table:table-cell>
          <table:table-cell table:style-name="ce49" table:formula="of:=INFO.OBBA.OBBA.OBRUN(&quot;mcBond value &quot;&amp;ROW();[.D18];&quot;getValue&quot;;[$LIBORMarketModel.$I$26])" office:value-type="string" office:string-value="mcBond value 18 &#10;[78899]">
            <text:p>mcBond value 18 <text:line-break/>[78899]</text:p>
          </table:table-cell>
          <table:table-cell table:style-name="ce50" table:formula="of:=INFO.OBBA.OBBA.OBGET(INFO.OBBA.OBBA.OBSYNC([.E18];[.$E$11:.$E$49]))" office:value-type="percentage" office:value="0.925029254514925">
            <text:p>92,50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8])))" office:value-type="percentage" office:value="0.923483222482312">
            <text:p>92,3%</text:p>
          </table:table-cell>
          <table:table-cell table:style-name="ce47" table:formula="of:=[.F18]-[.G18]" office:value-type="percentage" office:value="0.0015460320326125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8]+0.5" office:value-type="float" office:value="4.5">
            <text:p>4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19]))" office:value-type="string" office:string-value="mcBond19 &#10;[8010]">
            <text:p>mcBond19 <text:line-break/>[8010]</text:p>
          </table:table-cell>
          <table:table-cell table:style-name="ce49" table:formula="of:=INFO.OBBA.OBBA.OBRUN(&quot;mcBond value &quot;&amp;ROW();[.D19];&quot;getValue&quot;;[$LIBORMarketModel.$I$26])" office:value-type="string" office:string-value="mcBond value 19 &#10;[78900]">
            <text:p>mcBond value 19 <text:line-break/>[78900]</text:p>
          </table:table-cell>
          <table:table-cell table:style-name="ce50" table:formula="of:=INFO.OBBA.OBBA.OBGET(INFO.OBBA.OBBA.OBSYNC([.E19];[.$E$11:.$E$49]))" office:value-type="percentage" office:value="0.916321605166966">
            <text:p>91,63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9])))" office:value-type="percentage" office:value="0.914339824239913">
            <text:p>91,4%</text:p>
          </table:table-cell>
          <table:table-cell table:style-name="ce47" table:formula="of:=[.F19]-[.G19]" office:value-type="percentage" office:value="0.00198178092705281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9]+0.5" office:value-type="float" office:value="5">
            <text:p>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0]))" office:value-type="string" office:string-value="mcBond20 &#10;[8013]">
            <text:p>mcBond20 <text:line-break/>[8013]</text:p>
          </table:table-cell>
          <table:table-cell table:style-name="ce49" table:formula="of:=INFO.OBBA.OBBA.OBRUN(&quot;mcBond value &quot;&amp;ROW();[.D20];&quot;getValue&quot;;[$LIBORMarketModel.$I$26])" office:value-type="string" office:string-value="mcBond value 20 &#10;[78901]">
            <text:p>mcBond value 20 <text:line-break/>[78901]</text:p>
          </table:table-cell>
          <table:table-cell table:style-name="ce50" table:formula="of:=INFO.OBBA.OBBA.OBGET(INFO.OBBA.OBBA.OBSYNC([.E20];[.$E$11:.$E$49]))" office:value-type="percentage" office:value="0.907456080832105">
            <text:p>90,74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0])))" office:value-type="percentage" office:value="0.905286954692983">
            <text:p>90,5%</text:p>
          </table:table-cell>
          <table:table-cell table:style-name="ce47" table:formula="of:=[.F20]-[.G20]" office:value-type="percentage" office:value="0.00216912613912146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0]+0.5" office:value-type="float" office:value="5.5">
            <text:p>5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1]))" office:value-type="string" office:string-value="mcBond21 &#10;[8016]">
            <text:p>mcBond21 <text:line-break/>[8016]</text:p>
          </table:table-cell>
          <table:table-cell table:style-name="ce49" table:formula="of:=INFO.OBBA.OBBA.OBRUN(&quot;mcBond value &quot;&amp;ROW();[.D21];&quot;getValue&quot;;[$LIBORMarketModel.$I$26])" office:value-type="string" office:string-value="mcBond value 21 &#10;[78902]">
            <text:p>mcBond value 21 <text:line-break/>[78902]</text:p>
          </table:table-cell>
          <table:table-cell table:style-name="ce50" table:formula="of:=INFO.OBBA.OBBA.OBGET(INFO.OBBA.OBBA.OBSYNC([.E21];[.$E$11:.$E$49]))" office:value-type="percentage" office:value="0.898834108808003">
            <text:p>89,88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1])))" office:value-type="percentage" office:value="0.896323717517805">
            <text:p>89,6%</text:p>
          </table:table-cell>
          <table:table-cell table:style-name="ce47" table:formula="of:=[.F21]-[.G21]" office:value-type="percentage" office:value="0.00251039129019792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1]+0.5" office:value-type="float" office:value="6">
            <text:p>6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2]))" office:value-type="string" office:string-value="mcBond22 &#10;[8019]">
            <text:p>mcBond22 <text:line-break/>[8019]</text:p>
          </table:table-cell>
          <table:table-cell table:style-name="ce49" table:formula="of:=INFO.OBBA.OBBA.OBRUN(&quot;mcBond value &quot;&amp;ROW();[.D22];&quot;getValue&quot;;[$LIBORMarketModel.$I$26])" office:value-type="string" office:string-value="mcBond value 22 &#10;[78903]">
            <text:p>mcBond value 22 <text:line-break/>[78903]</text:p>
          </table:table-cell>
          <table:table-cell table:style-name="ce50" table:formula="of:=INFO.OBBA.OBBA.OBGET(INFO.OBBA.OBBA.OBSYNC([.E22];[.$E$11:.$E$49]))" office:value-type="percentage" office:value="0.890433091819768">
            <text:p>89,04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2])))" office:value-type="percentage" office:value="0.887449225265153">
            <text:p>88,7%</text:p>
          </table:table-cell>
          <table:table-cell table:style-name="ce47" table:formula="of:=[.F22]-[.G22]" office:value-type="percentage" office:value="0.00298386655461491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2]+0.5" office:value-type="float" office:value="6.5">
            <text:p>6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3]))" office:value-type="string" office:string-value="mcBond23 &#10;[8022]">
            <text:p>mcBond23 <text:line-break/>[8022]</text:p>
          </table:table-cell>
          <table:table-cell table:style-name="ce49" table:formula="of:=INFO.OBBA.OBBA.OBRUN(&quot;mcBond value &quot;&amp;ROW();[.D23];&quot;getValue&quot;;[$LIBORMarketModel.$I$26])" office:value-type="string" office:string-value="mcBond value 23 &#10;[78904]">
            <text:p>mcBond value 23 <text:line-break/>[78904]</text:p>
          </table:table-cell>
          <table:table-cell table:style-name="ce50" table:formula="of:=INFO.OBBA.OBBA.OBGET(INFO.OBBA.OBBA.OBSYNC([.E23];[.$E$11:.$E$49]))" office:value-type="percentage" office:value="0.881950423122968">
            <text:p>88,19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3])))" office:value-type="percentage" office:value="0.878662599272429">
            <text:p>87,9%</text:p>
          </table:table-cell>
          <table:table-cell table:style-name="ce47" table:formula="of:=[.F23]-[.G23]" office:value-type="percentage" office:value="0.00328782385053838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3]+0.5" office:value-type="float" office:value="7">
            <text:p>7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4]))" office:value-type="string" office:string-value="mcBond24 &#10;[8025]">
            <text:p>mcBond24 <text:line-break/>[8025]</text:p>
          </table:table-cell>
          <table:table-cell table:style-name="ce49" table:formula="of:=INFO.OBBA.OBBA.OBRUN(&quot;mcBond value &quot;&amp;ROW();[.D24];&quot;getValue&quot;;[$LIBORMarketModel.$I$26])" office:value-type="string" office:string-value="mcBond value 24 &#10;[78905]">
            <text:p>mcBond value 24 <text:line-break/>[78905]</text:p>
          </table:table-cell>
          <table:table-cell table:style-name="ce50" table:formula="of:=INFO.OBBA.OBBA.OBGET(INFO.OBBA.OBBA.OBSYNC([.E24];[.$E$11:.$E$49]))" office:value-type="percentage" office:value="0.873532463095528">
            <text:p>87,35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4])))" office:value-type="percentage" office:value="0.869962969576662">
            <text:p>87,0%</text:p>
          </table:table-cell>
          <table:table-cell table:style-name="ce47" table:formula="of:=[.F24]-[.G24]" office:value-type="percentage" office:value="0.00356949351886582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4]+0.5" office:value-type="float" office:value="7.5">
            <text:p>7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5]))" office:value-type="string" office:string-value="mcBond25 &#10;[8028]">
            <text:p>mcBond25 <text:line-break/>[8028]</text:p>
          </table:table-cell>
          <table:table-cell table:style-name="ce49" table:formula="of:=INFO.OBBA.OBBA.OBRUN(&quot;mcBond value &quot;&amp;ROW();[.D25];&quot;getValue&quot;;[$LIBORMarketModel.$I$26])" office:value-type="string" office:string-value="mcBond value 25 &#10;[78906]">
            <text:p>mcBond value 25 <text:line-break/>[78906]</text:p>
          </table:table-cell>
          <table:table-cell table:style-name="ce50" table:formula="of:=INFO.OBBA.OBBA.OBGET(INFO.OBBA.OBBA.OBSYNC([.E25];[.$E$11:.$E$49]))" office:value-type="percentage" office:value="0.865586045229861">
            <text:p>86,55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5])))" office:value-type="percentage" office:value="0.861349474828379">
            <text:p>86,1%</text:p>
          </table:table-cell>
          <table:table-cell table:style-name="ce47" table:formula="of:=[.F25]-[.G25]" office:value-type="percentage" office:value="0.00423657040148207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5]+0.5" office:value-type="float" office:value="8">
            <text:p>8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6]))" office:value-type="string" office:string-value="mcBond26 &#10;[8031]">
            <text:p>mcBond26 <text:line-break/>[8031]</text:p>
          </table:table-cell>
          <table:table-cell table:style-name="ce49" table:formula="of:=INFO.OBBA.OBBA.OBRUN(&quot;mcBond value &quot;&amp;ROW();[.D26];&quot;getValue&quot;;[$LIBORMarketModel.$I$26])" office:value-type="string" office:string-value="mcBond value 26 &#10;[78907]">
            <text:p>mcBond value 26 <text:line-break/>[78907]</text:p>
          </table:table-cell>
          <table:table-cell table:style-name="ce50" table:formula="of:=INFO.OBBA.OBBA.OBGET(INFO.OBBA.OBBA.OBSYNC([.E26];[.$E$11:.$E$49]))" office:value-type="percentage" office:value="0.857560632983825">
            <text:p>85,75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6])))" office:value-type="percentage" office:value="0.852821262206315">
            <text:p>85,3%</text:p>
          </table:table-cell>
          <table:table-cell table:style-name="ce47" table:formula="of:=[.F26]-[.G26]" office:value-type="percentage" office:value="0.00473937077750963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6]+0.5" office:value-type="float" office:value="8.5">
            <text:p>8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7]))" office:value-type="string" office:string-value="mcBond27 &#10;[8034]">
            <text:p>mcBond27 <text:line-break/>[8034]</text:p>
          </table:table-cell>
          <table:table-cell table:style-name="ce49" table:formula="of:=INFO.OBBA.OBBA.OBRUN(&quot;mcBond value &quot;&amp;ROW();[.D27];&quot;getValue&quot;;[$LIBORMarketModel.$I$26])" office:value-type="string" office:string-value="mcBond value 27 &#10;[78908]">
            <text:p>mcBond value 27 <text:line-break/>[78908]</text:p>
          </table:table-cell>
          <table:table-cell table:style-name="ce50" table:formula="of:=INFO.OBBA.OBBA.OBGET(INFO.OBBA.OBBA.OBSYNC([.E27];[.$E$11:.$E$49]))" office:value-type="percentage" office:value="0.849457788803671">
            <text:p>84,94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7])))" office:value-type="percentage" office:value="0.844377487332986">
            <text:p>84,4%</text:p>
          </table:table-cell>
          <table:table-cell table:style-name="ce47" table:formula="of:=[.F27]-[.G27]" office:value-type="percentage" office:value="0.00508030147068472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7]+0.5" office:value-type="float" office:value="9">
            <text:p>9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8]))" office:value-type="string" office:string-value="mcBond28 &#10;[8037]">
            <text:p>mcBond28 <text:line-break/>[8037]</text:p>
          </table:table-cell>
          <table:table-cell table:style-name="ce49" table:formula="of:=INFO.OBBA.OBBA.OBRUN(&quot;mcBond value &quot;&amp;ROW();[.D28];&quot;getValue&quot;;[$LIBORMarketModel.$I$26])" office:value-type="string" office:string-value="mcBond value 28 &#10;[78909]">
            <text:p>mcBond value 28 <text:line-break/>[78909]</text:p>
          </table:table-cell>
          <table:table-cell table:style-name="ce50" table:formula="of:=INFO.OBBA.OBBA.OBGET(INFO.OBBA.OBBA.OBSYNC([.E28];[.$E$11:.$E$49]))" office:value-type="percentage" office:value="0.841559258300732">
            <text:p>84,15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8])))" office:value-type="percentage" office:value="0.836017314191075">
            <text:p>83,6%</text:p>
          </table:table-cell>
          <table:table-cell table:style-name="ce47" table:formula="of:=[.F28]-[.G28]" office:value-type="percentage" office:value="0.00554194410965703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8]+0.5" office:value-type="float" office:value="9.5">
            <text:p>9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29]))" office:value-type="string" office:string-value="mcBond29 &#10;[8040]">
            <text:p>mcBond29 <text:line-break/>[8040]</text:p>
          </table:table-cell>
          <table:table-cell table:style-name="ce49" table:formula="of:=INFO.OBBA.OBBA.OBRUN(&quot;mcBond value &quot;&amp;ROW();[.D29];&quot;getValue&quot;;[$LIBORMarketModel.$I$26])" office:value-type="string" office:string-value="mcBond value 29 &#10;[78910]">
            <text:p>mcBond value 29 <text:line-break/>[78910]</text:p>
          </table:table-cell>
          <table:table-cell table:style-name="ce50" table:formula="of:=INFO.OBBA.OBBA.OBGET(INFO.OBBA.OBBA.OBSYNC([.E29];[.$E$11:.$E$49]))" office:value-type="percentage" office:value="0.833503449322748">
            <text:p>83,35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9])))" office:value-type="percentage" office:value="0.827739915040668">
            <text:p>82,8%</text:p>
          </table:table-cell>
          <table:table-cell table:style-name="ce47" table:formula="of:=[.F29]-[.G29]" office:value-type="percentage" office:value="0.00576353428207987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9]+0.5" office:value-type="float" office:value="10">
            <text:p>10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0]))" office:value-type="string" office:string-value="mcBond30 &#10;[8043]">
            <text:p>mcBond30 <text:line-break/>[8043]</text:p>
          </table:table-cell>
          <table:table-cell table:style-name="ce49" table:formula="of:=INFO.OBBA.OBBA.OBRUN(&quot;mcBond value &quot;&amp;ROW();[.D30];&quot;getValue&quot;;[$LIBORMarketModel.$I$26])" office:value-type="string" office:string-value="mcBond value 30 &#10;[78911]">
            <text:p>mcBond value 30 <text:line-break/>[78911]</text:p>
          </table:table-cell>
          <table:table-cell table:style-name="ce50" table:formula="of:=INFO.OBBA.OBBA.OBGET(INFO.OBBA.OBBA.OBSYNC([.E30];[.$E$11:.$E$49]))" office:value-type="percentage" office:value="0.825750953606325">
            <text:p>82,57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0])))" office:value-type="percentage" office:value="0.819544470337295">
            <text:p>82,0%</text:p>
          </table:table-cell>
          <table:table-cell table:style-name="ce47" table:formula="of:=[.F30]-[.G30]" office:value-type="percentage" office:value="0.00620648326902962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0]+0.5" office:value-type="float" office:value="10.5">
            <text:p>10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1]))" office:value-type="string" office:string-value="mcBond31 &#10;[8046]">
            <text:p>mcBond31 <text:line-break/>[8046]</text:p>
          </table:table-cell>
          <table:table-cell table:style-name="ce49" table:formula="of:=INFO.OBBA.OBBA.OBRUN(&quot;mcBond value &quot;&amp;ROW();[.D31];&quot;getValue&quot;;[$LIBORMarketModel.$I$26])" office:value-type="string" office:string-value="mcBond value 31 &#10;[78912]">
            <text:p>mcBond value 31 <text:line-break/>[78912]</text:p>
          </table:table-cell>
          <table:table-cell table:style-name="ce50" table:formula="of:=INFO.OBBA.OBBA.OBGET(INFO.OBBA.OBBA.OBSYNC([.E31];[.$E$11:.$E$49]))" office:value-type="percentage" office:value="0.817991782885383">
            <text:p>81,799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1])))" office:value-type="percentage" office:value="0.811430168650788">
            <text:p>81,1%</text:p>
          </table:table-cell>
          <table:table-cell table:style-name="ce47" table:formula="of:=[.F31]-[.G31]" office:value-type="percentage" office:value="0.00656161423459556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1]+0.5" office:value-type="float" office:value="11">
            <text:p>11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2]))" office:value-type="string" office:string-value="mcBond32 &#10;[8049]">
            <text:p>mcBond32 <text:line-break/>[8049]</text:p>
          </table:table-cell>
          <table:table-cell table:style-name="ce49" table:formula="of:=INFO.OBBA.OBBA.OBRUN(&quot;mcBond value &quot;&amp;ROW();[.D32];&quot;getValue&quot;;[$LIBORMarketModel.$I$26])" office:value-type="string" office:string-value="mcBond value 32 &#10;[78913]">
            <text:p>mcBond value 32 <text:line-break/>[78913]</text:p>
          </table:table-cell>
          <table:table-cell table:style-name="ce50" table:formula="of:=INFO.OBBA.OBBA.OBGET(INFO.OBBA.OBBA.OBSYNC([.E32];[.$E$11:.$E$49]))" office:value-type="percentage" office:value="0.81022268630534">
            <text:p>81,02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2])))" office:value-type="percentage" office:value="0.803396206584938">
            <text:p>80,3%</text:p>
          </table:table-cell>
          <table:table-cell table:style-name="ce47" table:formula="of:=[.F32]-[.G32]" office:value-type="percentage" office:value="0.00682647972040218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2]+0.5" office:value-type="float" office:value="11.5">
            <text:p>11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3]))" office:value-type="string" office:string-value="mcBond33 &#10;[8052]">
            <text:p>mcBond33 <text:line-break/>[8052]</text:p>
          </table:table-cell>
          <table:table-cell table:style-name="ce49" table:formula="of:=INFO.OBBA.OBBA.OBRUN(&quot;mcBond value &quot;&amp;ROW();[.D33];&quot;getValue&quot;;[$LIBORMarketModel.$I$26])" office:value-type="string" office:string-value="mcBond value 33 &#10;[78914]">
            <text:p>mcBond value 33 <text:line-break/>[78914]</text:p>
          </table:table-cell>
          <table:table-cell table:style-name="ce50" table:formula="of:=INFO.OBBA.OBBA.OBGET(INFO.OBBA.OBBA.OBSYNC([.E33];[.$E$11:.$E$49]))" office:value-type="percentage" office:value="0.802651861598109">
            <text:p>80,26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3])))" office:value-type="percentage" office:value="0.795441788697959">
            <text:p>79,5%</text:p>
          </table:table-cell>
          <table:table-cell table:style-name="ce47" table:formula="of:=[.F33]-[.G33]" office:value-type="percentage" office:value="0.00721007290015085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3]+0.5" office:value-type="float" office:value="12">
            <text:p>12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4]))" office:value-type="string" office:string-value="mcBond34 &#10;[8055]">
            <text:p>mcBond34 <text:line-break/>[8055]</text:p>
          </table:table-cell>
          <table:table-cell table:style-name="ce49" table:formula="of:=INFO.OBBA.OBBA.OBRUN(&quot;mcBond value &quot;&amp;ROW();[.D34];&quot;getValue&quot;;[$LIBORMarketModel.$I$26])" office:value-type="string" office:string-value="mcBond value 34 &#10;[78915]">
            <text:p>mcBond value 34 <text:line-break/>[78915]</text:p>
          </table:table-cell>
          <table:table-cell table:style-name="ce50" table:formula="of:=INFO.OBBA.OBBA.OBGET(INFO.OBBA.OBBA.OBSYNC([.E34];[.$E$11:.$E$49]))" office:value-type="percentage" office:value="0.79526422178292">
            <text:p>79,52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4])))" office:value-type="percentage" office:value="0.787566127423721">
            <text:p>78,8%</text:p>
          </table:table-cell>
          <table:table-cell table:style-name="ce47" table:formula="of:=[.F34]-[.G34]" office:value-type="percentage" office:value="0.00769809435919877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4]+0.5" office:value-type="float" office:value="12.5">
            <text:p>12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5]))" office:value-type="string" office:string-value="mcBond35 &#10;[8058]">
            <text:p>mcBond35 <text:line-break/>[8058]</text:p>
          </table:table-cell>
          <table:table-cell table:style-name="ce49" table:formula="of:=INFO.OBBA.OBBA.OBRUN(&quot;mcBond value &quot;&amp;ROW();[.D35];&quot;getValue&quot;;[$LIBORMarketModel.$I$26])" office:value-type="string" office:string-value="mcBond value 35 &#10;[78916]">
            <text:p>mcBond value 35 <text:line-break/>[78916]</text:p>
          </table:table-cell>
          <table:table-cell table:style-name="ce50" table:formula="of:=INFO.OBBA.OBBA.OBGET(INFO.OBBA.OBBA.OBSYNC([.E35];[.$E$11:.$E$49]))" office:value-type="percentage" office:value="0.787795278111428">
            <text:p>78,780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5])))" office:value-type="percentage" office:value="0.779768442993783">
            <text:p>78,0%</text:p>
          </table:table-cell>
          <table:table-cell table:style-name="ce47" table:formula="of:=[.F35]-[.G35]" office:value-type="percentage" office:value="0.0080268351176447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5]+0.5" office:value-type="float" office:value="13">
            <text:p>13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6]))" office:value-type="string" office:string-value="mcBond36 &#10;[8061]">
            <text:p>mcBond36 <text:line-break/>[8061]</text:p>
          </table:table-cell>
          <table:table-cell table:style-name="ce49" table:formula="of:=INFO.OBBA.OBBA.OBRUN(&quot;mcBond value &quot;&amp;ROW();[.D36];&quot;getValue&quot;;[$LIBORMarketModel.$I$26])" office:value-type="string" office:string-value="mcBond value 36 &#10;[78917]">
            <text:p>mcBond value 36 <text:line-break/>[78917]</text:p>
          </table:table-cell>
          <table:table-cell table:style-name="ce50" table:formula="of:=INFO.OBBA.OBBA.OBGET(INFO.OBBA.OBBA.OBSYNC([.E36];[.$E$11:.$E$49]))" office:value-type="percentage" office:value="0.780352445981487">
            <text:p>78,03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6])))" office:value-type="percentage" office:value="0.772047963360182">
            <text:p>77,2%</text:p>
          </table:table-cell>
          <table:table-cell table:style-name="ce47" table:formula="of:=[.F36]-[.G36]" office:value-type="percentage" office:value="0.008304482621304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6]+0.5" office:value-type="float" office:value="13.5">
            <text:p>13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7]))" office:value-type="string" office:string-value="mcBond37 &#10;[8064]">
            <text:p>mcBond37 <text:line-break/>[8064]</text:p>
          </table:table-cell>
          <table:table-cell table:style-name="ce49" table:formula="of:=INFO.OBBA.OBBA.OBRUN(&quot;mcBond value &quot;&amp;ROW();[.D37];&quot;getValue&quot;;[$LIBORMarketModel.$I$26])" office:value-type="string" office:string-value="mcBond value 37 &#10;[78918]">
            <text:p>mcBond value 37 <text:line-break/>[78918]</text:p>
          </table:table-cell>
          <table:table-cell table:style-name="ce50" table:formula="of:=INFO.OBBA.OBBA.OBGET(INFO.OBBA.OBBA.OBSYNC([.E37];[.$E$11:.$E$49]))" office:value-type="percentage" office:value="0.772810180861656">
            <text:p>77,281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7])))" office:value-type="percentage" office:value="0.764403924118992">
            <text:p>76,4%</text:p>
          </table:table-cell>
          <table:table-cell table:style-name="ce47" table:formula="of:=[.F37]-[.G37]" office:value-type="percentage" office:value="0.00840625674266382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7]+0.5" office:value-type="float" office:value="14">
            <text:p>14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8]))" office:value-type="string" office:string-value="mcBond38 &#10;[8067]">
            <text:p>mcBond38 <text:line-break/>[8067]</text:p>
          </table:table-cell>
          <table:table-cell table:style-name="ce49" table:formula="of:=INFO.OBBA.OBBA.OBRUN(&quot;mcBond value &quot;&amp;ROW();[.D38];&quot;getValue&quot;;[$LIBORMarketModel.$I$26])" office:value-type="string" office:string-value="mcBond value 38 &#10;[78919]">
            <text:p>mcBond value 38 <text:line-break/>[78919]</text:p>
          </table:table-cell>
          <table:table-cell table:style-name="ce50" table:formula="of:=INFO.OBBA.OBBA.OBGET(INFO.OBBA.OBBA.OBSYNC([.E38];[.$E$11:.$E$49]))" office:value-type="percentage" office:value="0.765267111136007">
            <text:p>76,527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8])))" office:value-type="percentage" office:value="0.756835568434645">
            <text:p>75,7%</text:p>
          </table:table-cell>
          <table:table-cell table:style-name="ce47" table:formula="of:=[.F38]-[.G38]" office:value-type="percentage" office:value="0.00843154270136204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8]+0.5" office:value-type="float" office:value="14.5">
            <text:p>14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39]))" office:value-type="string" office:string-value="mcBond39 &#10;[8070]">
            <text:p>mcBond39 <text:line-break/>[8070]</text:p>
          </table:table-cell>
          <table:table-cell table:style-name="ce49" table:formula="of:=INFO.OBBA.OBBA.OBRUN(&quot;mcBond value &quot;&amp;ROW();[.D39];&quot;getValue&quot;;[$LIBORMarketModel.$I$26])" office:value-type="string" office:string-value="mcBond value 39 &#10;[78920]">
            <text:p>mcBond value 39 <text:line-break/>[78920]</text:p>
          </table:table-cell>
          <table:table-cell table:style-name="ce50" table:formula="of:=INFO.OBBA.OBBA.OBGET(INFO.OBBA.OBBA.OBSYNC([.E39];[.$E$11:.$E$49]))" office:value-type="percentage" office:value="0.75771630865346">
            <text:p>75,77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9])))" office:value-type="percentage" office:value="0.749342146964995">
            <text:p>74,9%</text:p>
          </table:table-cell>
          <table:table-cell table:style-name="ce47" table:formula="of:=[.F39]-[.G39]" office:value-type="percentage" office:value="0.0083741616884643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9]+0.5" office:value-type="float" office:value="15">
            <text:p>1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0]))" office:value-type="string" office:string-value="mcBond40 &#10;[8073]">
            <text:p>mcBond40 <text:line-break/>[8073]</text:p>
          </table:table-cell>
          <table:table-cell table:style-name="ce49" table:formula="of:=INFO.OBBA.OBBA.OBRUN(&quot;mcBond value &quot;&amp;ROW();[.D40];&quot;getValue&quot;;[$LIBORMarketModel.$I$26])" office:value-type="string" office:string-value="mcBond value 40 &#10;[78921]">
            <text:p>mcBond value 40 <text:line-break/>[78921]</text:p>
          </table:table-cell>
          <table:table-cell table:style-name="ce50" table:formula="of:=INFO.OBBA.OBBA.OBGET(INFO.OBBA.OBBA.OBSYNC([.E40];[.$E$11:.$E$49]))" office:value-type="percentage" office:value="0.750253364223874">
            <text:p>75,02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0])))" office:value-type="percentage" office:value="0.741922917787124">
            <text:p>74,2%</text:p>
          </table:table-cell>
          <table:table-cell table:style-name="ce47" table:formula="of:=[.F40]-[.G40]" office:value-type="percentage" office:value="0.0083304464367496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0]+0.5" office:value-type="float" office:value="15.5">
            <text:p>15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1]))" office:value-type="string" office:string-value="mcBond41 &#10;[8076]">
            <text:p>mcBond41 <text:line-break/>[8076]</text:p>
          </table:table-cell>
          <table:table-cell table:style-name="ce49" table:formula="of:=INFO.OBBA.OBBA.OBRUN(&quot;mcBond value &quot;&amp;ROW();[.D41];&quot;getValue&quot;;[$LIBORMarketModel.$I$26])" office:value-type="string" office:string-value="mcBond value 41 &#10;[78922]">
            <text:p>mcBond value 41 <text:line-break/>[78922]</text:p>
          </table:table-cell>
          <table:table-cell table:style-name="ce50" table:formula="of:=INFO.OBBA.OBBA.OBGET(INFO.OBBA.OBBA.OBSYNC([.E41];[.$E$11:.$E$49]))" office:value-type="percentage" office:value="0.742542814497624">
            <text:p>74,254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1])))" office:value-type="percentage" office:value="0.734577146323885">
            <text:p>73,5%</text:p>
          </table:table-cell>
          <table:table-cell table:style-name="ce47" table:formula="of:=[.F41]-[.G41]" office:value-type="percentage" office:value="0.00796566817373845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1]+0.5" office:value-type="float" office:value="16">
            <text:p>16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2]))" office:value-type="string" office:string-value="mcBond42 &#10;[8079]">
            <text:p>mcBond42 <text:line-break/>[8079]</text:p>
          </table:table-cell>
          <table:table-cell table:style-name="ce49" table:formula="of:=INFO.OBBA.OBBA.OBRUN(&quot;mcBond value &quot;&amp;ROW();[.D42];&quot;getValue&quot;;[$LIBORMarketModel.$I$26])" office:value-type="string" office:string-value="mcBond value 42 &#10;[78923]">
            <text:p>mcBond value 42 <text:line-break/>[78923]</text:p>
          </table:table-cell>
          <table:table-cell table:style-name="ce50" table:formula="of:=INFO.OBBA.OBBA.OBGET(INFO.OBBA.OBBA.OBSYNC([.E42];[.$E$11:.$E$49]))" office:value-type="percentage" office:value="0.735407130172869">
            <text:p>73,541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2])))" office:value-type="percentage" office:value="0.727304105271173">
            <text:p>72,7%</text:p>
          </table:table-cell>
          <table:table-cell table:style-name="ce47" table:formula="of:=[.F42]-[.G42]" office:value-type="percentage" office:value="0.0081030249016952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2]+0.5" office:value-type="float" office:value="16.5">
            <text:p>16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3]))" office:value-type="string" office:string-value="mcBond43 &#10;[8082]">
            <text:p>mcBond43 <text:line-break/>[8082]</text:p>
          </table:table-cell>
          <table:table-cell table:style-name="ce49" table:formula="of:=INFO.OBBA.OBBA.OBRUN(&quot;mcBond value &quot;&amp;ROW();[.D43];&quot;getValue&quot;;[$LIBORMarketModel.$I$26])" office:value-type="string" office:string-value="mcBond value 43 &#10;[78924]">
            <text:p>mcBond value 43 <text:line-break/>[78924]</text:p>
          </table:table-cell>
          <table:table-cell table:style-name="ce50" table:formula="of:=INFO.OBBA.OBBA.OBGET(INFO.OBBA.OBBA.OBSYNC([.E43];[.$E$11:.$E$49]))" office:value-type="percentage" office:value="0.728160434192739">
            <text:p>72,816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3])))" office:value-type="percentage" office:value="0.720103074525914">
            <text:p>72,0%</text:p>
          </table:table-cell>
          <table:table-cell table:style-name="ce47" table:formula="of:=[.F43]-[.G43]" office:value-type="percentage" office:value="0.0080573596668245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3]+0.5" office:value-type="float" office:value="17">
            <text:p>17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4]))" office:value-type="string" office:string-value="mcBond44 &#10;[8085]">
            <text:p>mcBond44 <text:line-break/>[8085]</text:p>
          </table:table-cell>
          <table:table-cell table:style-name="ce49" table:formula="of:=INFO.OBBA.OBBA.OBRUN(&quot;mcBond value &quot;&amp;ROW();[.D44];&quot;getValue&quot;;[$LIBORMarketModel.$I$26])" office:value-type="string" office:string-value="mcBond value 44 &#10;[78925]">
            <text:p>mcBond value 44 <text:line-break/>[78925]</text:p>
          </table:table-cell>
          <table:table-cell table:style-name="ce50" table:formula="of:=INFO.OBBA.OBBA.OBGET(INFO.OBBA.OBBA.OBSYNC([.E44];[.$E$11:.$E$49]))" office:value-type="percentage" office:value="0.720845076170154">
            <text:p>72,08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4])))" office:value-type="percentage" office:value="0.712973341114767">
            <text:p>71,3%</text:p>
          </table:table-cell>
          <table:table-cell table:style-name="ce47" table:formula="of:=[.F44]-[.G44]" office:value-type="percentage" office:value="0.007871735055387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4]+0.5" office:value-type="float" office:value="17.5">
            <text:p>17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5]))" office:value-type="string" office:string-value="mcBond45 &#10;[8088]">
            <text:p>mcBond45 <text:line-break/>[8088]</text:p>
          </table:table-cell>
          <table:table-cell table:style-name="ce49" table:formula="of:=INFO.OBBA.OBBA.OBRUN(&quot;mcBond value &quot;&amp;ROW();[.D45];&quot;getValue&quot;;[$LIBORMarketModel.$I$26])" office:value-type="string" office:string-value="mcBond value 45 &#10;[78926]">
            <text:p>mcBond value 45 <text:line-break/>[78926]</text:p>
          </table:table-cell>
          <table:table-cell table:style-name="ce50" table:formula="of:=INFO.OBBA.OBBA.OBGET(INFO.OBBA.OBBA.OBSYNC([.E45];[.$E$11:.$E$49]))" office:value-type="percentage" office:value="0.713723721099707">
            <text:p>71,372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5])))" office:value-type="percentage" office:value="0.705914199123531">
            <text:p>70,6%</text:p>
          </table:table-cell>
          <table:table-cell table:style-name="ce47" table:formula="of:=[.F45]-[.G45]" office:value-type="percentage" office:value="0.0078095219761757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5]+0.5" office:value-type="float" office:value="18">
            <text:p>18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6]))" office:value-type="string" office:string-value="mcBond46 &#10;[8091]">
            <text:p>mcBond46 <text:line-break/>[8091]</text:p>
          </table:table-cell>
          <table:table-cell table:style-name="ce49" table:formula="of:=INFO.OBBA.OBBA.OBRUN(&quot;mcBond value &quot;&amp;ROW();[.D46];&quot;getValue&quot;;[$LIBORMarketModel.$I$26])" office:value-type="string" office:string-value="mcBond value 46 &#10;[78927]">
            <text:p>mcBond value 46 <text:line-break/>[78927]</text:p>
          </table:table-cell>
          <table:table-cell table:style-name="ce50" table:formula="of:=INFO.OBBA.OBBA.OBGET(INFO.OBBA.OBBA.OBSYNC([.E46];[.$E$11:.$E$49]))" office:value-type="percentage" office:value="0.707051826249665">
            <text:p>70,705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6])))" office:value-type="percentage" office:value="0.698924949627259">
            <text:p>69,9%</text:p>
          </table:table-cell>
          <table:table-cell table:style-name="ce47" table:formula="of:=[.F46]-[.G46]" office:value-type="percentage" office:value="0.0081268766224066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6]+0.5" office:value-type="float" office:value="18.5">
            <text:p>18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7]))" office:value-type="string" office:string-value="mcBond47 &#10;[8094]">
            <text:p>mcBond47 <text:line-break/>[8094]</text:p>
          </table:table-cell>
          <table:table-cell table:style-name="ce49" table:formula="of:=INFO.OBBA.OBBA.OBRUN(&quot;mcBond value &quot;&amp;ROW();[.D47];&quot;getValue&quot;;[$LIBORMarketModel.$I$26])" office:value-type="string" office:string-value="mcBond value 47 &#10;[78928]">
            <text:p>mcBond value 47 <text:line-break/>[78928]</text:p>
          </table:table-cell>
          <table:table-cell table:style-name="ce50" table:formula="of:=INFO.OBBA.OBBA.OBGET(INFO.OBBA.OBBA.OBSYNC([.E47];[.$E$11:.$E$49]))" office:value-type="percentage" office:value="0.700181215150896">
            <text:p>70,018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7])))" office:value-type="percentage" office:value="0.692004900621048">
            <text:p>69,2%</text:p>
          </table:table-cell>
          <table:table-cell table:style-name="ce47" table:formula="of:=[.F47]-[.G47]" office:value-type="percentage" office:value="0.0081763145298481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7]+0.5" office:value-type="float" office:value="19">
            <text:p>19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8]))" office:value-type="string" office:string-value="mcBond48 &#10;[8097]">
            <text:p>mcBond48 <text:line-break/>[8097]</text:p>
          </table:table-cell>
          <table:table-cell table:style-name="ce49" table:formula="of:=INFO.OBBA.OBBA.OBRUN(&quot;mcBond value &quot;&amp;ROW();[.D48];&quot;getValue&quot;;[$LIBORMarketModel.$I$26])" office:value-type="string" office:string-value="mcBond value 48 &#10;[78929]">
            <text:p>mcBond value 48 <text:line-break/>[78929]</text:p>
          </table:table-cell>
          <table:table-cell table:style-name="ce50" table:formula="of:=INFO.OBBA.OBBA.OBGET(INFO.OBBA.OBBA.OBSYNC([.E48];[.$E$11:.$E$49]))" office:value-type="percentage" office:value="0.69351035010757">
            <text:p>69,351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8])))" office:value-type="percentage" office:value="0.685153366951533">
            <text:p>68,5%</text:p>
          </table:table-cell>
          <table:table-cell table:style-name="ce47" table:formula="of:=[.F48]-[.G48]" office:value-type="percentage" office:value="0.0083569831560375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8]+0.5" office:value-type="float" office:value="19.5">
            <text:p>19,5</text:p>
          </table:table-cell>
          <table:table-cell table:style-name="ce47"/>
          <table:table-cell table:style-name="ce48" table:formula="of:=INFO.OBBA.OBBA.OBMAKE(&quot;mcBond&quot;&amp;ROW();obLibs&amp;&quot;net.finmath.montecarlo.interestrate.products.Bond&quot;;INFO.OBBA.OBBA.OBMAKE(&quot;&quot;;&quot;double&quot;;[.B49]))" office:value-type="string" office:string-value="mcBond49 &#10;[8100]">
            <text:p>mcBond49 <text:line-break/>[8100]</text:p>
          </table:table-cell>
          <table:table-cell table:style-name="ce49" table:formula="of:=INFO.OBBA.OBBA.OBRUN(&quot;mcBond value &quot;&amp;ROW();[.D49];&quot;getValue&quot;;[$LIBORMarketModel.$I$26])" office:value-type="string" office:string-value="mcBond value 49 &#10;[78930]">
            <text:p>mcBond value 49 <text:line-break/>[78930]</text:p>
          </table:table-cell>
          <table:table-cell table:style-name="ce50" table:formula="of:=INFO.OBBA.OBBA.OBGET(INFO.OBBA.OBBA.OBSYNC([.E49];[.$E$11:.$E$49]))" office:value-type="percentage" office:value="0.686530412647562">
            <text:p>68,653%</text:p>
          </table:table-cell>
          <table:table-cell table:style-name="ce51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9])))" office:value-type="percentage" office:value="0.678369670249043">
            <text:p>67,8%</text:p>
          </table:table-cell>
          <table:table-cell table:style-name="ce47" table:formula="of:=[.F49]-[.G49]" office:value-type="percentage" office:value="0.0081607423985194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 table:number-rows-repeated="5">
          <table:table-cell table:style-name="ce14" table:number-columns-repeated="3"/>
          <table:table-cell table:style-name="ce48" table:number-columns-repeated="2"/>
          <table:table-cell table:style-name="ce14" table:number-columns-repeated="252"/>
          <table:table-cell table:number-columns-repeated="767"/>
        </table:table-row>
        <table:table-row table:style-name="ro4" table:number-rows-repeated="65484">
          <table:table-cell table:style-name="ce14" table:number-columns-repeated="3"/>
          <table:table-cell table:style-name="ce48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table:shapes>
          <draw:frame draw:z-index="1" draw:style-name="gr1" svg:width="15.999cm" svg:height="8.999cm" svg:x="24.024cm" svg:y="6.497cm">
            <draw:object draw:notify-on-update-of-ranges="Swaptions.M9:Swaptions.M9 Swaptions.M11:Swaptions.M49 Swaptions.O9:Swaptions.O9 Swaptions.O11:Swaptions.O49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ce37"/>
        <table:table-column table:style-name="co6" table:number-columns-repeated="257" table:default-cell-style-name="ce37"/>
        <table:table-column table:style-name="co8" table:number-columns-repeated="766" table:default-cell-style-name="ce37"/>
        <table:table-row table:style-name="ro4">
          <table:table-cell table:style-name="ce14" table:number-columns-repeated="7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2"/>
          <table:table-cell table:style-name="ce14" table:number-columns-repeated="5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43" office:value-type="string">
            <text:p>Swaption calibration error (vol)</text:p>
          </table:table-cell>
          <table:table-cell table:style-name="ce43"/>
          <table:table-cell table:style-name="ce48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8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8229]">
            <text:p>short period* </text:p>
            <text:p>[8229]</text:p>
          </table:table-cell>
          <table:table-cell table:style-name="ce48" office:value-type="string">
            <text:p>SHORT_PERIOD_AT_START</text:p>
          </table:table-cell>
          <table:table-cell table:style-name="ce14" table:number-columns-repeated="3"/>
          <table:table-cell table:style-name="ce44" office:value-type="string">
            <text:p>Mean (vol):</text:p>
          </table:table-cell>
          <table:table-cell table:style-name="ce21" table:formula="of:=AVERAGE([.P11:.P49])" office:value-type="percentage" office:value="-0.0247762375931024">
            <text:p>-2,48%</text:p>
          </table:table-cell>
          <table:table-cell table:style-name="ce48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2" office:value-type="percentage" office:value="0">
            <text:p>0%</text:p>
          </table:table-cell>
          <table:table-cell table:style-name="ce14" table:number-columns-repeated="3"/>
          <table:table-cell table:style-name="ce44" office:value-type="string">
            <text:p>Standard deviation (vol):</text:p>
          </table:table-cell>
          <table:table-cell table:style-name="ce54" table:formula="of:=STDEV([.P11:.P49])" office:value-type="percentage" office:value="0.0194704426917272">
            <text:p>1,95%</text:p>
          </table:table-cell>
          <table:table-cell table:style-name="ce48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48" office:value-type="float" office:value="10">
            <text:p>10</text:p>
          </table:table-cell>
          <table:table-cell table:style-name="ce14" table:number-columns-repeated="3"/>
          <table:table-cell table:style-name="ce48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53"/>
          <table:table-cell table:style-name="ce14" table:number-columns-repeated="3"/>
          <table:table-cell table:style-name="ce48" table:number-columns-repeated="3"/>
          <table:table-cell table:style-name="ce14" table:number-columns-repeated="3"/>
          <table:table-cell table:style-name="ce21" office:value-type="string">
            <text:p>model</text:p>
          </table:table-cell>
          <table:table-cell table:style-name="ce14"/>
          <table:table-cell table:style-name="ce21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45" office:value-type="string">
            <text:p>swap start</text:p>
          </table:table-cell>
          <table:table-cell table:style-name="ce45" office:value-type="string">
            <text:p>swap end</text:p>
          </table:table-cell>
          <table:table-cell table:style-name="ce45" office:value-type="string">
            <text:p>swap period</text:p>
          </table:table-cell>
          <table:table-cell table:style-name="ce45" office:value-type="string">
            <text:p>swap rate</text:p>
          </table:table-cell>
          <table:table-cell table:style-name="ce21"/>
          <table:table-cell table:style-name="ce43" office:value-type="string">
            <text:p>objects</text:p>
          </table:table-cell>
          <table:table-cell table:style-name="ce43" table:number-columns-repeated="2"/>
          <table:table-cell table:style-name="ce45" office:value-type="string">
            <text:p>price</text:p>
          </table:table-cell>
          <table:table-cell table:style-name="ce45" office:value-type="string">
            <text:p>par swap rate</text:p>
          </table:table-cell>
          <table:table-cell table:style-name="ce45" office:value-type="string">
            <text:p>swap annuity</text:p>
          </table:table-cell>
          <table:table-cell table:style-name="ce45" office:value-type="string">
            <text:p>implied vol</text:p>
          </table:table-cell>
          <table:table-cell table:style-name="ce14"/>
          <table:table-cell table:style-name="ce45" office:value-type="string">
            <text:p>implied vol</text:p>
          </table:table-cell>
          <table:table-cell table:style-name="ce45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office:value-type="float" office:value="0.5">
            <text:p>0,5</text:p>
          </table:table-cell>
          <table:table-cell table:style-name="ce21" table:formula="of:=[.B11]+[.$C$8]" office:value-type="float" office:value="10.5">
            <text:p>10,5</text:p>
          </table:table-cell>
          <table:table-cell table:style-name="ce21" office:value-type="float" office:value="0.5">
            <text:p>0,5</text:p>
          </table:table-cell>
          <table:table-cell table:style-name="ce47" table:formula="of:=[.K1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1 &#10;[8241]">
            <text:p>swap tenor 11 <text:line-break/>[8241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1]);[.G11];INFO.OBBA.OBBA.OBMAKE(&quot;&quot;;&quot;double&quot;;[.E11]))" office:value-type="string" office:string-value="mcSwaption11 &#10;[8244]">
            <text:p>mcSwaption11 <text:line-break/>[8244]</text:p>
          </table:table-cell>
          <table:table-cell table:style-name="ce49" table:formula="of:=INFO.OBBA.OBBA.OBRUN(&quot;mcSwptn price &quot;&amp;ROW();[.H11];&quot;getValue&quot;;[$LIBORMarketModel.$I$26])" office:value-type="string" office:string-value="mcSwptn price 11 &#10;[78601]">
            <text:p>mcSwptn price 11 <text:line-break/>[78601]</text:p>
          </table:table-cell>
          <table:table-cell table:style-name="ce50" table:formula="of:=INFO.OBBA.OBBA.OBGET(INFO.OBBA.OBBA.OBSYNC([.I11];[.$I$11:.$I$49]))" office:value-type="percentage" office:value="0.0176808426940142">
            <text:p>1,768%</text:p>
          </table:table-cell>
          <table:table-cell table:style-name="ce47" table:formula="of:=INFO.OBBA.OBBA.OBGET(INFO.OBBA.OBBA.OBCALL(&quot;&quot;;&quot;net.finmath.marketdata.products.Swap&quot;;&quot;getForwardSwapRate&quot;;[.G11];[.G1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1];[$LIBORMarketModel.B$20]))" office:value-type="percentage" office:value="8.93344206251012">
            <text:p>893,3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51703824918274">
            <text:p>35,1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WERT!</text:p>
          </table:table-cell>
          <table:table-cell table:style-name="ce21" table:formula="of:=IF(ISNUMBER([.O11]);[.M11]-[.O11];&quot;&quot;)">
            <text:p/>
          </table:table-cell>
          <table:table-cell table:style-name="ce14">
            <draw:frame table:end-cell-address="Swaptions.V36" table:end-x="1.925cm" table:end-y="0.373cm" draw:z-index="0" draw:style-name="gr1" svg:width="16.873cm" svg:height="11.786cm" svg:x="0.375cm" svg:y="0.053cm">
              <draw:object draw:notify-on-update-of-ranges="Swaptions.P11:Swaptions.P49 Swaptions.M11:Swaptions.M4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4" table:number-columns-repeated="241"/>
          <table:table-cell table:number-columns-repeated="766"/>
        </table:table-row>
        <table:table-row table:style-name="ro4">
          <table:table-cell table:style-name="ce14"/>
          <table:table-cell table:style-name="ce21" table:formula="of:=[.B11]+0.5" office:value-type="float" office:value="1">
            <text:p>1</text:p>
          </table:table-cell>
          <table:table-cell table:style-name="ce21" table:formula="of:=[.B12]+[.$C$8]" office:value-type="float" office:value="11">
            <text:p>11</text:p>
          </table:table-cell>
          <table:table-cell table:style-name="ce21" office:value-type="float" office:value="0.5">
            <text:p>0,5</text:p>
          </table:table-cell>
          <table:table-cell table:style-name="ce47" table:formula="of:=[.K1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2 &#10;[8250]">
            <text:p>swap tenor 12 <text:line-break/>[8250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2]);[.G12];INFO.OBBA.OBBA.OBMAKE(&quot;&quot;;&quot;double&quot;;[.E12]))" office:value-type="string" office:string-value="mcSwaption12 &#10;[8253]">
            <text:p>mcSwaption12 <text:line-break/>[8253]</text:p>
          </table:table-cell>
          <table:table-cell table:style-name="ce49" table:formula="of:=INFO.OBBA.OBBA.OBRUN(&quot;mcSwptn price &quot;&amp;ROW();[.H12];&quot;getValue&quot;;[$LIBORMarketModel.$I$26])" office:value-type="string" office:string-value="mcSwptn price 12 &#10;[78602]">
            <text:p>mcSwptn price 12 <text:line-break/>[78602]</text:p>
          </table:table-cell>
          <table:table-cell table:style-name="ce50" table:formula="of:=INFO.OBBA.OBBA.OBGET(INFO.OBBA.OBBA.OBSYNC([.I12];[.$I$11:.$I$49]))" office:value-type="percentage" office:value="0.0221004723451002">
            <text:p>2,210%</text:p>
          </table:table-cell>
          <table:table-cell table:style-name="ce47" table:formula="of:=INFO.OBBA.OBBA.OBGET(INFO.OBBA.OBBA.OBCALL(&quot;&quot;;&quot;net.finmath.marketdata.products.Swap&quot;;&quot;getForwardSwapRate&quot;;[.G12];[.G1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2];[$LIBORMarketModel.B$20]))" office:value-type="percentage" office:value="8.84499214109913">
            <text:p>884,5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14449101396206">
            <text:p>31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WERT!</text:p>
          </table:table-cell>
          <table:table-cell table:style-name="ce21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2]+0.5" office:value-type="float" office:value="1.5">
            <text:p>1,5</text:p>
          </table:table-cell>
          <table:table-cell table:style-name="ce21" table:formula="of:=[.B13]+[.$C$8]" office:value-type="float" office:value="11.5">
            <text:p>11,5</text:p>
          </table:table-cell>
          <table:table-cell table:style-name="ce21" office:value-type="float" office:value="0.5">
            <text:p>0,5</text:p>
          </table:table-cell>
          <table:table-cell table:style-name="ce47" table:formula="of:=[.K1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3 &#10;[8259]">
            <text:p>swap tenor 13 <text:line-break/>[8259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3]);[.G13];INFO.OBBA.OBBA.OBMAKE(&quot;&quot;;&quot;double&quot;;[.E13]))" office:value-type="string" office:string-value="mcSwaption13 &#10;[8262]">
            <text:p>mcSwaption13 <text:line-break/>[8262]</text:p>
          </table:table-cell>
          <table:table-cell table:style-name="ce49" table:formula="of:=INFO.OBBA.OBBA.OBRUN(&quot;mcSwptn price &quot;&amp;ROW();[.H13];&quot;getValue&quot;;[$LIBORMarketModel.$I$26])" office:value-type="string" office:string-value="mcSwptn price 13 &#10;[78603]">
            <text:p>mcSwptn price 13 <text:line-break/>[78603]</text:p>
          </table:table-cell>
          <table:table-cell table:style-name="ce50" table:formula="of:=INFO.OBBA.OBBA.OBGET(INFO.OBBA.OBBA.OBSYNC([.I13];[.$I$11:.$I$49]))" office:value-type="percentage" office:value="0.0249333123185298">
            <text:p>2,493%</text:p>
          </table:table-cell>
          <table:table-cell table:style-name="ce47" table:formula="of:=INFO.OBBA.OBBA.OBGET(INFO.OBBA.OBBA.OBCALL(&quot;&quot;;&quot;net.finmath.marketdata.products.Swap&quot;;&quot;getForwardSwapRate&quot;;[.G13];[.G1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3];[$LIBORMarketModel.B$20]))" office:value-type="percentage" office:value="8.75741796148428">
            <text:p>875,7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292915332942362">
            <text:p>29,2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WERT!</text:p>
          </table:table-cell>
          <table:table-cell table:style-name="ce21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3]+0.5" office:value-type="float" office:value="2">
            <text:p>2</text:p>
          </table:table-cell>
          <table:table-cell table:style-name="ce21" table:formula="of:=[.B14]+[.$C$8]" office:value-type="float" office:value="12">
            <text:p>12</text:p>
          </table:table-cell>
          <table:table-cell table:style-name="ce21" office:value-type="float" office:value="0.5">
            <text:p>0,5</text:p>
          </table:table-cell>
          <table:table-cell table:style-name="ce47" table:formula="of:=[.K1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4 &#10;[8230]">
            <text:p>swap tenor 14 <text:line-break/>[8230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4]);[.G14];INFO.OBBA.OBBA.OBMAKE(&quot;&quot;;&quot;double&quot;;[.E14]))" office:value-type="string" office:string-value="mcSwaption14 &#10;[8266]">
            <text:p>mcSwaption14 <text:line-break/>[8266]</text:p>
          </table:table-cell>
          <table:table-cell table:style-name="ce49" table:formula="of:=INFO.OBBA.OBBA.OBRUN(&quot;mcSwptn price &quot;&amp;ROW();[.H14];&quot;getValue&quot;;[$LIBORMarketModel.$I$26])" office:value-type="string" office:string-value="mcSwptn price 14 &#10;[78604]">
            <text:p>mcSwptn price 14 <text:line-break/>[78604]</text:p>
          </table:table-cell>
          <table:table-cell table:style-name="ce50" table:formula="of:=INFO.OBBA.OBBA.OBGET(INFO.OBBA.OBBA.OBSYNC([.I14];[.$I$11:.$I$49]))" office:value-type="percentage" office:value="0.0271214455371263">
            <text:p>2,712%</text:p>
          </table:table-cell>
          <table:table-cell table:style-name="ce47" table:formula="of:=INFO.OBBA.OBBA.OBGET(INFO.OBBA.OBBA.OBCALL(&quot;&quot;;&quot;net.finmath.marketdata.products.Swap&quot;;&quot;getForwardSwapRate&quot;;[.G14];[.G1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4];[$LIBORMarketModel.B$20]))" office:value-type="percentage" office:value="8.67071085295474">
            <text:p>867,1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790056790144">
            <text:p>27,9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3066">
            <text:p>0,33</text:p>
          </table:table-cell>
          <table:table-cell table:style-name="ce21" table:formula="of:=IF(ISNUMBER([.O14]);[.M14]-[.O14];&quot;&quot;)" office:value-type="percentage" office:value="-0.0516543209855998">
            <text:p>-5,17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4]+0.5" office:value-type="float" office:value="2.5">
            <text:p>2,5</text:p>
          </table:table-cell>
          <table:table-cell table:style-name="ce21" table:formula="of:=[.B15]+[.$C$8]" office:value-type="float" office:value="12.5">
            <text:p>12,5</text:p>
          </table:table-cell>
          <table:table-cell table:style-name="ce21" office:value-type="float" office:value="0.5">
            <text:p>0,5</text:p>
          </table:table-cell>
          <table:table-cell table:style-name="ce47" table:formula="of:=[.K1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5 &#10;[8272]">
            <text:p>swap tenor 15 <text:line-break/>[8272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5]);[.G15];INFO.OBBA.OBBA.OBMAKE(&quot;&quot;;&quot;double&quot;;[.E15]))" office:value-type="string" office:string-value="mcSwaption15 &#10;[8275]">
            <text:p>mcSwaption15 <text:line-break/>[8275]</text:p>
          </table:table-cell>
          <table:table-cell table:style-name="ce49" table:formula="of:=INFO.OBBA.OBBA.OBRUN(&quot;mcSwptn price &quot;&amp;ROW();[.H15];&quot;getValue&quot;;[$LIBORMarketModel.$I$26])" office:value-type="string" office:string-value="mcSwptn price 15 &#10;[78605]">
            <text:p>mcSwptn price 15 <text:line-break/>[78605]</text:p>
          </table:table-cell>
          <table:table-cell table:style-name="ce50" table:formula="of:=INFO.OBBA.OBBA.OBGET(INFO.OBBA.OBBA.OBSYNC([.I15];[.$I$11:.$I$49]))" office:value-type="percentage" office:value="0.0288802127102259">
            <text:p>2,888%</text:p>
          </table:table-cell>
          <table:table-cell table:style-name="ce47" table:formula="of:=INFO.OBBA.OBBA.OBGET(INFO.OBBA.OBBA.OBCALL(&quot;&quot;;&quot;net.finmath.marketdata.products.Swap&quot;;&quot;getForwardSwapRate&quot;;[.G15];[.G1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5];[$LIBORMarketModel.B$20]))" office:value-type="percentage" office:value="8.58486223064826">
            <text:p>858,5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68665931765448">
            <text:p>26,8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WERT!</text:p>
          </table:table-cell>
          <table:table-cell table:style-name="ce21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5]+0.5" office:value-type="float" office:value="3">
            <text:p>3</text:p>
          </table:table-cell>
          <table:table-cell table:style-name="ce21" table:formula="of:=[.B16]+[.$C$8]" office:value-type="float" office:value="13">
            <text:p>13</text:p>
          </table:table-cell>
          <table:table-cell table:style-name="ce21" office:value-type="float" office:value="0.5">
            <text:p>0,5</text:p>
          </table:table-cell>
          <table:table-cell table:style-name="ce47" table:formula="of:=[.K1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6 &#10;[8281]">
            <text:p>swap tenor 16 <text:line-break/>[8281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6]);[.G16];INFO.OBBA.OBBA.OBMAKE(&quot;&quot;;&quot;double&quot;;[.E16]))" office:value-type="string" office:string-value="mcSwaption16 &#10;[8284]">
            <text:p>mcSwaption16 <text:line-break/>[8284]</text:p>
          </table:table-cell>
          <table:table-cell table:style-name="ce49" table:formula="of:=INFO.OBBA.OBBA.OBRUN(&quot;mcSwptn price &quot;&amp;ROW();[.H16];&quot;getValue&quot;;[$LIBORMarketModel.$I$26])" office:value-type="string" office:string-value="mcSwptn price 16 &#10;[78606]">
            <text:p>mcSwptn price 16 <text:line-break/>[78606]</text:p>
          </table:table-cell>
          <table:table-cell table:style-name="ce50" table:formula="of:=INFO.OBBA.OBBA.OBGET(INFO.OBBA.OBBA.OBSYNC([.I16];[.$I$11:.$I$49]))" office:value-type="percentage" office:value="0.0304881259086526">
            <text:p>3,049%</text:p>
          </table:table-cell>
          <table:table-cell table:style-name="ce47" table:formula="of:=INFO.OBBA.OBBA.OBGET(INFO.OBBA.OBBA.OBCALL(&quot;&quot;;&quot;net.finmath.marketdata.products.Swap&quot;;&quot;getForwardSwapRate&quot;;[.G16];[.G1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6];[$LIBORMarketModel.B$20]))" office:value-type="percentage" office:value="8.49986359470124">
            <text:p>850,0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61773317925405">
            <text:p>26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0294">
            <text:p>0,3</text:p>
          </table:table-cell>
          <table:table-cell table:style-name="ce21" table:formula="of:=IF(ISNUMBER([.O16]);[.M16]-[.O16];&quot;&quot;)" office:value-type="percentage" office:value="-0.0411666820745946">
            <text:p>-4,1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6]+0.5" office:value-type="float" office:value="3.5">
            <text:p>3,5</text:p>
          </table:table-cell>
          <table:table-cell table:style-name="ce21" table:formula="of:=[.B17]+[.$C$8]" office:value-type="float" office:value="13.5">
            <text:p>13,5</text:p>
          </table:table-cell>
          <table:table-cell table:style-name="ce21" office:value-type="float" office:value="0.5">
            <text:p>0,5</text:p>
          </table:table-cell>
          <table:table-cell table:style-name="ce47" table:formula="of:=[.K1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7 &#10;[8290]">
            <text:p>swap tenor 17 <text:line-break/>[8290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7]);[.G17];INFO.OBBA.OBBA.OBMAKE(&quot;&quot;;&quot;double&quot;;[.E17]))" office:value-type="string" office:string-value="mcSwaption17 &#10;[8293]">
            <text:p>mcSwaption17 <text:line-break/>[8293]</text:p>
          </table:table-cell>
          <table:table-cell table:style-name="ce49" table:formula="of:=INFO.OBBA.OBBA.OBRUN(&quot;mcSwptn price &quot;&amp;ROW();[.H17];&quot;getValue&quot;;[$LIBORMarketModel.$I$26])" office:value-type="string" office:string-value="mcSwptn price 17 &#10;[78607]">
            <text:p>mcSwptn price 17 <text:line-break/>[78607]</text:p>
          </table:table-cell>
          <table:table-cell table:style-name="ce50" table:formula="of:=INFO.OBBA.OBBA.OBGET(INFO.OBBA.OBBA.OBSYNC([.I17];[.$I$11:.$I$49]))" office:value-type="percentage" office:value="0.0314839771745337">
            <text:p>3,148%</text:p>
          </table:table-cell>
          <table:table-cell table:style-name="ce47" table:formula="of:=INFO.OBBA.OBBA.OBGET(INFO.OBBA.OBBA.OBCALL(&quot;&quot;;&quot;net.finmath.marketdata.products.Swap&quot;;&quot;getForwardSwapRate&quot;;[.G17];[.G1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7];[$LIBORMarketModel.B$20]))" office:value-type="percentage" office:value="8.41570652940717">
            <text:p>841,6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52966334075518">
            <text:p>25,3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WERT!</text:p>
          </table:table-cell>
          <table:table-cell table:style-name="ce21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7]+0.5" office:value-type="float" office:value="4">
            <text:p>4</text:p>
          </table:table-cell>
          <table:table-cell table:style-name="ce21" table:formula="of:=[.B18]+[.$C$8]" office:value-type="float" office:value="14">
            <text:p>14</text:p>
          </table:table-cell>
          <table:table-cell table:style-name="ce21" office:value-type="float" office:value="0.5">
            <text:p>0,5</text:p>
          </table:table-cell>
          <table:table-cell table:style-name="ce47" table:formula="of:=[.K1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8 &#10;[8299]">
            <text:p>swap tenor 18 <text:line-break/>[8299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8]);[.G18];INFO.OBBA.OBBA.OBMAKE(&quot;&quot;;&quot;double&quot;;[.E18]))" office:value-type="string" office:string-value="mcSwaption18 &#10;[8302]">
            <text:p>mcSwaption18 <text:line-break/>[8302]</text:p>
          </table:table-cell>
          <table:table-cell table:style-name="ce49" table:formula="of:=INFO.OBBA.OBBA.OBRUN(&quot;mcSwptn price &quot;&amp;ROW();[.H18];&quot;getValue&quot;;[$LIBORMarketModel.$I$26])" office:value-type="string" office:string-value="mcSwptn price 18 &#10;[78608]">
            <text:p>mcSwptn price 18 <text:line-break/>[78608]</text:p>
          </table:table-cell>
          <table:table-cell table:style-name="ce50" table:formula="of:=INFO.OBBA.OBBA.OBGET(INFO.OBBA.OBBA.OBSYNC([.I18];[.$I$11:.$I$49]))" office:value-type="percentage" office:value="0.0322441870722046">
            <text:p>3,224%</text:p>
          </table:table-cell>
          <table:table-cell table:style-name="ce47" table:formula="of:=INFO.OBBA.OBBA.OBGET(INFO.OBBA.OBBA.OBCALL(&quot;&quot;;&quot;net.finmath.marketdata.products.Swap&quot;;&quot;getForwardSwapRate&quot;;[.G18];[.G1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8];[$LIBORMarketModel.B$20]))" office:value-type="percentage" office:value="8.33238270238334">
            <text:p>833,2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44927193640121">
            <text:p>24,4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8215">
            <text:p>0,28</text:p>
          </table:table-cell>
          <table:table-cell table:style-name="ce21" table:formula="of:=IF(ISNUMBER([.O18]);[.M18]-[.O18];&quot;&quot;)" office:value-type="percentage" office:value="-0.037222806359879">
            <text:p>-3,7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8]+0.5" office:value-type="float" office:value="4.5">
            <text:p>4,5</text:p>
          </table:table-cell>
          <table:table-cell table:style-name="ce21" table:formula="of:=[.B19]+[.$C$8]" office:value-type="float" office:value="14.5">
            <text:p>14,5</text:p>
          </table:table-cell>
          <table:table-cell table:style-name="ce21" office:value-type="float" office:value="0.5">
            <text:p>0,5</text:p>
          </table:table-cell>
          <table:table-cell table:style-name="ce47" table:formula="of:=[.K1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9 &#10;[8308]">
            <text:p>swap tenor 19 <text:line-break/>[830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19]);[.G19];INFO.OBBA.OBBA.OBMAKE(&quot;&quot;;&quot;double&quot;;[.E19]))" office:value-type="string" office:string-value="mcSwaption19 &#10;[8311]">
            <text:p>mcSwaption19 <text:line-break/>[8311]</text:p>
          </table:table-cell>
          <table:table-cell table:style-name="ce49" table:formula="of:=INFO.OBBA.OBBA.OBRUN(&quot;mcSwptn price &quot;&amp;ROW();[.H19];&quot;getValue&quot;;[$LIBORMarketModel.$I$26])" office:value-type="string" office:string-value="mcSwptn price 19 &#10;[78609]">
            <text:p>mcSwptn price 19 <text:line-break/>[78609]</text:p>
          </table:table-cell>
          <table:table-cell table:style-name="ce50" table:formula="of:=INFO.OBBA.OBBA.OBGET(INFO.OBBA.OBBA.OBSYNC([.I19];[.$I$11:.$I$49]))" office:value-type="percentage" office:value="0.0342001340917721">
            <text:p>3,420%</text:p>
          </table:table-cell>
          <table:table-cell table:style-name="ce47" table:formula="of:=INFO.OBBA.OBBA.OBGET(INFO.OBBA.OBBA.OBCALL(&quot;&quot;;&quot;net.finmath.marketdata.products.Swap&quot;;&quot;getForwardSwapRate&quot;;[.G19];[.G1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19];[$LIBORMarketModel.B$20]))" office:value-type="percentage" office:value="8.24988386374588">
            <text:p>825,0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47747212785788">
            <text:p>24,7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WERT!</text:p>
          </table:table-cell>
          <table:table-cell table:style-name="ce21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9]+0.5" office:value-type="float" office:value="5">
            <text:p>5</text:p>
          </table:table-cell>
          <table:table-cell table:style-name="ce21" table:formula="of:=[.B20]+[.$C$8]" office:value-type="float" office:value="15">
            <text:p>15</text:p>
          </table:table-cell>
          <table:table-cell table:style-name="ce21" office:value-type="float" office:value="0.5">
            <text:p>0,5</text:p>
          </table:table-cell>
          <table:table-cell table:style-name="ce47" table:formula="of:=[.K20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0 &#10;[8317]">
            <text:p>swap tenor 20 <text:line-break/>[8317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0]);[.G20];INFO.OBBA.OBBA.OBMAKE(&quot;&quot;;&quot;double&quot;;[.E20]))" office:value-type="string" office:string-value="mcSwaption20 &#10;[8320]">
            <text:p>mcSwaption20 <text:line-break/>[8320]</text:p>
          </table:table-cell>
          <table:table-cell table:style-name="ce49" table:formula="of:=INFO.OBBA.OBBA.OBRUN(&quot;mcSwptn price &quot;&amp;ROW();[.H20];&quot;getValue&quot;;[$LIBORMarketModel.$I$26])" office:value-type="string" office:string-value="mcSwptn price 20 &#10;[78610]">
            <text:p>mcSwptn price 20 <text:line-break/>[78610]</text:p>
          </table:table-cell>
          <table:table-cell table:style-name="ce50" table:formula="of:=INFO.OBBA.OBBA.OBGET(INFO.OBBA.OBBA.OBSYNC([.I20];[.$I$11:.$I$49]))" office:value-type="percentage" office:value="0.0348352587047124">
            <text:p>3,484%</text:p>
          </table:table-cell>
          <table:table-cell table:style-name="ce47" table:formula="of:=INFO.OBBA.OBBA.OBGET(INFO.OBBA.OBBA.OBCALL(&quot;&quot;;&quot;net.finmath.marketdata.products.Swap&quot;;&quot;getForwardSwapRate&quot;;[.G20];[.G20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0];[$LIBORMarketModel.B$20]))" office:value-type="percentage" office:value="8.16820184529295">
            <text:p>816,8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41957236924522">
            <text:p>24,2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631">
            <text:p>0,27</text:p>
          </table:table-cell>
          <table:table-cell table:style-name="ce21" table:formula="of:=IF(ISNUMBER([.O20]);[.M20]-[.O20];&quot;&quot;)" office:value-type="percentage" office:value="-0.0243527630754776">
            <text:p>-2,4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0]+0.5" office:value-type="float" office:value="5.5">
            <text:p>5,5</text:p>
          </table:table-cell>
          <table:table-cell table:style-name="ce21" table:formula="of:=[.B21]+[.$C$8]" office:value-type="float" office:value="15.5">
            <text:p>15,5</text:p>
          </table:table-cell>
          <table:table-cell table:style-name="ce21" office:value-type="float" office:value="0.5">
            <text:p>0,5</text:p>
          </table:table-cell>
          <table:table-cell table:style-name="ce47" table:formula="of:=[.K2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1 &#10;[8326]">
            <text:p>swap tenor 21 <text:line-break/>[8326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1]);[.G21];INFO.OBBA.OBBA.OBMAKE(&quot;&quot;;&quot;double&quot;;[.E21]))" office:value-type="string" office:string-value="mcSwaption21 &#10;[8329]">
            <text:p>mcSwaption21 <text:line-break/>[8329]</text:p>
          </table:table-cell>
          <table:table-cell table:style-name="ce49" table:formula="of:=INFO.OBBA.OBBA.OBRUN(&quot;mcSwptn price &quot;&amp;ROW();[.H21];&quot;getValue&quot;;[$LIBORMarketModel.$I$26])" office:value-type="string" office:string-value="mcSwptn price 21 &#10;[78611]">
            <text:p>mcSwptn price 21 <text:line-break/>[78611]</text:p>
          </table:table-cell>
          <table:table-cell table:style-name="ce50" table:formula="of:=INFO.OBBA.OBBA.OBGET(INFO.OBBA.OBBA.OBSYNC([.I21];[.$I$11:.$I$49]))" office:value-type="percentage" office:value="0.0354339933887819">
            <text:p>3,543%</text:p>
          </table:table-cell>
          <table:table-cell table:style-name="ce47" table:formula="of:=INFO.OBBA.OBBA.OBGET(INFO.OBBA.OBBA.OBCALL(&quot;&quot;;&quot;net.finmath.marketdata.products.Swap&quot;;&quot;getForwardSwapRate&quot;;[.G21];[.G2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1];[$LIBORMarketModel.B$20]))" office:value-type="percentage" office:value="8.08732855969599">
            <text:p>808,7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37171875240032">
            <text:p>23,7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WERT!</text:p>
          </table:table-cell>
          <table:table-cell table:style-name="ce21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1]+0.5" office:value-type="float" office:value="6">
            <text:p>6</text:p>
          </table:table-cell>
          <table:table-cell table:style-name="ce21" table:formula="of:=[.B22]+[.$C$8]" office:value-type="float" office:value="16">
            <text:p>16</text:p>
          </table:table-cell>
          <table:table-cell table:style-name="ce21" office:value-type="float" office:value="0.5">
            <text:p>0,5</text:p>
          </table:table-cell>
          <table:table-cell table:style-name="ce47" table:formula="of:=[.K2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2 &#10;[8335]">
            <text:p>swap tenor 22 <text:line-break/>[8335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2]);[.G22];INFO.OBBA.OBBA.OBMAKE(&quot;&quot;;&quot;double&quot;;[.E22]))" office:value-type="string" office:string-value="mcSwaption22 &#10;[8338]">
            <text:p>mcSwaption22 <text:line-break/>[8338]</text:p>
          </table:table-cell>
          <table:table-cell table:style-name="ce49" table:formula="of:=INFO.OBBA.OBBA.OBRUN(&quot;mcSwptn price &quot;&amp;ROW();[.H22];&quot;getValue&quot;;[$LIBORMarketModel.$I$26])" office:value-type="string" office:string-value="mcSwptn price 22 &#10;[78612]">
            <text:p>mcSwptn price 22 <text:line-break/>[78612]</text:p>
          </table:table-cell>
          <table:table-cell table:style-name="ce50" table:formula="of:=INFO.OBBA.OBBA.OBGET(INFO.OBBA.OBBA.OBSYNC([.I22];[.$I$11:.$I$49]))" office:value-type="percentage" office:value="0.0365098648810346">
            <text:p>3,651%</text:p>
          </table:table-cell>
          <table:table-cell table:style-name="ce47" table:formula="of:=INFO.OBBA.OBBA.OBGET(INFO.OBBA.OBBA.OBCALL(&quot;&quot;;&quot;net.finmath.marketdata.products.Swap&quot;;&quot;getForwardSwapRate&quot;;[.G22];[.G2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2];[$LIBORMarketModel.B$20]))" office:value-type="percentage" office:value="8.007255999699">
            <text:p>800,7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36566415876659">
            <text:p>23,6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WERT!</text:p>
          </table:table-cell>
          <table:table-cell table:style-name="ce21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2]+0.5" office:value-type="float" office:value="6.5">
            <text:p>6,5</text:p>
          </table:table-cell>
          <table:table-cell table:style-name="ce21" table:formula="of:=[.B23]+[.$C$8]" office:value-type="float" office:value="16.5">
            <text:p>16,5</text:p>
          </table:table-cell>
          <table:table-cell table:style-name="ce21" office:value-type="float" office:value="0.5">
            <text:p>0,5</text:p>
          </table:table-cell>
          <table:table-cell table:style-name="ce47" table:formula="of:=[.K2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3 &#10;[8344]">
            <text:p>swap tenor 23 <text:line-break/>[8344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3]);[.G23];INFO.OBBA.OBBA.OBMAKE(&quot;&quot;;&quot;double&quot;;[.E23]))" office:value-type="string" office:string-value="mcSwaption23 &#10;[8347]">
            <text:p>mcSwaption23 <text:line-break/>[8347]</text:p>
          </table:table-cell>
          <table:table-cell table:style-name="ce49" table:formula="of:=INFO.OBBA.OBBA.OBRUN(&quot;mcSwptn price &quot;&amp;ROW();[.H23];&quot;getValue&quot;;[$LIBORMarketModel.$I$26])" office:value-type="string" office:string-value="mcSwptn price 23 &#10;[78613]">
            <text:p>mcSwptn price 23 <text:line-break/>[78613]</text:p>
          </table:table-cell>
          <table:table-cell table:style-name="ce50" table:formula="of:=INFO.OBBA.OBBA.OBGET(INFO.OBBA.OBBA.OBSYNC([.I23];[.$I$11:.$I$49]))" office:value-type="percentage" office:value="0.0374186234915802">
            <text:p>3,742%</text:p>
          </table:table-cell>
          <table:table-cell table:style-name="ce47" table:formula="of:=INFO.OBBA.OBBA.OBGET(INFO.OBBA.OBBA.OBCALL(&quot;&quot;;&quot;net.finmath.marketdata.products.Swap&quot;;&quot;getForwardSwapRate&quot;;[.G23];[.G2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3];[$LIBORMarketModel.B$20]))" office:value-type="percentage" office:value="7.92797623732574">
            <text:p>792,8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35512322307801">
            <text:p>23,5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WERT!</text:p>
          </table:table-cell>
          <table:table-cell table:style-name="ce21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3]+0.5" office:value-type="float" office:value="7">
            <text:p>7</text:p>
          </table:table-cell>
          <table:table-cell table:style-name="ce21" table:formula="of:=[.B24]+[.$C$8]" office:value-type="float" office:value="17">
            <text:p>17</text:p>
          </table:table-cell>
          <table:table-cell table:style-name="ce21" office:value-type="float" office:value="0.5">
            <text:p>0,5</text:p>
          </table:table-cell>
          <table:table-cell table:style-name="ce47" table:formula="of:=[.K2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4 &#10;[8353]">
            <text:p>swap tenor 24 <text:line-break/>[835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4]);[.G24];INFO.OBBA.OBBA.OBMAKE(&quot;&quot;;&quot;double&quot;;[.E24]))" office:value-type="string" office:string-value="mcSwaption24 &#10;[8356]">
            <text:p>mcSwaption24 <text:line-break/>[8356]</text:p>
          </table:table-cell>
          <table:table-cell table:style-name="ce49" table:formula="of:=INFO.OBBA.OBBA.OBRUN(&quot;mcSwptn price &quot;&amp;ROW();[.H24];&quot;getValue&quot;;[$LIBORMarketModel.$I$26])" office:value-type="string" office:string-value="mcSwptn price 24 &#10;[78614]">
            <text:p>mcSwptn price 24 <text:line-break/>[78614]</text:p>
          </table:table-cell>
          <table:table-cell table:style-name="ce50" table:formula="of:=INFO.OBBA.OBBA.OBGET(INFO.OBBA.OBBA.OBSYNC([.I24];[.$I$11:.$I$49]))" office:value-type="percentage" office:value="0.0374771420246414">
            <text:p>3,748%</text:p>
          </table:table-cell>
          <table:table-cell table:style-name="ce47" table:formula="of:=INFO.OBBA.OBBA.OBGET(INFO.OBBA.OBBA.OBCALL(&quot;&quot;;&quot;net.finmath.marketdata.products.Swap&quot;;&quot;getForwardSwapRate&quot;;[.G24];[.G2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4];[$LIBORMarketModel.B$20]))" office:value-type="percentage" office:value="7.84948142309479">
            <text:p>784,9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9655130847179">
            <text:p>22,9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4453">
            <text:p>0,24</text:p>
          </table:table-cell>
          <table:table-cell table:style-name="ce21" table:formula="of:=IF(ISNUMBER([.O24]);[.M24]-[.O24];&quot;&quot;)" office:value-type="percentage" office:value="-0.0148748691528213">
            <text:p>-1,4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4]+0.5" office:value-type="float" office:value="7.5">
            <text:p>7,5</text:p>
          </table:table-cell>
          <table:table-cell table:style-name="ce21" table:formula="of:=[.B25]+[.$C$8]" office:value-type="float" office:value="17.5">
            <text:p>17,5</text:p>
          </table:table-cell>
          <table:table-cell table:style-name="ce21" office:value-type="float" office:value="0.5">
            <text:p>0,5</text:p>
          </table:table-cell>
          <table:table-cell table:style-name="ce47" table:formula="of:=[.K2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5 &#10;[8362]">
            <text:p>swap tenor 25 <text:line-break/>[8362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5]);[.G25];INFO.OBBA.OBBA.OBMAKE(&quot;&quot;;&quot;double&quot;;[.E25]))" office:value-type="string" office:string-value="mcSwaption25 &#10;[8365]">
            <text:p>mcSwaption25 <text:line-break/>[8365]</text:p>
          </table:table-cell>
          <table:table-cell table:style-name="ce49" table:formula="of:=INFO.OBBA.OBBA.OBRUN(&quot;mcSwptn price &quot;&amp;ROW();[.H25];&quot;getValue&quot;;[$LIBORMarketModel.$I$26])" office:value-type="string" office:string-value="mcSwptn price 25 &#10;[78615]">
            <text:p>mcSwptn price 25 <text:line-break/>[78615]</text:p>
          </table:table-cell>
          <table:table-cell table:style-name="ce50" table:formula="of:=INFO.OBBA.OBBA.OBGET(INFO.OBBA.OBBA.OBSYNC([.I25];[.$I$11:.$I$49]))" office:value-type="percentage" office:value="0.0384528481525117">
            <text:p>3,845%</text:p>
          </table:table-cell>
          <table:table-cell table:style-name="ce47" table:formula="of:=INFO.OBBA.OBBA.OBGET(INFO.OBBA.OBBA.OBCALL(&quot;&quot;;&quot;net.finmath.marketdata.products.Swap&quot;;&quot;getForwardSwapRate&quot;;[.G25];[.G2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5];[$LIBORMarketModel.B$20]))" office:value-type="percentage" office:value="7.77176378524237">
            <text:p>777,2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30187584587939">
            <text:p>23,0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WERT!</text:p>
          </table:table-cell>
          <table:table-cell table:style-name="ce21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5]+0.5" office:value-type="float" office:value="8">
            <text:p>8</text:p>
          </table:table-cell>
          <table:table-cell table:style-name="ce21" table:formula="of:=[.B26]+[.$C$8]" office:value-type="float" office:value="18">
            <text:p>18</text:p>
          </table:table-cell>
          <table:table-cell table:style-name="ce21" office:value-type="float" office:value="0.5">
            <text:p>0,5</text:p>
          </table:table-cell>
          <table:table-cell table:style-name="ce47" table:formula="of:=[.K2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6 &#10;[8371]">
            <text:p>swap tenor 26 <text:line-break/>[8371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6]);[.G26];INFO.OBBA.OBBA.OBMAKE(&quot;&quot;;&quot;double&quot;;[.E26]))" office:value-type="string" office:string-value="mcSwaption26 &#10;[8374]">
            <text:p>mcSwaption26 <text:line-break/>[8374]</text:p>
          </table:table-cell>
          <table:table-cell table:style-name="ce49" table:formula="of:=INFO.OBBA.OBBA.OBRUN(&quot;mcSwptn price &quot;&amp;ROW();[.H26];&quot;getValue&quot;;[$LIBORMarketModel.$I$26])" office:value-type="string" office:string-value="mcSwptn price 26 &#10;[78616]">
            <text:p>mcSwptn price 26 <text:line-break/>[78616]</text:p>
          </table:table-cell>
          <table:table-cell table:style-name="ce50" table:formula="of:=INFO.OBBA.OBBA.OBGET(INFO.OBBA.OBBA.OBSYNC([.I26];[.$I$11:.$I$49]))" office:value-type="percentage" office:value="0.0394314033295425">
            <text:p>3,943%</text:p>
          </table:table-cell>
          <table:table-cell table:style-name="ce47" table:formula="of:=INFO.OBBA.OBBA.OBGET(INFO.OBBA.OBBA.OBCALL(&quot;&quot;;&quot;net.finmath.marketdata.products.Swap&quot;;&quot;getForwardSwapRate&quot;;[.G26];[.G2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6];[$LIBORMarketModel.B$20]))" office:value-type="percentage" office:value="7.69481562895284">
            <text:p>769,5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31119651529712">
            <text:p>23,1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WERT!</text:p>
          </table:table-cell>
          <table:table-cell table:style-name="ce21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6]+0.5" office:value-type="float" office:value="8.5">
            <text:p>8,5</text:p>
          </table:table-cell>
          <table:table-cell table:style-name="ce21" table:formula="of:=[.B27]+[.$C$8]" office:value-type="float" office:value="18.5">
            <text:p>18,5</text:p>
          </table:table-cell>
          <table:table-cell table:style-name="ce21" office:value-type="float" office:value="0.5">
            <text:p>0,5</text:p>
          </table:table-cell>
          <table:table-cell table:style-name="ce47" table:formula="of:=[.K2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7 &#10;[8380]">
            <text:p>swap tenor 27 <text:line-break/>[8380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7]);[.G27];INFO.OBBA.OBBA.OBMAKE(&quot;&quot;;&quot;double&quot;;[.E27]))" office:value-type="string" office:string-value="mcSwaption27 &#10;[8383]">
            <text:p>mcSwaption27 <text:line-break/>[8383]</text:p>
          </table:table-cell>
          <table:table-cell table:style-name="ce49" table:formula="of:=INFO.OBBA.OBBA.OBRUN(&quot;mcSwptn price &quot;&amp;ROW();[.H27];&quot;getValue&quot;;[$LIBORMarketModel.$I$26])" office:value-type="string" office:string-value="mcSwptn price 27 &#10;[78617]">
            <text:p>mcSwptn price 27 <text:line-break/>[78617]</text:p>
          </table:table-cell>
          <table:table-cell table:style-name="ce50" table:formula="of:=INFO.OBBA.OBBA.OBGET(INFO.OBBA.OBBA.OBSYNC([.I27];[.$I$11:.$I$49]))" office:value-type="percentage" office:value="0.0395593217437507">
            <text:p>3,956%</text:p>
          </table:table-cell>
          <table:table-cell table:style-name="ce47" table:formula="of:=INFO.OBBA.OBBA.OBGET(INFO.OBBA.OBBA.OBCALL(&quot;&quot;;&quot;net.finmath.marketdata.products.Swap&quot;;&quot;getForwardSwapRate&quot;;[.G27];[.G2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7];[$LIBORMarketModel.B$20]))" office:value-type="percentage" office:value="7.61862933559687">
            <text:p>761,9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7306431804283">
            <text:p>22,7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WERT!</text:p>
          </table:table-cell>
          <table:table-cell table:style-name="ce21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7]+0.5" office:value-type="float" office:value="9">
            <text:p>9</text:p>
          </table:table-cell>
          <table:table-cell table:style-name="ce21" table:formula="of:=[.B28]+[.$C$8]" office:value-type="float" office:value="19">
            <text:p>19</text:p>
          </table:table-cell>
          <table:table-cell table:style-name="ce21" office:value-type="float" office:value="0.5">
            <text:p>0,5</text:p>
          </table:table-cell>
          <table:table-cell table:style-name="ce47" table:formula="of:=[.K2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8 &#10;[8389]">
            <text:p>swap tenor 28 <text:line-break/>[8389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8]);[.G28];INFO.OBBA.OBBA.OBMAKE(&quot;&quot;;&quot;double&quot;;[.E28]))" office:value-type="string" office:string-value="mcSwaption28 &#10;[8392]">
            <text:p>mcSwaption28 <text:line-break/>[8392]</text:p>
          </table:table-cell>
          <table:table-cell table:style-name="ce49" table:formula="of:=INFO.OBBA.OBBA.OBRUN(&quot;mcSwptn price &quot;&amp;ROW();[.H28];&quot;getValue&quot;;[$LIBORMarketModel.$I$26])" office:value-type="string" office:string-value="mcSwptn price 28 &#10;[78618]">
            <text:p>mcSwptn price 28 <text:line-break/>[78618]</text:p>
          </table:table-cell>
          <table:table-cell table:style-name="ce50" table:formula="of:=INFO.OBBA.OBBA.OBGET(INFO.OBBA.OBBA.OBSYNC([.I28];[.$I$11:.$I$49]))" office:value-type="percentage" office:value="0.0410171628965201">
            <text:p>4,102%</text:p>
          </table:table-cell>
          <table:table-cell table:style-name="ce47" table:formula="of:=INFO.OBBA.OBBA.OBGET(INFO.OBBA.OBBA.OBCALL(&quot;&quot;;&quot;net.finmath.marketdata.products.Swap&quot;;&quot;getForwardSwapRate&quot;;[.G28];[.G2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8];[$LIBORMarketModel.B$20]))" office:value-type="percentage" office:value="7.5431973619771">
            <text:p>754,3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31753228754218">
            <text:p>23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WERT!</text:p>
          </table:table-cell>
          <table:table-cell table:style-name="ce21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8]+0.5" office:value-type="float" office:value="9.5">
            <text:p>9,5</text:p>
          </table:table-cell>
          <table:table-cell table:style-name="ce21" table:formula="of:=[.B29]+[.$C$8]" office:value-type="float" office:value="19.5">
            <text:p>19,5</text:p>
          </table:table-cell>
          <table:table-cell table:style-name="ce21" office:value-type="float" office:value="0.5">
            <text:p>0,5</text:p>
          </table:table-cell>
          <table:table-cell table:style-name="ce47" table:formula="of:=[.K2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9 &#10;[8398]">
            <text:p>swap tenor 29 <text:line-break/>[839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29]);[.G29];INFO.OBBA.OBBA.OBMAKE(&quot;&quot;;&quot;double&quot;;[.E29]))" office:value-type="string" office:string-value="mcSwaption29 &#10;[8401]">
            <text:p>mcSwaption29 <text:line-break/>[8401]</text:p>
          </table:table-cell>
          <table:table-cell table:style-name="ce49" table:formula="of:=INFO.OBBA.OBBA.OBRUN(&quot;mcSwptn price &quot;&amp;ROW();[.H29];&quot;getValue&quot;;[$LIBORMarketModel.$I$26])" office:value-type="string" office:string-value="mcSwptn price 29 &#10;[78619]">
            <text:p>mcSwptn price 29 <text:line-break/>[78619]</text:p>
          </table:table-cell>
          <table:table-cell table:style-name="ce50" table:formula="of:=INFO.OBBA.OBBA.OBGET(INFO.OBBA.OBBA.OBSYNC([.I29];[.$I$11:.$I$49]))" office:value-type="percentage" office:value="0.041399610226286">
            <text:p>4,140%</text:p>
          </table:table-cell>
          <table:table-cell table:style-name="ce47" table:formula="of:=INFO.OBBA.OBBA.OBGET(INFO.OBBA.OBBA.OBCALL(&quot;&quot;;&quot;net.finmath.marketdata.products.Swap&quot;;&quot;getForwardSwapRate&quot;;[.G29];[.G2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29];[$LIBORMarketModel.B$20]))" office:value-type="percentage" office:value="7.46851223958129">
            <text:p>746,9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30138426951659">
            <text:p>23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WERT!</text:p>
          </table:table-cell>
          <table:table-cell table:style-name="ce21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9]+0.5" office:value-type="float" office:value="10">
            <text:p>10</text:p>
          </table:table-cell>
          <table:table-cell table:style-name="ce21" table:formula="of:=[.B30]+[.$C$8]" office:value-type="float" office:value="20">
            <text:p>20</text:p>
          </table:table-cell>
          <table:table-cell table:style-name="ce21" office:value-type="float" office:value="0.5">
            <text:p>0,5</text:p>
          </table:table-cell>
          <table:table-cell table:style-name="ce47" table:formula="of:=[.K30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30 &#10;[8407]">
            <text:p>swap tenor 30 <text:line-break/>[8407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0]);[.G30];INFO.OBBA.OBBA.OBMAKE(&quot;&quot;;&quot;double&quot;;[.E30]))" office:value-type="string" office:string-value="mcSwaption30 &#10;[8410]">
            <text:p>mcSwaption30 <text:line-break/>[8410]</text:p>
          </table:table-cell>
          <table:table-cell table:style-name="ce49" table:formula="of:=INFO.OBBA.OBBA.OBRUN(&quot;mcSwptn price &quot;&amp;ROW();[.H30];&quot;getValue&quot;;[$LIBORMarketModel.$I$26])" office:value-type="string" office:string-value="mcSwptn price 30 &#10;[78620]">
            <text:p>mcSwptn price 30 <text:line-break/>[78620]</text:p>
          </table:table-cell>
          <table:table-cell table:style-name="ce50" table:formula="of:=INFO.OBBA.OBBA.OBGET(INFO.OBBA.OBBA.OBSYNC([.I30];[.$I$11:.$I$49]))" office:value-type="percentage" office:value="0.0421445682735251">
            <text:p>4,214%</text:p>
          </table:table-cell>
          <table:table-cell table:style-name="ce47" table:formula="of:=INFO.OBBA.OBBA.OBGET(INFO.OBBA.OBBA.OBCALL(&quot;&quot;;&quot;net.finmath.marketdata.products.Swap&quot;;&quot;getForwardSwapRate&quot;;[.G30];[.G30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0];[$LIBORMarketModel.B$20]))" office:value-type="percentage" office:value="7.39456657384286">
            <text:p>739,5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30915103124063">
            <text:p>23,0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3265">
            <text:p>0,23</text:p>
          </table:table-cell>
          <table:table-cell table:style-name="ce21" table:formula="of:=IF(ISNUMBER([.O30]);[.M30]-[.O30];&quot;&quot;)" office:value-type="percentage" office:value="-0.00173489687593714">
            <text:p>-0,17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0]+0.5" office:value-type="float" office:value="10.5">
            <text:p>10,5</text:p>
          </table:table-cell>
          <table:table-cell table:style-name="ce21" table:formula="of:=[.B31]+[.$C$8]" office:value-type="float" office:value="20.5">
            <text:p>20,5</text:p>
          </table:table-cell>
          <table:table-cell table:style-name="ce21" office:value-type="float" office:value="0.5">
            <text:p>0,5</text:p>
          </table:table-cell>
          <table:table-cell table:style-name="ce47" table:formula="of:=[.K3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31 &#10;[8416]">
            <text:p>swap tenor 31 <text:line-break/>[8416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1]);[.G31];INFO.OBBA.OBBA.OBMAKE(&quot;&quot;;&quot;double&quot;;[.E31]))" office:value-type="string" office:string-value="mcSwaption31 &#10;[8419]">
            <text:p>mcSwaption31 <text:line-break/>[8419]</text:p>
          </table:table-cell>
          <table:table-cell table:style-name="ce49" table:formula="of:=INFO.OBBA.OBBA.OBRUN(&quot;mcSwptn price &quot;&amp;ROW();[.H31];&quot;getValue&quot;;[$LIBORMarketModel.$I$26])" office:value-type="string" office:string-value="mcSwptn price 31 &#10;[78621]">
            <text:p>mcSwptn price 31 <text:line-break/>[78621]</text:p>
          </table:table-cell>
          <table:table-cell table:style-name="ce50" table:formula="of:=INFO.OBBA.OBBA.OBGET(INFO.OBBA.OBBA.OBSYNC([.I31];[.$I$11:.$I$49]))" office:value-type="percentage" office:value="0.0425266641066124">
            <text:p>4,253%</text:p>
          </table:table-cell>
          <table:table-cell table:style-name="ce47" table:formula="of:=INFO.OBBA.OBBA.OBGET(INFO.OBBA.OBBA.OBCALL(&quot;&quot;;&quot;net.finmath.marketdata.products.Swap&quot;;&quot;getForwardSwapRate&quot;;[.G31];[.G3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1];[$LIBORMarketModel.B$20]))" office:value-type="percentage" office:value="7.32135304340877">
            <text:p>732,1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29870209184427">
            <text:p>22,9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WERT!</text:p>
          </table:table-cell>
          <table:table-cell table:style-name="ce21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1]+0.5" office:value-type="float" office:value="11">
            <text:p>11</text:p>
          </table:table-cell>
          <table:table-cell table:style-name="ce21" table:formula="of:=[.B32]+[.$C$8]" office:value-type="float" office:value="21">
            <text:p>21</text:p>
          </table:table-cell>
          <table:table-cell table:style-name="ce21" office:value-type="float" office:value="0.5">
            <text:p>0,5</text:p>
          </table:table-cell>
          <table:table-cell table:style-name="ce47" table:formula="of:=[.K3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32 &#10;[8425]">
            <text:p>swap tenor 32 <text:line-break/>[8425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2]);[.G32];INFO.OBBA.OBBA.OBMAKE(&quot;&quot;;&quot;double&quot;;[.E32]))" office:value-type="string" office:string-value="mcSwaption32 &#10;[8428]">
            <text:p>mcSwaption32 <text:line-break/>[8428]</text:p>
          </table:table-cell>
          <table:table-cell table:style-name="ce49" table:formula="of:=INFO.OBBA.OBBA.OBRUN(&quot;mcSwptn price &quot;&amp;ROW();[.H32];&quot;getValue&quot;;[$LIBORMarketModel.$I$26])" office:value-type="string" office:string-value="mcSwptn price 32 &#10;[78622]">
            <text:p>mcSwptn price 32 <text:line-break/>[78622]</text:p>
          </table:table-cell>
          <table:table-cell table:style-name="ce50" table:formula="of:=INFO.OBBA.OBBA.OBGET(INFO.OBBA.OBBA.OBSYNC([.I32];[.$I$11:.$I$49]))" office:value-type="percentage" office:value="0.0427335451987126">
            <text:p>4,273%</text:p>
          </table:table-cell>
          <table:table-cell table:style-name="ce47" table:formula="of:=INFO.OBBA.OBBA.OBGET(INFO.OBBA.OBBA.OBCALL(&quot;&quot;;&quot;net.finmath.marketdata.products.Swap&quot;;&quot;getForwardSwapRate&quot;;[.G32];[.G3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2];[$LIBORMarketModel.B$20]))" office:value-type="percentage" office:value="7.24886439941463">
            <text:p>724,9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28097520827805">
            <text:p>22,8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WERT!</text:p>
          </table:table-cell>
          <table:table-cell table:style-name="ce21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2]+0.5" office:value-type="float" office:value="11.5">
            <text:p>11,5</text:p>
          </table:table-cell>
          <table:table-cell table:style-name="ce21" table:formula="of:=[.B33]+[.$C$8]" office:value-type="float" office:value="21.5">
            <text:p>21,5</text:p>
          </table:table-cell>
          <table:table-cell table:style-name="ce21" office:value-type="float" office:value="0.5">
            <text:p>0,5</text:p>
          </table:table-cell>
          <table:table-cell table:style-name="ce47" table:formula="of:=[.K3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33 &#10;[8434]">
            <text:p>swap tenor 33 <text:line-break/>[8434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3]);[.G33];INFO.OBBA.OBBA.OBMAKE(&quot;&quot;;&quot;double&quot;;[.E33]))" office:value-type="string" office:string-value="mcSwaption33 &#10;[8437]">
            <text:p>mcSwaption33 <text:line-break/>[8437]</text:p>
          </table:table-cell>
          <table:table-cell table:style-name="ce49" table:formula="of:=INFO.OBBA.OBBA.OBRUN(&quot;mcSwptn price &quot;&amp;ROW();[.H33];&quot;getValue&quot;;[$LIBORMarketModel.$I$26])" office:value-type="string" office:string-value="mcSwptn price 33 &#10;[78623]">
            <text:p>mcSwptn price 33 <text:line-break/>[78623]</text:p>
          </table:table-cell>
          <table:table-cell table:style-name="ce50" table:formula="of:=INFO.OBBA.OBBA.OBGET(INFO.OBBA.OBBA.OBSYNC([.I33];[.$I$11:.$I$49]))" office:value-type="percentage" office:value="0.0432882778253142">
            <text:p>4,329%</text:p>
          </table:table-cell>
          <table:table-cell table:style-name="ce47" table:formula="of:=INFO.OBBA.OBBA.OBGET(INFO.OBBA.OBBA.OBCALL(&quot;&quot;;&quot;net.finmath.marketdata.products.Swap&quot;;&quot;getForwardSwapRate&quot;;[.G33];[.G3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3];[$LIBORMarketModel.B$20]))" office:value-type="percentage" office:value="7.17709346476696">
            <text:p>717,7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28502018871141">
            <text:p>22,8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WERT!</text:p>
          </table:table-cell>
          <table:table-cell table:style-name="ce21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3]+0.5" office:value-type="float" office:value="12">
            <text:p>12</text:p>
          </table:table-cell>
          <table:table-cell table:style-name="ce21" table:formula="of:=[.B34]+[.$C$8]" office:value-type="float" office:value="22">
            <text:p>22</text:p>
          </table:table-cell>
          <table:table-cell table:style-name="ce21" office:value-type="float" office:value="0.5">
            <text:p>0,5</text:p>
          </table:table-cell>
          <table:table-cell table:style-name="ce47" table:formula="of:=[.K3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34 &#10;[8443]">
            <text:p>swap tenor 34 <text:line-break/>[844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4]);[.G34];INFO.OBBA.OBBA.OBMAKE(&quot;&quot;;&quot;double&quot;;[.E34]))" office:value-type="string" office:string-value="mcSwaption34 &#10;[8446]">
            <text:p>mcSwaption34 <text:line-break/>[8446]</text:p>
          </table:table-cell>
          <table:table-cell table:style-name="ce49" table:formula="of:=INFO.OBBA.OBBA.OBRUN(&quot;mcSwptn price &quot;&amp;ROW();[.H34];&quot;getValue&quot;;[$LIBORMarketModel.$I$26])" office:value-type="string" office:string-value="mcSwptn price 34 &#10;[78624]">
            <text:p>mcSwptn price 34 <text:line-break/>[78624]</text:p>
          </table:table-cell>
          <table:table-cell table:style-name="ce50" table:formula="of:=INFO.OBBA.OBBA.OBGET(INFO.OBBA.OBBA.OBSYNC([.I34];[.$I$11:.$I$49]))" office:value-type="percentage" office:value="0.0439061646801766">
            <text:p>4,391%</text:p>
          </table:table-cell>
          <table:table-cell table:style-name="ce47" table:formula="of:=INFO.OBBA.OBBA.OBGET(INFO.OBBA.OBBA.OBCALL(&quot;&quot;;&quot;net.finmath.marketdata.products.Swap&quot;;&quot;getForwardSwapRate&quot;;[.G34];[.G3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4];[$LIBORMarketModel.B$20]))" office:value-type="percentage" office:value="7.10603313343263">
            <text:p>710,6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29445530869931">
            <text:p>22,9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WERT!</text:p>
          </table:table-cell>
          <table:table-cell table:style-name="ce21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4]+0.5" office:value-type="float" office:value="12.5">
            <text:p>12,5</text:p>
          </table:table-cell>
          <table:table-cell table:style-name="ce21" table:formula="of:=[.B35]+[.$C$8]" office:value-type="float" office:value="22.5">
            <text:p>22,5</text:p>
          </table:table-cell>
          <table:table-cell table:style-name="ce21" office:value-type="float" office:value="0.5">
            <text:p>0,5</text:p>
          </table:table-cell>
          <table:table-cell table:style-name="ce47" table:formula="of:=[.K3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35 &#10;[8452]">
            <text:p>swap tenor 35 <text:line-break/>[8452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5]);[.G35];INFO.OBBA.OBBA.OBMAKE(&quot;&quot;;&quot;double&quot;;[.E35]))" office:value-type="string" office:string-value="mcSwaption35 &#10;[8455]">
            <text:p>mcSwaption35 <text:line-break/>[8455]</text:p>
          </table:table-cell>
          <table:table-cell table:style-name="ce49" table:formula="of:=INFO.OBBA.OBBA.OBRUN(&quot;mcSwptn price &quot;&amp;ROW();[.H35];&quot;getValue&quot;;[$LIBORMarketModel.$I$26])" office:value-type="string" office:string-value="mcSwptn price 35 &#10;[78625]">
            <text:p>mcSwptn price 35 <text:line-break/>[78625]</text:p>
          </table:table-cell>
          <table:table-cell table:style-name="ce50" table:formula="of:=INFO.OBBA.OBBA.OBGET(INFO.OBBA.OBBA.OBSYNC([.I35];[.$I$11:.$I$49]))" office:value-type="percentage" office:value="0.0445059327079339">
            <text:p>4,451%</text:p>
          </table:table-cell>
          <table:table-cell table:style-name="ce47" table:formula="of:=INFO.OBBA.OBBA.OBGET(INFO.OBBA.OBBA.OBCALL(&quot;&quot;;&quot;net.finmath.marketdata.products.Swap&quot;;&quot;getForwardSwapRate&quot;;[.G35];[.G3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5];[$LIBORMarketModel.B$20]))" office:value-type="percentage" office:value="7.03567636973528">
            <text:p>703,6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30461588402608">
            <text:p>23,0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WERT!</text:p>
          </table:table-cell>
          <table:table-cell table:style-name="ce21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5]+0.5" office:value-type="float" office:value="13">
            <text:p>13</text:p>
          </table:table-cell>
          <table:table-cell table:style-name="ce21" table:formula="of:=[.B36]+[.$C$8]" office:value-type="float" office:value="23">
            <text:p>23</text:p>
          </table:table-cell>
          <table:table-cell table:style-name="ce21" office:value-type="float" office:value="0.5">
            <text:p>0,5</text:p>
          </table:table-cell>
          <table:table-cell table:style-name="ce47" table:formula="of:=[.K3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36 &#10;[8461]">
            <text:p>swap tenor 36 <text:line-break/>[8461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6]);[.G36];INFO.OBBA.OBBA.OBMAKE(&quot;&quot;;&quot;double&quot;;[.E36]))" office:value-type="string" office:string-value="mcSwaption36 &#10;[8464]">
            <text:p>mcSwaption36 <text:line-break/>[8464]</text:p>
          </table:table-cell>
          <table:table-cell table:style-name="ce49" table:formula="of:=INFO.OBBA.OBBA.OBRUN(&quot;mcSwptn price &quot;&amp;ROW();[.H36];&quot;getValue&quot;;[$LIBORMarketModel.$I$26])" office:value-type="string" office:string-value="mcSwptn price 36 &#10;[78626]">
            <text:p>mcSwptn price 36 <text:line-break/>[78626]</text:p>
          </table:table-cell>
          <table:table-cell table:style-name="ce50" table:formula="of:=INFO.OBBA.OBBA.OBGET(INFO.OBBA.OBBA.OBSYNC([.I36];[.$I$11:.$I$49]))" office:value-type="percentage" office:value="0.0448178651545728">
            <text:p>4,482%</text:p>
          </table:table-cell>
          <table:table-cell table:style-name="ce47" table:formula="of:=INFO.OBBA.OBBA.OBGET(INFO.OBBA.OBBA.OBCALL(&quot;&quot;;&quot;net.finmath.marketdata.products.Swap&quot;;&quot;getForwardSwapRate&quot;;[.G36];[.G3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6];[$LIBORMarketModel.B$20]))" office:value-type="percentage" office:value="6.96601620765869">
            <text:p>696,6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0072725858853">
            <text:p>23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WERT!</text:p>
          </table:table-cell>
          <table:table-cell table:style-name="ce21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6]+0.5" office:value-type="float" office:value="13.5">
            <text:p>13,5</text:p>
          </table:table-cell>
          <table:table-cell table:style-name="ce21" table:formula="of:=[.B37]+[.$C$8]" office:value-type="float" office:value="23.5">
            <text:p>23,5</text:p>
          </table:table-cell>
          <table:table-cell table:style-name="ce21" office:value-type="float" office:value="0.5">
            <text:p>0,5</text:p>
          </table:table-cell>
          <table:table-cell table:style-name="ce47" table:formula="of:=[.K3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37 &#10;[8470]">
            <text:p>swap tenor 37 <text:line-break/>[8470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7]);[.G37];INFO.OBBA.OBBA.OBMAKE(&quot;&quot;;&quot;double&quot;;[.E37]))" office:value-type="string" office:string-value="mcSwaption37 &#10;[8473]">
            <text:p>mcSwaption37 <text:line-break/>[8473]</text:p>
          </table:table-cell>
          <table:table-cell table:style-name="ce49" table:formula="of:=INFO.OBBA.OBBA.OBRUN(&quot;mcSwptn price &quot;&amp;ROW();[.H37];&quot;getValue&quot;;[$LIBORMarketModel.$I$26])" office:value-type="string" office:string-value="mcSwptn price 37 &#10;[78627]">
            <text:p>mcSwptn price 37 <text:line-break/>[78627]</text:p>
          </table:table-cell>
          <table:table-cell table:style-name="ce50" table:formula="of:=INFO.OBBA.OBBA.OBGET(INFO.OBBA.OBBA.OBSYNC([.I37];[.$I$11:.$I$49]))" office:value-type="percentage" office:value="0.0456534784787533">
            <text:p>4,565%</text:p>
          </table:table-cell>
          <table:table-cell table:style-name="ce47" table:formula="of:=INFO.OBBA.OBBA.OBGET(INFO.OBBA.OBBA.OBCALL(&quot;&quot;;&quot;net.finmath.marketdata.products.Swap&quot;;&quot;getForwardSwapRate&quot;;[.G37];[.G3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7];[$LIBORMarketModel.B$20]))" office:value-type="percentage" office:value="6.89704575015712">
            <text:p>689,7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2685974705096">
            <text:p>23,2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WERT!</text:p>
          </table:table-cell>
          <table:table-cell table:style-name="ce21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7]+0.5" office:value-type="float" office:value="14">
            <text:p>14</text:p>
          </table:table-cell>
          <table:table-cell table:style-name="ce21" table:formula="of:=[.B38]+[.$C$8]" office:value-type="float" office:value="24">
            <text:p>24</text:p>
          </table:table-cell>
          <table:table-cell table:style-name="ce21" office:value-type="float" office:value="0.5">
            <text:p>0,5</text:p>
          </table:table-cell>
          <table:table-cell table:style-name="ce47" table:formula="of:=[.K3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38 &#10;[8479]">
            <text:p>swap tenor 38 <text:line-break/>[8479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8]);[.G38];INFO.OBBA.OBBA.OBMAKE(&quot;&quot;;&quot;double&quot;;[.E38]))" office:value-type="string" office:string-value="mcSwaption38 &#10;[8482]">
            <text:p>mcSwaption38 <text:line-break/>[8482]</text:p>
          </table:table-cell>
          <table:table-cell table:style-name="ce49" table:formula="of:=INFO.OBBA.OBBA.OBRUN(&quot;mcSwptn price &quot;&amp;ROW();[.H38];&quot;getValue&quot;;[$LIBORMarketModel.$I$26])" office:value-type="string" office:string-value="mcSwptn price 38 &#10;[78628]">
            <text:p>mcSwptn price 38 <text:line-break/>[78628]</text:p>
          </table:table-cell>
          <table:table-cell table:style-name="ce50" table:formula="of:=INFO.OBBA.OBBA.OBGET(INFO.OBBA.OBBA.OBSYNC([.I38];[.$I$11:.$I$49]))" office:value-type="percentage" office:value="0.0462176908430276">
            <text:p>4,622%</text:p>
          </table:table-cell>
          <table:table-cell table:style-name="ce47" table:formula="of:=INFO.OBBA.OBBA.OBGET(INFO.OBBA.OBBA.OBCALL(&quot;&quot;;&quot;net.finmath.marketdata.products.Swap&quot;;&quot;getForwardSwapRate&quot;;[.G38];[.G3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8];[$LIBORMarketModel.B$20]))" office:value-type="percentage" office:value="6.82875816847239">
            <text:p>682,9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3966809221315">
            <text:p>23,4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WERT!</text:p>
          </table:table-cell>
          <table:table-cell table:style-name="ce21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8]+0.5" office:value-type="float" office:value="14.5">
            <text:p>14,5</text:p>
          </table:table-cell>
          <table:table-cell table:style-name="ce21" table:formula="of:=[.B39]+[.$C$8]" office:value-type="float" office:value="24.5">
            <text:p>24,5</text:p>
          </table:table-cell>
          <table:table-cell table:style-name="ce21" office:value-type="float" office:value="0.5">
            <text:p>0,5</text:p>
          </table:table-cell>
          <table:table-cell table:style-name="ce47" table:formula="of:=[.K3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39 &#10;[8488]">
            <text:p>swap tenor 39 <text:line-break/>[848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39]);[.G39];INFO.OBBA.OBBA.OBMAKE(&quot;&quot;;&quot;double&quot;;[.E39]))" office:value-type="string" office:string-value="mcSwaption39 &#10;[8491]">
            <text:p>mcSwaption39 <text:line-break/>[8491]</text:p>
          </table:table-cell>
          <table:table-cell table:style-name="ce49" table:formula="of:=INFO.OBBA.OBBA.OBRUN(&quot;mcSwptn price &quot;&amp;ROW();[.H39];&quot;getValue&quot;;[$LIBORMarketModel.$I$26])" office:value-type="string" office:string-value="mcSwptn price 39 &#10;[78629]">
            <text:p>mcSwptn price 39 <text:line-break/>[78629]</text:p>
          </table:table-cell>
          <table:table-cell table:style-name="ce50" table:formula="of:=INFO.OBBA.OBBA.OBGET(INFO.OBBA.OBBA.OBSYNC([.I39];[.$I$11:.$I$49]))" office:value-type="percentage" office:value="0.0468858583898796">
            <text:p>4,689%</text:p>
          </table:table-cell>
          <table:table-cell table:style-name="ce47" table:formula="of:=INFO.OBBA.OBBA.OBGET(INFO.OBBA.OBBA.OBCALL(&quot;&quot;;&quot;net.finmath.marketdata.products.Swap&quot;;&quot;getForwardSwapRate&quot;;[.G39];[.G3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39];[$LIBORMarketModel.B$20]))" office:value-type="percentage" office:value="6.76114670145782">
            <text:p>676,1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5944115773559">
            <text:p>23,5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WERT!</text:p>
          </table:table-cell>
          <table:table-cell table:style-name="ce21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9]+0.5" office:value-type="float" office:value="15">
            <text:p>15</text:p>
          </table:table-cell>
          <table:table-cell table:style-name="ce21" table:formula="of:=[.B40]+[.$C$8]" office:value-type="float" office:value="25">
            <text:p>25</text:p>
          </table:table-cell>
          <table:table-cell table:style-name="ce21" office:value-type="float" office:value="0.5">
            <text:p>0,5</text:p>
          </table:table-cell>
          <table:table-cell table:style-name="ce47" table:formula="of:=[.K40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40 &#10;[8497]">
            <text:p>swap tenor 40 <text:line-break/>[8497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0]);[.G40];INFO.OBBA.OBBA.OBMAKE(&quot;&quot;;&quot;double&quot;;[.E40]))" office:value-type="string" office:string-value="mcSwaption40 &#10;[8500]">
            <text:p>mcSwaption40 <text:line-break/>[8500]</text:p>
          </table:table-cell>
          <table:table-cell table:style-name="ce49" table:formula="of:=INFO.OBBA.OBBA.OBRUN(&quot;mcSwptn price &quot;&amp;ROW();[.H40];&quot;getValue&quot;;[$LIBORMarketModel.$I$26])" office:value-type="string" office:string-value="mcSwptn price 40 &#10;[78630]">
            <text:p>mcSwptn price 40 <text:line-break/>[78630]</text:p>
          </table:table-cell>
          <table:table-cell table:style-name="ce50" table:formula="of:=INFO.OBBA.OBBA.OBGET(INFO.OBBA.OBBA.OBSYNC([.I40];[.$I$11:.$I$49]))" office:value-type="percentage" office:value="0.0479392566371813">
            <text:p>4,794%</text:p>
          </table:table-cell>
          <table:table-cell table:style-name="ce47" table:formula="of:=INFO.OBBA.OBBA.OBGET(INFO.OBBA.OBBA.OBCALL(&quot;&quot;;&quot;net.finmath.marketdata.products.Swap&quot;;&quot;getForwardSwapRate&quot;;[.G40];[.G40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0];[$LIBORMarketModel.B$20]))" office:value-type="percentage" office:value="6.69420465490873">
            <text:p>669,4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40122675372592">
            <text:p>24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4255">
            <text:p>0,24</text:p>
          </table:table-cell>
          <table:table-cell table:style-name="ce21" table:formula="of:=IF(ISNUMBER([.O40]);[.M40]-[.O40];&quot;&quot;)" office:value-type="percentage" office:value="-0.00242732462740763">
            <text:p>-0,2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0]+0.5" office:value-type="float" office:value="15.5">
            <text:p>15,5</text:p>
          </table:table-cell>
          <table:table-cell table:style-name="ce21" table:formula="of:=[.B41]+[.$C$8]" office:value-type="float" office:value="25.5">
            <text:p>25,5</text:p>
          </table:table-cell>
          <table:table-cell table:style-name="ce21" office:value-type="float" office:value="0.5">
            <text:p>0,5</text:p>
          </table:table-cell>
          <table:table-cell table:style-name="ce47" table:formula="of:=[.K41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41 &#10;[8506]">
            <text:p>swap tenor 41 <text:line-break/>[8506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1]);[.G41];INFO.OBBA.OBBA.OBMAKE(&quot;&quot;;&quot;double&quot;;[.E41]))" office:value-type="string" office:string-value="mcSwaption41 &#10;[8509]">
            <text:p>mcSwaption41 <text:line-break/>[8509]</text:p>
          </table:table-cell>
          <table:table-cell table:style-name="ce49" table:formula="of:=INFO.OBBA.OBBA.OBRUN(&quot;mcSwptn price &quot;&amp;ROW();[.H41];&quot;getValue&quot;;[$LIBORMarketModel.$I$26])" office:value-type="string" office:string-value="mcSwptn price 41 &#10;[78631]">
            <text:p>mcSwptn price 41 <text:line-break/>[78631]</text:p>
          </table:table-cell>
          <table:table-cell table:style-name="ce50" table:formula="of:=INFO.OBBA.OBBA.OBGET(INFO.OBBA.OBBA.OBSYNC([.I41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1];[.G41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1];[$LIBORMarketModel.B$20]))" office:value-type="percentage" office:value="6.62792540089973">
            <text:p>662,8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WERT!</text:p>
          </table:table-cell>
          <table:table-cell table:style-name="ce21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1]+0.5" office:value-type="float" office:value="16">
            <text:p>16</text:p>
          </table:table-cell>
          <table:table-cell table:style-name="ce21" table:formula="of:=[.B42]+[.$C$8]" office:value-type="float" office:value="26">
            <text:p>26</text:p>
          </table:table-cell>
          <table:table-cell table:style-name="ce21" office:value-type="float" office:value="0.5">
            <text:p>0,5</text:p>
          </table:table-cell>
          <table:table-cell table:style-name="ce47" table:formula="of:=[.K42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42 &#10;[8515]">
            <text:p>swap tenor 42 <text:line-break/>[8515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2]);[.G42];INFO.OBBA.OBBA.OBMAKE(&quot;&quot;;&quot;double&quot;;[.E42]))" office:value-type="string" office:string-value="mcSwaption42 &#10;[8518]">
            <text:p>mcSwaption42 <text:line-break/>[8518]</text:p>
          </table:table-cell>
          <table:table-cell table:style-name="ce49" table:formula="of:=INFO.OBBA.OBBA.OBRUN(&quot;mcSwptn price &quot;&amp;ROW();[.H42];&quot;getValue&quot;;[$LIBORMarketModel.$I$26])" office:value-type="string" office:string-value="mcSwptn price 42 &#10;[78632]">
            <text:p>mcSwptn price 42 <text:line-break/>[78632]</text:p>
          </table:table-cell>
          <table:table-cell table:style-name="ce50" table:formula="of:=INFO.OBBA.OBBA.OBGET(INFO.OBBA.OBBA.OBSYNC([.I42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2];[.G42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2];[$LIBORMarketModel.B$20]))" office:value-type="percentage" office:value="6.56230237712845">
            <text:p>656,2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WERT!</text:p>
          </table:table-cell>
          <table:table-cell table:style-name="ce21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2]+0.5" office:value-type="float" office:value="16.5">
            <text:p>16,5</text:p>
          </table:table-cell>
          <table:table-cell table:style-name="ce21" table:formula="of:=[.B43]+[.$C$8]" office:value-type="float" office:value="26.5">
            <text:p>26,5</text:p>
          </table:table-cell>
          <table:table-cell table:style-name="ce21" office:value-type="float" office:value="0.5">
            <text:p>0,5</text:p>
          </table:table-cell>
          <table:table-cell table:style-name="ce47" table:formula="of:=[.K43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43 &#10;[8524]">
            <text:p>swap tenor 43 <text:line-break/>[8524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3]);[.G43];INFO.OBBA.OBBA.OBMAKE(&quot;&quot;;&quot;double&quot;;[.E43]))" office:value-type="string" office:string-value="mcSwaption43 &#10;[8527]">
            <text:p>mcSwaption43 <text:line-break/>[8527]</text:p>
          </table:table-cell>
          <table:table-cell table:style-name="ce49" table:formula="of:=INFO.OBBA.OBBA.OBRUN(&quot;mcSwptn price &quot;&amp;ROW();[.H43];&quot;getValue&quot;;[$LIBORMarketModel.$I$26])" office:value-type="string" office:string-value="mcSwptn price 43 &#10;[78633]">
            <text:p>mcSwptn price 43 <text:line-break/>[78633]</text:p>
          </table:table-cell>
          <table:table-cell table:style-name="ce50" table:formula="of:=INFO.OBBA.OBBA.OBGET(INFO.OBBA.OBBA.OBSYNC([.I43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3];[.G43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3];[$LIBORMarketModel.B$20]))" office:value-type="percentage" office:value="6.49732908626579">
            <text:p>649,7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WERT!</text:p>
          </table:table-cell>
          <table:table-cell table:style-name="ce21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3]+0.5" office:value-type="float" office:value="17">
            <text:p>17</text:p>
          </table:table-cell>
          <table:table-cell table:style-name="ce21" table:formula="of:=[.B44]+[.$C$8]" office:value-type="float" office:value="27">
            <text:p>27</text:p>
          </table:table-cell>
          <table:table-cell table:style-name="ce21" office:value-type="float" office:value="0.5">
            <text:p>0,5</text:p>
          </table:table-cell>
          <table:table-cell table:style-name="ce47" table:formula="of:=[.K44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44 &#10;[8533]">
            <text:p>swap tenor 44 <text:line-break/>[8533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4]);[.G44];INFO.OBBA.OBBA.OBMAKE(&quot;&quot;;&quot;double&quot;;[.E44]))" office:value-type="string" office:string-value="mcSwaption44 &#10;[8536]">
            <text:p>mcSwaption44 <text:line-break/>[8536]</text:p>
          </table:table-cell>
          <table:table-cell table:style-name="ce49" table:formula="of:=INFO.OBBA.OBBA.OBRUN(&quot;mcSwptn price &quot;&amp;ROW();[.H44];&quot;getValue&quot;;[$LIBORMarketModel.$I$26])" office:value-type="string" office:string-value="mcSwptn price 44 &#10;[78634]">
            <text:p>mcSwptn price 44 <text:line-break/>[78634]</text:p>
          </table:table-cell>
          <table:table-cell table:style-name="ce50" table:formula="of:=INFO.OBBA.OBBA.OBGET(INFO.OBBA.OBBA.OBSYNC([.I44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4];[.G44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4];[$LIBORMarketModel.B$20]))" office:value-type="percentage" office:value="6.43299909531266">
            <text:p>643,3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WERT!</text:p>
          </table:table-cell>
          <table:table-cell table:style-name="ce21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4]+0.5" office:value-type="float" office:value="17.5">
            <text:p>17,5</text:p>
          </table:table-cell>
          <table:table-cell table:style-name="ce21" table:formula="of:=[.B45]+[.$C$8]" office:value-type="float" office:value="27.5">
            <text:p>27,5</text:p>
          </table:table-cell>
          <table:table-cell table:style-name="ce21" office:value-type="float" office:value="0.5">
            <text:p>0,5</text:p>
          </table:table-cell>
          <table:table-cell table:style-name="ce47" table:formula="of:=[.K45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45 &#10;[8542]">
            <text:p>swap tenor 45 <text:line-break/>[8542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5]);[.G45];INFO.OBBA.OBBA.OBMAKE(&quot;&quot;;&quot;double&quot;;[.E45]))" office:value-type="string" office:string-value="mcSwaption45 &#10;[8545]">
            <text:p>mcSwaption45 <text:line-break/>[8545]</text:p>
          </table:table-cell>
          <table:table-cell table:style-name="ce49" table:formula="of:=INFO.OBBA.OBBA.OBRUN(&quot;mcSwptn price &quot;&amp;ROW();[.H45];&quot;getValue&quot;;[$LIBORMarketModel.$I$26])" office:value-type="string" office:string-value="mcSwptn price 45 &#10;[78635]">
            <text:p>mcSwptn price 45 <text:line-break/>[78635]</text:p>
          </table:table-cell>
          <table:table-cell table:style-name="ce50" table:formula="of:=INFO.OBBA.OBBA.OBGET(INFO.OBBA.OBBA.OBSYNC([.I45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5];[.G45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5];[$LIBORMarketModel.B$20]))" office:value-type="percentage" office:value="6.36930603496303">
            <text:p>636,9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WERT!</text:p>
          </table:table-cell>
          <table:table-cell table:style-name="ce21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5]+0.5" office:value-type="float" office:value="18">
            <text:p>18</text:p>
          </table:table-cell>
          <table:table-cell table:style-name="ce21" table:formula="of:=[.B46]+[.$C$8]" office:value-type="float" office:value="28">
            <text:p>28</text:p>
          </table:table-cell>
          <table:table-cell table:style-name="ce21" office:value-type="float" office:value="0.5">
            <text:p>0,5</text:p>
          </table:table-cell>
          <table:table-cell table:style-name="ce47" table:formula="of:=[.K46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46 &#10;[8551]">
            <text:p>swap tenor 46 <text:line-break/>[8551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6]);[.G46];INFO.OBBA.OBBA.OBMAKE(&quot;&quot;;&quot;double&quot;;[.E46]))" office:value-type="string" office:string-value="mcSwaption46 &#10;[8554]">
            <text:p>mcSwaption46 <text:line-break/>[8554]</text:p>
          </table:table-cell>
          <table:table-cell table:style-name="ce49" table:formula="of:=INFO.OBBA.OBBA.OBRUN(&quot;mcSwptn price &quot;&amp;ROW();[.H46];&quot;getValue&quot;;[$LIBORMarketModel.$I$26])" office:value-type="string" office:string-value="mcSwptn price 46 &#10;[78636]">
            <text:p>mcSwptn price 46 <text:line-break/>[78636]</text:p>
          </table:table-cell>
          <table:table-cell table:style-name="ce50" table:formula="of:=INFO.OBBA.OBBA.OBGET(INFO.OBBA.OBBA.OBSYNC([.I46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6];[.G46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6];[$LIBORMarketModel.B$20]))" office:value-type="percentage" office:value="6.3062435989733">
            <text:p>630,6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WERT!</text:p>
          </table:table-cell>
          <table:table-cell table:style-name="ce21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6]+0.5" office:value-type="float" office:value="18.5">
            <text:p>18,5</text:p>
          </table:table-cell>
          <table:table-cell table:style-name="ce21" table:formula="of:=[.B47]+[.$C$8]" office:value-type="float" office:value="28.5">
            <text:p>28,5</text:p>
          </table:table-cell>
          <table:table-cell table:style-name="ce21" office:value-type="float" office:value="0.5">
            <text:p>0,5</text:p>
          </table:table-cell>
          <table:table-cell table:style-name="ce47" table:formula="of:=[.K47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47 &#10;[8560]">
            <text:p>swap tenor 47 <text:line-break/>[8560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7]);[.G47];INFO.OBBA.OBBA.OBMAKE(&quot;&quot;;&quot;double&quot;;[.E47]))" office:value-type="string" office:string-value="mcSwaption47 &#10;[8563]">
            <text:p>mcSwaption47 <text:line-break/>[8563]</text:p>
          </table:table-cell>
          <table:table-cell table:style-name="ce49" table:formula="of:=INFO.OBBA.OBBA.OBRUN(&quot;mcSwptn price &quot;&amp;ROW();[.H47];&quot;getValue&quot;;[$LIBORMarketModel.$I$26])" office:value-type="string" office:string-value="mcSwptn price 47 &#10;[78637]">
            <text:p>mcSwptn price 47 <text:line-break/>[78637]</text:p>
          </table:table-cell>
          <table:table-cell table:style-name="ce50" table:formula="of:=INFO.OBBA.OBBA.OBGET(INFO.OBBA.OBBA.OBSYNC([.I47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7];[.G47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7];[$LIBORMarketModel.B$20]))" office:value-type="percentage" office:value="6.24380554353792">
            <text:p>624,4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WERT!</text:p>
          </table:table-cell>
          <table:table-cell table:style-name="ce21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7]+0.5" office:value-type="float" office:value="19">
            <text:p>19</text:p>
          </table:table-cell>
          <table:table-cell table:style-name="ce21" table:formula="of:=[.B48]+[.$C$8]" office:value-type="float" office:value="29">
            <text:p>29</text:p>
          </table:table-cell>
          <table:table-cell table:style-name="ce21" office:value-type="float" office:value="0.5">
            <text:p>0,5</text:p>
          </table:table-cell>
          <table:table-cell table:style-name="ce47" table:formula="of:=[.K48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48 &#10;[8569]">
            <text:p>swap tenor 48 <text:line-break/>[8569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8]);[.G48];INFO.OBBA.OBBA.OBMAKE(&quot;&quot;;&quot;double&quot;;[.E48]))" office:value-type="string" office:string-value="mcSwaption48 &#10;[8572]">
            <text:p>mcSwaption48 <text:line-break/>[8572]</text:p>
          </table:table-cell>
          <table:table-cell table:style-name="ce49" table:formula="of:=INFO.OBBA.OBBA.OBRUN(&quot;mcSwptn price &quot;&amp;ROW();[.H48];&quot;getValue&quot;;[$LIBORMarketModel.$I$26])" office:value-type="string" office:string-value="mcSwptn price 48 &#10;[78638]">
            <text:p>mcSwptn price 48 <text:line-break/>[78638]</text:p>
          </table:table-cell>
          <table:table-cell table:style-name="ce50" table:formula="of:=INFO.OBBA.OBBA.OBGET(INFO.OBBA.OBBA.OBSYNC([.I48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8];[.G48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8];[$LIBORMarketModel.B$20]))" office:value-type="percentage" office:value="6.18198568667121">
            <text:p>618,2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WERT!</text:p>
          </table:table-cell>
          <table:table-cell table:style-name="ce21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8]+0.5" office:value-type="float" office:value="19.5">
            <text:p>19,5</text:p>
          </table:table-cell>
          <table:table-cell table:style-name="ce21" table:formula="of:=[.B49]+[.$C$8]" office:value-type="float" office:value="29.5">
            <text:p>29,5</text:p>
          </table:table-cell>
          <table:table-cell table:style-name="ce21" office:value-type="float" office:value="0.5">
            <text:p>0,5</text:p>
          </table:table-cell>
          <table:table-cell table:style-name="ce47" table:formula="of:=[.K49]+[.$C$7]" office:value-type="percentage" office:value="0.02">
            <text:p>2,0%</text:p>
          </table:table-cell>
          <table:table-cell table:style-name="ce47"/>
          <table:table-cell table:style-name="ce48" table:formula="of:=INFO.OBBA.OBBA.OBMAKE(&quot;swap tenor 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49 &#10;[8578]">
            <text:p>swap tenor 49 <text:line-break/>[8578]</text:p>
          </table:table-cell>
          <table:table-cell table:style-name="ce48" table:formula="of:=INFO.OBBA.OBBA.OBMAKE(&quot;mcSwaption&quot;&amp;ROW();&quot;net.finmath.montecarlo.interestrate.products.Swaption&quot;;INFO.OBBA.OBBA.OBMAKE(&quot;&quot;;&quot;double&quot;;[.B49]);[.G49];INFO.OBBA.OBBA.OBMAKE(&quot;&quot;;&quot;double&quot;;[.E49]))" office:value-type="string" office:string-value="mcSwaption49 &#10;[8581]">
            <text:p>mcSwaption49 <text:line-break/>[8581]</text:p>
          </table:table-cell>
          <table:table-cell table:style-name="ce49" table:formula="of:=INFO.OBBA.OBBA.OBRUN(&quot;mcSwptn price &quot;&amp;ROW();[.H49];&quot;getValue&quot;;[$LIBORMarketModel.$I$26])" office:value-type="string" office:string-value="mcSwptn price 49 &#10;[78639]">
            <text:p>mcSwptn price 49 <text:line-break/>[78639]</text:p>
          </table:table-cell>
          <table:table-cell table:style-name="ce50" table:formula="of:=INFO.OBBA.OBBA.OBGET(INFO.OBBA.OBBA.OBSYNC([.I49];[.$I$11:.$I$49]))" office:value-type="percentage" office:value="0">
            <text:p>#WERT!</text:p>
          </table:table-cell>
          <table:table-cell table:style-name="ce47" table:formula="of:=INFO.OBBA.OBBA.OBGET(INFO.OBBA.OBBA.OBCALL(&quot;&quot;;&quot;net.finmath.marketdata.products.Swap&quot;;&quot;getForwardSwapRate&quot;;[.G49];[.G49];[$LIBORMarketModel.B$20]))" office:value-type="percentage" office:value="0.02">
            <text:p>2,0%</text:p>
          </table:table-cell>
          <table:table-cell table:style-name="ce47" table:formula="of:=INFO.OBBA.OBBA.OBGET(INFO.OBBA.OBBA.OBCALL(&quot;&quot;;&quot;net.finmath.marketdata.products.SwapAnnuity&quot;;&quot;getSwapAnnuity&quot;;[.G49];[$LIBORMarketModel.B$20]))" office:value-type="percentage" office:value="6.12077790759525">
            <text:p>612,1%</text:p>
          </table:table-cell>
          <table:table-cell table:style-name="ce55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WERT!</text:p>
          </table:table-cell>
          <table:table-cell table:style-name="ce21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48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48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ngle Swaption" table:style-name="ta5" table:print="false">
        <table:table-column table:style-name="co5" table:default-cell-style-name="ce56"/>
        <table:table-column table:style-name="co6" table:number-columns-repeated="1023" table:default-cell-style-name="ce56"/>
        <table:table-row table:style-name="ro5">
          <table:table-cell table:style-name="ce14" table:number-columns-repeated="257"/>
          <table:table-cell table:number-columns-repeated="767"/>
        </table:table-row>
        <table:table-row table:style-name="ro3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69" table:number-columns-repeated="767"/>
        </table:table-row>
        <table:table-row table:style-name="ro5">
          <table:table-cell table:style-name="ce14"/>
          <table:table-cell table:style-name="ce42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/>
          <table:table-cell table:style-name="ce57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5">
          <table:table-cell table:style-name="ce14"/>
          <table:table-cell table:style-name="ce58" table:number-columns-repeated="2"/>
          <table:table-cell table:style-name="ce14" table:number-columns-repeated="254"/>
          <table:table-cell table:number-columns-repeated="767"/>
        </table:table-row>
        <table:table-row table:style-name="ro7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67" table:formula="of:=INFO.OBBA.OBBA.OBMAKE(&quot;fixingDates&quot;;&quot;double[]&quot;;[.K9:.K11])" office:value-type="string" office:string-value="fixingDates &#10;[8912]">
            <text:p>fixingDates </text:p>
            <text:p>[8912]</text:p>
          </table:table-cell>
          <table:table-cell table:style-name="ce67" table:formula="of:=INFO.OBBA.OBBA.OBMAKE(&quot;paymentDates&quot;;&quot;double[]&quot;;[.L9:.L11])" office:value-type="string" office:string-value="paymentDates &#10;[8911]">
            <text:p>paymentDates </text:p>
            <text:p>[8911]</text:p>
          </table:table-cell>
          <table:table-cell table:style-name="ce67" table:formula="of:=INFO.OBBA.OBBA.OBMAKE(&quot;periodLength&quot;;&quot;double[]&quot;;[.M9:.M11])" office:value-type="string" office:string-value="periodLength &#10;[8910]">
            <text:p>periodLength </text:p>
            <text:p>[8910]</text:p>
          </table:table-cell>
          <table:table-cell table:style-name="ce67" table:formula="of:=INFO.OBBA.OBBA.OBMAKE(&quot;swapRates&quot;;&quot;double[]&quot;;[.N9:.N11])" office:value-type="string" office:string-value="swapRates &#10;[8909]">
            <text:p>swapRates </text:p>
            <text:p>[8909]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9" table:formula="of:=INFO.OBBA.OBBA.OBMAKE(&quot;swap start&quot;;&quot;double&quot;;[.C9])" office:value-type="string" office:string-value="swap start &#10;[8917]">
            <text:p>swap start </text:p>
            <text:p>[8917]</text:p>
          </table:table-cell>
          <table:table-cell table:style-name="ce21" office:value-type="float" office:value="2">
            <text:p>2</text:p>
          </table:table-cell>
          <table:table-cell table:style-name="ce14"/>
          <table:table-cell table:style-name="ce61" table:formula="of:=INFO.OBBA.OBBA.OBMAKE(&quot;option maturity&quot;;&quot;double&quot;;[.F9])" office:value-type="string" office:string-value="option maturity &#10;[8923]">
            <text:p>option maturity </text:p>
            <text:p>[8923]</text:p>
          </table:table-cell>
          <table:table-cell table:style-name="ce21" table:formula="of:=[.C9]" office:value-type="float" office:value="2">
            <text:p>2</text:p>
          </table:table-cell>
          <table:table-cell table:style-name="ce14"/>
          <table:table-cell table:style-name="ce59" table:formula="of:=INFO.OBBA.OBBA.OBMAKE(&quot;exerciseDate&quot;;&quot;double&quot;;[.I9])" office:value-type="string" office:string-value="exerciseDate &#10;[8913]">
            <text:p>exerciseDate </text:p>
            <text:p>[8913]</text:p>
          </table:table-cell>
          <table:table-cell table:style-name="ce21" office:value-type="float" office:value="2">
            <text:p>2</text:p>
          </table:table-cell>
          <table:table-cell table:style-name="ce14"/>
          <table:table-cell table:style-name="ce21" office:value-type="float" office:value="2">
            <text:p>2</text:p>
          </table:table-cell>
          <table:table-cell table:style-name="ce21" office:value-type="float" office:value="2.5">
            <text:p>2,5</text:p>
          </table:table-cell>
          <table:table-cell table:style-name="ce21" office:value-type="float" office:value="0.5">
            <text:p>0,5</text:p>
          </table:table-cell>
          <table:table-cell table:style-name="ce68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9" table:formula="of:=INFO.OBBA.OBBA.OBMAKE(&quot;swap end&quot;;&quot;double&quot;;[.C10])" office:value-type="string" office:string-value="swap end &#10;[8918]">
            <text:p>swap end </text:p>
            <text:p>[8918]</text:p>
          </table:table-cell>
          <table:table-cell table:style-name="ce21" office:value-type="float" office:value="3.5">
            <text:p>3,5</text:p>
          </table:table-cell>
          <table:table-cell table:style-name="ce14"/>
          <table:table-cell table:style-name="ce61" table:formula="of:=INFO.OBBA.OBBA.OBMAKE(&quot;option strike&quot;;&quot;double&quot;;[.F10])" office:value-type="string" office:string-value="option strike &#10;[8916]">
            <text:p>option strike </text:p>
            <text:p>[8916]</text:p>
          </table:table-cell>
          <table:table-cell table:style-name="ce47" office:value-type="percentage" office:value="0.02">
            <text:p>2,0%</text:p>
          </table:table-cell>
          <table:table-cell table:style-name="ce14" table:number-columns-repeated="4"/>
          <table:table-cell table:style-name="ce21" office:value-type="float" office:value="2.5">
            <text:p>2,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5">
            <text:p>0,5</text:p>
          </table:table-cell>
          <table:table-cell table:style-name="ce68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9" table:formula="of:=INFO.OBBA.OBBA.OBMAKE(&quot;swap period length&quot;;&quot;double&quot;;[.C11])" office:value-type="string" office:string-value="swap period length &#10;[8919]">
            <text:p>swap period length </text:p>
            <text:p>[8919]</text:p>
          </table:table-cell>
          <table:table-cell table:style-name="ce21" office:value-type="float" office:value="0.5">
            <text:p>0,5</text:p>
          </table:table-cell>
          <table:table-cell table:style-name="ce14" table:number-columns-repeated="4"/>
          <table:table-cell table:style-name="ce44" office:value-type="string">
            <text:p>payment schedule</text:p>
          </table:table-cell>
          <table:table-cell table:style-name="ce21" office:value-type="string">
            <text:p>(see right)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1" office:value-type="float" office:value="3.5">
            <text:p>3,5</text:p>
          </table:table-cell>
          <table:table-cell table:style-name="ce21" office:value-type="float" office:value="0.5">
            <text:p>0,5</text:p>
          </table:table-cell>
          <table:table-cell table:style-name="ce68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9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8921]">
            <text:p>short period </text:p>
            <text:p>[8921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254"/>
          <table:table-cell table:number-columns-repeated="767"/>
        </table:table-row>
        <table:table-row table:style-name="ro7">
          <table:table-cell table:style-name="ce14"/>
          <table:table-cell table:style-name="ce59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21" table:formula="of:=INFO.OBBA.OBBA.OBMAKE(&quot;swap tenor&quot;;obLibs&amp;&quot;net.finmath.time.TimeDiscretization&quot;;[.B9:.B12])" office:value-type="string" office:string-value="swap tenor &#10;[8922]">
            <text:p>swap tenor </text:p>
            <text:p>[8922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8924]">
            <text:p>mcSwaption </text:p>
            <text:p>[8924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8914]">
            <text:p>mcSwaption2 </text:p>
            <text:p>[8914]</text:p>
          </table:table-cell>
          <table:table-cell table:style-name="ce14" table:number-columns-repeated="249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/>
          <table:table-cell table:style-name="ce60" office:value-type="string">
            <text:p>Result</text:p>
          </table:table-cell>
          <table:table-cell table:style-name="ce60"/>
          <table:table-cell table:style-name="ce14"/>
          <table:table-cell table:style-name="ce60" office:value-type="string">
            <text:p>Result</text:p>
          </table:table-cell>
          <table:table-cell table:style-name="ce60"/>
          <table:table-cell table:style-name="ce14"/>
          <table:table-cell table:style-name="ce60" office:value-type="string">
            <text:p>Result</text:p>
          </table:table-cell>
          <table:table-cell table:style-name="ce60"/>
          <table:table-cell table:style-name="ce14" table:number-columns-repeated="248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/>
          <table:table-cell table:style-name="ce59" table:formula="of:=INFO.OBBA.OBBA.OBMAKE(&quot;forward swaprate&quot;;&quot;double&quot;;[.C19])" office:value-type="string" office:string-value="forward swaprate &#10;[8930]">
            <text:p>forward swaprate </text:p>
            <text:p>[8930]</text:p>
          </table:table-cell>
          <table:table-cell table:style-name="ce51" table:formula="of:=INFO.OBBA.OBBA.OBGET(INFO.OBBA.OBBA.OBCALL(&quot;&quot;;&quot;net.finmath.marketdata.products.Swap&quot;;&quot;getForwardSwapRate&quot;;[.B15];[.B15];[$LIBORMarketModel.B$20]))" office:value-type="percentage" office:value="0.02">
            <text:p>2,0%</text:p>
          </table:table-cell>
          <table:table-cell table:style-name="ce14"/>
          <table:table-cell table:style-name="ce44" office:value-type="string">
            <text:p>Value(LMM):</text:p>
          </table:table-cell>
          <table:table-cell table:style-name="ce62" table:formula="of:=INFO.OBBA.OBBA.OBGET(INFO.OBBA.OBBA.OBCALL(&quot;&quot;;[.E15];&quot;getValue&quot;;[$LIBORMarketModel.I26]))" office:value-type="percentage" office:value="0.0113785037313868">
            <text:p>1,138%</text:p>
          </table:table-cell>
          <table:table-cell table:style-name="ce14"/>
          <table:table-cell table:style-name="ce44" office:value-type="string">
            <text:p>Value(LMM):</text:p>
          </table:table-cell>
          <table:table-cell table:style-name="ce62" table:formula="of:=INFO.OBBA.OBBA.OBGET(INFO.OBBA.OBBA.OBCALL(&quot;&quot;;[.H15];&quot;getValue&quot;;[$LIBORMarketModel.$I$26]))" office:value-type="percentage" office:value="0.0113785037313868">
            <text:p>1,138%</text:p>
          </table:table-cell>
          <table:table-cell table:style-name="ce14" table:number-columns-repeated="248"/>
          <table:table-cell table:number-columns-repeated="767"/>
        </table:table-row>
        <table:table-row table:style-name="ro7">
          <table:table-cell table:style-name="ce14"/>
          <table:table-cell table:style-name="ce59" table:formula="of:=INFO.OBBA.OBBA.OBMAKE(&quot;swap annuity&quot;;&quot;double&quot;;[.C20])" office:value-type="string" office:string-value="swap annuity &#10;[8928]">
            <text:p>swap annuity </text:p>
            <text:p>[8928]</text:p>
          </table:table-cell>
          <table:table-cell table:style-name="ce51" table:formula="of:=INFO.OBBA.OBBA.OBGET(INFO.OBBA.OBBA.OBCALL(&quot;&quot;;&quot;net.finmath.marketdata.products.SwapAnnuity&quot;;&quot;getSwapAnnuity&quot;;[.B15];[$LIBORMarketModel.B$20]))" office:value-type="percentage" office:value="1.41311448878405">
            <text:p>141,3%</text:p>
          </table:table-cell>
          <table:table-cell table:style-name="ce14"/>
          <table:table-cell table:style-name="ce44" office:value-type="string">
            <text:p>Implied Volatility: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746914805438358">
            <text:p>74,69148%</text:p>
          </table:table-cell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5"/>
          <table:table-cell table:style-name="ce14" table:formula="of:=INFO.OBBA.OBBA.OBGET(INFO.OBBA.OBBA.OBCALL(&quot;&quot;;[.E15];&quot;getValues&quot;;[$LIBORMarketModel.I26]))" office:value-type="string" office:string-value="{error=3.335066632553224E-4, value=0.01137850373138684}">
            <text:p>{error=3.335066632553224E-4, value=0.01137850373138684}</text:p>
          </table:table-cell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7"/>
          <table:table-cell table:style-name="ce44"/>
          <table:table-cell table:style-name="ce63"/>
          <table:table-cell table:style-name="ce14" table:number-columns-repeated="248"/>
          <table:table-cell table:number-columns-repeated="767"/>
        </table:table-row>
        <table:table-row table:style-name="ro5">
          <table:table-cell table:style-name="ce14"/>
          <table:table-cell table:style-name="ce44"/>
          <table:table-cell table:style-name="ce14" table:number-columns-repeated="7"/>
          <table:table-cell table:style-name="ce66"/>
          <table:table-cell table:style-name="ce14" table:number-columns-repeated="247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59" table:formula="of:=INFO.OBBA.OBBA.OBMAKE(&quot;volatility&quot;;&quot;double&quot;;[.F29])" office:value-type="string" office:string-value="volatility &#10;[8933]">
            <text:p>volatility </text:p>
            <text:p>[8933]</text:p>
          </table:table-cell>
          <table:table-cell table:style-name="ce64" office:value-type="percentage" office:value="0.75">
            <text:p>75,0%</text:p>
          </table:table-cell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60" office:value-type="string">
            <text:p>Result</text:p>
          </table:table-cell>
          <table:table-cell table:style-name="ce60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44" office:value-type="string">
            <text:p>Value(Black-Scholes):</text:p>
          </table:table-cell>
          <table:table-cell table:style-name="ce65" table:formula="of:=INFO.OBBA.OBBA.OBGET(INFO.OBBA.OBBA.OBCALL(&quot;swaptionValue&quot;;obLibs&amp;&quot;net.finmath.functions.AnalyticFormulas&quot;;&quot;blackModelSwaptionValue&quot;;[.B19];[.E29];[.E9:.E10];[.B20]))" office:value-type="percentage" office:value="0.0114212691976996">
            <text:p>1,142%</text:p>
          </table:table-cell>
          <table:table-cell table:style-name="ce14" table:number-columns-repeated="251"/>
          <table:table-cell table:number-columns-repeated="767"/>
        </table:table-row>
        <table:table-row table:style-name="ro5" table:number-rows-repeated="65503">
          <table:table-cell table:style-name="ce14" table:number-columns-repeated="257"/>
          <table:table-cell table:number-columns-repeated="767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el" table:style-name="ta6" table:print="false">
        <office:forms form:automatic-focus="false" form:apply-design-mode="false"/>
        <table:table-column table:style-name="co5" table:default-cell-style-name="ce37"/>
        <table:table-column table:style-name="co9" table:number-columns-repeated="256" table:default-cell-style-name="ce37"/>
        <table:table-column table:style-name="co8" table:number-columns-repeated="767" table:default-cell-style-name="ce37"/>
        <table:table-row table:style-name="ro9">
          <table:table-cell table:style-name="ce14" table:number-columns-repeated="3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42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70"/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Covariance Model:</text:p>
          </table:table-cell>
          <table:table-cell table:style-name="ce73" table:formula="of:=INFO.OBBA.OBBA.OBCAST(INFO.OBBA.OBBA.OBCALL(&quot;covarianceModelFromLMMCalibrated&quot;;[LIBORMarketModel.$E$63];&quot;getCovarianceModel&quot;);&quot;net.finmath.montecarlo.interestrate.modelplugins.LIBORCovarianceModelFromVolatilityAndCorrelation&quot;)" office:value-type="string" office:string-value="covarianceModelFromLMMCalibrated &#10;[66116]">
            <text:p>covarianceModelFromLMMCalibrated </text:p>
            <text:p>[66116]</text:p>
          </table:table-cell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Volatility Model:</text:p>
          </table:table-cell>
          <table:table-cell table:style-name="ce48" table:formula="of:=INFO.OBBA.OBBA.OBCALL(&quot;volatilityModelFromLMMCalibrated&quot;;[.$C$5];&quot;getVolatilityModel&quot;)" office:value-type="string" office:string-value="volatilityModelFromLMMCalibrated &#10;[66117]">
            <text:p>volatilityModelFromLMMCalibrated </text:p>
            <text:p>[66117]</text:p>
          </table:table-cell>
          <table:table-cell table:style-name="ce21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48"/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48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21"/>
          <table:table-cell table:style-name="ce71"/>
          <table:table-cell table:style-name="ce45" office:value-type="float" office:value="0">
            <text:p>0</text:p>
          </table:table-cell>
          <table:table-cell table:style-name="ce45" table:formula="of:=[.C9]+1" office:value-type="float" office:value="1">
            <text:p>1</text:p>
          </table:table-cell>
          <table:table-cell table:style-name="ce45" table:formula="of:=[.D9]+1" office:value-type="float" office:value="2">
            <text:p>2</text:p>
          </table:table-cell>
          <table:table-cell table:style-name="ce45" table:formula="of:=[.E9]+1" office:value-type="float" office:value="3">
            <text:p>3</text:p>
          </table:table-cell>
          <table:table-cell table:style-name="ce45" table:formula="of:=[.F9]+1" office:value-type="float" office:value="4">
            <text:p>4</text:p>
          </table:table-cell>
          <table:table-cell table:style-name="ce45" table:formula="of:=[.G9]+1" office:value-type="float" office:value="5">
            <text:p>5</text:p>
          </table:table-cell>
          <table:table-cell table:style-name="ce45" table:formula="of:=[.H9]+1" office:value-type="float" office:value="6">
            <text:p>6</text:p>
          </table:table-cell>
          <table:table-cell table:style-name="ce45" table:formula="of:=[.I9]+1" office:value-type="float" office:value="7">
            <text:p>7</text:p>
          </table:table-cell>
          <table:table-cell table:style-name="ce45" table:formula="of:=[.J9]+1" office:value-type="float" office:value="8">
            <text:p>8</text:p>
          </table:table-cell>
          <table:table-cell table:style-name="ce45" table:formula="of:=[.K9]+1" office:value-type="float" office:value="9">
            <text:p>9</text:p>
          </table:table-cell>
          <table:table-cell table:style-name="ce45" table:formula="of:=[.L9]+1" office:value-type="float" office:value="10">
            <text:p>10</text:p>
          </table:table-cell>
          <table:table-cell table:style-name="ce45" table:formula="of:=[.M9]+1" office:value-type="float" office:value="11">
            <text:p>11</text:p>
          </table:table-cell>
          <table:table-cell table:style-name="ce45" table:formula="of:=[.N9]+1" office:value-type="float" office:value="12">
            <text:p>12</text:p>
          </table:table-cell>
          <table:table-cell table:style-name="ce45" table:formula="of:=[.O9]+1" office:value-type="float" office:value="13">
            <text:p>13</text:p>
          </table:table-cell>
          <table:table-cell table:style-name="ce45" table:formula="of:=[.P9]+1" office:value-type="float" office:value="14">
            <text:p>14</text:p>
          </table:table-cell>
          <table:table-cell table:style-name="ce45" table:formula="of:=[.Q9]+1" office:value-type="float" office:value="15">
            <text:p>15</text:p>
          </table:table-cell>
          <table:table-cell table:style-name="ce45" table:formula="of:=[.R9]+1" office:value-type="float" office:value="16">
            <text:p>16</text:p>
          </table:table-cell>
          <table:table-cell table:style-name="ce45" table:formula="of:=[.S9]+1" office:value-type="float" office:value="17">
            <text:p>17</text:p>
          </table:table-cell>
          <table:table-cell table:style-name="ce45" table:formula="of:=[.T9]+1" office:value-type="float" office:value="18">
            <text:p>18</text:p>
          </table:table-cell>
          <table:table-cell table:style-name="ce45" table:formula="of:=[.U9]+1" office:value-type="float" office:value="19">
            <text:p>19</text:p>
          </table:table-cell>
          <table:table-cell table:style-name="ce45" table:formula="of:=[.V9]+1" office:value-type="float" office:value="20">
            <text:p>20</text:p>
          </table:table-cell>
          <table:table-cell table:style-name="ce45" table:formula="of:=[.W9]+1" office:value-type="float" office:value="21">
            <text:p>21</text:p>
          </table:table-cell>
          <table:table-cell table:style-name="ce45" table:formula="of:=[.X9]+1" office:value-type="float" office:value="22">
            <text:p>22</text:p>
          </table:table-cell>
          <table:table-cell table:style-name="ce45" table:formula="of:=[.Y9]+1" office:value-type="float" office:value="23">
            <text:p>23</text:p>
          </table:table-cell>
          <table:table-cell table:style-name="ce45" table:formula="of:=[.Z9]+1" office:value-type="float" office:value="24">
            <text:p>24</text:p>
          </table:table-cell>
          <table:table-cell table:style-name="ce45" table:formula="of:=[.AA9]+1" office:value-type="float" office:value="25">
            <text:p>25</text:p>
          </table:table-cell>
          <table:table-cell table:style-name="ce45" table:formula="of:=[.AB9]+1" office:value-type="float" office:value="26">
            <text:p>26</text:p>
          </table:table-cell>
          <table:table-cell table:style-name="ce45" table:formula="of:=[.AC9]+1" office:value-type="float" office:value="27">
            <text:p>27</text:p>
          </table:table-cell>
          <table:table-cell table:style-name="ce45" table:formula="of:=[.AD9]+1" office:value-type="float" office:value="28">
            <text:p>28</text:p>
          </table:table-cell>
          <table:table-cell table:style-name="ce45" table:formula="of:=[.AE9]+1" office:value-type="float" office:value="29">
            <text:p>29</text:p>
          </table:table-cell>
          <table:table-cell table:style-name="ce45" table:formula="of:=[.AF9]+1" office:value-type="float" office:value="30">
            <text:p>30</text:p>
          </table:table-cell>
          <table:table-cell table:style-name="ce45" table:formula="of:=[.AG9]+1" office:value-type="float" office:value="31">
            <text:p>31</text:p>
          </table:table-cell>
          <table:table-cell table:style-name="ce45" table:formula="of:=[.AH9]+1" office:value-type="float" office:value="32">
            <text:p>32</text:p>
          </table:table-cell>
          <table:table-cell table:style-name="ce45" table:formula="of:=[.AI9]+1" office:value-type="float" office:value="33">
            <text:p>33</text:p>
          </table:table-cell>
          <table:table-cell table:style-name="ce45" table:formula="of:=[.AJ9]+1" office:value-type="float" office:value="34">
            <text:p>34</text:p>
          </table:table-cell>
          <table:table-cell table:style-name="ce45" table:formula="of:=[.AK9]+1" office:value-type="float" office:value="35">
            <text:p>35</text:p>
          </table:table-cell>
          <table:table-cell table:style-name="ce45" table:formula="of:=[.AL9]+1" office:value-type="float" office:value="36">
            <text:p>36</text:p>
          </table:table-cell>
          <table:table-cell table:style-name="ce45" table:formula="of:=[.AM9]+1" office:value-type="float" office:value="37">
            <text:p>37</text:p>
          </table:table-cell>
          <table:table-cell table:style-name="ce45" table:formula="of:=[.AN9]+1" office:value-type="float" office:value="38">
            <text:p>38</text:p>
          </table:table-cell>
          <table:table-cell table:style-name="ce21" table:number-columns-repeated="983"/>
        </table:table-row>
        <table:table-row table:style-name="ro9">
          <table:table-cell table:style-name="ce14"/>
          <table:table-cell table:style-name="ce21" office:value-type="float" office:value="0">
            <text:p>0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">
            <text:p>1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">
            <text:p>2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">
            <text:p>3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4">
            <text:p>4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761205467779554">
            <text:p>76,12%</text:p>
            <draw:frame table:end-cell-address="Model.I36" table:end-x="0.003cm" table:end-y="0.012cm" draw:z-index="0" draw:style-name="gr1" svg:width="12.359cm" svg:height="10.593cm" svg:x="0.041cm" svg:y="0.012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48cm" svg:height="10.593cm" svg:x="0.053cm" svg:y="0.012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5">
            <text:p>5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6">
            <text:p>6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7">
            <text:p>7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8">
            <text:p>8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9">
            <text:p>9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0">
            <text:p>10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1">
            <text:p>11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2">
            <text:p>12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3">
            <text:p>13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4">
            <text:p>14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5">
            <text:p>15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6">
            <text:p>16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7">
            <text:p>17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8">
            <text:p>18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9">
            <text:p>19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0">
            <text:p>20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1">
            <text:p>21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2">
            <text:p>22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3">
            <text:p>23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4">
            <text:p>24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5">
            <text:p>25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6">
            <text:p>26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7">
            <text:p>27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8">
            <text:p>28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9">
            <text:p>29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0">
            <text:p>30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1">
            <text:p>31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2">
            <text:p>32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3">
            <text:p>33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252845401088587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4">
            <text:p>34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252887034612233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252845401088587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5">
            <text:p>35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252918390542612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252887034612233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252845401088587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6">
            <text:p>36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252941964981177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252918390542612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252887034612233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252845401088587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7">
            <text:p>37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252959660667299">
            <text:p>25,3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252941964981177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252918390542612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252887034612233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252845401088587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8">
            <text:p>38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252972923929664">
            <text:p>25,3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252959660667299">
            <text:p>25,3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252941964981177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252918390542612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252887034612233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252845401088587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1.6710370316053">
            <text:p>167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9">
            <text:p>39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252982851363783">
            <text:p>25,3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252972923929664">
            <text:p>25,3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252959660667299">
            <text:p>25,3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252941964981177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252918390542612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252887034612233">
            <text:p>25,2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252845401088587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252790225795281">
            <text:p>25,2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252717255245268">
            <text:p>25,2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252620968977649">
            <text:p>25,2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252494234839894">
            <text:p>25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252327886780756">
            <text:p>25,2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252110216639314">
            <text:p>25,2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25182637636695">
            <text:p>25,1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251457697153491">
            <text:p>25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250980950229451">
            <text:p>25,1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250367605565464">
            <text:p>25,04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249583196705535">
            <text:p>24,9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248586983735799">
            <text:p>24,8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247332238654165">
            <text:p>24,7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24576768311292">
            <text:p>24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243840924625362">
            <text:p>24,3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241505218417135">
            <text:p>24,1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238731608377926">
            <text:p>23,8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35529589573623">
            <text:p>23,5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231981058247244">
            <text:p>23,20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228294723405332">
            <text:p>22,83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224891710698165">
            <text:p>22,49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222538321932438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222549585871537">
            <text:p>22,25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27098451364937">
            <text:p>22,7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39681823838005">
            <text:p>23,9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65818422840324">
            <text:p>26,5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314087937908464">
            <text:p>31,41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97670916370829">
            <text:p>39,77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536621020165593">
            <text:p>53,66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761205467779554">
            <text:p>76,12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1.11679955513763">
            <text:p>111,68%</text:p>
          </table:table-cell>
          <table:table-cell table:style-name="ce74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1.6710370316053">
            <text:p>167,1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Correlation Model:</text:p>
          </table:table-cell>
          <table:table-cell table:style-name="ce73" table:formula="of:=INFO.OBBA.OBBA.OBCALL(&quot;correlationModelFromLMM&quot;;[.$C$5];&quot;getCorrelationModel&quot;)" office:value-type="string" office:string-value="correlationModelFromLMM &#10;[72359]">
            <text:p>correlationModelFromLMM </text:p>
            <text:p>[72359]</text:p>
          </table:table-cell>
          <table:table-cell table:style-name="ce48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44" office:value-type="string">
            <text:p>Simulation time: </text:p>
          </table:table-cell>
          <table:table-cell table:style-name="ce75" office:value-type="float" office:value="0">
            <text:p>0</text:p>
          </table:table-cell>
          <table:table-cell table:style-name="ce48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75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14"/>
          <table:table-cell table:style-name="ce72"/>
          <table:table-cell table:style-name="ce45" office:value-type="float" office:value="0">
            <text:p>0</text:p>
          </table:table-cell>
          <table:table-cell table:style-name="ce45" table:formula="of:=[.C54]+1" office:value-type="float" office:value="1">
            <text:p>1</text:p>
          </table:table-cell>
          <table:table-cell table:style-name="ce45" table:formula="of:=[.D54]+1" office:value-type="float" office:value="2">
            <text:p>2</text:p>
          </table:table-cell>
          <table:table-cell table:style-name="ce45" table:formula="of:=[.E54]+1" office:value-type="float" office:value="3">
            <text:p>3</text:p>
          </table:table-cell>
          <table:table-cell table:style-name="ce45" table:formula="of:=[.F54]+1" office:value-type="float" office:value="4">
            <text:p>4</text:p>
          </table:table-cell>
          <table:table-cell table:style-name="ce45" table:formula="of:=[.G54]+1" office:value-type="float" office:value="5">
            <text:p>5</text:p>
          </table:table-cell>
          <table:table-cell table:style-name="ce45" table:formula="of:=[.H54]+1" office:value-type="float" office:value="6">
            <text:p>6</text:p>
          </table:table-cell>
          <table:table-cell table:style-name="ce45" table:formula="of:=[.I54]+1" office:value-type="float" office:value="7">
            <text:p>7</text:p>
          </table:table-cell>
          <table:table-cell table:style-name="ce45" table:formula="of:=[.J54]+1" office:value-type="float" office:value="8">
            <text:p>8</text:p>
          </table:table-cell>
          <table:table-cell table:style-name="ce45" table:formula="of:=[.K54]+1" office:value-type="float" office:value="9">
            <text:p>9</text:p>
          </table:table-cell>
          <table:table-cell table:style-name="ce45" table:formula="of:=[.L54]+1" office:value-type="float" office:value="10">
            <text:p>10</text:p>
          </table:table-cell>
          <table:table-cell table:style-name="ce45" table:formula="of:=[.M54]+1" office:value-type="float" office:value="11">
            <text:p>11</text:p>
          </table:table-cell>
          <table:table-cell table:style-name="ce45" table:formula="of:=[.N54]+1" office:value-type="float" office:value="12">
            <text:p>12</text:p>
          </table:table-cell>
          <table:table-cell table:style-name="ce45" table:formula="of:=[.O54]+1" office:value-type="float" office:value="13">
            <text:p>13</text:p>
          </table:table-cell>
          <table:table-cell table:style-name="ce45" table:formula="of:=[.P54]+1" office:value-type="float" office:value="14">
            <text:p>14</text:p>
          </table:table-cell>
          <table:table-cell table:style-name="ce45" table:formula="of:=[.Q54]+1" office:value-type="float" office:value="15">
            <text:p>15</text:p>
          </table:table-cell>
          <table:table-cell table:style-name="ce45" table:formula="of:=[.R54]+1" office:value-type="float" office:value="16">
            <text:p>16</text:p>
          </table:table-cell>
          <table:table-cell table:style-name="ce45" table:formula="of:=[.S54]+1" office:value-type="float" office:value="17">
            <text:p>17</text:p>
          </table:table-cell>
          <table:table-cell table:style-name="ce45" table:formula="of:=[.T54]+1" office:value-type="float" office:value="18">
            <text:p>18</text:p>
          </table:table-cell>
          <table:table-cell table:style-name="ce45" table:formula="of:=[.U54]+1" office:value-type="float" office:value="19">
            <text:p>19</text:p>
          </table:table-cell>
          <table:table-cell table:style-name="ce45" table:formula="of:=[.V54]+1" office:value-type="float" office:value="20">
            <text:p>20</text:p>
          </table:table-cell>
          <table:table-cell table:style-name="ce45" table:formula="of:=[.W54]+1" office:value-type="float" office:value="21">
            <text:p>21</text:p>
          </table:table-cell>
          <table:table-cell table:style-name="ce45" table:formula="of:=[.X54]+1" office:value-type="float" office:value="22">
            <text:p>22</text:p>
          </table:table-cell>
          <table:table-cell table:style-name="ce45" table:formula="of:=[.Y54]+1" office:value-type="float" office:value="23">
            <text:p>23</text:p>
          </table:table-cell>
          <table:table-cell table:style-name="ce45" table:formula="of:=[.Z54]+1" office:value-type="float" office:value="24">
            <text:p>24</text:p>
          </table:table-cell>
          <table:table-cell table:style-name="ce45" table:formula="of:=[.AA54]+1" office:value-type="float" office:value="25">
            <text:p>25</text:p>
          </table:table-cell>
          <table:table-cell table:style-name="ce45" table:formula="of:=[.AB54]+1" office:value-type="float" office:value="26">
            <text:p>26</text:p>
          </table:table-cell>
          <table:table-cell table:style-name="ce45" table:formula="of:=[.AC54]+1" office:value-type="float" office:value="27">
            <text:p>27</text:p>
          </table:table-cell>
          <table:table-cell table:style-name="ce45" table:formula="of:=[.AD54]+1" office:value-type="float" office:value="28">
            <text:p>28</text:p>
          </table:table-cell>
          <table:table-cell table:style-name="ce45" table:formula="of:=[.AE54]+1" office:value-type="float" office:value="29">
            <text:p>29</text:p>
          </table:table-cell>
          <table:table-cell table:style-name="ce45" table:formula="of:=[.AF54]+1" office:value-type="float" office:value="30">
            <text:p>30</text:p>
          </table:table-cell>
          <table:table-cell table:style-name="ce45" table:formula="of:=[.AG54]+1" office:value-type="float" office:value="31">
            <text:p>31</text:p>
          </table:table-cell>
          <table:table-cell table:style-name="ce45" table:formula="of:=[.AH54]+1" office:value-type="float" office:value="32">
            <text:p>32</text:p>
          </table:table-cell>
          <table:table-cell table:style-name="ce45" table:formula="of:=[.AI54]+1" office:value-type="float" office:value="33">
            <text:p>33</text:p>
          </table:table-cell>
          <table:table-cell table:style-name="ce45" table:formula="of:=[.AJ54]+1" office:value-type="float" office:value="34">
            <text:p>34</text:p>
          </table:table-cell>
          <table:table-cell table:style-name="ce45" table:formula="of:=[.AK54]+1" office:value-type="float" office:value="35">
            <text:p>35</text:p>
          </table:table-cell>
          <table:table-cell table:style-name="ce45" table:formula="of:=[.AL54]+1" office:value-type="float" office:value="36">
            <text:p>36</text:p>
          </table:table-cell>
          <table:table-cell table:style-name="ce45" table:formula="of:=[.AM54]+1" office:value-type="float" office:value="37">
            <text:p>37</text:p>
          </table:table-cell>
          <table:table-cell table:style-name="ce45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0">
            <text:p>0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0.999810537759839">
            <text:p>99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0.998383181922558">
            <text:p>99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0.993782591146537">
            <text:p>99,3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0.983279502580052">
            <text:p>98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0.963589400188445">
            <text:p>96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0.9314909020524">
            <text:p>93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0.884888963274313">
            <text:p>88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0.823978894928719">
            <text:p>82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0.751768705259598">
            <text:p>75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0.673412362917041">
            <text:p>67,3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0.594667001030821">
            <text:p>59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0.520419097299696">
            <text:p>52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0.453958717177312">
            <text:p>45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0.396996372874173">
            <text:p>39,7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0.350045778547944">
            <text:p>35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0.312837876677387">
            <text:p>31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0.284616518022788">
            <text:p>28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0.264308047643732">
            <text:p>26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0.250620606096395">
            <text:p>25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0.242131671237839">
            <text:p>24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0.23738682632089">
            <text:p>23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0.234991543216809">
            <text:p>23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0.233664936629869">
            <text:p>23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0.232245300670973">
            <text:p>23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0.229667455495842">
            <text:p>2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0.224949749168309">
            <text:p>22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0.217229922049899">
            <text:p>21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0.20587377794605">
            <text:p>20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0.190642539870438">
            <text:p>19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0.171847755985004">
            <text:p>17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0.150386537971634">
            <text:p>15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0.127592364795395">
            <text:p>12,7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0.10495163147622">
            <text:p>10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0.083822948772871">
            <text:p>8,3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0.0652726672985454">
            <text:p>6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0.0500444907866308">
            <text:p>5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0.0386058926631642">
            <text:p>3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0.0311977307556027">
            <text:p>3,1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">
            <text:p>1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0.999810537759839">
            <text:p>99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0.999300436604184">
            <text:p>99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0.995761213936567">
            <text:p>99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0.986636264808634">
            <text:p>98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0.96860577038317">
            <text:p>96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0.938378647803376">
            <text:p>93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0.893748262759229">
            <text:p>8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0.834766754876903">
            <text:p>83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0.764296749160156">
            <text:p>76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0.687378705706969">
            <text:p>68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0.609706380807651">
            <text:p>60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0.53614768068804">
            <text:p>53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0.469999559313599">
            <text:p>47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0.412985966839293">
            <text:p>41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0.365630677078172">
            <text:p>36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0.327672128174849">
            <text:p>32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0.298368613510377">
            <text:p>29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0.276681446344829">
            <text:p>27,6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0.261384677727455">
            <text:p>26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0.251152369955389">
            <text:p>25,1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0.244644049681672">
            <text:p>24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0.240576216377985">
            <text:p>2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0.23775912789223">
            <text:p>23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0.235095043351196">
            <text:p>23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0.23155708045118">
            <text:p>23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0.226181461333663">
            <text:p>22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0.218107522779508">
            <text:p>21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0.206687180036708">
            <text:p>20,6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0.191650481146944">
            <text:p>19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0.173259255641784">
            <text:p>17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0.152345205288412">
            <text:p>1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0.130168695942641">
            <text:p>13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0.108145466435243">
            <text:p>10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0.0875735381338527">
            <text:p>8,7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0.0694711558221317">
            <text:p>6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0.0545445463485592">
            <text:p>5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0.0432312794165746">
            <text:p>4,3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0.0357488811175452">
            <text:p>3,5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">
            <text:p>2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0.998383181922558">
            <text:p>99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0.999300436604184">
            <text:p>99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0.99850420062229">
            <text:p>99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0.992038002474447">
            <text:p>99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0.977217806940228">
            <text:p>97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0.950622709643003">
            <text:p>95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0.909834609876934">
            <text:p>90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0.854630971624776">
            <text:p>85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0.787592290233282">
            <text:p>78,7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0.713535603250871">
            <text:p>71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0.638026724015762">
            <text:p>63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0.565892513955656">
            <text:p>56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0.500439421247668">
            <text:p>50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0.443415034397993">
            <text:p>44,3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0.395361317770113">
            <text:p>3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0.356030446244944">
            <text:p>35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0.324707877877833">
            <text:p>3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0.300421487514205">
            <text:p>30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0.282071439457487">
            <text:p>28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0.268517225935786">
            <text:p>26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0.258637760502871">
            <text:p>25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0.251363944172889">
            <text:p>25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0.245682653102741">
            <text:p>24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0.240620697919648">
            <text:p>2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0.235226378089512">
            <text:p>23,5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0.228571721472929">
            <text:p>22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0.21980048035144">
            <text:p>21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0.208239177108081">
            <text:p>20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0.193559223091157">
            <text:p>1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0.175928095890609">
            <text:p>17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0.156052780925487">
            <text:p>15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0.135053779315487">
            <text:p>13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0.114211289999886">
            <text:p>11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0.0947068066671075">
            <text:p>9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0.0774658376332847">
            <text:p>7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0.0631222330762499">
            <text:p>6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0.0520557516756942">
            <text:p>5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0.0444387568244223">
            <text:p>4,4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">
            <text:p>3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0.993782591146537">
            <text:p>99,3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0.995761213936567">
            <text:p>99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0.99850420062229">
            <text:p>99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0.997439196524699">
            <text:p>99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0.987354758329133">
            <text:p>98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0.966146104906723">
            <text:p>96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0.931093572635617">
            <text:p>93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0.881574830591355">
            <text:p>88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0.819752097203655">
            <text:p>81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0.750103775447876">
            <text:p>7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0.677994362029746">
            <text:p>67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0.608178117179959">
            <text:p>60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0.543966468866643">
            <text:p>54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0.487136309957628">
            <text:p>48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0.438253410263313">
            <text:p>43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0.397088338935303">
            <text:p>39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0.362964694523186">
            <text:p>36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0.335005852180807">
            <text:p>33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0.312294599805847">
            <text:p>31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0.293960530102118">
            <text:p>29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0.279203685862974">
            <text:p>27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0.267270341286384">
            <text:p>26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0.257408657235852">
            <text:p>25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0.248831135697397">
            <text:p>24,8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0.240699602330079">
            <text:p>24,0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0.23214182493568">
            <text:p>23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0.222311213938837">
            <text:p>22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0.210500330154095">
            <text:p>21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0.196298070724618">
            <text:p>19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0.179737121482569">
            <text:p>17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0.161344897247399">
            <text:p>16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0.142039419716347">
            <text:p>14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0.122903771900412">
            <text:p>12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0.104949260275851">
            <text:p>10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0.0889654211030669">
            <text:p>8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0.0754796578714727">
            <text:p>7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0.0647865451900916">
            <text:p>6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0.0569917486456932">
            <text:p>5,7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4">
            <text:p>4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0.983279502580052">
            <text:p>98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0.986636264808634">
            <text:p>98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0.992038002474447">
            <text:p>99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0.997439196524699">
            <text:p>99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0.99616235428592">
            <text:p>99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0.982109820857303">
            <text:p>98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0.954743540149975">
            <text:p>95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0.91292353473827">
            <text:p>91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0.858256659174083">
            <text:p>8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0.794758592461788">
            <text:p>79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0.727505928750419">
            <text:p>72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0.661135724327747">
            <text:p>6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0.598949906130708">
            <text:p>59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0.542754082807044">
            <text:p>5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0.493139960993707">
            <text:p>49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0.449898910350902">
            <text:p>44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0.412401191274355">
            <text:p>41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0.379891087136007">
            <text:p>37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0.351685893997754">
            <text:p>35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0.327265084833918">
            <text:p>32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0.306247644132289">
            <text:p>30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0.28829414577699">
            <text:p>28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0.272998724566036">
            <text:p>27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0.259822349183267">
            <text:p>25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0.248081306867409">
            <text:p>24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0.236982121109441">
            <text:p>23,7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0.225696560390731">
            <text:p>22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0.21347864923741">
            <text:p>21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0.199815625609566">
            <text:p>19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0.184570369141564">
            <text:p>18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0.168041531257025">
            <text:p>16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0.150887199635428">
            <text:p>15,0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0.133935780982304">
            <text:p>13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0.117977380847149">
            <text:p>11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0.103623821601915">
            <text:p>10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0.0912627612918432">
            <text:p>9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0.0810766217783651">
            <text:p>8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0.073082952796628">
            <text:p>7,3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5">
            <text:p>5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0.963589400188445">
            <text:p>96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0.96860577038317">
            <text:p>96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0.977217806940228">
            <text:p>97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0.987354758329133">
            <text:p>98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0.99616235428592">
            <text:p>99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0.994818632404469">
            <text:p>99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0.977082179942581">
            <text:p>97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0.945029737935441">
            <text:p>94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0.899580414854311">
            <text:p>89,9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0.8441568880825">
            <text:p>84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0.783447823306783">
            <text:p>78,3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0.721913439557501">
            <text:p>72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0.662819347494229">
            <text:p>66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0.607991139507318">
            <text:p>60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0.55804386341912">
            <text:p>55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0.512788859224891">
            <text:p>51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0.471647693604309">
            <text:p>47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0.434004871577916">
            <text:p>43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0.399455399495108">
            <text:p>39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0.367898252090302">
            <text:p>36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0.339459629420501">
            <text:p>33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0.314306361291078">
            <text:p>31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0.292459699458066">
            <text:p>29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0.273691397879809">
            <text:p>27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0.257514852783229">
            <text:p>25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0.243241437315917">
            <text:p>24,3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0.230074127767324">
            <text:p>23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0.217229266486092">
            <text:p>21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0.204080373046927">
            <text:p>20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0.190294294322618">
            <text:p>19,0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0.175901554935882">
            <text:p>17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0.161252462260493">
            <text:p>16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0.146871304425744">
            <text:p>14,6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0.133281948693982">
            <text:p>13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0.120880729093675">
            <text:p>12,0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0.109884817321509">
            <text:p>10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0.100339239154506">
            <text:p>10,0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0.0921530619336704">
            <text:p>9,2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6">
            <text:p>6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0.9314909020524">
            <text:p>93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0.938378647803376">
            <text:p>93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0.950622709643003">
            <text:p>95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0.966146104906723">
            <text:p>96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0.982109820857303">
            <text:p>98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0.994818632404469">
            <text:p>99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0.993652589783276">
            <text:p>9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0.973319114708433">
            <text:p>97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0.939116733825198">
            <text:p>93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0.893749226493249">
            <text:p>8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0.841409841705719">
            <text:p>84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0.786309141594375">
            <text:p>78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0.731636712768642">
            <text:p>73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0.679219976643569">
            <text:p>67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0.629688849390312">
            <text:p>6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0.582869423155439">
            <text:p>58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0.538233290920796">
            <text:p>53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0.495314261442655">
            <text:p>4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0.454012537481495">
            <text:p>45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0.414696360956249">
            <text:p>41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0.378066913498372">
            <text:p>37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0.34487192992049">
            <text:p>34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0.315629134903789">
            <text:p>31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0.290477294972064">
            <text:p>29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0.269167971022802">
            <text:p>26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0.251145041311803">
            <text:p>25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0.235659603506903">
            <text:p>23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0.221897969637188">
            <text:p>22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0.209118089348284">
            <text:p>20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0.196778433493013">
            <text:p>19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0.18461868080399">
            <text:p>18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0.172650805952307">
            <text:p>17,2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0.161061091711691">
            <text:p>1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0.150074436193483">
            <text:p>1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0.139842808313817">
            <text:p>13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0.130388426071423">
            <text:p>13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0.121598237092985">
            <text:p>12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0.113255606039712">
            <text:p>11,3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7">
            <text:p>7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0.884888963274313">
            <text:p>88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0.893748262759229">
            <text:p>8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0.909834609876934">
            <text:p>90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0.931093572635617">
            <text:p>93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0.954743540149975">
            <text:p>95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0.977082179942581">
            <text:p>97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0.993652589783276">
            <text:p>9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0.992939049164989">
            <text:p>99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0.97170824223973">
            <text:p>97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0.938189160779542">
            <text:p>93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0.895978075904852">
            <text:p>89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0.848957399450856">
            <text:p>84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0.80019105433953">
            <text:p>80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0.751481227397063">
            <text:p>75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0.703457944120502">
            <text:p>70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0.655951484076129">
            <text:p>65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0.608474028935311">
            <text:p>60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0.560702706364049">
            <text:p>56,0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0.512846177100322">
            <text:p>51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0.465759770109315">
            <text:p>46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0.420752793936457">
            <text:p>4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0.379197435418118">
            <text:p>37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0.342153935018752">
            <text:p>34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0.310169780218383">
            <text:p>31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0.283268643289206">
            <text:p>28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0.261052909463767">
            <text:p>2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0.242841417619231">
            <text:p>2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0.22780540933877">
            <text:p>22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0.215098385973775">
            <text:p>2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0.203977358528594">
            <text:p>20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0.193892876049979">
            <text:p>1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0.184514560344041">
            <text:p>18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0.175681644219467">
            <text:p>17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0.16730779460898">
            <text:p>16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0.159287167098021">
            <text:p>15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0.151433844909814">
            <text:p>15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0.143464431019036">
            <text:p>14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0.135025387502088">
            <text:p>13,5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8">
            <text:p>8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0.823978894928719">
            <text:p>82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0.834766754876903">
            <text:p>83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0.854630971624776">
            <text:p>85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0.881574830591355">
            <text:p>88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0.91292353473827">
            <text:p>91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0.945029737935441">
            <text:p>94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0.973319114708433">
            <text:p>97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0.992939049164989">
            <text:p>99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0.992841225598956">
            <text:p>99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0.972462489976001">
            <text:p>97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0.941785924607531">
            <text:p>94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0.904294497997314">
            <text:p>90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0.862874100283464">
            <text:p>86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0.819268895921062">
            <text:p>81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0.774088938354394">
            <text:p>77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0.727152512295095">
            <text:p>72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0.677993224878418">
            <text:p>67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0.626406788169843">
            <text:p>62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0.572882678910551">
            <text:p>57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0.518739389539349">
            <text:p>51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0.46588100984114">
            <text:p>46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0.416304497644224">
            <text:p>41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0.371624632790714">
            <text:p>37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0.332816385858961">
            <text:p>33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0.300196243020637">
            <text:p>30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0.273545194057047">
            <text:p>27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0.252269435007682">
            <text:p>2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0.235546248071514">
            <text:p>23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0.222449547007506">
            <text:p>22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0.21206416856715">
            <text:p>2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0.203583147526803">
            <text:p>20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0.196363404191428">
            <text:p>19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0.189920565523192">
            <text:p>18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0.183872316326295">
            <text:p>18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0.177862804731675">
            <text:p>1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0.171500630498134">
            <text:p>17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0.164331691696266">
            <text:p>16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0.1558629663505">
            <text:p>15,5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9">
            <text:p>9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0.751768705259598">
            <text:p>75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0.764296749160156">
            <text:p>76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0.787592290233282">
            <text:p>78,7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0.819752097203655">
            <text:p>81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0.858256659174083">
            <text:p>8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0.899580414854311">
            <text:p>89,9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0.939116733825198">
            <text:p>93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0.97170824223973">
            <text:p>97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0.992841225598956">
            <text:p>99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0.99330158812162">
            <text:p>99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0.974957931485341">
            <text:p>97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0.948002630450886">
            <text:p>94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0.915098090557536">
            <text:p>9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0.877897299635744">
            <text:p>8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0.836967307971412">
            <text:p>83,7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0.792093342961384">
            <text:p>79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0.74280152674277">
            <text:p>7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0.68896217416159">
            <text:p>68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0.63128588498242">
            <text:p>63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0.571486528580426">
            <text:p>57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0.511999923163789">
            <text:p>51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0.455400813277416">
            <text:p>45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0.403832068501517">
            <text:p>40,3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0.358687585043002">
            <text:p>35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0.320580084571017">
            <text:p>32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0.289479701476637">
            <text:p>28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0.264896290448942">
            <text:p>26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0.246037495065147">
            <text:p>24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0.231933866200889">
            <text:p>23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0.221548255008376">
            <text:p>22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0.213877443904694">
            <text:p>21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0.208029968774326">
            <text:p>20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0.203255698741628">
            <text:p>20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0.198921396959989">
            <text:p>19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0.194452458096892">
            <text:p>19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0.189272286572681">
            <text:p>1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0.182768972299902">
            <text:p>18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0.17431701896546">
            <text:p>17,4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0">
            <text:p>10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0.673412362917041">
            <text:p>67,3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0.687378705706969">
            <text:p>68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0.713535603250871">
            <text:p>71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0.750103775447876">
            <text:p>7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0.794758592461788">
            <text:p>79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0.8441568880825">
            <text:p>84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0.893749226493249">
            <text:p>8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0.938189160779542">
            <text:p>93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0.972462489976001">
            <text:p>97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0.99330158812162">
            <text:p>99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0.994071825935333">
            <text:p>99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0.978082065825745">
            <text:p>97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0.954439227773227">
            <text:p>95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0.924677047152388">
            <text:p>9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0.889296523251766">
            <text:p>8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0.848025458050689">
            <text:p>84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0.800345584069585">
            <text:p>80,0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0.746141913178927">
            <text:p>74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0.686260014057769">
            <text:p>68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0.622704939468999">
            <text:p>62,2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0.558339417038209">
            <text:p>5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0.496228476610418">
            <text:p>49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0.438982708852113">
            <text:p>4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0.388381181584726">
            <text:p>38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0.345319090363264">
            <text:p>34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0.309955295268454">
            <text:p>31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0.281913704728218">
            <text:p>28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0.260456099627403">
            <text:p>26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0.244612266109009">
            <text:p>24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0.233288061068935">
            <text:p>23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0.225368246307612">
            <text:p>22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0.219805545561627">
            <text:p>21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0.215670945284163">
            <text:p>21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0.212151146241057">
            <text:p>21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0.208504678137637">
            <text:p>20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0.204005632971773">
            <text:p>20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0.197908807885089">
            <text:p>19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0.189471549911467">
            <text:p>18,95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1">
            <text:p>11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0.594667001030821">
            <text:p>59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0.609706380807651">
            <text:p>60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0.638026724015762">
            <text:p>63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0.677994362029746">
            <text:p>67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0.727505928750419">
            <text:p>72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0.783447823306783">
            <text:p>78,3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0.841409841705719">
            <text:p>84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0.895978075904852">
            <text:p>89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0.941785924607531">
            <text:p>94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0.974957931485341">
            <text:p>97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0.994071825935333">
            <text:p>99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0.994851162389796">
            <text:p>99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0.980767827826172">
            <text:p>98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0.959144756298415">
            <text:p>95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0.930396143648989">
            <text:p>93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0.894166529480185">
            <text:p>89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0.849851217669691">
            <text:p>84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0.797279785770382">
            <text:p>79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0.737329871481474">
            <text:p>73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0.672170496368172">
            <text:p>67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0.604959773984884">
            <text:p>60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0.539139043400612">
            <text:p>53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0.477703302791212">
            <text:p>47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0.422765045707861">
            <text:p>42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0.375474820558674">
            <text:p>37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0.336170023488012">
            <text:p>33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0.304592141492101">
            <text:p>30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0.280077200584617">
            <text:p>28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0.261697604700314">
            <text:p>26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0.248373844474847">
            <text:p>24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0.238975689374653">
            <text:p>2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0.232409998840664">
            <text:p>23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0.227674696032906">
            <text:p>22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0.223864790904493">
            <text:p>22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0.220138160630385">
            <text:p>22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0.215666308697589">
            <text:p>21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0.209603156485295">
            <text:p>20,9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0.20110969774378">
            <text:p>20,1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2">
            <text:p>12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0.520419097299696">
            <text:p>52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0.53614768068804">
            <text:p>53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0.565892513955656">
            <text:p>56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0.608178117179959">
            <text:p>60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0.661135724327747">
            <text:p>6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0.721913439557501">
            <text:p>72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0.786309141594375">
            <text:p>78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0.848957399450856">
            <text:p>84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0.904294497997314">
            <text:p>90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0.948002630450886">
            <text:p>94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0.978082065825745">
            <text:p>97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0.994851162389796">
            <text:p>99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0.995409517741387">
            <text:p>9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0.982324497891322">
            <text:p>98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0.961054967987012">
            <text:p>9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0.931136505774738">
            <text:p>93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0.891833815163378">
            <text:p>89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0.842846485370938">
            <text:p>8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0.78497420228923">
            <text:p>78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0.720412906387849">
            <text:p>72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0.6524728500857">
            <text:p>65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0.584845527977423">
            <text:p>58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0.520815735598951">
            <text:p>5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0.46276789851803">
            <text:p>46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0.412072545402875">
            <text:p>4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0.369228251702328">
            <text:p>36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0.334091237190497">
            <text:p>33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0.30608652593749">
            <text:p>30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0.284369023457815">
            <text:p>28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0.267944988187766">
            <text:p>26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0.255769482608865">
            <text:p>25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0.246820131738227">
            <text:p>24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0.240136293958766">
            <text:p>24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0.234818503956206">
            <text:p>23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0.229997805370264">
            <text:p>23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0.224795609657115">
            <text:p>22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0.218301382249762">
            <text:p>21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0.209603156485294">
            <text:p>20,96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3">
            <text:p>13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0.453958717177312">
            <text:p>45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0.469999559313599">
            <text:p>47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0.500439421247668">
            <text:p>50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0.543966468866643">
            <text:p>54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0.598949906130708">
            <text:p>59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0.662819347494229">
            <text:p>66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0.731636712768642">
            <text:p>73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0.80019105433953">
            <text:p>80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0.862874100283464">
            <text:p>86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0.915098090557536">
            <text:p>9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0.954439227773227">
            <text:p>95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0.980767827826172">
            <text:p>98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0.995409517741387">
            <text:p>9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0.995630190505108">
            <text:p>99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0.982492118625201">
            <text:p>98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0.959988168024159">
            <text:p>9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0.927208817020998">
            <text:p>92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0.883649303997633">
            <text:p>88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0.829921210540454">
            <text:p>82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0.768109604303989">
            <text:p>76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0.701531986273936">
            <text:p>70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0.63400125088482">
            <text:p>63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0.568994008027364">
            <text:p>56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0.509101230455187">
            <text:p>50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0.455873771703028">
            <text:p>45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0.409949300761678">
            <text:p>40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0.371290624444277">
            <text:p>37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0.339420680064866">
            <text:p>33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0.313610808163077">
            <text:p>31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0.293018975416949">
            <text:p>29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0.276782401315342">
            <text:p>27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0.264065064543819">
            <text:p>26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0.254063400666736">
            <text:p>25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0.245983132648997">
            <text:p>24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0.239004975106054">
            <text:p>2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0.232254886198013">
            <text:p>23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0.224795609657115">
            <text:p>22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0.215666308697589">
            <text:p>21,5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4">
            <text:p>14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0.396996372874173">
            <text:p>39,7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0.412985966839293">
            <text:p>41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0.443415034397993">
            <text:p>44,3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0.487136309957628">
            <text:p>48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0.542754082807044">
            <text:p>5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0.607991139507318">
            <text:p>60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0.679219976643569">
            <text:p>67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0.751481227397063">
            <text:p>75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0.819268895921062">
            <text:p>81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0.877897299635744">
            <text:p>8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0.924677047152388">
            <text:p>9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0.959144756298415">
            <text:p>95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0.982324497891322">
            <text:p>98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0.995630190505108">
            <text:p>99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0.995497578249616">
            <text:p>99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0.981370742048887">
            <text:p>98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0.956495259187473">
            <text:p>9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0.92009152110063">
            <text:p>92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0.872477274234677">
            <text:p>87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0.815493178173831">
            <text:p>81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0.752322290940289">
            <text:p>7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0.686771713276274">
            <text:p>68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0.62241177370682">
            <text:p>62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0.561973150835188">
            <text:p>56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0.507144907000764">
            <text:p>50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0.458678339755267">
            <text:p>45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0.416630202812911">
            <text:p>41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0.380624377216902">
            <text:p>38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0.350075299117937">
            <text:p>3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0.324350519585625">
            <text:p>32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0.302858601481521">
            <text:p>30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0.285059444837618">
            <text:p>28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0.270418532639509">
            <text:p>27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0.258344917103575">
            <text:p>2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0.248145284125456">
            <text:p>24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0.239004975106053">
            <text:p>2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0.229997805370262">
            <text:p>23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0.220138160630383">
            <text:p>22,0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5">
            <text:p>15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0.350045778547944">
            <text:p>35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0.365630677078172">
            <text:p>36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0.395361317770113">
            <text:p>3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0.438253410263313">
            <text:p>43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0.493139960993707">
            <text:p>49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0.55804386341912">
            <text:p>55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0.629688849390312">
            <text:p>6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0.703457944120502">
            <text:p>70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0.774088938354394">
            <text:p>77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0.836967307971412">
            <text:p>83,7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0.889296523251766">
            <text:p>8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0.930396143648989">
            <text:p>93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0.961054967987012">
            <text:p>9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0.982492118625201">
            <text:p>98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0.995497578249616">
            <text:p>99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0.995075996835906">
            <text:p>99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0.979352384412607">
            <text:p>97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0.951711937110601">
            <text:p>95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0.912081217519519">
            <text:p>9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0.861930535916631">
            <text:p>86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0.804172226882041">
            <text:p>80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0.742483005517478">
            <text:p>74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0.680428945474268">
            <text:p>68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0.620812078069174">
            <text:p>6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0.565415131044161">
            <text:p>56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0.515074403250546">
            <text:p>5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0.46992365375815">
            <text:p>46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0.429684582442434">
            <text:p>4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0.393932866108218">
            <text:p>3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0.362292921839638">
            <text:p>36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0.334522478631934">
            <text:p>33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0.310476678291823">
            <text:p>31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0.289994396369568">
            <text:p>29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0.272781560143268">
            <text:p>27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0.258344917103576">
            <text:p>2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0.245983132648996">
            <text:p>24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0.234818503956206">
            <text:p>23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0.223864790904492">
            <text:p>22,3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6">
            <text:p>16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0.312837876677387">
            <text:p>31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0.327672128174849">
            <text:p>32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0.356030446244944">
            <text:p>35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0.397088338935303">
            <text:p>39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0.449898910350902">
            <text:p>44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0.512788859224891">
            <text:p>51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0.582869423155439">
            <text:p>58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0.655951484076129">
            <text:p>65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0.727152512295095">
            <text:p>72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0.792093342961384">
            <text:p>79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0.848025458050689">
            <text:p>84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0.894166529480185">
            <text:p>89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0.931136505774738">
            <text:p>93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0.959988168024159">
            <text:p>9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0.981370742048887">
            <text:p>98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0.995075996835906">
            <text:p>99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0.994496641548701">
            <text:p>99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0.977061107328116">
            <text:p>97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0.947145110962678">
            <text:p>94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0.905734754780968">
            <text:p>90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0.855343648823292">
            <text:p>85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0.799397215282597">
            <text:p>79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0.741359204244669">
            <text:p>74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0.684032380499393">
            <text:p>68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0.629245490630316">
            <text:p>62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0.577887672215545">
            <text:p>5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0.530148166639954">
            <text:p>53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0.485836475001577">
            <text:p>48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0.44469728012488">
            <text:p>44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0.406645120808298">
            <text:p>40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0.371848483666242">
            <text:p>37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0.340641285530973">
            <text:p>3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0.313327343046178">
            <text:p>31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0.28999439636957">
            <text:p>29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0.270418532639512">
            <text:p>27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0.254063400666736">
            <text:p>25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0.240136293958767">
            <text:p>24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0.227674696032907">
            <text:p>22,7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7">
            <text:p>17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0.284616518022788">
            <text:p>28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0.298368613510377">
            <text:p>29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0.324707877877833">
            <text:p>3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0.362964694523186">
            <text:p>36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0.412401191274355">
            <text:p>41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0.471647693604309">
            <text:p>47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0.538233290920796">
            <text:p>53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0.608474028935311">
            <text:p>60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0.677993224878418">
            <text:p>67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0.74280152674277">
            <text:p>7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0.800345584069585">
            <text:p>80,0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0.849851217669691">
            <text:p>84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0.891833815163378">
            <text:p>89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0.927208817020998">
            <text:p>92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0.956495259187473">
            <text:p>9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0.979352384412607">
            <text:p>97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0.994496641548701">
            <text:p>99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0.993939303314508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0.975228929628725">
            <text:p>97,5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0.944276356576463">
            <text:p>94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0.903082671240443">
            <text:p>90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0.854708535322776">
            <text:p>85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0.802418927038661">
            <text:p>80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0.748944863455023">
            <text:p>74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0.696110255161354">
            <text:p>69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0.644821220998043">
            <text:p>64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0.595296089930972">
            <text:p>5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0.547414261002059">
            <text:p>54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0.50108429434988">
            <text:p>50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0.456525438677327">
            <text:p>4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0.414355628740175">
            <text:p>41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0.375447555404846">
            <text:p>37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0.340641285530972">
            <text:p>3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0.310476678291824">
            <text:p>31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0.28505944483762">
            <text:p>28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0.264065064543819">
            <text:p>26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0.246820131738227">
            <text:p>24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0.232409998840664">
            <text:p>23,2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8">
            <text:p>18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0.264308047643732">
            <text:p>26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0.276681446344829">
            <text:p>27,6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0.300421487514205">
            <text:p>30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0.335005852180807">
            <text:p>33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0.379891087136007">
            <text:p>37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0.434004871577916">
            <text:p>43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0.495314261442655">
            <text:p>4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0.560702706364049">
            <text:p>56,0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0.626406788169843">
            <text:p>62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0.68896217416159">
            <text:p>68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0.746141913178927">
            <text:p>74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0.797279785770382">
            <text:p>79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0.842846485370938">
            <text:p>8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0.883649303997633">
            <text:p>88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0.92009152110063">
            <text:p>92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0.951711937110601">
            <text:p>95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0.977061107328116">
            <text:p>97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0.993939303314508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0.993587629447439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0.974465939965471">
            <text:p>97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0.944033311941011">
            <text:p>94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0.904887130660833">
            <text:p>90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0.860003809190279">
            <text:p>8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0.81197116745059">
            <text:p>81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0.762555747619883">
            <text:p>76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0.712641919905263">
            <text:p>71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0.662446113700364">
            <text:p>66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0.611891154410052">
            <text:p>61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0.561029008352827">
            <text:p>56,1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0.510374641021154">
            <text:p>5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0.461003840365802">
            <text:p>46,1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0.414355628740174">
            <text:p>41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0.371848483666241">
            <text:p>37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0.334522478631934">
            <text:p>33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0.302858601481522">
            <text:p>30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0.276782401315341">
            <text:p>27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0.255769482608864">
            <text:p>25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0.238975689374652">
            <text:p>23,9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9">
            <text:p>19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0.250620606096395">
            <text:p>25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0.261384677727455">
            <text:p>26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0.282071439457487">
            <text:p>28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0.312294599805847">
            <text:p>31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0.351685893997754">
            <text:p>35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0.399455399495108">
            <text:p>39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0.454012537481495">
            <text:p>45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0.512846177100322">
            <text:p>51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0.572882678910551">
            <text:p>57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0.63128588498242">
            <text:p>63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0.686260014057769">
            <text:p>68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0.737329871481474">
            <text:p>73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0.78497420228923">
            <text:p>78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0.829921210540454">
            <text:p>82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0.872477274234677">
            <text:p>87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0.912081217519519">
            <text:p>9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0.947145110962678">
            <text:p>94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0.975228929628725">
            <text:p>97,5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0.993587629447439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0.993559867111593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0.975007064807749">
            <text:p>97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0.946402141940736">
            <text:p>94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0.910357744615883">
            <text:p>9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0.86925358745912">
            <text:p>86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0.824748138835721">
            <text:p>8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0.777664583620491">
            <text:p>77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0.728183127063629">
            <text:p>72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0.676235271008282">
            <text:p>67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0.62197940590559">
            <text:p>62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0.566190422565401">
            <text:p>56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0.510374641021154">
            <text:p>5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0.456525438677326">
            <text:p>4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0.406645120808297">
            <text:p>40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0.362292921839638">
            <text:p>36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0.324350519585626">
            <text:p>32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0.293018975416947">
            <text:p>29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0.267944988187765">
            <text:p>26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0.248373844474846">
            <text:p>24,8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0">
            <text:p>20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0.242131671237839">
            <text:p>24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0.251152369955389">
            <text:p>25,1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0.268517225935786">
            <text:p>26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0.293960530102118">
            <text:p>29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0.327265084833918">
            <text:p>32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0.367898252090302">
            <text:p>36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0.414696360956249">
            <text:p>41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0.465759770109315">
            <text:p>46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0.518739389539349">
            <text:p>51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0.571486528580426">
            <text:p>57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0.622704939468999">
            <text:p>62,2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0.672170496368172">
            <text:p>67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0.720412906387849">
            <text:p>72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0.768109604303989">
            <text:p>76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0.815493178173831">
            <text:p>81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0.861930535916631">
            <text:p>86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0.905734754780968">
            <text:p>90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0.944276356576463">
            <text:p>94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0.974465939965471">
            <text:p>97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0.993559867111593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0.993854050577981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0.976606140089005">
            <text:p>97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0.950452901396521">
            <text:p>95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0.917514202088713">
            <text:p>91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0.879296235233431">
            <text:p>87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0.836523983035417">
            <text:p>83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0.789305918485518">
            <text:p>7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0.737540793775394">
            <text:p>73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0.681441067829613">
            <text:p>68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0.621979405905591">
            <text:p>62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0.561029008352827">
            <text:p>56,1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0.50108429434988">
            <text:p>50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0.444697280124878">
            <text:p>44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0.393932866108218">
            <text:p>3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0.350075299117938">
            <text:p>3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0.313610808163076">
            <text:p>31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0.284369023457815">
            <text:p>28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0.261697604700313">
            <text:p>26,1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1">
            <text:p>21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0.23738682632089">
            <text:p>23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0.244644049681672">
            <text:p>24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0.258637760502871">
            <text:p>25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0.279203685862974">
            <text:p>27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0.306247644132289">
            <text:p>30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0.339459629420501">
            <text:p>33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0.378066913498372">
            <text:p>37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0.420752793936457">
            <text:p>4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0.46588100984114">
            <text:p>46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0.511999923163789">
            <text:p>51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0.558339417038209">
            <text:p>5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0.604959773984884">
            <text:p>60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0.6524728500857">
            <text:p>65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0.701531986273936">
            <text:p>70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0.752322290940289">
            <text:p>7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0.804172226882041">
            <text:p>80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0.855343648823292">
            <text:p>85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0.903082671240443">
            <text:p>90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0.944033311941011">
            <text:p>94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0.975007064807749">
            <text:p>97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0.993854050577981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0.994351158861371">
            <text:p>99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0.978664282052957">
            <text:p>97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0.954766026305638">
            <text:p>95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0.923976772765479">
            <text:p>92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0.88689174639363">
            <text:p>88,6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0.843513435170642">
            <text:p>84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0.793662356017322">
            <text:p>7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0.737540793775394">
            <text:p>73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0.676235271008283">
            <text:p>67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0.611891154410053">
            <text:p>61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0.547414261002059">
            <text:p>54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0.485836475001576">
            <text:p>48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0.429684582442435">
            <text:p>4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0.380624377216903">
            <text:p>38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0.339420680064865">
            <text:p>33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0.306086525937489">
            <text:p>30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0.280077200584617">
            <text:p>28,0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2">
            <text:p>22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0.234991543216809">
            <text:p>23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0.240576216377985">
            <text:p>2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0.251363944172889">
            <text:p>25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0.267270341286384">
            <text:p>26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0.28829414577699">
            <text:p>28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0.314306361291078">
            <text:p>31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0.34487192992049">
            <text:p>34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0.379197435418118">
            <text:p>37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0.416304497644224">
            <text:p>41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0.455400813277416">
            <text:p>45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0.496228476610418">
            <text:p>49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0.539139043400612">
            <text:p>53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0.584845527977423">
            <text:p>58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0.63400125088482">
            <text:p>63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0.686771713276274">
            <text:p>68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0.742483005517478">
            <text:p>74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0.799397215282597">
            <text:p>79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0.854708535322776">
            <text:p>85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0.904887130660833">
            <text:p>90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0.946402141940736">
            <text:p>94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0.976606140089005">
            <text:p>97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0.994351158861371">
            <text:p>99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0.99487447394789">
            <text:p>99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0.980494869450926">
            <text:p>98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0.957974996669024">
            <text:p>95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0.927756136679574">
            <text:p>92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0.889703753272772">
            <text:p>88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0.843513435170642">
            <text:p>84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0.789305918485518">
            <text:p>7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0.728183127063629">
            <text:p>72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0.662446113700364">
            <text:p>66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0.595296089930972">
            <text:p>5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0.530148166639953">
            <text:p>53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0.46992365375815">
            <text:p>46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0.416630202812911">
            <text:p>41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0.371290624444276">
            <text:p>37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0.334091237190496">
            <text:p>33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0.304592141492101">
            <text:p>30,46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3">
            <text:p>23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0.233664936629869">
            <text:p>23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0.23775912789223">
            <text:p>23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0.245682653102741">
            <text:p>24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0.257408657235852">
            <text:p>25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0.272998724566036">
            <text:p>27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0.292459699458066">
            <text:p>29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0.315629134903789">
            <text:p>31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0.342153935018752">
            <text:p>34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0.371624632790714">
            <text:p>37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0.403832068501517">
            <text:p>40,3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0.438982708852113">
            <text:p>4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0.477703302791212">
            <text:p>47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0.520815735598951">
            <text:p>5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0.568994008027364">
            <text:p>56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0.62241177370682">
            <text:p>62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0.680428945474268">
            <text:p>68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0.741359204244669">
            <text:p>74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0.802418927038661">
            <text:p>80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0.860003809190279">
            <text:p>8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0.910357744615883">
            <text:p>9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0.950452901396521">
            <text:p>95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0.978664282052957">
            <text:p>97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0.99487447394789">
            <text:p>99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0.995260117725508">
            <text:p>9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0.981553764235355">
            <text:p>98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0.959151864426942">
            <text:p>95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0.927756136679573">
            <text:p>92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0.88689174639363">
            <text:p>88,6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0.836523983035417">
            <text:p>83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0.777664583620491">
            <text:p>77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0.712641919905264">
            <text:p>71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0.644821220998044">
            <text:p>64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0.577887672215544">
            <text:p>5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0.515074403250546">
            <text:p>5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0.458678339755268">
            <text:p>45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0.409949300761677">
            <text:p>40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0.369228251702328">
            <text:p>36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0.336170023488012">
            <text:p>33,6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4">
            <text:p>24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0.232245300670973">
            <text:p>23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0.235095043351196">
            <text:p>23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0.240620697919648">
            <text:p>2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0.248831135697397">
            <text:p>24,8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0.259822349183267">
            <text:p>25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0.273691397879809">
            <text:p>27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0.290477294972064">
            <text:p>29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0.310169780218383">
            <text:p>31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0.332816385858961">
            <text:p>33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0.358687585043002">
            <text:p>35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0.388381181584726">
            <text:p>38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0.422765045707861">
            <text:p>42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0.46276789851803">
            <text:p>46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0.509101230455187">
            <text:p>50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0.561973150835188">
            <text:p>56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0.620812078069174">
            <text:p>6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0.684032380499393">
            <text:p>68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0.748944863455023">
            <text:p>74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0.81197116745059">
            <text:p>81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0.86925358745912">
            <text:p>86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0.917514202088713">
            <text:p>91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0.954766026305638">
            <text:p>95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0.980494869450926">
            <text:p>98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0.995260117725508">
            <text:p>9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0.995400782847457">
            <text:p>9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0.981553764235355">
            <text:p>98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0.957974996669024">
            <text:p>95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0.923976772765479">
            <text:p>92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0.879296235233431">
            <text:p>87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0.824748138835722">
            <text:p>8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0.762555747619883">
            <text:p>76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0.696110255161354">
            <text:p>69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0.629245490630316">
            <text:p>62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0.565415131044162">
            <text:p>56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0.507144907000766">
            <text:p>50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0.455873771703027">
            <text:p>45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0.412072545402876">
            <text:p>4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0.375474820558675">
            <text:p>37,55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5">
            <text:p>25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0.229667455495842">
            <text:p>2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0.23155708045118">
            <text:p>23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0.235226378089512">
            <text:p>23,5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0.240699602330079">
            <text:p>24,0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0.248081306867409">
            <text:p>24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0.257514852783229">
            <text:p>25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0.269167971022802">
            <text:p>26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0.283268643289206">
            <text:p>28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0.300196243020637">
            <text:p>30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0.320580084571017">
            <text:p>32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0.345319090363264">
            <text:p>34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0.375474820558674">
            <text:p>37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0.412072545402875">
            <text:p>4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0.455873771703028">
            <text:p>45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0.507144907000764">
            <text:p>50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0.565415131044161">
            <text:p>56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0.629245490630316">
            <text:p>62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0.696110255161354">
            <text:p>69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0.762555747619883">
            <text:p>76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0.824748138835721">
            <text:p>8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0.879296235233431">
            <text:p>87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0.923976772765479">
            <text:p>92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0.957974996669024">
            <text:p>95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0.981553764235355">
            <text:p>98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0.995400782847457">
            <text:p>9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0.995260117725508">
            <text:p>9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0.980494869450926">
            <text:p>98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0.954766026305639">
            <text:p>95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0.917514202088713">
            <text:p>91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0.869253587459121">
            <text:p>86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0.81197116745059">
            <text:p>81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0.748944863455023">
            <text:p>74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0.684032380499392">
            <text:p>68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0.620812078069174">
            <text:p>6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0.561973150835188">
            <text:p>56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0.509101230455186">
            <text:p>50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0.462767898518029">
            <text:p>46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0.42276504570786">
            <text:p>42,28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6">
            <text:p>26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0.224949749168309">
            <text:p>22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0.226181461333663">
            <text:p>22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0.228571721472929">
            <text:p>22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0.23214182493568">
            <text:p>23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0.236982121109441">
            <text:p>23,7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0.243241437315917">
            <text:p>24,3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0.251145041311803">
            <text:p>25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0.261052909463767">
            <text:p>2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0.273545194057047">
            <text:p>27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0.289479701476637">
            <text:p>28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0.309955295268454">
            <text:p>31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0.336170023488012">
            <text:p>33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0.369228251702328">
            <text:p>36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0.409949300761678">
            <text:p>40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0.458678339755267">
            <text:p>45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0.515074403250546">
            <text:p>5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0.577887672215545">
            <text:p>5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0.644821220998043">
            <text:p>64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0.712641919905263">
            <text:p>71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0.777664583620491">
            <text:p>77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0.836523983035417">
            <text:p>83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0.88689174639363">
            <text:p>88,6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0.927756136679574">
            <text:p>92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0.959151864426942">
            <text:p>95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0.981553764235355">
            <text:p>98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0.995260117725508">
            <text:p>9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0.99487447394789">
            <text:p>99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0.978664282052958">
            <text:p>97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0.950452901396521">
            <text:p>95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0.910357744615883">
            <text:p>9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0.860003809190279">
            <text:p>8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0.802418927038661">
            <text:p>80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0.741359204244668">
            <text:p>74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0.680428945474268">
            <text:p>68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0.62241177370682">
            <text:p>62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0.568994008027364">
            <text:p>56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0.520815735598951">
            <text:p>5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0.477703302791212">
            <text:p>47,7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7">
            <text:p>27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0.217229922049899">
            <text:p>21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0.218107522779508">
            <text:p>21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0.21980048035144">
            <text:p>21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0.222311213938837">
            <text:p>22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0.225696560390731">
            <text:p>22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0.230074127767324">
            <text:p>23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0.235659603506903">
            <text:p>23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0.242841417619231">
            <text:p>2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0.252269435007682">
            <text:p>2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0.264896290448942">
            <text:p>26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0.281913704728218">
            <text:p>28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0.304592141492101">
            <text:p>30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0.334091237190497">
            <text:p>33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0.371290624444277">
            <text:p>37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0.416630202812911">
            <text:p>41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0.46992365375815">
            <text:p>46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0.530148166639954">
            <text:p>53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0.595296089930972">
            <text:p>5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0.662446113700364">
            <text:p>66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0.728183127063629">
            <text:p>72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0.789305918485518">
            <text:p>7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0.843513435170642">
            <text:p>84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0.889703753272772">
            <text:p>88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0.927756136679573">
            <text:p>92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0.957974996669024">
            <text:p>95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0.980494869450926">
            <text:p>98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0.99487447394789">
            <text:p>99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0.994351158861371">
            <text:p>99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0.976606140089005">
            <text:p>97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0.946402141940736">
            <text:p>94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0.904887130660833">
            <text:p>90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0.854708535322776">
            <text:p>85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0.799397215282597">
            <text:p>79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0.742483005517478">
            <text:p>74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0.686771713276275">
            <text:p>68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0.63400125088482">
            <text:p>63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0.584845527977423">
            <text:p>58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0.539139043400612">
            <text:p>53,9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8">
            <text:p>28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0.20587377794605">
            <text:p>20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0.206687180036708">
            <text:p>20,6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0.208239177108081">
            <text:p>20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0.210500330154095">
            <text:p>21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0.21347864923741">
            <text:p>21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0.217229266486092">
            <text:p>21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0.221897969637188">
            <text:p>22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0.22780540933877">
            <text:p>22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0.235546248071514">
            <text:p>23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0.246037495065147">
            <text:p>24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0.260456099627403">
            <text:p>26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0.280077200584617">
            <text:p>28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0.30608652593749">
            <text:p>30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0.339420680064866">
            <text:p>33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0.380624377216902">
            <text:p>38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0.429684582442434">
            <text:p>4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0.485836475001577">
            <text:p>48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0.547414261002059">
            <text:p>54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0.611891154410052">
            <text:p>61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0.676235271008282">
            <text:p>67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0.737540793775394">
            <text:p>73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0.793662356017322">
            <text:p>79,3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0.843513435170642">
            <text:p>84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0.88689174639363">
            <text:p>88,6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0.923976772765479">
            <text:p>92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0.954766026305639">
            <text:p>95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0.978664282052958">
            <text:p>97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0.994351158861371">
            <text:p>99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0.993854050577982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0.97500706480775">
            <text:p>97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0.944033311941011">
            <text:p>94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0.903082671240444">
            <text:p>90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0.855343648823292">
            <text:p>85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0.804172226882042">
            <text:p>80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0.75232229094029">
            <text:p>7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0.701531986273936">
            <text:p>70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0.6524728500857">
            <text:p>65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0.604959773984884">
            <text:p>60,5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9">
            <text:p>29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0.190642539870438">
            <text:p>19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0.191650481146944">
            <text:p>19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0.193559223091157">
            <text:p>1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0.196298070724618">
            <text:p>19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0.199815625609566">
            <text:p>19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0.204080373046927">
            <text:p>20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0.209118089348284">
            <text:p>20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0.215098385973775">
            <text:p>2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0.222449547007506">
            <text:p>22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0.231933866200889">
            <text:p>23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0.244612266109009">
            <text:p>24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0.261697604700314">
            <text:p>26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0.284369023457815">
            <text:p>28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0.313610808163077">
            <text:p>31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0.350075299117937">
            <text:p>3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0.393932866108218">
            <text:p>3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0.44469728012488">
            <text:p>44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0.50108429434988">
            <text:p>50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0.561029008352827">
            <text:p>56,1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0.62197940590559">
            <text:p>62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0.681441067829613">
            <text:p>68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0.737540793775394">
            <text:p>73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0.789305918485518">
            <text:p>7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0.836523983035417">
            <text:p>83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0.879296235233431">
            <text:p>87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0.917514202088713">
            <text:p>91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0.950452901396521">
            <text:p>95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0.976606140089005">
            <text:p>97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0.993854050577982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0.993559867111594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0.974465939965472">
            <text:p>97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0.944276356576463">
            <text:p>94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0.905734754780968">
            <text:p>90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0.861930535916632">
            <text:p>86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0.815493178173832">
            <text:p>81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0.768109604303989">
            <text:p>76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0.720412906387849">
            <text:p>72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0.672170496368173">
            <text:p>67,2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0">
            <text:p>30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0.171847755985004">
            <text:p>17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0.173259255641784">
            <text:p>17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0.175928095890609">
            <text:p>17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0.179737121482569">
            <text:p>17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0.184570369141564">
            <text:p>18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0.190294294322618">
            <text:p>19,0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0.196778433493013">
            <text:p>19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0.203977358528594">
            <text:p>20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0.21206416856715">
            <text:p>2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0.221548255008376">
            <text:p>22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0.233288061068935">
            <text:p>23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0.248373844474847">
            <text:p>24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0.267944988187766">
            <text:p>26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0.293018975416949">
            <text:p>29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0.324350519585625">
            <text:p>32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0.362292921839638">
            <text:p>36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0.406645120808298">
            <text:p>40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0.456525438677327">
            <text:p>4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0.510374641021154">
            <text:p>5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0.566190422565401">
            <text:p>56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0.621979405905591">
            <text:p>62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0.676235271008283">
            <text:p>67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0.728183127063629">
            <text:p>72,8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0.777664583620491">
            <text:p>77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0.824748138835722">
            <text:p>8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0.869253587459121">
            <text:p>86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0.910357744615883">
            <text:p>9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0.946402141940736">
            <text:p>94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0.97500706480775">
            <text:p>97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0.993559867111594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0.993587629447439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0.975228929628726">
            <text:p>97,5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0.947145110962678">
            <text:p>94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0.912081217519519">
            <text:p>9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0.872477274234678">
            <text:p>87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0.829921210540454">
            <text:p>82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0.78497420228923">
            <text:p>78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0.737329871481474">
            <text:p>73,7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1">
            <text:p>31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0.150386537971634">
            <text:p>15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0.152345205288412">
            <text:p>1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0.156052780925487">
            <text:p>15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0.161344897247399">
            <text:p>16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0.168041531257025">
            <text:p>16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0.175901554935882">
            <text:p>17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0.18461868080399">
            <text:p>18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0.193892876049979">
            <text:p>1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0.203583147526803">
            <text:p>20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0.213877443904694">
            <text:p>21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0.225368246307612">
            <text:p>22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0.238975689374653">
            <text:p>2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0.255769482608865">
            <text:p>25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0.276782401315342">
            <text:p>27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0.302858601481521">
            <text:p>30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0.334522478631934">
            <text:p>33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0.371848483666242">
            <text:p>37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0.414355628740175">
            <text:p>41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0.461003840365802">
            <text:p>46,1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0.510374641021154">
            <text:p>51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0.561029008352827">
            <text:p>56,1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0.611891154410053">
            <text:p>61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0.662446113700364">
            <text:p>66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0.712641919905264">
            <text:p>71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0.762555747619883">
            <text:p>76,2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0.81197116745059">
            <text:p>81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0.860003809190279">
            <text:p>8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0.904887130660833">
            <text:p>90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0.944033311941011">
            <text:p>94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0.974465939965472">
            <text:p>97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0.993587629447439">
            <text:p>99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0.993939303314508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0.977061107328116">
            <text:p>97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0.951711937110601">
            <text:p>95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0.92009152110063">
            <text:p>92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0.883649303997633">
            <text:p>88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0.842846485370938">
            <text:p>8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0.797279785770382">
            <text:p>79,7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2">
            <text:p>32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0.127592364795395">
            <text:p>12,7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0.130168695942641">
            <text:p>13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0.135053779315487">
            <text:p>13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0.142039419716347">
            <text:p>14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0.150887199635428">
            <text:p>15,0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0.161252462260493">
            <text:p>16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0.172650805952307">
            <text:p>17,2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0.184514560344041">
            <text:p>18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0.196363404191428">
            <text:p>19,6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0.208029968774326">
            <text:p>20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0.219805545561627">
            <text:p>21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0.232409998840664">
            <text:p>23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0.246820131738227">
            <text:p>24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0.264065064543819">
            <text:p>26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0.285059444837618">
            <text:p>28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0.310476678291823">
            <text:p>31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0.340641285530973">
            <text:p>3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0.375447555404846">
            <text:p>37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0.414355628740174">
            <text:p>41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0.456525438677326">
            <text:p>4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0.50108429434988">
            <text:p>50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0.547414261002059">
            <text:p>54,7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0.595296089930972">
            <text:p>59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0.644821220998044">
            <text:p>64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0.696110255161354">
            <text:p>69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0.748944863455023">
            <text:p>74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0.802418927038661">
            <text:p>80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0.854708535322776">
            <text:p>85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0.903082671240444">
            <text:p>90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0.944276356576463">
            <text:p>94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0.975228929628726">
            <text:p>97,5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0.993939303314508">
            <text:p>9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0.994496641548701">
            <text:p>99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0.979352384412607">
            <text:p>97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0.956495259187474">
            <text:p>9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0.927208817020998">
            <text:p>92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0.891833815163378">
            <text:p>89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0.849851217669691">
            <text:p>84,9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3">
            <text:p>33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0.10495163147622">
            <text:p>10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0.108145466435243">
            <text:p>10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0.114211289999886">
            <text:p>11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0.122903771900412">
            <text:p>12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0.133935780982304">
            <text:p>13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0.146871304425744">
            <text:p>14,6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0.161061091711691">
            <text:p>1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0.175681644219467">
            <text:p>17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0.189920565523192">
            <text:p>18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0.203255698741628">
            <text:p>20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0.215670945284163">
            <text:p>21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0.227674696032906">
            <text:p>22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0.240136293958766">
            <text:p>24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0.254063400666736">
            <text:p>25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0.270418532639509">
            <text:p>27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0.289994396369568">
            <text:p>29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0.313327343046178">
            <text:p>31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0.340641285530972">
            <text:p>34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0.371848483666241">
            <text:p>37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0.406645120808297">
            <text:p>40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0.444697280124878">
            <text:p>44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0.485836475001576">
            <text:p>48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0.530148166639953">
            <text:p>53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0.577887672215544">
            <text:p>5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0.629245490630316">
            <text:p>62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0.684032380499392">
            <text:p>68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0.741359204244668">
            <text:p>74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0.799397215282597">
            <text:p>79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0.855343648823292">
            <text:p>85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0.905734754780968">
            <text:p>90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0.947145110962678">
            <text:p>94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0.977061107328116">
            <text:p>97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0.994496641548701">
            <text:p>99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0.995075996835907">
            <text:p>99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0.981370742048888">
            <text:p>98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0.959988168024159">
            <text:p>9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0.931136505774738">
            <text:p>93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0.894166529480185">
            <text:p>89,4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4">
            <text:p>34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0.083822948772871">
            <text:p>8,3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0.0875735381338527">
            <text:p>8,7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0.0947068066671075">
            <text:p>9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0.104949260275851">
            <text:p>10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0.117977380847149">
            <text:p>11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0.133281948693982">
            <text:p>13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0.150074436193483">
            <text:p>1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0.16730779460898">
            <text:p>16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0.183872316326295">
            <text:p>18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0.198921396959989">
            <text:p>19,8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0.212151146241057">
            <text:p>21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0.223864790904493">
            <text:p>22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0.234818503956206">
            <text:p>23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0.245983132648997">
            <text:p>24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0.258344917103575">
            <text:p>2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0.272781560143268">
            <text:p>27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0.28999439636957">
            <text:p>29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0.310476678291824">
            <text:p>31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0.334522478631934">
            <text:p>33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0.362292921839638">
            <text:p>36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0.393932866108218">
            <text:p>39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0.429684582442435">
            <text:p>42,9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0.46992365375815">
            <text:p>46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0.515074403250546">
            <text:p>51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0.565415131044162">
            <text:p>56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0.620812078069174">
            <text:p>6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0.680428945474268">
            <text:p>68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0.742483005517478">
            <text:p>74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0.804172226882042">
            <text:p>80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0.861930535916632">
            <text:p>86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0.912081217519519">
            <text:p>9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0.951711937110601">
            <text:p>95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0.979352384412607">
            <text:p>97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0.995075996835907">
            <text:p>99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0.995497578249617">
            <text:p>99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0.982492118625201">
            <text:p>98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0.961054967987012">
            <text:p>9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0.930396143648989">
            <text:p>93,0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5">
            <text:p>35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0.0652726672985454">
            <text:p>6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0.0694711558221317">
            <text:p>6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0.0774658376332847">
            <text:p>7,7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0.0889654211030669">
            <text:p>8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0.103623821601915">
            <text:p>10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0.120880729093675">
            <text:p>12,0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0.139842808313817">
            <text:p>13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0.159287167098021">
            <text:p>15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0.177862804731675">
            <text:p>17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0.194452458096892">
            <text:p>19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0.208504678137637">
            <text:p>20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0.220138160630385">
            <text:p>22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0.229997805370264">
            <text:p>23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0.239004975106054">
            <text:p>2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0.248145284125456">
            <text:p>24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0.258344917103576">
            <text:p>2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0.270418532639512">
            <text:p>27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0.28505944483762">
            <text:p>28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0.302858601481522">
            <text:p>30,2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0.324350519585626">
            <text:p>32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0.350075299117938">
            <text:p>35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0.380624377216903">
            <text:p>38,0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0.416630202812911">
            <text:p>41,6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0.458678339755268">
            <text:p>45,8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0.507144907000766">
            <text:p>50,7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0.561973150835188">
            <text:p>56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0.62241177370682">
            <text:p>62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0.686771713276275">
            <text:p>68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0.75232229094029">
            <text:p>75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0.815493178173832">
            <text:p>81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0.872477274234678">
            <text:p>87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0.92009152110063">
            <text:p>92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0.956495259187474">
            <text:p>95,6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0.981370742048888">
            <text:p>98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0.995497578249617">
            <text:p>99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0.995630190505108">
            <text:p>99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0.982324497891323">
            <text:p>98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0.959144756298416">
            <text:p>95,9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6">
            <text:p>36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0.0500444907866308">
            <text:p>5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0.0545445463485592">
            <text:p>5,4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0.0631222330762499">
            <text:p>6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0.0754796578714727">
            <text:p>7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0.0912627612918432">
            <text:p>9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0.109884817321509">
            <text:p>10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0.130388426071423">
            <text:p>13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0.151433844909814">
            <text:p>15,1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0.171500630498134">
            <text:p>17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0.189272286572681">
            <text:p>1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0.204005632971773">
            <text:p>20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0.215666308697589">
            <text:p>21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0.224795609657115">
            <text:p>22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0.232254886198013">
            <text:p>23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0.239004975106053">
            <text:p>2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0.245983132648996">
            <text:p>24,6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0.254063400666736">
            <text:p>25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0.264065064543819">
            <text:p>26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0.276782401315341">
            <text:p>27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0.293018975416947">
            <text:p>29,3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0.313610808163076">
            <text:p>31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0.339420680064865">
            <text:p>33,9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0.371290624444276">
            <text:p>37,1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0.409949300761677">
            <text:p>40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0.455873771703027">
            <text:p>45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0.509101230455186">
            <text:p>50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0.568994008027364">
            <text:p>56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0.63400125088482">
            <text:p>63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0.701531986273936">
            <text:p>70,1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0.768109604303989">
            <text:p>76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0.829921210540454">
            <text:p>82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0.883649303997633">
            <text:p>88,3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0.927208817020998">
            <text:p>92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0.959988168024159">
            <text:p>96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0.982492118625201">
            <text:p>98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0.995630190505108">
            <text:p>99,5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0.995409517741387">
            <text:p>9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0.980767827826173">
            <text:p>98,08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7">
            <text:p>37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0.0386058926631642">
            <text:p>3,8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0.0432312794165746">
            <text:p>4,3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0.0520557516756942">
            <text:p>5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0.0647865451900916">
            <text:p>6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0.0810766217783651">
            <text:p>8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0.100339239154506">
            <text:p>10,0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0.121598237092985">
            <text:p>12,1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0.143464431019036">
            <text:p>14,3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0.164331691696266">
            <text:p>16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0.182768972299902">
            <text:p>18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0.197908807885089">
            <text:p>19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0.209603156485295">
            <text:p>20,9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0.218301382249762">
            <text:p>21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0.224795609657115">
            <text:p>22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0.229997805370262">
            <text:p>23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0.234818503956206">
            <text:p>23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0.240136293958767">
            <text:p>24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0.246820131738227">
            <text:p>24,6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0.255769482608864">
            <text:p>25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0.267944988187765">
            <text:p>26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0.284369023457815">
            <text:p>28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0.306086525937489">
            <text:p>30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0.334091237190496">
            <text:p>33,4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0.369228251702328">
            <text:p>36,9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0.412072545402876">
            <text:p>41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0.462767898518029">
            <text:p>46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0.520815735598951">
            <text:p>52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0.584845527977423">
            <text:p>58,4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0.6524728500857">
            <text:p>65,2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0.720412906387849">
            <text:p>72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0.78497420228923">
            <text:p>78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0.842846485370938">
            <text:p>84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0.891833815163378">
            <text:p>89,1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0.931136505774738">
            <text:p>93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0.961054967987012">
            <text:p>96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0.982324497891323">
            <text:p>98,2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0.995409517741387">
            <text:p>99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0.994851162389796">
            <text:p>99,4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8">
            <text:p>38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0.0311977307556027">
            <text:p>3,1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0.0357488811175452">
            <text:p>3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0.0444387568244223">
            <text:p>4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0.0569917486456932">
            <text:p>5,7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0.073082952796628">
            <text:p>7,3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0.0921530619336704">
            <text:p>9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0.113255606039712">
            <text:p>11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0.135025387502088">
            <text:p>13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0.1558629663505">
            <text:p>15,5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0.17431701896546">
            <text:p>17,4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0.189471549911467">
            <text:p>18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0.20110969774378">
            <text:p>20,1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0.209603156485294">
            <text:p>20,9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0.215666308697589">
            <text:p>21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0.220138160630383">
            <text:p>22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0.223864790904492">
            <text:p>22,3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0.227674696032907">
            <text:p>22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0.232409998840664">
            <text:p>23,2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0.238975689374652">
            <text:p>2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0.248373844474846">
            <text:p>24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0.261697604700313">
            <text:p>26,1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0.280077200584617">
            <text:p>28,0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0.304592141492101">
            <text:p>30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0.336170023488012">
            <text:p>33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0.375474820558675">
            <text:p>37,5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0.42276504570786">
            <text:p>42,2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0.477703302791212">
            <text:p>47,7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0.539139043400612">
            <text:p>53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0.604959773984884">
            <text:p>60,5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0.672170496368173">
            <text:p>67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0.737329871481474">
            <text:p>73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0.797279785770382">
            <text:p>79,7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0.849851217669691">
            <text:p>84,9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0.894166529480185">
            <text:p>89,4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0.930396143648989">
            <text:p>93,0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0.959144756298416">
            <text:p>95,9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0.980767827826173">
            <text:p>98,0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0.994851162389796">
            <text:p>99,4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9">
            <text:p>39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0.027838011315969">
            <text:p>2,7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0.0321018555543454">
            <text:p>3,2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0.0402494440170204">
            <text:p>4,0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0.05203418124787">
            <text:p>5,2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0.0671679679799425">
            <text:p>6,7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0.0851463092413477">
            <text:p>8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0.105101871048845">
            <text:p>10,5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0.125769459632084">
            <text:p>12,5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0.145652831515069">
            <text:p>14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0.163379507948208">
            <text:p>16,3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0.178065043779734">
            <text:p>17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0.189471549911467">
            <text:p>18,9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0.197908807885089">
            <text:p>19,7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0.204005632971773">
            <text:p>20,4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0.208504678137635">
            <text:p>20,8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0.212151146241057">
            <text:p>21,2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0.215670945284164">
            <text:p>21,5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0.219805545561627">
            <text:p>21,98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0.225368246307612">
            <text:p>22,5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0.233288061068935">
            <text:p>23,3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0.244612266109009">
            <text:p>24,46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0.260456099627404">
            <text:p>26,05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0.281913704728218">
            <text:p>28,19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0.309955295268454">
            <text:p>31,0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0.345319090363265">
            <text:p>34,5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0.388381181584726">
            <text:p>38,8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0.438982708852113">
            <text:p>43,9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0.496228476610419">
            <text:p>49,62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0.55833941703821">
            <text:p>55,8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0.622704939469">
            <text:p>62,2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0.686260014057769">
            <text:p>68,6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0.746141913178927">
            <text:p>74,6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0.800345584069586">
            <text:p>80,0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0.84802545805069">
            <text:p>84,80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0.889296523251766">
            <text:p>88,93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0.924677047152388">
            <text:p>92,47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0.954439227773227">
            <text:p>95,44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0.978082065825745">
            <text:p>97,81%</text:p>
          </table:table-cell>
          <table:table-cell table:style-name="ce74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0.994071825935333">
            <text:p>99,41%</text:p>
          </table:table-cell>
          <table:table-cell table:style-name="ce14" table:number-columns-repeated="216"/>
          <table:table-cell table:number-columns-repeated="767"/>
        </table:table-row>
        <table:table-row table:style-name="ro9" table:number-rows-repeated="3"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253"/>
          <table:table-cell table:number-columns-repeated="767"/>
        </table:table-row>
        <table:table-row table:style-name="ro9" table:number-rows-repeated="80">
          <table:table-cell table:style-name="ce14"/>
          <table:table-cell table:style-name="ce21"/>
          <table:table-cell table:style-name="ce48" table:number-columns-repeated="2"/>
          <table:table-cell table:style-name="ce14" table:number-columns-repeated="1020"/>
        </table:table-row>
        <table:table-row table:style-name="ro9" table:number-rows-repeated="65360">
          <table:table-cell table:style-name="ce14" table:number-columns-repeated="3"/>
          <table:table-cell table:style-name="ce21"/>
          <table:table-cell table:style-name="ce48" table:number-columns-repeated="2"/>
          <table:table-cell table:style-name="ce14" table:number-columns-repeated="251"/>
          <table:table-cell table:number-columns-repeated="767"/>
        </table:table-row>
        <table:table-row table:style-name="ro9" table:number-rows-repeated="9830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77"/>
        <table:table-column table:style-name="co6" table:number-columns-repeated="256" table:default-cell-style-name="ce77"/>
        <table:table-column table:style-name="co8" table:number-columns-repeated="767" table:default-cell-style-name="ce77"/>
        <table:table-row table:style-name="ro5">
          <table:table-cell table:style-name="ce76" table:number-columns-repeated="2"/>
          <table:table-cell table:style-name="ce81"/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3">
          <table:table-cell table:style-name="ce76"/>
          <table:table-cell table:style-name="ce78" office:value-type="string">
            <text:p>Simulated Rates</text:p>
          </table:table-cell>
          <table:table-cell table:style-name="ce81"/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3">
          <table:table-cell table:style-name="ce76"/>
          <table:table-cell table:style-name="ce78"/>
          <table:table-cell table:style-name="ce81"/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>
          <table:table-cell table:style-name="ce76"/>
          <table:table-cell table:style-name="ce79" office:value-type="string">
            <text:p>Settings</text:p>
          </table:table-cell>
          <table:table-cell table:style-name="ce82"/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>
          <table:table-cell table:style-name="ce76"/>
          <table:table-cell table:style-name="ce80" office:value-type="string">
            <text:p>t</text:p>
          </table:table-cell>
          <table:table-cell table:style-name="ce83" office:value-type="float" office:value="4">
            <text:p>4</text:p>
          </table:table-cell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>
          <table:table-cell table:style-name="ce76"/>
          <table:table-cell table:style-name="ce80" office:value-type="string">
            <text:p>T</text:p>
          </table:table-cell>
          <table:table-cell table:style-name="ce83" table:formula="of:=[.C5]" office:value-type="float" office:value="4">
            <text:p>4</text:p>
          </table:table-cell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>
          <table:table-cell table:style-name="ce76"/>
          <table:table-cell table:style-name="ce80" office:value-type="string">
            <text:p>periodLength</text:p>
          </table:table-cell>
          <table:table-cell table:style-name="ce83" office:value-type="float" office:value="0.5">
            <text:p>0,5</text:p>
          </table:table-cell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>
          <table:table-cell table:style-name="ce76"/>
          <table:table-cell table:style-name="ce80"/>
          <table:table-cell table:style-name="ce83"/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/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>
          <table:table-cell table:style-name="ce76"/>
          <table:table-cell table:style-name="ce80" office:value-type="string">
            <text:p>t:</text:p>
          </table:table-cell>
          <table:table-cell table:style-name="ce83" table:formula="of:=[.C5]" office:value-type="float" office:value="4">
            <text:p>4</text:p>
          </table:table-cell>
          <table:table-cell table:style-name="ce83" table:formula="of:=[.$C$5]" office:value-type="float" office:value="4">
            <text:p>4</text:p>
          </table:table-cell>
          <table:table-cell table:style-name="ce83" table:formula="of:=[.$C$5]" office:value-type="float" office:value="4">
            <text:p>4</text:p>
          </table:table-cell>
          <table:table-cell table:style-name="ce83" table:formula="of:=[.$C$5]" office:value-type="float" office:value="4">
            <text:p>4</text:p>
          </table:table-cell>
          <table:table-cell table:style-name="ce83" table:formula="of:=[.$C$5]" office:value-type="float" office:value="4">
            <text:p>4</text:p>
          </table:table-cell>
          <table:table-cell table:style-name="ce83" table:formula="of:=[.$C$5]" office:value-type="float" office:value="4">
            <text:p>4</text:p>
          </table:table-cell>
          <table:table-cell table:style-name="ce83" table:formula="of:=[.$C$5]" office:value-type="float" office:value="4">
            <text:p>4</text:p>
          </table:table-cell>
          <table:table-cell table:style-name="ce83" table:formula="of:=[.$C$5]" office:value-type="float" office:value="4">
            <text:p>4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/>
          <table:table-cell table:style-name="ce80" office:value-type="string">
            <text:p>T1:</text:p>
          </table:table-cell>
          <table:table-cell table:style-name="ce83" table:formula="of:=[.C6]" office:value-type="float" office:value="4">
            <text:p>4</text:p>
          </table:table-cell>
          <table:table-cell table:style-name="ce83" table:formula="of:=[.C11]+[.$C$7]" office:value-type="float" office:value="4.5">
            <text:p>4,5</text:p>
          </table:table-cell>
          <table:table-cell table:style-name="ce83" table:formula="of:=[.D11]+[.$C$7]" office:value-type="float" office:value="5">
            <text:p>5</text:p>
          </table:table-cell>
          <table:table-cell table:style-name="ce83" table:formula="of:=[.E11]+[.$C$7]" office:value-type="float" office:value="5.5">
            <text:p>5,5</text:p>
          </table:table-cell>
          <table:table-cell table:style-name="ce83" table:formula="of:=[.F11]+[.$C$7]" office:value-type="float" office:value="6">
            <text:p>6</text:p>
          </table:table-cell>
          <table:table-cell table:style-name="ce83" table:formula="of:=[.G11]+[.$C$7]" office:value-type="float" office:value="6.5">
            <text:p>6,5</text:p>
          </table:table-cell>
          <table:table-cell table:style-name="ce83" table:formula="of:=[.H11]+[.$C$7]" office:value-type="float" office:value="7">
            <text:p>7</text:p>
          </table:table-cell>
          <table:table-cell table:style-name="ce83" table:formula="of:=[.I11]+[.$C$7]" office:value-type="float" office:value="7.5">
            <text:p>7,5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/>
          <table:table-cell table:style-name="ce80" office:value-type="string">
            <text:p>T2:</text:p>
          </table:table-cell>
          <table:table-cell table:style-name="ce83" table:formula="of:=[.C11]+[.C7]" office:value-type="float" office:value="4.5">
            <text:p>4,5</text:p>
          </table:table-cell>
          <table:table-cell table:style-name="ce83" table:formula="of:=[.D11]+[.$C$7]" office:value-type="float" office:value="5">
            <text:p>5</text:p>
          </table:table-cell>
          <table:table-cell table:style-name="ce83" table:formula="of:=[.E11]+[.$C$7]" office:value-type="float" office:value="5.5">
            <text:p>5,5</text:p>
          </table:table-cell>
          <table:table-cell table:style-name="ce83" table:formula="of:=[.F11]+[.$C$7]" office:value-type="float" office:value="6">
            <text:p>6</text:p>
          </table:table-cell>
          <table:table-cell table:style-name="ce83" table:formula="of:=[.G11]+[.$C$7]" office:value-type="float" office:value="6.5">
            <text:p>6,5</text:p>
          </table:table-cell>
          <table:table-cell table:style-name="ce83" table:formula="of:=[.H11]+[.$C$7]" office:value-type="float" office:value="7">
            <text:p>7</text:p>
          </table:table-cell>
          <table:table-cell table:style-name="ce83" table:formula="of:=[.I11]+[.$C$7]" office:value-type="float" office:value="7.5">
            <text:p>7,5</text:p>
          </table:table-cell>
          <table:table-cell table:style-name="ce83" table:formula="of:=[.J11]+[.$C$7]" office:value-type="float" office:value="8">
            <text:p>8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/>
          <table:table-cell table:style-name="ce80" office:value-type="string">
            <text:p>Object:</text:p>
          </table:table-cell>
          <table:table-cell table:style-name="ce84" table:formula="of:=INFO.OBBA.OBBA.OBCALL(&quot;LIBOR(&quot;&amp;[.C10]&amp;&quot;,&quot;&amp;[.C11]&amp;&quot;,&quot;&amp;[.C12]&amp;&quot;)&quot;;[$LIBORMarketModel.$I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78855]">
            <text:p>LIBOR(4,4,4,5) </text:p>
            <text:p>[78855]</text:p>
          </table:table-cell>
          <table:table-cell table:style-name="ce84" table:formula="of:=INFO.OBBA.OBBA.OBCALL(&quot;LIBOR(&quot;&amp;[.D10]&amp;&quot;,&quot;&amp;[.D11]&amp;&quot;,&quot;&amp;[.D12]&amp;&quot;)&quot;;[$LIBORMarketModel.$I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78860]">
            <text:p>LIBOR(4,4,5,5) </text:p>
            <text:p>[78860]</text:p>
          </table:table-cell>
          <table:table-cell table:style-name="ce84" table:formula="of:=INFO.OBBA.OBBA.OBCALL(&quot;LIBOR(&quot;&amp;[.E10]&amp;&quot;,&quot;&amp;[.E11]&amp;&quot;,&quot;&amp;[.E12]&amp;&quot;)&quot;;[$LIBORMarketModel.$I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78865]">
            <text:p>LIBOR(4,5,5,5) </text:p>
            <text:p>[78865]</text:p>
          </table:table-cell>
          <table:table-cell table:style-name="ce84" table:formula="of:=INFO.OBBA.OBBA.OBCALL(&quot;LIBOR(&quot;&amp;[.F10]&amp;&quot;,&quot;&amp;[.F11]&amp;&quot;,&quot;&amp;[.F12]&amp;&quot;)&quot;;[$LIBORMarketModel.$I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78870]">
            <text:p>LIBOR(4,5,5,6) </text:p>
            <text:p>[78870]</text:p>
          </table:table-cell>
          <table:table-cell table:style-name="ce84" table:formula="of:=INFO.OBBA.OBBA.OBCALL(&quot;LIBOR(&quot;&amp;[.G10]&amp;&quot;,&quot;&amp;[.G11]&amp;&quot;,&quot;&amp;[.G12]&amp;&quot;)&quot;;[$LIBORMarketModel.$I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78875]">
            <text:p>LIBOR(4,6,6,5) </text:p>
            <text:p>[78875]</text:p>
          </table:table-cell>
          <table:table-cell table:style-name="ce84" table:formula="of:=INFO.OBBA.OBBA.OBCALL(&quot;LIBOR(&quot;&amp;[.H10]&amp;&quot;,&quot;&amp;[.H11]&amp;&quot;,&quot;&amp;[.H12]&amp;&quot;)&quot;;[$LIBORMarketModel.$I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78880]">
            <text:p>LIBOR(4,6,5,7) </text:p>
            <text:p>[78880]</text:p>
          </table:table-cell>
          <table:table-cell table:style-name="ce84" table:formula="of:=INFO.OBBA.OBBA.OBCALL(&quot;LIBOR(&quot;&amp;[.I10]&amp;&quot;,&quot;&amp;[.I11]&amp;&quot;,&quot;&amp;[.I12]&amp;&quot;)&quot;;[$LIBORMarketModel.$I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78885]">
            <text:p>LIBOR(4,7,7,5) </text:p>
            <text:p>[78885]</text:p>
          </table:table-cell>
          <table:table-cell table:style-name="ce84" table:formula="of:=INFO.OBBA.OBBA.OBCALL(&quot;LIBOR(&quot;&amp;[.J10]&amp;&quot;,&quot;&amp;[.J11]&amp;&quot;,&quot;&amp;[.J12]&amp;&quot;)&quot;;[$LIBORMarketModel.$I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78890]">
            <text:p>LIBOR(4,7,5,8) </text:p>
            <text:p>[78890]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/>
          <table:table-cell table:style-name="ce80"/>
          <table:table-cell table:style-name="ce81" table:number-columns-repeated="8"/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/>
          <table:table-cell table:style-name="ce80" office:value-type="string">
            <text:p>Realizations:</text:p>
          </table:table-cell>
          <table:table-cell table:style-name="ce81" table:number-matrix-columns-spanned="1" table:number-matrix-rows-spanned="100" table:formula="of:=TRANSPOSE(INFO.OBBA.OBBA.OBGET(INFO.OBBA.OBBA.OBCALL(&quot;&quot;;[.C13];&quot;getRealizations&quot;)))" office:value-type="percentage" office:value="0.00218036108641869">
            <text:p>0,2180%</text:p>
          </table:table-cell>
          <table:table-cell table:style-name="ce81" table:number-matrix-columns-spanned="1" table:number-matrix-rows-spanned="100" table:formula="of:=TRANSPOSE(INFO.OBBA.OBBA.OBGET(INFO.OBBA.OBBA.OBCALL(&quot;&quot;;[.D13];&quot;getRealizations&quot;)))" office:value-type="percentage" office:value="0.00620036344187812">
            <text:p>0,6200%</text:p>
          </table:table-cell>
          <table:table-cell table:style-name="ce81" table:number-matrix-columns-spanned="1" table:number-matrix-rows-spanned="100" table:formula="of:=TRANSPOSE(INFO.OBBA.OBBA.OBGET(INFO.OBBA.OBBA.OBCALL(&quot;&quot;;[.E13];&quot;getRealizations&quot;)))" office:value-type="percentage" office:value="0.0101936365044657">
            <text:p>1,0194%</text:p>
          </table:table-cell>
          <table:table-cell table:style-name="ce81" table:number-matrix-columns-spanned="1" table:number-matrix-rows-spanned="100" table:formula="of:=TRANSPOSE(INFO.OBBA.OBBA.OBGET(INFO.OBBA.OBBA.OBCALL(&quot;&quot;;[.F13];&quot;getRealizations&quot;)))" office:value-type="percentage" office:value="0.0130623524326152">
            <text:p>1,3062%</text:p>
          </table:table-cell>
          <table:table-cell table:style-name="ce81" table:number-matrix-columns-spanned="1" table:number-matrix-rows-spanned="100" table:formula="of:=TRANSPOSE(INFO.OBBA.OBBA.OBGET(INFO.OBBA.OBBA.OBCALL(&quot;&quot;;[.G13];&quot;getRealizations&quot;)))" office:value-type="percentage" office:value="0.0149958618501366">
            <text:p>1,4996%</text:p>
          </table:table-cell>
          <table:table-cell table:style-name="ce81" table:number-matrix-columns-spanned="1" table:number-matrix-rows-spanned="100" table:formula="of:=TRANSPOSE(INFO.OBBA.OBBA.OBGET(INFO.OBBA.OBBA.OBCALL(&quot;&quot;;[.H13];&quot;getRealizations&quot;)))" office:value-type="percentage" office:value="0.01642903261282">
            <text:p>1,6429%</text:p>
          </table:table-cell>
          <table:table-cell table:style-name="ce81" table:number-matrix-columns-spanned="1" table:number-matrix-rows-spanned="100" table:formula="of:=TRANSPOSE(INFO.OBBA.OBBA.OBGET(INFO.OBBA.OBBA.OBCALL(&quot;&quot;;[.I13];&quot;getRealizations&quot;)))" office:value-type="percentage" office:value="0.0176488020676956">
            <text:p>1,7649%</text:p>
          </table:table-cell>
          <table:table-cell table:style-name="ce81" table:number-matrix-columns-spanned="1" table:number-matrix-rows-spanned="100" table:formula="of:=TRANSPOSE(INFO.OBBA.OBBA.OBGET(INFO.OBBA.OBBA.OBCALL(&quot;&quot;;[.J13];&quot;getRealizations&quot;)))" office:value-type="percentage" office:value="0.018782296855075">
            <text:p>1,8782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000118160517923175">
            <text:p>0,0118%</text:p>
          </table:table-cell>
          <table:table-cell table:style-name="ce81" office:value-type="percentage" office:value="0.000702907757527775">
            <text:p>0,0703%</text:p>
          </table:table-cell>
          <table:table-cell table:style-name="ce81" office:value-type="percentage" office:value="0.0019571382816054">
            <text:p>0,1957%</text:p>
          </table:table-cell>
          <table:table-cell table:style-name="ce81" office:value-type="percentage" office:value="0.00354871316273511">
            <text:p>0,3549%</text:p>
          </table:table-cell>
          <table:table-cell table:style-name="ce81" office:value-type="percentage" office:value="0.00500765674982999">
            <text:p>0,5008%</text:p>
          </table:table-cell>
          <table:table-cell table:style-name="ce81" office:value-type="percentage" office:value="0.00608919209552842">
            <text:p>0,6089%</text:p>
          </table:table-cell>
          <table:table-cell table:style-name="ce81" office:value-type="percentage" office:value="0.00677961060309679">
            <text:p>0,6780%</text:p>
          </table:table-cell>
          <table:table-cell table:style-name="ce81" office:value-type="percentage" office:value="0.00717312617241094">
            <text:p>0,7173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00385875646134642">
            <text:p>0,3859%</text:p>
          </table:table-cell>
          <table:table-cell table:style-name="ce81" office:value-type="percentage" office:value="0.00700590083738329">
            <text:p>0,7006%</text:p>
          </table:table-cell>
          <table:table-cell table:style-name="ce81" office:value-type="percentage" office:value="0.00917505665372318">
            <text:p>0,9175%</text:p>
          </table:table-cell>
          <table:table-cell table:style-name="ce81" office:value-type="percentage" office:value="0.0105138898336325">
            <text:p>1,0514%</text:p>
          </table:table-cell>
          <table:table-cell table:style-name="ce81" office:value-type="percentage" office:value="0.0114170770936361">
            <text:p>1,1417%</text:p>
          </table:table-cell>
          <table:table-cell table:style-name="ce81" office:value-type="percentage" office:value="0.0121568491670876">
            <text:p>1,2157%</text:p>
          </table:table-cell>
          <table:table-cell table:style-name="ce81" office:value-type="percentage" office:value="0.0128969758777501">
            <text:p>1,2897%</text:p>
          </table:table-cell>
          <table:table-cell table:style-name="ce81" office:value-type="percentage" office:value="0.0137442502189554">
            <text:p>1,3744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0135753632355462">
            <text:p>1,3575%</text:p>
          </table:table-cell>
          <table:table-cell table:style-name="ce81" office:value-type="percentage" office:value="0.0212713926349696">
            <text:p>2,1271%</text:p>
            <draw:frame table:end-cell-address="Simulation.H34" table:end-x="0.003cm" table:end-y="0.012cm" draw:z-index="0" draw:style-name="gr1" svg:width="12.222cm" svg:height="6.918cm" svg:x="0.04cm" svg:y="0.004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81" office:value-type="percentage" office:value="0.0245225802202939">
            <text:p>2,4523%</text:p>
          </table:table-cell>
          <table:table-cell table:style-name="ce81" office:value-type="percentage" office:value="0.0254031085260252">
            <text:p>2,5403%</text:p>
          </table:table-cell>
          <table:table-cell table:style-name="ce81" office:value-type="percentage" office:value="0.0254850553586972">
            <text:p>2,5485%</text:p>
          </table:table-cell>
          <table:table-cell table:style-name="ce81" office:value-type="percentage" office:value="0.0253584032794367">
            <text:p>2,5358%</text:p>
          </table:table-cell>
          <table:table-cell table:style-name="ce81" office:value-type="percentage" office:value="0.0251469612908112">
            <text:p>2,5147%</text:p>
          </table:table-cell>
          <table:table-cell table:style-name="ce81" office:value-type="percentage" office:value="0.0248252801348396">
            <text:p>2,4825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0282142071576614">
            <text:p>2,8214%</text:p>
          </table:table-cell>
          <table:table-cell table:style-name="ce81" office:value-type="percentage" office:value="0.0288344734083223">
            <text:p>2,8834%</text:p>
          </table:table-cell>
          <table:table-cell table:style-name="ce81" office:value-type="percentage" office:value="0.0259386850471037">
            <text:p>2,5939%</text:p>
          </table:table-cell>
          <table:table-cell table:style-name="ce81" office:value-type="percentage" office:value="0.0232447759846273">
            <text:p>2,3245%</text:p>
          </table:table-cell>
          <table:table-cell table:style-name="ce81" office:value-type="percentage" office:value="0.0213953839412429">
            <text:p>2,1395%</text:p>
          </table:table-cell>
          <table:table-cell table:style-name="ce81" office:value-type="percentage" office:value="0.0202510632136382">
            <text:p>2,0251%</text:p>
          </table:table-cell>
          <table:table-cell table:style-name="ce81" office:value-type="percentage" office:value="0.0196123313123666">
            <text:p>1,9612%</text:p>
          </table:table-cell>
          <table:table-cell table:style-name="ce81" office:value-type="percentage" office:value="0.0193485000858619">
            <text:p>1,934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office:value-type="string">
            <text:p>&lt;</text:p>
          </table:table-cell>
          <table:table-cell table:style-name="ce76"/>
          <table:table-cell table:style-name="ce81" office:value-type="percentage" office:value="0.00439591380322068">
            <text:p>0,4396%</text:p>
          </table:table-cell>
          <table:table-cell table:style-name="ce81" office:value-type="percentage" office:value="0.00910744872671181">
            <text:p>0,9107%</text:p>
          </table:table-cell>
          <table:table-cell table:style-name="ce81" office:value-type="percentage" office:value="0.0127347267620306">
            <text:p>1,2735%</text:p>
          </table:table-cell>
          <table:table-cell table:style-name="ce81" office:value-type="percentage" office:value="0.0148726961994965">
            <text:p>1,4873%</text:p>
          </table:table-cell>
          <table:table-cell table:style-name="ce81" office:value-type="percentage" office:value="0.0158983175439884">
            <text:p>1,5898%</text:p>
          </table:table-cell>
          <table:table-cell table:style-name="ce81" office:value-type="percentage" office:value="0.016204106536889">
            <text:p>1,6204%</text:p>
          </table:table-cell>
          <table:table-cell table:style-name="ce81" office:value-type="percentage" office:value="0.0160612447666699">
            <text:p>1,6061%</text:p>
          </table:table-cell>
          <table:table-cell table:style-name="ce81" office:value-type="percentage" office:value="0.0156478705698076">
            <text:p>1,564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0630688978247907">
            <text:p>0,0063%</text:p>
          </table:table-cell>
          <table:table-cell table:style-name="ce81" office:value-type="percentage" office:value="0.000424491590745757">
            <text:p>0,0424%</text:p>
          </table:table-cell>
          <table:table-cell table:style-name="ce81" office:value-type="percentage" office:value="0.00131770502142059">
            <text:p>0,1318%</text:p>
          </table:table-cell>
          <table:table-cell table:style-name="ce81" office:value-type="percentage" office:value="0.00261580531981303">
            <text:p>0,2616%</text:p>
          </table:table-cell>
          <table:table-cell table:style-name="ce81" office:value-type="percentage" office:value="0.00397958624170391">
            <text:p>0,3980%</text:p>
          </table:table-cell>
          <table:table-cell table:style-name="ce81" office:value-type="percentage" office:value="0.0051670627306537">
            <text:p>0,5167%</text:p>
          </table:table-cell>
          <table:table-cell table:style-name="ce81" office:value-type="percentage" office:value="0.00612124644488159">
            <text:p>0,6121%</text:p>
          </table:table-cell>
          <table:table-cell table:style-name="ce81" office:value-type="percentage" office:value="0.00690188576005571">
            <text:p>0,690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89421626034049">
            <text:p>0,2894%</text:p>
          </table:table-cell>
          <table:table-cell table:style-name="ce81" office:value-type="percentage" office:value="0.00837787242619304">
            <text:p>0,8378%</text:p>
          </table:table-cell>
          <table:table-cell table:style-name="ce81" office:value-type="percentage" office:value="0.013926463011834">
            <text:p>1,3926%</text:p>
          </table:table-cell>
          <table:table-cell table:style-name="ce81" office:value-type="percentage" office:value="0.0177728136948582">
            <text:p>1,7773%</text:p>
          </table:table-cell>
          <table:table-cell table:style-name="ce81" office:value-type="percentage" office:value="0.0198846795086158">
            <text:p>1,9885%</text:p>
          </table:table-cell>
          <table:table-cell table:style-name="ce81" office:value-type="percentage" office:value="0.0206902844401058">
            <text:p>2,0690%</text:p>
          </table:table-cell>
          <table:table-cell table:style-name="ce81" office:value-type="percentage" office:value="0.0205316243295622">
            <text:p>2,0532%</text:p>
          </table:table-cell>
          <table:table-cell table:style-name="ce81" office:value-type="percentage" office:value="0.0196302182727506">
            <text:p>1,963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461110289364773">
            <text:p>0,4611%</text:p>
          </table:table-cell>
          <table:table-cell table:style-name="ce81" office:value-type="percentage" office:value="0.010029054117471">
            <text:p>1,0029%</text:p>
          </table:table-cell>
          <table:table-cell table:style-name="ce81" office:value-type="percentage" office:value="0.0140422938806749">
            <text:p>1,4042%</text:p>
          </table:table-cell>
          <table:table-cell table:style-name="ce81" office:value-type="percentage" office:value="0.0161434548948719">
            <text:p>1,6143%</text:p>
          </table:table-cell>
          <table:table-cell table:style-name="ce81" office:value-type="percentage" office:value="0.0169538040261435">
            <text:p>1,6954%</text:p>
          </table:table-cell>
          <table:table-cell table:style-name="ce81" office:value-type="percentage" office:value="0.0170274003854846">
            <text:p>1,7027%</text:p>
          </table:table-cell>
          <table:table-cell table:style-name="ce81" office:value-type="percentage" office:value="0.0166688117867773">
            <text:p>1,6669%</text:p>
          </table:table-cell>
          <table:table-cell table:style-name="ce81" office:value-type="percentage" office:value="0.0160261991441743">
            <text:p>1,602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39837815332905">
            <text:p>0,3398%</text:p>
          </table:table-cell>
          <table:table-cell table:style-name="ce81" office:value-type="percentage" office:value="0.00537086447811975">
            <text:p>0,5371%</text:p>
          </table:table-cell>
          <table:table-cell table:style-name="ce81" office:value-type="percentage" office:value="0.00675735738743675">
            <text:p>0,6757%</text:p>
          </table:table-cell>
          <table:table-cell table:style-name="ce81" office:value-type="percentage" office:value="0.0076230619038073">
            <text:p>0,7623%</text:p>
          </table:table-cell>
          <table:table-cell table:style-name="ce81" office:value-type="percentage" office:value="0.00800539035474238">
            <text:p>0,8005%</text:p>
          </table:table-cell>
          <table:table-cell table:style-name="ce81" office:value-type="percentage" office:value="0.00794136428324725">
            <text:p>0,7941%</text:p>
          </table:table-cell>
          <table:table-cell table:style-name="ce81" office:value-type="percentage" office:value="0.00752427644314289">
            <text:p>0,7524%</text:p>
          </table:table-cell>
          <table:table-cell table:style-name="ce81" office:value-type="percentage" office:value="0.00689268084247289">
            <text:p>0,6893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00395025648191189">
            <text:p>0,3950%</text:p>
          </table:table-cell>
          <table:table-cell table:style-name="ce81" office:value-type="percentage" office:value="0.00825348115645576">
            <text:p>0,8253%</text:p>
          </table:table-cell>
          <table:table-cell table:style-name="ce81" office:value-type="percentage" office:value="0.0113750602266009">
            <text:p>1,1375%</text:p>
          </table:table-cell>
          <table:table-cell table:style-name="ce81" office:value-type="percentage" office:value="0.0130750580252693">
            <text:p>1,3075%</text:p>
          </table:table-cell>
          <table:table-cell table:style-name="ce81" office:value-type="percentage" office:value="0.0138754673984284">
            <text:p>1,3875%</text:p>
          </table:table-cell>
          <table:table-cell table:style-name="ce81" office:value-type="percentage" office:value="0.0142113083581584">
            <text:p>1,4211%</text:p>
          </table:table-cell>
          <table:table-cell table:style-name="ce81" office:value-type="percentage" office:value="0.0143317154451478">
            <text:p>1,4332%</text:p>
          </table:table-cell>
          <table:table-cell table:style-name="ce81" office:value-type="percentage" office:value="0.0143715243992135">
            <text:p>1,4372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133820611427982">
            <text:p>13,3821%</text:p>
          </table:table-cell>
          <table:table-cell table:style-name="ce81" office:value-type="percentage" office:value="0.0989312754008919">
            <text:p>9,8931%</text:p>
          </table:table-cell>
          <table:table-cell table:style-name="ce81" office:value-type="percentage" office:value="0.0685503038751504">
            <text:p>6,8550%</text:p>
          </table:table-cell>
          <table:table-cell table:style-name="ce81" office:value-type="percentage" office:value="0.0508345152902328">
            <text:p>5,0835%</text:p>
          </table:table-cell>
          <table:table-cell table:style-name="ce81" office:value-type="percentage" office:value="0.0413993114799898">
            <text:p>4,1399%</text:p>
          </table:table-cell>
          <table:table-cell table:style-name="ce81" office:value-type="percentage" office:value="0.0366612435133258">
            <text:p>3,6661%</text:p>
          </table:table-cell>
          <table:table-cell table:style-name="ce81" office:value-type="percentage" office:value="0.0346824353986025">
            <text:p>3,4682%</text:p>
          </table:table-cell>
          <table:table-cell table:style-name="ce81" office:value-type="percentage" office:value="0.0344876722685526">
            <text:p>3,448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79394450701013">
            <text:p>0,2794%</text:p>
          </table:table-cell>
          <table:table-cell table:style-name="ce81" office:value-type="percentage" office:value="0.00493699162693625">
            <text:p>0,4937%</text:p>
          </table:table-cell>
          <table:table-cell table:style-name="ce81" office:value-type="percentage" office:value="0.00625832044890829">
            <text:p>0,6258%</text:p>
          </table:table-cell>
          <table:table-cell table:style-name="ce81" office:value-type="percentage" office:value="0.00695162273798628">
            <text:p>0,6952%</text:p>
          </table:table-cell>
          <table:table-cell table:style-name="ce81" office:value-type="percentage" office:value="0.00734263658466394">
            <text:p>0,7343%</text:p>
          </table:table-cell>
          <table:table-cell table:style-name="ce81" office:value-type="percentage" office:value="0.00762389034173513">
            <text:p>0,7624%</text:p>
          </table:table-cell>
          <table:table-cell table:style-name="ce81" office:value-type="percentage" office:value="0.00789094804985361">
            <text:p>0,7891%</text:p>
          </table:table-cell>
          <table:table-cell table:style-name="ce81" office:value-type="percentage" office:value="0.00819497711147445">
            <text:p>0,8195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00651933959019175">
            <text:p>0,6519%</text:p>
          </table:table-cell>
          <table:table-cell table:style-name="ce81" office:value-type="percentage" office:value="0.0114719580188518">
            <text:p>1,1472%</text:p>
          </table:table-cell>
          <table:table-cell table:style-name="ce81" office:value-type="percentage" office:value="0.0139890169742013">
            <text:p>1,3989%</text:p>
          </table:table-cell>
          <table:table-cell table:style-name="ce81" office:value-type="percentage" office:value="0.0147324399730773">
            <text:p>1,4732%</text:p>
          </table:table-cell>
          <table:table-cell table:style-name="ce81" office:value-type="percentage" office:value="0.0146944758321283">
            <text:p>1,4694%</text:p>
          </table:table-cell>
          <table:table-cell table:style-name="ce81" office:value-type="percentage" office:value="0.0144065761781327">
            <text:p>1,4407%</text:p>
          </table:table-cell>
          <table:table-cell table:style-name="ce81" office:value-type="percentage" office:value="0.0140805738173634">
            <text:p>1,4081%</text:p>
          </table:table-cell>
          <table:table-cell table:style-name="ce81" office:value-type="percentage" office:value="0.0137861756426745">
            <text:p>1,3786%</text:p>
          </table:table-cell>
          <table:table-cell table:style-name="ce76" table:number-columns-repeated="247"/>
          <table:table-cell table:number-columns-repeated="767"/>
        </table:table-row>
        <table:table-row table:style-name="ro7">
          <table:table-cell table:style-name="ce76" table:number-columns-repeated="2"/>
          <table:table-cell table:style-name="ce81" office:value-type="percentage" office:value="0.0422056487699766">
            <text:p>4,2206%</text:p>
          </table:table-cell>
          <table:table-cell table:style-name="ce81" office:value-type="percentage" office:value="0.0440615832700601">
            <text:p>4,4062%</text:p>
          </table:table-cell>
          <table:table-cell table:style-name="ce81" office:value-type="percentage" office:value="0.0395129873440871">
            <text:p>3,9513%</text:p>
          </table:table-cell>
          <table:table-cell table:style-name="ce81" office:value-type="percentage" office:value="0.0349799098116916">
            <text:p>3,4980%</text:p>
          </table:table-cell>
          <table:table-cell table:style-name="ce81" office:value-type="percentage" office:value="0.0316782925525458">
            <text:p>3,1678%</text:p>
          </table:table-cell>
          <table:table-cell table:style-name="ce81" office:value-type="percentage" office:value="0.0293677977059772">
            <text:p>2,9368%</text:p>
          </table:table-cell>
          <table:table-cell table:style-name="ce81" office:value-type="percentage" office:value="0.0276506830589598">
            <text:p>2,7651%</text:p>
          </table:table-cell>
          <table:table-cell table:style-name="ce81" office:value-type="percentage" office:value="0.026234277623172">
            <text:p>2,623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439450829517929">
            <text:p>0,0439%</text:p>
          </table:table-cell>
          <table:table-cell table:style-name="ce81" office:value-type="percentage" office:value="0.0017644178923673">
            <text:p>0,1764%</text:p>
          </table:table-cell>
          <table:table-cell table:style-name="ce81" office:value-type="percentage" office:value="0.00374174293768276">
            <text:p>0,3742%</text:p>
          </table:table-cell>
          <table:table-cell table:style-name="ce81" office:value-type="percentage" office:value="0.00565340097911688">
            <text:p>0,5653%</text:p>
          </table:table-cell>
          <table:table-cell table:style-name="ce81" office:value-type="percentage" office:value="0.00709604797952124">
            <text:p>0,7096%</text:p>
          </table:table-cell>
          <table:table-cell table:style-name="ce81" office:value-type="percentage" office:value="0.00803813071087432">
            <text:p>0,8038%</text:p>
          </table:table-cell>
          <table:table-cell table:style-name="ce81" office:value-type="percentage" office:value="0.00860706112982756">
            <text:p>0,8607%</text:p>
          </table:table-cell>
          <table:table-cell table:style-name="ce81" office:value-type="percentage" office:value="0.00894631029132289">
            <text:p>0,894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74113752196441">
            <text:p>2,7411%</text:p>
          </table:table-cell>
          <table:table-cell table:style-name="ce81" office:value-type="percentage" office:value="0.0304507337771878">
            <text:p>3,0451%</text:p>
          </table:table-cell>
          <table:table-cell table:style-name="ce81" office:value-type="percentage" office:value="0.0276383735601881">
            <text:p>2,7638%</text:p>
          </table:table-cell>
          <table:table-cell table:style-name="ce81" office:value-type="percentage" office:value="0.024363167562043">
            <text:p>2,4363%</text:p>
          </table:table-cell>
          <table:table-cell table:style-name="ce81" office:value-type="percentage" office:value="0.022027808336072">
            <text:p>2,2028%</text:p>
          </table:table-cell>
          <table:table-cell table:style-name="ce81" office:value-type="percentage" office:value="0.0206199868833069">
            <text:p>2,0620%</text:p>
          </table:table-cell>
          <table:table-cell table:style-name="ce81" office:value-type="percentage" office:value="0.0198747545212994">
            <text:p>1,9875%</text:p>
          </table:table-cell>
          <table:table-cell table:style-name="ce81" office:value-type="percentage" office:value="0.0195535133137322">
            <text:p>1,955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18849227562129">
            <text:p>1,8849%</text:p>
          </table:table-cell>
          <table:table-cell table:style-name="ce81" office:value-type="percentage" office:value="0.0260079427285416">
            <text:p>2,6008%</text:p>
          </table:table-cell>
          <table:table-cell table:style-name="ce81" office:value-type="percentage" office:value="0.027836721724527">
            <text:p>2,7837%</text:p>
          </table:table-cell>
          <table:table-cell table:style-name="ce81" office:value-type="percentage" office:value="0.0274086543971145">
            <text:p>2,7409%</text:p>
          </table:table-cell>
          <table:table-cell table:style-name="ce81" office:value-type="percentage" office:value="0.0263022449270234">
            <text:p>2,6302%</text:p>
          </table:table-cell>
          <table:table-cell table:style-name="ce81" office:value-type="percentage" office:value="0.0250173749885073">
            <text:p>2,5017%</text:p>
          </table:table-cell>
          <table:table-cell table:style-name="ce81" office:value-type="percentage" office:value="0.0236706583352376">
            <text:p>2,3671%</text:p>
          </table:table-cell>
          <table:table-cell table:style-name="ce81" office:value-type="percentage" office:value="0.022285243676592">
            <text:p>2,2285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6106244274039">
            <text:p>0,0611%</text:p>
          </table:table-cell>
          <table:table-cell table:style-name="ce81" office:value-type="percentage" office:value="0.00283168977718494">
            <text:p>0,2832%</text:p>
          </table:table-cell>
          <table:table-cell table:style-name="ce81" office:value-type="percentage" office:value="0.00649430857074308">
            <text:p>0,6494%</text:p>
          </table:table-cell>
          <table:table-cell table:style-name="ce81" office:value-type="percentage" office:value="0.0102795281655506">
            <text:p>1,0280%</text:p>
          </table:table-cell>
          <table:table-cell table:style-name="ce81" office:value-type="percentage" office:value="0.0133192584933117">
            <text:p>1,3319%</text:p>
          </table:table-cell>
          <table:table-cell table:style-name="ce81" office:value-type="percentage" office:value="0.0154441897041031">
            <text:p>1,5444%</text:p>
          </table:table-cell>
          <table:table-cell table:style-name="ce81" office:value-type="percentage" office:value="0.0167942439783555">
            <text:p>1,6794%</text:p>
          </table:table-cell>
          <table:table-cell table:style-name="ce81" office:value-type="percentage" office:value="0.0175485718092708">
            <text:p>1,754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0918584061135073">
            <text:p>0,0092%</text:p>
          </table:table-cell>
          <table:table-cell table:style-name="ce81" office:value-type="percentage" office:value="0.000498484846336928">
            <text:p>0,0498%</text:p>
          </table:table-cell>
          <table:table-cell table:style-name="ce81" office:value-type="percentage" office:value="0.00134882113599196">
            <text:p>0,1349%</text:p>
          </table:table-cell>
          <table:table-cell table:style-name="ce81" office:value-type="percentage" office:value="0.00244833999228624">
            <text:p>0,2448%</text:p>
          </table:table-cell>
          <table:table-cell table:style-name="ce81" office:value-type="percentage" office:value="0.00350082348447163">
            <text:p>0,3501%</text:p>
          </table:table-cell>
          <table:table-cell table:style-name="ce81" office:value-type="percentage" office:value="0.0043352114237866">
            <text:p>0,4335%</text:p>
          </table:table-cell>
          <table:table-cell table:style-name="ce81" office:value-type="percentage" office:value="0.00493434763197566">
            <text:p>0,4934%</text:p>
          </table:table-cell>
          <table:table-cell table:style-name="ce81" office:value-type="percentage" office:value="0.0053659742447642">
            <text:p>0,536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466813087175355">
            <text:p>0,0467%</text:p>
          </table:table-cell>
          <table:table-cell table:style-name="ce81" office:value-type="percentage" office:value="0.002212978540795">
            <text:p>0,2213%</text:p>
          </table:table-cell>
          <table:table-cell table:style-name="ce81" office:value-type="percentage" office:value="0.00511380644004396">
            <text:p>0,5114%</text:p>
          </table:table-cell>
          <table:table-cell table:style-name="ce81" office:value-type="percentage" office:value="0.00815467825818791">
            <text:p>0,8155%</text:p>
          </table:table-cell>
          <table:table-cell table:style-name="ce81" office:value-type="percentage" office:value="0.0107422910363337">
            <text:p>1,0742%</text:p>
          </table:table-cell>
          <table:table-cell table:style-name="ce81" office:value-type="percentage" office:value="0.0128590603641634">
            <text:p>1,2859%</text:p>
          </table:table-cell>
          <table:table-cell table:style-name="ce81" office:value-type="percentage" office:value="0.014719206508109">
            <text:p>1,4719%</text:p>
          </table:table-cell>
          <table:table-cell table:style-name="ce81" office:value-type="percentage" office:value="0.0165520017502282">
            <text:p>1,655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38613211632566">
            <text:p>2,3861%</text:p>
          </table:table-cell>
          <table:table-cell table:style-name="ce81" office:value-type="percentage" office:value="0.0338697782708003">
            <text:p>3,3870%</text:p>
          </table:table-cell>
          <table:table-cell table:style-name="ce81" office:value-type="percentage" office:value="0.0350074685300999">
            <text:p>3,5007%</text:p>
          </table:table-cell>
          <table:table-cell table:style-name="ce81" office:value-type="percentage" office:value="0.0329001372797254">
            <text:p>3,2900%</text:p>
          </table:table-cell>
          <table:table-cell table:style-name="ce81" office:value-type="percentage" office:value="0.0306889552688215">
            <text:p>3,0689%</text:p>
          </table:table-cell>
          <table:table-cell table:style-name="ce81" office:value-type="percentage" office:value="0.0292432391293891">
            <text:p>2,9243%</text:p>
          </table:table-cell>
          <table:table-cell table:style-name="ce81" office:value-type="percentage" office:value="0.0285910738527555">
            <text:p>2,8591%</text:p>
          </table:table-cell>
          <table:table-cell table:style-name="ce81" office:value-type="percentage" office:value="0.0285414711742869">
            <text:p>2,854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21974183571106">
            <text:p>2,2197%</text:p>
          </table:table-cell>
          <table:table-cell table:style-name="ce81" office:value-type="percentage" office:value="0.0231653195819007">
            <text:p>2,3165%</text:p>
          </table:table-cell>
          <table:table-cell table:style-name="ce81" office:value-type="percentage" office:value="0.0212287903398478">
            <text:p>2,1229%</text:p>
          </table:table-cell>
          <table:table-cell table:style-name="ce81" office:value-type="percentage" office:value="0.0191609581389145">
            <text:p>1,9161%</text:p>
          </table:table-cell>
          <table:table-cell table:style-name="ce81" office:value-type="percentage" office:value="0.0174587083258799">
            <text:p>1,7459%</text:p>
          </table:table-cell>
          <table:table-cell table:style-name="ce81" office:value-type="percentage" office:value="0.0160217664321369">
            <text:p>1,6022%</text:p>
          </table:table-cell>
          <table:table-cell table:style-name="ce81" office:value-type="percentage" office:value="0.0147135210151105">
            <text:p>1,4714%</text:p>
          </table:table-cell>
          <table:table-cell table:style-name="ce81" office:value-type="percentage" office:value="0.0134676897329026">
            <text:p>1,346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452895584400534">
            <text:p>0,0453%</text:p>
          </table:table-cell>
          <table:table-cell table:style-name="ce81" office:value-type="percentage" office:value="0.00190493735162855">
            <text:p>0,1905%</text:p>
          </table:table-cell>
          <table:table-cell table:style-name="ce81" office:value-type="percentage" office:value="0.00416270435283702">
            <text:p>0,4163%</text:p>
          </table:table-cell>
          <table:table-cell table:style-name="ce81" office:value-type="percentage" office:value="0.00647144836799186">
            <text:p>0,6471%</text:p>
          </table:table-cell>
          <table:table-cell table:style-name="ce81" office:value-type="percentage" office:value="0.00839802484665455">
            <text:p>0,8398%</text:p>
          </table:table-cell>
          <table:table-cell table:style-name="ce81" office:value-type="percentage" office:value="0.00989480502241068">
            <text:p>0,9895%</text:p>
          </table:table-cell>
          <table:table-cell table:style-name="ce81" office:value-type="percentage" office:value="0.0110757795138383">
            <text:p>1,1076%</text:p>
          </table:table-cell>
          <table:table-cell table:style-name="ce81" office:value-type="percentage" office:value="0.01207357106119">
            <text:p>1,207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56498196157931">
            <text:p>2,5650%</text:p>
          </table:table-cell>
          <table:table-cell table:style-name="ce81" office:value-type="percentage" office:value="0.0401063473974295">
            <text:p>4,0106%</text:p>
          </table:table-cell>
          <table:table-cell table:style-name="ce81" office:value-type="percentage" office:value="0.0440857073503695">
            <text:p>4,4086%</text:p>
          </table:table-cell>
          <table:table-cell table:style-name="ce81" office:value-type="percentage" office:value="0.0427711418824503">
            <text:p>4,2771%</text:p>
          </table:table-cell>
          <table:table-cell table:style-name="ce81" office:value-type="percentage" office:value="0.0399467177304786">
            <text:p>3,9947%</text:p>
          </table:table-cell>
          <table:table-cell table:style-name="ce81" office:value-type="percentage" office:value="0.0369448744487783">
            <text:p>3,6945%</text:p>
          </table:table-cell>
          <table:table-cell table:style-name="ce81" office:value-type="percentage" office:value="0.0340282829249091">
            <text:p>3,4028%</text:p>
          </table:table-cell>
          <table:table-cell table:style-name="ce81" office:value-type="percentage" office:value="0.0311647102976558">
            <text:p>3,1165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71026347169092">
            <text:p>0,7103%</text:p>
          </table:table-cell>
          <table:table-cell table:style-name="ce81" office:value-type="percentage" office:value="0.00909688082434224">
            <text:p>0,9097%</text:p>
          </table:table-cell>
          <table:table-cell table:style-name="ce81" office:value-type="percentage" office:value="0.00940201261045768">
            <text:p>0,9402%</text:p>
          </table:table-cell>
          <table:table-cell table:style-name="ce81" office:value-type="percentage" office:value="0.00906699469194576">
            <text:p>0,9067%</text:p>
          </table:table-cell>
          <table:table-cell table:style-name="ce81" office:value-type="percentage" office:value="0.00858043497318792">
            <text:p>0,8580%</text:p>
          </table:table-cell>
          <table:table-cell table:style-name="ce81" office:value-type="percentage" office:value="0.00810915540505231">
            <text:p>0,8109%</text:p>
          </table:table-cell>
          <table:table-cell table:style-name="ce81" office:value-type="percentage" office:value="0.00771251626306245">
            <text:p>0,7713%</text:p>
          </table:table-cell>
          <table:table-cell table:style-name="ce81" office:value-type="percentage" office:value="0.00742133534040421">
            <text:p>0,742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83618814153917">
            <text:p>0,2836%</text:p>
          </table:table-cell>
          <table:table-cell table:style-name="ce81" office:value-type="percentage" office:value="0.00911678414335921">
            <text:p>0,9117%</text:p>
          </table:table-cell>
          <table:table-cell table:style-name="ce81" office:value-type="percentage" office:value="0.0160986452883989">
            <text:p>1,6099%</text:p>
          </table:table-cell>
          <table:table-cell table:style-name="ce81" office:value-type="percentage" office:value="0.0214526232386627">
            <text:p>2,1453%</text:p>
          </table:table-cell>
          <table:table-cell table:style-name="ce81" office:value-type="percentage" office:value="0.0250879167505436">
            <text:p>2,5088%</text:p>
          </table:table-cell>
          <table:table-cell table:style-name="ce81" office:value-type="percentage" office:value="0.027706173716806">
            <text:p>2,7706%</text:p>
          </table:table-cell>
          <table:table-cell table:style-name="ce81" office:value-type="percentage" office:value="0.0299445863452824">
            <text:p>2,9945%</text:p>
          </table:table-cell>
          <table:table-cell table:style-name="ce81" office:value-type="percentage" office:value="0.0322101058178029">
            <text:p>3,221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831380814268066">
            <text:p>8,3138%</text:p>
          </table:table-cell>
          <table:table-cell table:style-name="ce81" office:value-type="percentage" office:value="0.0668392675783736">
            <text:p>6,6839%</text:p>
          </table:table-cell>
          <table:table-cell table:style-name="ce81" office:value-type="percentage" office:value="0.0491579371967038">
            <text:p>4,9158%</text:p>
          </table:table-cell>
          <table:table-cell table:style-name="ce81" office:value-type="percentage" office:value="0.0375400366186975">
            <text:p>3,7540%</text:p>
          </table:table-cell>
          <table:table-cell table:style-name="ce81" office:value-type="percentage" office:value="0.0304432652249558">
            <text:p>3,0443%</text:p>
          </table:table-cell>
          <table:table-cell table:style-name="ce81" office:value-type="percentage" office:value="0.0259128140698678">
            <text:p>2,5913%</text:p>
          </table:table-cell>
          <table:table-cell table:style-name="ce81" office:value-type="percentage" office:value="0.0227373719073118">
            <text:p>2,2737%</text:p>
          </table:table-cell>
          <table:table-cell table:style-name="ce81" office:value-type="percentage" office:value="0.0202623398937717">
            <text:p>2,026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149396149733148">
            <text:p>14,9396%</text:p>
          </table:table-cell>
          <table:table-cell table:style-name="ce81" office:value-type="percentage" office:value="0.0891554651143432">
            <text:p>8,9155%</text:p>
          </table:table-cell>
          <table:table-cell table:style-name="ce81" office:value-type="percentage" office:value="0.0549630469957858">
            <text:p>5,4963%</text:p>
          </table:table-cell>
          <table:table-cell table:style-name="ce81" office:value-type="percentage" office:value="0.0382156006377288">
            <text:p>3,8216%</text:p>
          </table:table-cell>
          <table:table-cell table:style-name="ce81" office:value-type="percentage" office:value="0.0297988498967172">
            <text:p>2,9799%</text:p>
          </table:table-cell>
          <table:table-cell table:style-name="ce81" office:value-type="percentage" office:value="0.025268925238988">
            <text:p>2,5269%</text:p>
          </table:table-cell>
          <table:table-cell table:style-name="ce81" office:value-type="percentage" office:value="0.0226096680566801">
            <text:p>2,2610%</text:p>
          </table:table-cell>
          <table:table-cell table:style-name="ce81" office:value-type="percentage" office:value="0.0208742967547828">
            <text:p>2,087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22639274874949">
            <text:p>0,1226%</text:p>
          </table:table-cell>
          <table:table-cell table:style-name="ce81" office:value-type="percentage" office:value="0.00347954137100577">
            <text:p>0,3480%</text:p>
          </table:table-cell>
          <table:table-cell table:style-name="ce81" office:value-type="percentage" office:value="0.00608593653441267">
            <text:p>0,6086%</text:p>
          </table:table-cell>
          <table:table-cell table:style-name="ce81" office:value-type="percentage" office:value="0.00827373103136856">
            <text:p>0,8274%</text:p>
          </table:table-cell>
          <table:table-cell table:style-name="ce81" office:value-type="percentage" office:value="0.00976842204665559">
            <text:p>0,9768%</text:p>
          </table:table-cell>
          <table:table-cell table:style-name="ce81" office:value-type="percentage" office:value="0.0106198959985411">
            <text:p>1,0620%</text:p>
          </table:table-cell>
          <table:table-cell table:style-name="ce81" office:value-type="percentage" office:value="0.011003892586144">
            <text:p>1,1004%</text:p>
          </table:table-cell>
          <table:table-cell table:style-name="ce81" office:value-type="percentage" office:value="0.0111116122580368">
            <text:p>1,111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83136480665894">
            <text:p>0,1831%</text:p>
          </table:table-cell>
          <table:table-cell table:style-name="ce81" office:value-type="percentage" office:value="0.00470197204092365">
            <text:p>0,4702%</text:p>
          </table:table-cell>
          <table:table-cell table:style-name="ce81" office:value-type="percentage" office:value="0.00757576436103638">
            <text:p>0,7576%</text:p>
          </table:table-cell>
          <table:table-cell table:style-name="ce81" office:value-type="percentage" office:value="0.00976580389162443">
            <text:p>0,9766%</text:p>
          </table:table-cell>
          <table:table-cell table:style-name="ce81" office:value-type="percentage" office:value="0.0112742484623051">
            <text:p>1,1274%</text:p>
          </table:table-cell>
          <table:table-cell table:style-name="ce81" office:value-type="percentage" office:value="0.0123105446338155">
            <text:p>1,2311%</text:p>
          </table:table-cell>
          <table:table-cell table:style-name="ce81" office:value-type="percentage" office:value="0.0130740043651298">
            <text:p>1,3074%</text:p>
          </table:table-cell>
          <table:table-cell table:style-name="ce81" office:value-type="percentage" office:value="0.0137108129647741">
            <text:p>1,371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674082946117849">
            <text:p>0,0674%</text:p>
          </table:table-cell>
          <table:table-cell table:style-name="ce81" office:value-type="percentage" office:value="0.00272952762634853">
            <text:p>0,2730%</text:p>
          </table:table-cell>
          <table:table-cell table:style-name="ce81" office:value-type="percentage" office:value="0.00578134581826084">
            <text:p>0,5781%</text:p>
          </table:table-cell>
          <table:table-cell table:style-name="ce81" office:value-type="percentage" office:value="0.00871902204206346">
            <text:p>0,8719%</text:p>
          </table:table-cell>
          <table:table-cell table:style-name="ce81" office:value-type="percentage" office:value="0.0109777316235437">
            <text:p>1,0978%</text:p>
          </table:table-cell>
          <table:table-cell table:style-name="ce81" office:value-type="percentage" office:value="0.0125723159996294">
            <text:p>1,2572%</text:p>
          </table:table-cell>
          <table:table-cell table:style-name="ce81" office:value-type="percentage" office:value="0.0137355549358689">
            <text:p>1,3736%</text:p>
          </table:table-cell>
          <table:table-cell table:style-name="ce81" office:value-type="percentage" office:value="0.0147023335027347">
            <text:p>1,470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984018971002645">
            <text:p>0,9840%</text:p>
          </table:table-cell>
          <table:table-cell table:style-name="ce81" office:value-type="percentage" office:value="0.0172921387586376">
            <text:p>1,7292%</text:p>
          </table:table-cell>
          <table:table-cell table:style-name="ce81" office:value-type="percentage" office:value="0.0215259394658851">
            <text:p>2,1526%</text:p>
          </table:table-cell>
          <table:table-cell table:style-name="ce81" office:value-type="percentage" office:value="0.0233599833702435">
            <text:p>2,3360%</text:p>
          </table:table-cell>
          <table:table-cell table:style-name="ce81" office:value-type="percentage" office:value="0.0240579839675074">
            <text:p>2,4058%</text:p>
          </table:table-cell>
          <table:table-cell table:style-name="ce81" office:value-type="percentage" office:value="0.0243240234047028">
            <text:p>2,4324%</text:p>
          </table:table-cell>
          <table:table-cell table:style-name="ce81" office:value-type="percentage" office:value="0.0244605392862619">
            <text:p>2,4461%</text:p>
          </table:table-cell>
          <table:table-cell table:style-name="ce81" office:value-type="percentage" office:value="0.0245773470575809">
            <text:p>2,457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63107504419963">
            <text:p>6,3108%</text:p>
          </table:table-cell>
          <table:table-cell table:style-name="ce81" office:value-type="percentage" office:value="0.0622176151026662">
            <text:p>6,2218%</text:p>
          </table:table-cell>
          <table:table-cell table:style-name="ce81" office:value-type="percentage" office:value="0.0556754142010801">
            <text:p>5,5675%</text:p>
          </table:table-cell>
          <table:table-cell table:style-name="ce81" office:value-type="percentage" office:value="0.050898485642794">
            <text:p>5,0898%</text:p>
          </table:table-cell>
          <table:table-cell table:style-name="ce81" office:value-type="percentage" office:value="0.0484331832801601">
            <text:p>4,8433%</text:p>
          </table:table-cell>
          <table:table-cell table:style-name="ce81" office:value-type="percentage" office:value="0.0474621059100534">
            <text:p>4,7462%</text:p>
          </table:table-cell>
          <table:table-cell table:style-name="ce81" office:value-type="percentage" office:value="0.0471886033513922">
            <text:p>4,7189%</text:p>
          </table:table-cell>
          <table:table-cell table:style-name="ce81" office:value-type="percentage" office:value="0.0470250998338799">
            <text:p>4,7025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764549473532731">
            <text:p>0,7645%</text:p>
          </table:table-cell>
          <table:table-cell table:style-name="ce81" office:value-type="percentage" office:value="0.013899446967567">
            <text:p>1,3899%</text:p>
          </table:table-cell>
          <table:table-cell table:style-name="ce81" office:value-type="percentage" office:value="0.0186644415166997">
            <text:p>1,8664%</text:p>
          </table:table-cell>
          <table:table-cell table:style-name="ce81" office:value-type="percentage" office:value="0.0220502219519297">
            <text:p>2,2050%</text:p>
          </table:table-cell>
          <table:table-cell table:style-name="ce81" office:value-type="percentage" office:value="0.024568815027225">
            <text:p>2,4569%</text:p>
          </table:table-cell>
          <table:table-cell table:style-name="ce81" office:value-type="percentage" office:value="0.0266126687380937">
            <text:p>2,6613%</text:p>
          </table:table-cell>
          <table:table-cell table:style-name="ce81" office:value-type="percentage" office:value="0.0284552121035498">
            <text:p>2,8455%</text:p>
          </table:table-cell>
          <table:table-cell table:style-name="ce81" office:value-type="percentage" office:value="0.0302857764430301">
            <text:p>3,028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570959817317813">
            <text:p>0,5710%</text:p>
          </table:table-cell>
          <table:table-cell table:style-name="ce81" office:value-type="percentage" office:value="0.0115482427480664">
            <text:p>1,1548%</text:p>
          </table:table-cell>
          <table:table-cell table:style-name="ce81" office:value-type="percentage" office:value="0.015859189870058">
            <text:p>1,5859%</text:p>
          </table:table-cell>
          <table:table-cell table:style-name="ce81" office:value-type="percentage" office:value="0.0184653898729576">
            <text:p>1,8465%</text:p>
          </table:table-cell>
          <table:table-cell table:style-name="ce81" office:value-type="percentage" office:value="0.0200918472851626">
            <text:p>2,0092%</text:p>
          </table:table-cell>
          <table:table-cell table:style-name="ce81" office:value-type="percentage" office:value="0.0213210720643815">
            <text:p>2,1321%</text:p>
          </table:table-cell>
          <table:table-cell table:style-name="ce81" office:value-type="percentage" office:value="0.0224724124431139">
            <text:p>2,2472%</text:p>
          </table:table-cell>
          <table:table-cell table:style-name="ce81" office:value-type="percentage" office:value="0.023683818547076">
            <text:p>2,368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31427811421673">
            <text:p>0,3314%</text:p>
          </table:table-cell>
          <table:table-cell table:style-name="ce81" office:value-type="percentage" office:value="0.00765454987537218">
            <text:p>0,7655%</text:p>
          </table:table-cell>
          <table:table-cell table:style-name="ce81" office:value-type="percentage" office:value="0.0110839081692809">
            <text:p>1,1084%</text:p>
          </table:table-cell>
          <table:table-cell table:style-name="ce81" office:value-type="percentage" office:value="0.0130319829551475">
            <text:p>1,3032%</text:p>
          </table:table-cell>
          <table:table-cell table:style-name="ce81" office:value-type="percentage" office:value="0.0139234866477413">
            <text:p>1,3923%</text:p>
          </table:table-cell>
          <table:table-cell table:style-name="ce81" office:value-type="percentage" office:value="0.0141645506890464">
            <text:p>1,4165%</text:p>
          </table:table-cell>
          <table:table-cell table:style-name="ce81" office:value-type="percentage" office:value="0.0139727090004352">
            <text:p>1,3973%</text:p>
          </table:table-cell>
          <table:table-cell table:style-name="ce81" office:value-type="percentage" office:value="0.0134572774599757">
            <text:p>1,345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175578258769787">
            <text:p>1,7558%</text:p>
          </table:table-cell>
          <table:table-cell table:style-name="ce81" office:value-type="percentage" office:value="0.0275212087343608">
            <text:p>2,7521%</text:p>
          </table:table-cell>
          <table:table-cell table:style-name="ce81" office:value-type="percentage" office:value="0.0317204349658982">
            <text:p>3,1720%</text:p>
          </table:table-cell>
          <table:table-cell table:style-name="ce81" office:value-type="percentage" office:value="0.0324622547236514">
            <text:p>3,2462%</text:p>
          </table:table-cell>
          <table:table-cell table:style-name="ce81" office:value-type="percentage" office:value="0.0315761965203617">
            <text:p>3,1576%</text:p>
          </table:table-cell>
          <table:table-cell table:style-name="ce81" office:value-type="percentage" office:value="0.0298724737092638">
            <text:p>2,9872%</text:p>
          </table:table-cell>
          <table:table-cell table:style-name="ce81" office:value-type="percentage" office:value="0.0276954364124307">
            <text:p>2,7695%</text:p>
          </table:table-cell>
          <table:table-cell table:style-name="ce81" office:value-type="percentage" office:value="0.025245540499575">
            <text:p>2,524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134254406830552">
            <text:p>1,3425%</text:p>
          </table:table-cell>
          <table:table-cell table:style-name="ce81" office:value-type="percentage" office:value="0.0296830335118097">
            <text:p>2,9683%</text:p>
          </table:table-cell>
          <table:table-cell table:style-name="ce81" office:value-type="percentage" office:value="0.0393369013744116">
            <text:p>3,9337%</text:p>
          </table:table-cell>
          <table:table-cell table:style-name="ce81" office:value-type="percentage" office:value="0.0419537464725083">
            <text:p>4,1954%</text:p>
          </table:table-cell>
          <table:table-cell table:style-name="ce81" office:value-type="percentage" office:value="0.0411827874870118">
            <text:p>4,1183%</text:p>
          </table:table-cell>
          <table:table-cell table:style-name="ce81" office:value-type="percentage" office:value="0.039403510975584">
            <text:p>3,9404%</text:p>
          </table:table-cell>
          <table:table-cell table:style-name="ce81" office:value-type="percentage" office:value="0.0375277640203751">
            <text:p>3,7528%</text:p>
          </table:table-cell>
          <table:table-cell table:style-name="ce81" office:value-type="percentage" office:value="0.0357388071564837">
            <text:p>3,573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65404219829327">
            <text:p>0,3654%</text:p>
          </table:table-cell>
          <table:table-cell table:style-name="ce81" office:value-type="percentage" office:value="0.00874909881958121">
            <text:p>0,8749%</text:p>
          </table:table-cell>
          <table:table-cell table:style-name="ce81" office:value-type="percentage" office:value="0.0130925042884841">
            <text:p>1,3093%</text:p>
          </table:table-cell>
          <table:table-cell table:style-name="ce81" office:value-type="percentage" office:value="0.0157864624109179">
            <text:p>1,5786%</text:p>
          </table:table-cell>
          <table:table-cell table:style-name="ce81" office:value-type="percentage" office:value="0.0172561146601097">
            <text:p>1,7256%</text:p>
          </table:table-cell>
          <table:table-cell table:style-name="ce81" office:value-type="percentage" office:value="0.0180837572016183">
            <text:p>1,8084%</text:p>
          </table:table-cell>
          <table:table-cell table:style-name="ce81" office:value-type="percentage" office:value="0.0186680584480912">
            <text:p>1,8668%</text:p>
          </table:table-cell>
          <table:table-cell table:style-name="ce81" office:value-type="percentage" office:value="0.0192366476772278">
            <text:p>1,923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352756107355769">
            <text:p>0,0353%</text:p>
          </table:table-cell>
          <table:table-cell table:style-name="ce81" office:value-type="percentage" office:value="0.00189775391768041">
            <text:p>0,1898%</text:p>
          </table:table-cell>
          <table:table-cell table:style-name="ce81" office:value-type="percentage" office:value="0.00472299981015875">
            <text:p>0,4723%</text:p>
          </table:table-cell>
          <table:table-cell table:style-name="ce81" office:value-type="percentage" office:value="0.00781369109877101">
            <text:p>0,7814%</text:p>
          </table:table-cell>
          <table:table-cell table:style-name="ce81" office:value-type="percentage" office:value="0.0103896657351072">
            <text:p>1,0390%</text:p>
          </table:table-cell>
          <table:table-cell table:style-name="ce81" office:value-type="percentage" office:value="0.0122829261758674">
            <text:p>1,2283%</text:p>
          </table:table-cell>
          <table:table-cell table:style-name="ce81" office:value-type="percentage" office:value="0.0136230341432695">
            <text:p>1,3623%</text:p>
          </table:table-cell>
          <table:table-cell table:style-name="ce81" office:value-type="percentage" office:value="0.014579042971419">
            <text:p>1,457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630047619009112">
            <text:p>6,3005%</text:p>
          </table:table-cell>
          <table:table-cell table:style-name="ce81" office:value-type="percentage" office:value="0.0701583146884234">
            <text:p>7,0158%</text:p>
          </table:table-cell>
          <table:table-cell table:style-name="ce81" office:value-type="percentage" office:value="0.0596597689395682">
            <text:p>5,9660%</text:p>
          </table:table-cell>
          <table:table-cell table:style-name="ce81" office:value-type="percentage" office:value="0.0480218341511336">
            <text:p>4,8022%</text:p>
          </table:table-cell>
          <table:table-cell table:style-name="ce81" office:value-type="percentage" office:value="0.0394026516481825">
            <text:p>3,9403%</text:p>
          </table:table-cell>
          <table:table-cell table:style-name="ce81" office:value-type="percentage" office:value="0.0335063475370662">
            <text:p>3,3506%</text:p>
          </table:table-cell>
          <table:table-cell table:style-name="ce81" office:value-type="percentage" office:value="0.0293964986302238">
            <text:p>2,9396%</text:p>
          </table:table-cell>
          <table:table-cell table:style-name="ce81" office:value-type="percentage" office:value="0.0263442759181124">
            <text:p>2,634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514110813493572">
            <text:p>5,1411%</text:p>
          </table:table-cell>
          <table:table-cell table:style-name="ce81" office:value-type="percentage" office:value="0.0583018075522472">
            <text:p>5,8302%</text:p>
          </table:table-cell>
          <table:table-cell table:style-name="ce81" office:value-type="percentage" office:value="0.0522306595860535">
            <text:p>5,2231%</text:p>
          </table:table-cell>
          <table:table-cell table:style-name="ce81" office:value-type="percentage" office:value="0.044874002148709">
            <text:p>4,4874%</text:p>
          </table:table-cell>
          <table:table-cell table:style-name="ce81" office:value-type="percentage" office:value="0.0394048899579654">
            <text:p>3,9405%</text:p>
          </table:table-cell>
          <table:table-cell table:style-name="ce81" office:value-type="percentage" office:value="0.0357748533024295">
            <text:p>3,5775%</text:p>
          </table:table-cell>
          <table:table-cell table:style-name="ce81" office:value-type="percentage" office:value="0.0333649901153136">
            <text:p>3,3365%</text:p>
          </table:table-cell>
          <table:table-cell table:style-name="ce81" office:value-type="percentage" office:value="0.0316411167860615">
            <text:p>3,164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462454626051579">
            <text:p>4,6245%</text:p>
          </table:table-cell>
          <table:table-cell table:style-name="ce81" office:value-type="percentage" office:value="0.0435853197719686">
            <text:p>4,3585%</text:p>
          </table:table-cell>
          <table:table-cell table:style-name="ce81" office:value-type="percentage" office:value="0.0368699030579566">
            <text:p>3,6870%</text:p>
          </table:table-cell>
          <table:table-cell table:style-name="ce81" office:value-type="percentage" office:value="0.031627512598381">
            <text:p>3,1628%</text:p>
          </table:table-cell>
          <table:table-cell table:style-name="ce81" office:value-type="percentage" office:value="0.0282059348720002">
            <text:p>2,8206%</text:p>
          </table:table-cell>
          <table:table-cell table:style-name="ce81" office:value-type="percentage" office:value="0.0260008899354067">
            <text:p>2,6001%</text:p>
          </table:table-cell>
          <table:table-cell table:style-name="ce81" office:value-type="percentage" office:value="0.0244890147188454">
            <text:p>2,4489%</text:p>
          </table:table-cell>
          <table:table-cell table:style-name="ce81" office:value-type="percentage" office:value="0.0233371535321647">
            <text:p>2,333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71647672826973">
            <text:p>0,0716%</text:p>
          </table:table-cell>
          <table:table-cell table:style-name="ce81" office:value-type="percentage" office:value="0.00291275241588519">
            <text:p>0,2913%</text:p>
          </table:table-cell>
          <table:table-cell table:style-name="ce81" office:value-type="percentage" office:value="0.00628595385928887">
            <text:p>0,6286%</text:p>
          </table:table-cell>
          <table:table-cell table:style-name="ce81" office:value-type="percentage" office:value="0.00968521364939541">
            <text:p>0,9685%</text:p>
          </table:table-cell>
          <table:table-cell table:style-name="ce81" office:value-type="percentage" office:value="0.0124040315008246">
            <text:p>1,2404%</text:p>
          </table:table-cell>
          <table:table-cell table:style-name="ce81" office:value-type="percentage" office:value="0.014329313782923">
            <text:p>1,4329%</text:p>
          </table:table-cell>
          <table:table-cell table:style-name="ce81" office:value-type="percentage" office:value="0.0156200326025436">
            <text:p>1,5620%</text:p>
          </table:table-cell>
          <table:table-cell table:style-name="ce81" office:value-type="percentage" office:value="0.0164704347550548">
            <text:p>1,647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593358863679978">
            <text:p>5,9336%</text:p>
          </table:table-cell>
          <table:table-cell table:style-name="ce81" office:value-type="percentage" office:value="0.0727498071767247">
            <text:p>7,2750%</text:p>
          </table:table-cell>
          <table:table-cell table:style-name="ce81" office:value-type="percentage" office:value="0.0669602128848486">
            <text:p>6,6960%</text:p>
          </table:table-cell>
          <table:table-cell table:style-name="ce81" office:value-type="percentage" office:value="0.0582246514702622">
            <text:p>5,8225%</text:p>
          </table:table-cell>
          <table:table-cell table:style-name="ce81" office:value-type="percentage" office:value="0.0518837265019276">
            <text:p>5,1884%</text:p>
          </table:table-cell>
          <table:table-cell table:style-name="ce81" office:value-type="percentage" office:value="0.0482012525580552">
            <text:p>4,8201%</text:p>
          </table:table-cell>
          <table:table-cell table:style-name="ce81" office:value-type="percentage" office:value="0.0463574909299866">
            <text:p>4,6357%</text:p>
          </table:table-cell>
          <table:table-cell table:style-name="ce81" office:value-type="percentage" office:value="0.0455287826244813">
            <text:p>4,552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41699230169251">
            <text:p>2,4170%</text:p>
          </table:table-cell>
          <table:table-cell table:style-name="ce81" office:value-type="percentage" office:value="0.0346213510798974">
            <text:p>3,4621%</text:p>
          </table:table-cell>
          <table:table-cell table:style-name="ce81" office:value-type="percentage" office:value="0.0363354356184081">
            <text:p>3,6335%</text:p>
          </table:table-cell>
          <table:table-cell table:style-name="ce81" office:value-type="percentage" office:value="0.0349092857704306">
            <text:p>3,4909%</text:p>
          </table:table-cell>
          <table:table-cell table:style-name="ce81" office:value-type="percentage" office:value="0.0333062509727583">
            <text:p>3,3306%</text:p>
          </table:table-cell>
          <table:table-cell table:style-name="ce81" office:value-type="percentage" office:value="0.0323222655053544">
            <text:p>3,2322%</text:p>
          </table:table-cell>
          <table:table-cell table:style-name="ce81" office:value-type="percentage" office:value="0.0319639696483798">
            <text:p>3,1964%</text:p>
          </table:table-cell>
          <table:table-cell table:style-name="ce81" office:value-type="percentage" office:value="0.0320230723602882">
            <text:p>3,2023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502059263312019">
            <text:p>0,0502%</text:p>
          </table:table-cell>
          <table:table-cell table:style-name="ce81" office:value-type="percentage" office:value="0.00151812899669354">
            <text:p>0,1518%</text:p>
          </table:table-cell>
          <table:table-cell table:style-name="ce81" office:value-type="percentage" office:value="0.00284788977009699">
            <text:p>0,2848%</text:p>
          </table:table-cell>
          <table:table-cell table:style-name="ce81" office:value-type="percentage" office:value="0.0041371972541392">
            <text:p>0,4137%</text:p>
          </table:table-cell>
          <table:table-cell table:style-name="ce81" office:value-type="percentage" office:value="0.00517874366636274">
            <text:p>0,5179%</text:p>
          </table:table-cell>
          <table:table-cell table:style-name="ce81" office:value-type="percentage" office:value="0.00591888575771673">
            <text:p>0,5919%</text:p>
          </table:table-cell>
          <table:table-cell table:style-name="ce81" office:value-type="percentage" office:value="0.00640086930830978">
            <text:p>0,6401%</text:p>
          </table:table-cell>
          <table:table-cell table:style-name="ce81" office:value-type="percentage" office:value="0.00670956732171287">
            <text:p>0,671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20233822922937">
            <text:p>0,1202%</text:p>
          </table:table-cell>
          <table:table-cell table:style-name="ce81" office:value-type="percentage" office:value="0.00336617582312016">
            <text:p>0,3366%</text:p>
          </table:table-cell>
          <table:table-cell table:style-name="ce81" office:value-type="percentage" office:value="0.00560078705300252">
            <text:p>0,5601%</text:p>
          </table:table-cell>
          <table:table-cell table:style-name="ce81" office:value-type="percentage" office:value="0.00724836412410789">
            <text:p>0,7248%</text:p>
          </table:table-cell>
          <table:table-cell table:style-name="ce81" office:value-type="percentage" office:value="0.00828653013181615">
            <text:p>0,8287%</text:p>
          </table:table-cell>
          <table:table-cell table:style-name="ce81" office:value-type="percentage" office:value="0.00890141636196691">
            <text:p>0,8901%</text:p>
          </table:table-cell>
          <table:table-cell table:style-name="ce81" office:value-type="percentage" office:value="0.00926837863632608">
            <text:p>0,9268%</text:p>
          </table:table-cell>
          <table:table-cell table:style-name="ce81" office:value-type="percentage" office:value="0.00951085147929401">
            <text:p>0,951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124644961340549">
            <text:p>0,0125%</text:p>
          </table:table-cell>
          <table:table-cell table:style-name="ce81" office:value-type="percentage" office:value="0.000855925238055154">
            <text:p>0,0856%</text:p>
          </table:table-cell>
          <table:table-cell table:style-name="ce81" office:value-type="percentage" office:value="0.00259825010302321">
            <text:p>0,2598%</text:p>
          </table:table-cell>
          <table:table-cell table:style-name="ce81" office:value-type="percentage" office:value="0.00493960944271013">
            <text:p>0,4940%</text:p>
          </table:table-cell>
          <table:table-cell table:style-name="ce81" office:value-type="percentage" office:value="0.0071316305767855">
            <text:p>0,7132%</text:p>
          </table:table-cell>
          <table:table-cell table:style-name="ce81" office:value-type="percentage" office:value="0.00875196587706678">
            <text:p>0,8752%</text:p>
          </table:table-cell>
          <table:table-cell table:style-name="ce81" office:value-type="percentage" office:value="0.00977132996861281">
            <text:p>0,9771%</text:p>
          </table:table-cell>
          <table:table-cell table:style-name="ce81" office:value-type="percentage" office:value="0.0103459960743229">
            <text:p>1,034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96225597390143">
            <text:p>0,9623%</text:p>
          </table:table-cell>
          <table:table-cell table:style-name="ce81" office:value-type="percentage" office:value="0.0178532653049852">
            <text:p>1,7853%</text:p>
          </table:table-cell>
          <table:table-cell table:style-name="ce81" office:value-type="percentage" office:value="0.0220535114584996">
            <text:p>2,2054%</text:p>
          </table:table-cell>
          <table:table-cell table:style-name="ce81" office:value-type="percentage" office:value="0.0231518974328087">
            <text:p>2,3152%</text:p>
          </table:table-cell>
          <table:table-cell table:style-name="ce81" office:value-type="percentage" office:value="0.0229091404995943">
            <text:p>2,2909%</text:p>
          </table:table-cell>
          <table:table-cell table:style-name="ce81" office:value-type="percentage" office:value="0.0222543071799459">
            <text:p>2,2254%</text:p>
          </table:table-cell>
          <table:table-cell table:style-name="ce81" office:value-type="percentage" office:value="0.0215144842697924">
            <text:p>2,1514%</text:p>
          </table:table-cell>
          <table:table-cell table:style-name="ce81" office:value-type="percentage" office:value="0.0207591089468889">
            <text:p>2,075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7520498511824">
            <text:p>0,2752%</text:p>
          </table:table-cell>
          <table:table-cell table:style-name="ce81" office:value-type="percentage" office:value="0.0061856215786446">
            <text:p>0,6186%</text:p>
          </table:table-cell>
          <table:table-cell table:style-name="ce81" office:value-type="percentage" office:value="0.00914601539166552">
            <text:p>0,9146%</text:p>
          </table:table-cell>
          <table:table-cell table:style-name="ce81" office:value-type="percentage" office:value="0.0112614228868953">
            <text:p>1,1261%</text:p>
          </table:table-cell>
          <table:table-cell table:style-name="ce81" office:value-type="percentage" office:value="0.0127913476130458">
            <text:p>1,2791%</text:p>
          </table:table-cell>
          <table:table-cell table:style-name="ce81" office:value-type="percentage" office:value="0.014003937814436">
            <text:p>1,4004%</text:p>
          </table:table-cell>
          <table:table-cell table:style-name="ce81" office:value-type="percentage" office:value="0.0150549470394096">
            <text:p>1,5055%</text:p>
          </table:table-cell>
          <table:table-cell table:style-name="ce81" office:value-type="percentage" office:value="0.0160173051438698">
            <text:p>1,601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720494321716359">
            <text:p>0,0720%</text:p>
          </table:table-cell>
          <table:table-cell table:style-name="ce81" office:value-type="percentage" office:value="0.0030398040208019">
            <text:p>0,3040%</text:p>
          </table:table-cell>
          <table:table-cell table:style-name="ce81" office:value-type="percentage" office:value="0.00662456189613561">
            <text:p>0,6625%</text:p>
          </table:table-cell>
          <table:table-cell table:style-name="ce81" office:value-type="percentage" office:value="0.0102209677737635">
            <text:p>1,0221%</text:p>
          </table:table-cell>
          <table:table-cell table:style-name="ce81" office:value-type="percentage" office:value="0.0130767421514233">
            <text:p>1,3077%</text:p>
          </table:table-cell>
          <table:table-cell table:style-name="ce81" office:value-type="percentage" office:value="0.0150546748751802">
            <text:p>1,5055%</text:p>
          </table:table-cell>
          <table:table-cell table:style-name="ce81" office:value-type="percentage" office:value="0.0162880546950027">
            <text:p>1,6288%</text:p>
          </table:table-cell>
          <table:table-cell table:style-name="ce81" office:value-type="percentage" office:value="0.0169594048429678">
            <text:p>1,695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4160768310859">
            <text:p>0,1416%</text:p>
          </table:table-cell>
          <table:table-cell table:style-name="ce81" office:value-type="percentage" office:value="0.00455513107071281">
            <text:p>0,4555%</text:p>
          </table:table-cell>
          <table:table-cell table:style-name="ce81" office:value-type="percentage" office:value="0.00852128086101254">
            <text:p>0,8521%</text:p>
          </table:table-cell>
          <table:table-cell table:style-name="ce81" office:value-type="percentage" office:value="0.0120024442204415">
            <text:p>1,2002%</text:p>
          </table:table-cell>
          <table:table-cell table:style-name="ce81" office:value-type="percentage" office:value="0.0144363123712236">
            <text:p>1,4436%</text:p>
          </table:table-cell>
          <table:table-cell table:style-name="ce81" office:value-type="percentage" office:value="0.015828352572502">
            <text:p>1,5828%</text:p>
          </table:table-cell>
          <table:table-cell table:style-name="ce81" office:value-type="percentage" office:value="0.0164036232031366">
            <text:p>1,6404%</text:p>
          </table:table-cell>
          <table:table-cell table:style-name="ce81" office:value-type="percentage" office:value="0.0164155540848131">
            <text:p>1,641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425924565249456">
            <text:p>0,4259%</text:p>
          </table:table-cell>
          <table:table-cell table:style-name="ce81" office:value-type="percentage" office:value="0.00859177020262139">
            <text:p>0,8592%</text:p>
          </table:table-cell>
          <table:table-cell table:style-name="ce81" office:value-type="percentage" office:value="0.0113891622377263">
            <text:p>1,1389%</text:p>
          </table:table-cell>
          <table:table-cell table:style-name="ce81" office:value-type="percentage" office:value="0.0127827667163147">
            <text:p>1,2783%</text:p>
          </table:table-cell>
          <table:table-cell table:style-name="ce81" office:value-type="percentage" office:value="0.0135199056410783">
            <text:p>1,3520%</text:p>
          </table:table-cell>
          <table:table-cell table:style-name="ce81" office:value-type="percentage" office:value="0.0140428135788881">
            <text:p>1,4043%</text:p>
          </table:table-cell>
          <table:table-cell table:style-name="ce81" office:value-type="percentage" office:value="0.0145121306082545">
            <text:p>1,4512%</text:p>
          </table:table-cell>
          <table:table-cell table:style-name="ce81" office:value-type="percentage" office:value="0.014950443509396">
            <text:p>1,495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37072777955094">
            <text:p>0,3371%</text:p>
          </table:table-cell>
          <table:table-cell table:style-name="ce81" office:value-type="percentage" office:value="0.00712441909925442">
            <text:p>0,7124%</text:p>
          </table:table-cell>
          <table:table-cell table:style-name="ce81" office:value-type="percentage" office:value="0.00986930982495885">
            <text:p>0,9869%</text:p>
          </table:table-cell>
          <table:table-cell table:style-name="ce81" office:value-type="percentage" office:value="0.0114513242617603">
            <text:p>1,1451%</text:p>
          </table:table-cell>
          <table:table-cell table:style-name="ce81" office:value-type="percentage" office:value="0.0123789455708415">
            <text:p>1,2379%</text:p>
          </table:table-cell>
          <table:table-cell table:style-name="ce81" office:value-type="percentage" office:value="0.0130325049682663">
            <text:p>1,3033%</text:p>
          </table:table-cell>
          <table:table-cell table:style-name="ce81" office:value-type="percentage" office:value="0.0135935944158688">
            <text:p>1,3594%</text:p>
          </table:table-cell>
          <table:table-cell table:style-name="ce81" office:value-type="percentage" office:value="0.0141268600761774">
            <text:p>1,412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133602344947422">
            <text:p>1,3360%</text:p>
          </table:table-cell>
          <table:table-cell table:style-name="ce81" office:value-type="percentage" office:value="0.0149650475358466">
            <text:p>1,4965%</text:p>
          </table:table-cell>
          <table:table-cell table:style-name="ce81" office:value-type="percentage" office:value="0.0143260844360529">
            <text:p>1,4326%</text:p>
          </table:table-cell>
          <table:table-cell table:style-name="ce81" office:value-type="percentage" office:value="0.013381003557904">
            <text:p>1,3381%</text:p>
          </table:table-cell>
          <table:table-cell table:style-name="ce81" office:value-type="percentage" office:value="0.0126409163178935">
            <text:p>1,2641%</text:p>
          </table:table-cell>
          <table:table-cell table:style-name="ce81" office:value-type="percentage" office:value="0.0121301175769787">
            <text:p>1,2130%</text:p>
          </table:table-cell>
          <table:table-cell table:style-name="ce81" office:value-type="percentage" office:value="0.0117891904992414">
            <text:p>1,1789%</text:p>
          </table:table-cell>
          <table:table-cell table:style-name="ce81" office:value-type="percentage" office:value="0.0115767099709509">
            <text:p>1,157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241178978622544">
            <text:p>24,1179%</text:p>
          </table:table-cell>
          <table:table-cell table:style-name="ce81" office:value-type="percentage" office:value="0.130758645769498">
            <text:p>13,0759%</text:p>
          </table:table-cell>
          <table:table-cell table:style-name="ce81" office:value-type="percentage" office:value="0.0755794174097225">
            <text:p>7,5579%</text:p>
          </table:table-cell>
          <table:table-cell table:style-name="ce81" office:value-type="percentage" office:value="0.0502319357952426">
            <text:p>5,0232%</text:p>
          </table:table-cell>
          <table:table-cell table:style-name="ce81" office:value-type="percentage" office:value="0.0377092773023028">
            <text:p>3,7709%</text:p>
          </table:table-cell>
          <table:table-cell table:style-name="ce81" office:value-type="percentage" office:value="0.0307389111205565">
            <text:p>3,0739%</text:p>
          </table:table-cell>
          <table:table-cell table:style-name="ce81" office:value-type="percentage" office:value="0.0262567906147853">
            <text:p>2,6257%</text:p>
          </table:table-cell>
          <table:table-cell table:style-name="ce81" office:value-type="percentage" office:value="0.0229121435037026">
            <text:p>2,291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439316020379027">
            <text:p>0,4393%</text:p>
          </table:table-cell>
          <table:table-cell table:style-name="ce81" office:value-type="percentage" office:value="0.0104265569666859">
            <text:p>1,0427%</text:p>
          </table:table-cell>
          <table:table-cell table:style-name="ce81" office:value-type="percentage" office:value="0.0153588245008368">
            <text:p>1,5359%</text:p>
          </table:table-cell>
          <table:table-cell table:style-name="ce81" office:value-type="percentage" office:value="0.0182698610229389">
            <text:p>1,8270%</text:p>
          </table:table-cell>
          <table:table-cell table:style-name="ce81" office:value-type="percentage" office:value="0.0197952718769253">
            <text:p>1,9795%</text:p>
          </table:table-cell>
          <table:table-cell table:style-name="ce81" office:value-type="percentage" office:value="0.0206422036391621">
            <text:p>2,0642%</text:p>
          </table:table-cell>
          <table:table-cell table:style-name="ce81" office:value-type="percentage" office:value="0.0212423737760997">
            <text:p>2,1242%</text:p>
          </table:table-cell>
          <table:table-cell table:style-name="ce81" office:value-type="percentage" office:value="0.0218167528971158">
            <text:p>2,181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13219707726545">
            <text:p>0,2132%</text:p>
          </table:table-cell>
          <table:table-cell table:style-name="ce81" office:value-type="percentage" office:value="0.00547887104688601">
            <text:p>0,5479%</text:p>
          </table:table-cell>
          <table:table-cell table:style-name="ce81" office:value-type="percentage" office:value="0.00830509049335988">
            <text:p>0,8305%</text:p>
          </table:table-cell>
          <table:table-cell table:style-name="ce81" office:value-type="percentage" office:value="0.00991084636937479">
            <text:p>0,9911%</text:p>
          </table:table-cell>
          <table:table-cell table:style-name="ce81" office:value-type="percentage" office:value="0.0106769909447274">
            <text:p>1,0677%</text:p>
          </table:table-cell>
          <table:table-cell table:style-name="ce81" office:value-type="percentage" office:value="0.0110775895431453">
            <text:p>1,1078%</text:p>
          </table:table-cell>
          <table:table-cell table:style-name="ce81" office:value-type="percentage" office:value="0.0114081136290262">
            <text:p>1,1408%</text:p>
          </table:table-cell>
          <table:table-cell table:style-name="ce81" office:value-type="percentage" office:value="0.0118248977155234">
            <text:p>1,1825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51010410461082">
            <text:p>0,2510%</text:p>
          </table:table-cell>
          <table:table-cell table:style-name="ce81" office:value-type="percentage" office:value="0.00769404678755193">
            <text:p>0,7694%</text:p>
          </table:table-cell>
          <table:table-cell table:style-name="ce81" office:value-type="percentage" office:value="0.0128382646245915">
            <text:p>1,2838%</text:p>
          </table:table-cell>
          <table:table-cell table:style-name="ce81" office:value-type="percentage" office:value="0.01611068649549">
            <text:p>1,6111%</text:p>
          </table:table-cell>
          <table:table-cell table:style-name="ce81" office:value-type="percentage" office:value="0.0177598931134437">
            <text:p>1,7760%</text:p>
          </table:table-cell>
          <table:table-cell table:style-name="ce81" office:value-type="percentage" office:value="0.0185023117358481">
            <text:p>1,8502%</text:p>
          </table:table-cell>
          <table:table-cell table:style-name="ce81" office:value-type="percentage" office:value="0.0188305309486179">
            <text:p>1,8831%</text:p>
          </table:table-cell>
          <table:table-cell table:style-name="ce81" office:value-type="percentage" office:value="0.0189922335343224">
            <text:p>1,899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36016952466672">
            <text:p>0,1360%</text:p>
          </table:table-cell>
          <table:table-cell table:style-name="ce81" office:value-type="percentage" office:value="0.00303943013940843">
            <text:p>0,3039%</text:p>
          </table:table-cell>
          <table:table-cell table:style-name="ce81" office:value-type="percentage" office:value="0.00469279780242451">
            <text:p>0,4693%</text:p>
          </table:table-cell>
          <table:table-cell table:style-name="ce81" office:value-type="percentage" office:value="0.00602587288792386">
            <text:p>0,6026%</text:p>
          </table:table-cell>
          <table:table-cell table:style-name="ce81" office:value-type="percentage" office:value="0.00698955815290833">
            <text:p>0,6990%</text:p>
          </table:table-cell>
          <table:table-cell table:style-name="ce81" office:value-type="percentage" office:value="0.0076408328468259">
            <text:p>0,7641%</text:p>
          </table:table-cell>
          <table:table-cell table:style-name="ce81" office:value-type="percentage" office:value="0.00807846195134091">
            <text:p>0,8078%</text:p>
          </table:table-cell>
          <table:table-cell table:style-name="ce81" office:value-type="percentage" office:value="0.00840982895864081">
            <text:p>0,841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480008212187337">
            <text:p>0,4800%</text:p>
          </table:table-cell>
          <table:table-cell table:style-name="ce81" office:value-type="percentage" office:value="0.00885305003395082">
            <text:p>0,8853%</text:p>
          </table:table-cell>
          <table:table-cell table:style-name="ce81" office:value-type="percentage" office:value="0.0122411152879358">
            <text:p>1,2241%</text:p>
          </table:table-cell>
          <table:table-cell table:style-name="ce81" office:value-type="percentage" office:value="0.0148811456738521">
            <text:p>1,4881%</text:p>
          </table:table-cell>
          <table:table-cell table:style-name="ce81" office:value-type="percentage" office:value="0.0169244419180712">
            <text:p>1,6924%</text:p>
          </table:table-cell>
          <table:table-cell table:style-name="ce81" office:value-type="percentage" office:value="0.0185005336330116">
            <text:p>1,8501%</text:p>
          </table:table-cell>
          <table:table-cell table:style-name="ce81" office:value-type="percentage" office:value="0.0197208201415715">
            <text:p>1,9721%</text:p>
          </table:table-cell>
          <table:table-cell table:style-name="ce81" office:value-type="percentage" office:value="0.0206876115265502">
            <text:p>2,068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67492376253535">
            <text:p>2,6749%</text:p>
          </table:table-cell>
          <table:table-cell table:style-name="ce81" office:value-type="percentage" office:value="0.0332716763113036">
            <text:p>3,3272%</text:p>
          </table:table-cell>
          <table:table-cell table:style-name="ce81" office:value-type="percentage" office:value="0.0316933926522288">
            <text:p>3,1693%</text:p>
          </table:table-cell>
          <table:table-cell table:style-name="ce81" office:value-type="percentage" office:value="0.0282444812587209">
            <text:p>2,8244%</text:p>
          </table:table-cell>
          <table:table-cell table:style-name="ce81" office:value-type="percentage" office:value="0.0253062961416701">
            <text:p>2,5306%</text:p>
          </table:table-cell>
          <table:table-cell table:style-name="ce81" office:value-type="percentage" office:value="0.0232431850315931">
            <text:p>2,3243%</text:p>
          </table:table-cell>
          <table:table-cell table:style-name="ce81" office:value-type="percentage" office:value="0.0218916476486324">
            <text:p>2,1892%</text:p>
          </table:table-cell>
          <table:table-cell table:style-name="ce81" office:value-type="percentage" office:value="0.0210400410673729">
            <text:p>2,104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278674867566801">
            <text:p>0,0279%</text:p>
          </table:table-cell>
          <table:table-cell table:style-name="ce81" office:value-type="percentage" office:value="0.00175064427320876">
            <text:p>0,1751%</text:p>
          </table:table-cell>
          <table:table-cell table:style-name="ce81" office:value-type="percentage" office:value="0.00479250012254829">
            <text:p>0,4793%</text:p>
          </table:table-cell>
          <table:table-cell table:style-name="ce81" office:value-type="percentage" office:value="0.00840303886476402">
            <text:p>0,8403%</text:p>
          </table:table-cell>
          <table:table-cell table:style-name="ce81" office:value-type="percentage" office:value="0.0116274601406806">
            <text:p>1,1627%</text:p>
          </table:table-cell>
          <table:table-cell table:style-name="ce81" office:value-type="percentage" office:value="0.0142560946136847">
            <text:p>1,4256%</text:p>
          </table:table-cell>
          <table:table-cell table:style-name="ce81" office:value-type="percentage" office:value="0.0165172329542326">
            <text:p>1,6517%</text:p>
          </table:table-cell>
          <table:table-cell table:style-name="ce81" office:value-type="percentage" office:value="0.0187283266972255">
            <text:p>1,872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461990181542039">
            <text:p>0,0462%</text:p>
          </table:table-cell>
          <table:table-cell table:style-name="ce81" office:value-type="percentage" office:value="0.00189344752579876">
            <text:p>0,1893%</text:p>
          </table:table-cell>
          <table:table-cell table:style-name="ce81" office:value-type="percentage" office:value="0.00406448238796045">
            <text:p>0,4064%</text:p>
          </table:table-cell>
          <table:table-cell table:style-name="ce81" office:value-type="percentage" office:value="0.00615896989672257">
            <text:p>0,6159%</text:p>
          </table:table-cell>
          <table:table-cell table:style-name="ce81" office:value-type="percentage" office:value="0.00769478663410615">
            <text:p>0,7695%</text:p>
          </table:table-cell>
          <table:table-cell table:style-name="ce81" office:value-type="percentage" office:value="0.00863664993430929">
            <text:p>0,8637%</text:p>
          </table:table-cell>
          <table:table-cell table:style-name="ce81" office:value-type="percentage" office:value="0.00915448520801537">
            <text:p>0,9154%</text:p>
          </table:table-cell>
          <table:table-cell table:style-name="ce81" office:value-type="percentage" office:value="0.00944492716308333">
            <text:p>0,9445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00379162975677">
            <text:p>0,1004%</text:p>
          </table:table-cell>
          <table:table-cell table:style-name="ce81" office:value-type="percentage" office:value="0.00294648257873969">
            <text:p>0,2946%</text:p>
          </table:table-cell>
          <table:table-cell table:style-name="ce81" office:value-type="percentage" office:value="0.00542656252725732">
            <text:p>0,5427%</text:p>
          </table:table-cell>
          <table:table-cell table:style-name="ce81" office:value-type="percentage" office:value="0.00781253213726511">
            <text:p>0,7813%</text:p>
          </table:table-cell>
          <table:table-cell table:style-name="ce81" office:value-type="percentage" office:value="0.00976665034213674">
            <text:p>0,9767%</text:p>
          </table:table-cell>
          <table:table-cell table:style-name="ce81" office:value-type="percentage" office:value="0.0112172568873133">
            <text:p>1,1217%</text:p>
          </table:table-cell>
          <table:table-cell table:style-name="ce81" office:value-type="percentage" office:value="0.0122448603340153">
            <text:p>1,2245%</text:p>
          </table:table-cell>
          <table:table-cell table:style-name="ce81" office:value-type="percentage" office:value="0.0129853708824208">
            <text:p>1,2985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44470334628859">
            <text:p>0,4447%</text:p>
          </table:table-cell>
          <table:table-cell table:style-name="ce81" office:value-type="percentage" office:value="0.00896450423050204">
            <text:p>0,8965%</text:p>
          </table:table-cell>
          <table:table-cell table:style-name="ce81" office:value-type="percentage" office:value="0.0120037563334073">
            <text:p>1,2004%</text:p>
          </table:table-cell>
          <table:table-cell table:style-name="ce81" office:value-type="percentage" office:value="0.0135549533927094">
            <text:p>1,3555%</text:p>
          </table:table-cell>
          <table:table-cell table:style-name="ce81" office:value-type="percentage" office:value="0.0143214429486345">
            <text:p>1,4321%</text:p>
          </table:table-cell>
          <table:table-cell table:style-name="ce81" office:value-type="percentage" office:value="0.0147946955325255">
            <text:p>1,4795%</text:p>
          </table:table-cell>
          <table:table-cell table:style-name="ce81" office:value-type="percentage" office:value="0.0152129319092227">
            <text:p>1,5213%</text:p>
          </table:table-cell>
          <table:table-cell table:style-name="ce81" office:value-type="percentage" office:value="0.0156739984319062">
            <text:p>1,567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780882268317866">
            <text:p>0,0781%</text:p>
          </table:table-cell>
          <table:table-cell table:style-name="ce81" office:value-type="percentage" office:value="0.00331961601626128">
            <text:p>0,3320%</text:p>
          </table:table-cell>
          <table:table-cell table:style-name="ce81" office:value-type="percentage" office:value="0.00692049629496818">
            <text:p>0,6920%</text:p>
          </table:table-cell>
          <table:table-cell table:style-name="ce81" office:value-type="percentage" office:value="0.00995432022103645">
            <text:p>0,9954%</text:p>
          </table:table-cell>
          <table:table-cell table:style-name="ce81" office:value-type="percentage" office:value="0.0117990594640294">
            <text:p>1,1799%</text:p>
          </table:table-cell>
          <table:table-cell table:style-name="ce81" office:value-type="percentage" office:value="0.0126685918689238">
            <text:p>1,2669%</text:p>
          </table:table-cell>
          <table:table-cell table:style-name="ce81" office:value-type="percentage" office:value="0.0129668964952799">
            <text:p>1,2967%</text:p>
          </table:table-cell>
          <table:table-cell table:style-name="ce81" office:value-type="percentage" office:value="0.0130106984993228">
            <text:p>1,301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14357273335225">
            <text:p>0,1144%</text:p>
          </table:table-cell>
          <table:table-cell table:style-name="ce81" office:value-type="percentage" office:value="0.00383172525120162">
            <text:p>0,3832%</text:p>
          </table:table-cell>
          <table:table-cell table:style-name="ce81" office:value-type="percentage" office:value="0.00715536870782504">
            <text:p>0,7155%</text:p>
          </table:table-cell>
          <table:table-cell table:style-name="ce81" office:value-type="percentage" office:value="0.00994808616331333">
            <text:p>0,9948%</text:p>
          </table:table-cell>
          <table:table-cell table:style-name="ce81" office:value-type="percentage" office:value="0.0118804132977457">
            <text:p>1,1880%</text:p>
          </table:table-cell>
          <table:table-cell table:style-name="ce81" office:value-type="percentage" office:value="0.0131083515603901">
            <text:p>1,3108%</text:p>
          </table:table-cell>
          <table:table-cell table:style-name="ce81" office:value-type="percentage" office:value="0.0138803986468757">
            <text:p>1,3880%</text:p>
          </table:table-cell>
          <table:table-cell table:style-name="ce81" office:value-type="percentage" office:value="0.0143925558009995">
            <text:p>1,4393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20407635410728">
            <text:p>2,2041%</text:p>
          </table:table-cell>
          <table:table-cell table:style-name="ce81" office:value-type="percentage" office:value="0.0269503908877115">
            <text:p>2,6950%</text:p>
          </table:table-cell>
          <table:table-cell table:style-name="ce81" office:value-type="percentage" office:value="0.0262561824389543">
            <text:p>2,6256%</text:p>
          </table:table-cell>
          <table:table-cell table:style-name="ce81" office:value-type="percentage" office:value="0.0242383265571603">
            <text:p>2,4238%</text:p>
          </table:table-cell>
          <table:table-cell table:style-name="ce81" office:value-type="percentage" office:value="0.0224725541799103">
            <text:p>2,2473%</text:p>
          </table:table-cell>
          <table:table-cell table:style-name="ce81" office:value-type="percentage" office:value="0.0212242088050413">
            <text:p>2,1224%</text:p>
          </table:table-cell>
          <table:table-cell table:style-name="ce81" office:value-type="percentage" office:value="0.0204116500728171">
            <text:p>2,0412%</text:p>
          </table:table-cell>
          <table:table-cell table:style-name="ce81" office:value-type="percentage" office:value="0.0199163920504419">
            <text:p>1,991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32817142579506">
            <text:p>0,3328%</text:p>
          </table:table-cell>
          <table:table-cell table:style-name="ce81" office:value-type="percentage" office:value="0.0073801732829267">
            <text:p>0,7380%</text:p>
          </table:table-cell>
          <table:table-cell table:style-name="ce81" office:value-type="percentage" office:value="0.0114158089953915">
            <text:p>1,1416%</text:p>
          </table:table-cell>
          <table:table-cell table:style-name="ce81" office:value-type="percentage" office:value="0.0148260439618998">
            <text:p>1,4826%</text:p>
          </table:table-cell>
          <table:table-cell table:style-name="ce81" office:value-type="percentage" office:value="0.0174931053672586">
            <text:p>1,7493%</text:p>
          </table:table-cell>
          <table:table-cell table:style-name="ce81" office:value-type="percentage" office:value="0.0194664260990677">
            <text:p>1,9466%</text:p>
          </table:table-cell>
          <table:table-cell table:style-name="ce81" office:value-type="percentage" office:value="0.0208601136301064">
            <text:p>2,0860%</text:p>
          </table:table-cell>
          <table:table-cell table:style-name="ce81" office:value-type="percentage" office:value="0.0218099162992662">
            <text:p>2,181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673971131623066">
            <text:p>0,6740%</text:p>
          </table:table-cell>
          <table:table-cell table:style-name="ce81" office:value-type="percentage" office:value="0.0179890552003372">
            <text:p>1,7989%</text:p>
          </table:table-cell>
          <table:table-cell table:style-name="ce81" office:value-type="percentage" office:value="0.0290929551699341">
            <text:p>2,9093%</text:p>
          </table:table-cell>
          <table:table-cell table:style-name="ce81" office:value-type="percentage" office:value="0.0373148509257225">
            <text:p>3,7315%</text:p>
          </table:table-cell>
          <table:table-cell table:style-name="ce81" office:value-type="percentage" office:value="0.0427645395629733">
            <text:p>4,2765%</text:p>
          </table:table-cell>
          <table:table-cell table:style-name="ce81" office:value-type="percentage" office:value="0.0461392942183219">
            <text:p>4,6139%</text:p>
          </table:table-cell>
          <table:table-cell table:style-name="ce81" office:value-type="percentage" office:value="0.0479135731238374">
            <text:p>4,7914%</text:p>
          </table:table-cell>
          <table:table-cell table:style-name="ce81" office:value-type="percentage" office:value="0.0483060299494381">
            <text:p>4,830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984101060403369">
            <text:p>9,8410%</text:p>
          </table:table-cell>
          <table:table-cell table:style-name="ce81" office:value-type="percentage" office:value="0.0774880138808221">
            <text:p>7,7488%</text:p>
          </table:table-cell>
          <table:table-cell table:style-name="ce81" office:value-type="percentage" office:value="0.0578432972014745">
            <text:p>5,7843%</text:p>
          </table:table-cell>
          <table:table-cell table:style-name="ce81" office:value-type="percentage" office:value="0.0462875036169899">
            <text:p>4,6288%</text:p>
          </table:table-cell>
          <table:table-cell table:style-name="ce81" office:value-type="percentage" office:value="0.0402352038777472">
            <text:p>4,0235%</text:p>
          </table:table-cell>
          <table:table-cell table:style-name="ce81" office:value-type="percentage" office:value="0.0372899492216319">
            <text:p>3,7290%</text:p>
          </table:table-cell>
          <table:table-cell table:style-name="ce81" office:value-type="percentage" office:value="0.0360211009549096">
            <text:p>3,6021%</text:p>
          </table:table-cell>
          <table:table-cell table:style-name="ce81" office:value-type="percentage" office:value="0.0355907706099711">
            <text:p>3,559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31091256006815">
            <text:p>0,2311%</text:p>
          </table:table-cell>
          <table:table-cell table:style-name="ce81" office:value-type="percentage" office:value="0.00639926153651208">
            <text:p>0,6399%</text:p>
          </table:table-cell>
          <table:table-cell table:style-name="ce81" office:value-type="percentage" office:value="0.0105101142350513">
            <text:p>1,0510%</text:p>
          </table:table-cell>
          <table:table-cell table:style-name="ce81" office:value-type="percentage" office:value="0.0135450305933408">
            <text:p>1,3545%</text:p>
          </table:table-cell>
          <table:table-cell table:style-name="ce81" office:value-type="percentage" office:value="0.0156299285817836">
            <text:p>1,5630%</text:p>
          </table:table-cell>
          <table:table-cell table:style-name="ce81" office:value-type="percentage" office:value="0.0171892943328249">
            <text:p>1,7189%</text:p>
          </table:table-cell>
          <table:table-cell table:style-name="ce81" office:value-type="percentage" office:value="0.018553811999474">
            <text:p>1,8554%</text:p>
          </table:table-cell>
          <table:table-cell table:style-name="ce81" office:value-type="percentage" office:value="0.0199199951278308">
            <text:p>1,992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940395381413437">
            <text:p>0,0940%</text:p>
          </table:table-cell>
          <table:table-cell table:style-name="ce81" office:value-type="percentage" office:value="0.00245616267866952">
            <text:p>0,2456%</text:p>
          </table:table-cell>
          <table:table-cell table:style-name="ce81" office:value-type="percentage" office:value="0.00408023593930517">
            <text:p>0,4080%</text:p>
          </table:table-cell>
          <table:table-cell table:style-name="ce81" office:value-type="percentage" office:value="0.00537340235925754">
            <text:p>0,5373%</text:p>
          </table:table-cell>
          <table:table-cell table:style-name="ce81" office:value-type="percentage" office:value="0.00623449038982305">
            <text:p>0,6234%</text:p>
          </table:table-cell>
          <table:table-cell table:style-name="ce81" office:value-type="percentage" office:value="0.00674191405035652">
            <text:p>0,6742%</text:p>
          </table:table-cell>
          <table:table-cell table:style-name="ce81" office:value-type="percentage" office:value="0.00702671450382989">
            <text:p>0,7027%</text:p>
          </table:table-cell>
          <table:table-cell table:style-name="ce81" office:value-type="percentage" office:value="0.00721322212377563">
            <text:p>0,7213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455391629732096">
            <text:p>4,5539%</text:p>
          </table:table-cell>
          <table:table-cell table:style-name="ce81" office:value-type="percentage" office:value="0.0431257665421532">
            <text:p>4,3126%</text:p>
          </table:table-cell>
          <table:table-cell table:style-name="ce81" office:value-type="percentage" office:value="0.0350654904155754">
            <text:p>3,5065%</text:p>
          </table:table-cell>
          <table:table-cell table:style-name="ce81" office:value-type="percentage" office:value="0.0287789364542455">
            <text:p>2,8779%</text:p>
          </table:table-cell>
          <table:table-cell table:style-name="ce81" office:value-type="percentage" office:value="0.0249049159028639">
            <text:p>2,4905%</text:p>
          </table:table-cell>
          <table:table-cell table:style-name="ce81" office:value-type="percentage" office:value="0.0227343433728096">
            <text:p>2,2734%</text:p>
          </table:table-cell>
          <table:table-cell table:style-name="ce81" office:value-type="percentage" office:value="0.0216319010467245">
            <text:p>2,1632%</text:p>
          </table:table-cell>
          <table:table-cell table:style-name="ce81" office:value-type="percentage" office:value="0.0211833195762706">
            <text:p>2,1183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13698832551098">
            <text:p>13,6988%</text:p>
          </table:table-cell>
          <table:table-cell table:style-name="ce81" office:value-type="percentage" office:value="0.108049121261757">
            <text:p>10,8049%</text:p>
          </table:table-cell>
          <table:table-cell table:style-name="ce81" office:value-type="percentage" office:value="0.0803332001600191">
            <text:p>8,0333%</text:p>
          </table:table-cell>
          <table:table-cell table:style-name="ce81" office:value-type="percentage" office:value="0.063351784719867">
            <text:p>6,3352%</text:p>
          </table:table-cell>
          <table:table-cell table:style-name="ce81" office:value-type="percentage" office:value="0.0537522962865117">
            <text:p>5,3752%</text:p>
          </table:table-cell>
          <table:table-cell table:style-name="ce81" office:value-type="percentage" office:value="0.0482034326167031">
            <text:p>4,8203%</text:p>
          </table:table-cell>
          <table:table-cell table:style-name="ce81" office:value-type="percentage" office:value="0.0446754653353896">
            <text:p>4,4675%</text:p>
          </table:table-cell>
          <table:table-cell table:style-name="ce81" office:value-type="percentage" office:value="0.0420077417492871">
            <text:p>4,200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622654810914968">
            <text:p>0,0623%</text:p>
          </table:table-cell>
          <table:table-cell table:style-name="ce81" office:value-type="percentage" office:value="0.00269416607246082">
            <text:p>0,2694%</text:p>
          </table:table-cell>
          <table:table-cell table:style-name="ce81" office:value-type="percentage" office:value="0.00620922217773979">
            <text:p>0,6209%</text:p>
          </table:table-cell>
          <table:table-cell table:style-name="ce81" office:value-type="percentage" office:value="0.0101151824765129">
            <text:p>1,0115%</text:p>
          </table:table-cell>
          <table:table-cell table:style-name="ce81" office:value-type="percentage" office:value="0.013531561023146">
            <text:p>1,3532%</text:p>
          </table:table-cell>
          <table:table-cell table:style-name="ce81" office:value-type="percentage" office:value="0.0162001557844073">
            <text:p>1,6200%</text:p>
          </table:table-cell>
          <table:table-cell table:style-name="ce81" office:value-type="percentage" office:value="0.0182811194451326">
            <text:p>1,8281%</text:p>
          </table:table-cell>
          <table:table-cell table:style-name="ce81" office:value-type="percentage" office:value="0.0200669412671615">
            <text:p>2,006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137234933205812">
            <text:p>1,3723%</text:p>
          </table:table-cell>
          <table:table-cell table:style-name="ce81" office:value-type="percentage" office:value="0.0196358450970225">
            <text:p>1,9636%</text:p>
          </table:table-cell>
          <table:table-cell table:style-name="ce81" office:value-type="percentage" office:value="0.0204862493865878">
            <text:p>2,0486%</text:p>
          </table:table-cell>
          <table:table-cell table:style-name="ce81" office:value-type="percentage" office:value="0.0193363168760155">
            <text:p>1,9336%</text:p>
          </table:table-cell>
          <table:table-cell table:style-name="ce81" office:value-type="percentage" office:value="0.0179388499356028">
            <text:p>1,7939%</text:p>
          </table:table-cell>
          <table:table-cell table:style-name="ce81" office:value-type="percentage" office:value="0.016796045083919">
            <text:p>1,6796%</text:p>
          </table:table-cell>
          <table:table-cell table:style-name="ce81" office:value-type="percentage" office:value="0.0159419643775169">
            <text:p>1,5942%</text:p>
          </table:table-cell>
          <table:table-cell table:style-name="ce81" office:value-type="percentage" office:value="0.0152993698482098">
            <text:p>1,529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89796062501337">
            <text:p>0,8980%</text:p>
          </table:table-cell>
          <table:table-cell table:style-name="ce81" office:value-type="percentage" office:value="0.0113625591382827">
            <text:p>1,1363%</text:p>
          </table:table-cell>
          <table:table-cell table:style-name="ce81" office:value-type="percentage" office:value="0.0121461897078073">
            <text:p>1,2146%</text:p>
          </table:table-cell>
          <table:table-cell table:style-name="ce81" office:value-type="percentage" office:value="0.0124311653689504">
            <text:p>1,2431%</text:p>
          </table:table-cell>
          <table:table-cell table:style-name="ce81" office:value-type="percentage" office:value="0.0126235585247599">
            <text:p>1,2624%</text:p>
          </table:table-cell>
          <table:table-cell table:style-name="ce81" office:value-type="percentage" office:value="0.012816649783724">
            <text:p>1,2817%</text:p>
          </table:table-cell>
          <table:table-cell table:style-name="ce81" office:value-type="percentage" office:value="0.0130305796829606">
            <text:p>1,3031%</text:p>
          </table:table-cell>
          <table:table-cell table:style-name="ce81" office:value-type="percentage" office:value="0.0132880968349293">
            <text:p>1,328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85523380575319">
            <text:p>0,2855%</text:p>
          </table:table-cell>
          <table:table-cell table:style-name="ce81" office:value-type="percentage" office:value="0.00700636728490016">
            <text:p>0,7006%</text:p>
          </table:table-cell>
          <table:table-cell table:style-name="ce81" office:value-type="percentage" office:value="0.0106679056592962">
            <text:p>1,0668%</text:p>
          </table:table-cell>
          <table:table-cell table:style-name="ce81" office:value-type="percentage" office:value="0.013033845163473">
            <text:p>1,3034%</text:p>
          </table:table-cell>
          <table:table-cell table:style-name="ce81" office:value-type="percentage" office:value="0.0143334325872273">
            <text:p>1,4333%</text:p>
          </table:table-cell>
          <table:table-cell table:style-name="ce81" office:value-type="percentage" office:value="0.0149377749784345">
            <text:p>1,4938%</text:p>
          </table:table-cell>
          <table:table-cell table:style-name="ce81" office:value-type="percentage" office:value="0.0151059568793347">
            <text:p>1,5106%</text:p>
          </table:table-cell>
          <table:table-cell table:style-name="ce81" office:value-type="percentage" office:value="0.0149963192847412">
            <text:p>1,499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15356169734264">
            <text:p>0,3154%</text:p>
          </table:table-cell>
          <table:table-cell table:style-name="ce81" office:value-type="percentage" office:value="0.00877944722944767">
            <text:p>0,8779%</text:p>
          </table:table-cell>
          <table:table-cell table:style-name="ce81" office:value-type="percentage" office:value="0.0143732534642878">
            <text:p>1,4373%</text:p>
          </table:table-cell>
          <table:table-cell table:style-name="ce81" office:value-type="percentage" office:value="0.0183370591443068">
            <text:p>1,8337%</text:p>
          </table:table-cell>
          <table:table-cell table:style-name="ce81" office:value-type="percentage" office:value="0.0208174371063026">
            <text:p>2,0817%</text:p>
          </table:table-cell>
          <table:table-cell table:style-name="ce81" office:value-type="percentage" office:value="0.0223955823917823">
            <text:p>2,2396%</text:p>
          </table:table-cell>
          <table:table-cell table:style-name="ce81" office:value-type="percentage" office:value="0.0235131272666768">
            <text:p>2,3513%</text:p>
          </table:table-cell>
          <table:table-cell table:style-name="ce81" office:value-type="percentage" office:value="0.024407302800652">
            <text:p>2,440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890443263288536">
            <text:p>0,0890%</text:p>
          </table:table-cell>
          <table:table-cell table:style-name="ce81" office:value-type="percentage" office:value="0.00298210421123973">
            <text:p>0,2982%</text:p>
          </table:table-cell>
          <table:table-cell table:style-name="ce81" office:value-type="percentage" office:value="0.00585600797995768">
            <text:p>0,5856%</text:p>
          </table:table-cell>
          <table:table-cell table:style-name="ce81" office:value-type="percentage" office:value="0.00869149968104826">
            <text:p>0,8691%</text:p>
          </table:table-cell>
          <table:table-cell table:style-name="ce81" office:value-type="percentage" office:value="0.011038610722493">
            <text:p>1,1039%</text:p>
          </table:table-cell>
          <table:table-cell table:style-name="ce81" office:value-type="percentage" office:value="0.0128088160827305">
            <text:p>1,2809%</text:p>
          </table:table-cell>
          <table:table-cell table:style-name="ce81" office:value-type="percentage" office:value="0.0140957057702613">
            <text:p>1,4096%</text:p>
          </table:table-cell>
          <table:table-cell table:style-name="ce81" office:value-type="percentage" office:value="0.01504629943934">
            <text:p>1,5046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44524414078034">
            <text:p>2,4452%</text:p>
          </table:table-cell>
          <table:table-cell table:style-name="ce81" office:value-type="percentage" office:value="0.0426332503403265">
            <text:p>4,2633%</text:p>
          </table:table-cell>
          <table:table-cell table:style-name="ce81" office:value-type="percentage" office:value="0.0494061543874806">
            <text:p>4,9406%</text:p>
          </table:table-cell>
          <table:table-cell table:style-name="ce81" office:value-type="percentage" office:value="0.0494197506680849">
            <text:p>4,9420%</text:p>
          </table:table-cell>
          <table:table-cell table:style-name="ce81" office:value-type="percentage" office:value="0.0474352465930892">
            <text:p>4,7435%</text:p>
          </table:table-cell>
          <table:table-cell table:style-name="ce81" office:value-type="percentage" office:value="0.0453165207637291">
            <text:p>4,5317%</text:p>
          </table:table-cell>
          <table:table-cell table:style-name="ce81" office:value-type="percentage" office:value="0.0434214342377088">
            <text:p>4,3421%</text:p>
          </table:table-cell>
          <table:table-cell table:style-name="ce81" office:value-type="percentage" office:value="0.0416175925032148">
            <text:p>4,161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81630800673508">
            <text:p>0,1816%</text:p>
          </table:table-cell>
          <table:table-cell table:style-name="ce81" office:value-type="percentage" office:value="0.00425606485336153">
            <text:p>0,4256%</text:p>
          </table:table-cell>
          <table:table-cell table:style-name="ce81" office:value-type="percentage" office:value="0.00660421737301103">
            <text:p>0,6604%</text:p>
          </table:table-cell>
          <table:table-cell table:style-name="ce81" office:value-type="percentage" office:value="0.00838891976764019">
            <text:p>0,8389%</text:p>
          </table:table-cell>
          <table:table-cell table:style-name="ce81" office:value-type="percentage" office:value="0.00959201207826942">
            <text:p>0,9592%</text:p>
          </table:table-cell>
          <table:table-cell table:style-name="ce81" office:value-type="percentage" office:value="0.0103365332346725">
            <text:p>1,0337%</text:p>
          </table:table-cell>
          <table:table-cell table:style-name="ce81" office:value-type="percentage" office:value="0.0107615308981161">
            <text:p>1,0762%</text:p>
          </table:table-cell>
          <table:table-cell table:style-name="ce81" office:value-type="percentage" office:value="0.0109883722469583">
            <text:p>1,098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45542278445406">
            <text:p>0,3455%</text:p>
          </table:table-cell>
          <table:table-cell table:style-name="ce81" office:value-type="percentage" office:value="0.00900164330188716">
            <text:p>0,9002%</text:p>
          </table:table-cell>
          <table:table-cell table:style-name="ce81" office:value-type="percentage" office:value="0.0135823117958476">
            <text:p>1,3582%</text:p>
          </table:table-cell>
          <table:table-cell table:style-name="ce81" office:value-type="percentage" office:value="0.0159668063427843">
            <text:p>1,5967%</text:p>
          </table:table-cell>
          <table:table-cell table:style-name="ce81" office:value-type="percentage" office:value="0.0167601925360487">
            <text:p>1,6760%</text:p>
          </table:table-cell>
          <table:table-cell table:style-name="ce81" office:value-type="percentage" office:value="0.0166948589814907">
            <text:p>1,6695%</text:p>
          </table:table-cell>
          <table:table-cell table:style-name="ce81" office:value-type="percentage" office:value="0.0161976844789958">
            <text:p>1,6198%</text:p>
          </table:table-cell>
          <table:table-cell table:style-name="ce81" office:value-type="percentage" office:value="0.015476680633256">
            <text:p>1,547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191375973869081">
            <text:p>0,1914%</text:p>
          </table:table-cell>
          <table:table-cell table:style-name="ce81" office:value-type="percentage" office:value="0.00549138393092936">
            <text:p>0,5491%</text:p>
          </table:table-cell>
          <table:table-cell table:style-name="ce81" office:value-type="percentage" office:value="0.00963735639256288">
            <text:p>0,9637%</text:p>
          </table:table-cell>
          <table:table-cell table:style-name="ce81" office:value-type="percentage" office:value="0.0133083672588583">
            <text:p>1,3308%</text:p>
          </table:table-cell>
          <table:table-cell table:style-name="ce81" office:value-type="percentage" office:value="0.0162521397357677">
            <text:p>1,6252%</text:p>
          </table:table-cell>
          <table:table-cell table:style-name="ce81" office:value-type="percentage" office:value="0.0185604590627271">
            <text:p>1,8560%</text:p>
          </table:table-cell>
          <table:table-cell table:style-name="ce81" office:value-type="percentage" office:value="0.0203793696407462">
            <text:p>2,0379%</text:p>
          </table:table-cell>
          <table:table-cell table:style-name="ce81" office:value-type="percentage" office:value="0.0218179207881488">
            <text:p>2,181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57005277457276">
            <text:p>2,5701%</text:p>
          </table:table-cell>
          <table:table-cell table:style-name="ce81" office:value-type="percentage" office:value="0.043424638955776">
            <text:p>4,3425%</text:p>
          </table:table-cell>
          <table:table-cell table:style-name="ce81" office:value-type="percentage" office:value="0.0484061048998296">
            <text:p>4,8406%</text:p>
          </table:table-cell>
          <table:table-cell table:style-name="ce81" office:value-type="percentage" office:value="0.0467623550437248">
            <text:p>4,6762%</text:p>
          </table:table-cell>
          <table:table-cell table:style-name="ce81" office:value-type="percentage" office:value="0.0437795114164659">
            <text:p>4,3780%</text:p>
          </table:table-cell>
          <table:table-cell table:style-name="ce81" office:value-type="percentage" office:value="0.0412337553173423">
            <text:p>4,1234%</text:p>
          </table:table-cell>
          <table:table-cell table:style-name="ce81" office:value-type="percentage" office:value="0.0392830086522392">
            <text:p>3,9283%</text:p>
          </table:table-cell>
          <table:table-cell table:style-name="ce81" office:value-type="percentage" office:value="0.0376211543830564">
            <text:p>3,7621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103321935577997">
            <text:p>0,0103%</text:p>
          </table:table-cell>
          <table:table-cell table:style-name="ce81" office:value-type="percentage" office:value="0.000693026719939721">
            <text:p>0,0693%</text:p>
          </table:table-cell>
          <table:table-cell table:style-name="ce81" office:value-type="percentage" office:value="0.00207194411814779">
            <text:p>0,2072%</text:p>
          </table:table-cell>
          <table:table-cell table:style-name="ce81" office:value-type="percentage" office:value="0.00394090308651727">
            <text:p>0,3941%</text:p>
          </table:table-cell>
          <table:table-cell table:style-name="ce81" office:value-type="percentage" office:value="0.00579299291667612">
            <text:p>0,5793%</text:p>
          </table:table-cell>
          <table:table-cell table:style-name="ce81" office:value-type="percentage" office:value="0.00735779529760446">
            <text:p>0,7358%</text:p>
          </table:table-cell>
          <table:table-cell table:style-name="ce81" office:value-type="percentage" office:value="0.00862431996647435">
            <text:p>0,8624%</text:p>
          </table:table-cell>
          <table:table-cell table:style-name="ce81" office:value-type="percentage" office:value="0.00970359397475517">
            <text:p>0,970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23826353982997">
            <text:p>0,3238%</text:p>
          </table:table-cell>
          <table:table-cell table:style-name="ce81" office:value-type="percentage" office:value="0.00803048799286975">
            <text:p>0,8030%</text:p>
          </table:table-cell>
          <table:table-cell table:style-name="ce81" office:value-type="percentage" office:value="0.0123612081598035">
            <text:p>1,2361%</text:p>
          </table:table-cell>
          <table:table-cell table:style-name="ce81" office:value-type="percentage" office:value="0.0151595403613005">
            <text:p>1,5160%</text:p>
          </table:table-cell>
          <table:table-cell table:style-name="ce81" office:value-type="percentage" office:value="0.0166633715643196">
            <text:p>1,6663%</text:p>
          </table:table-cell>
          <table:table-cell table:style-name="ce81" office:value-type="percentage" office:value="0.0173882978629246">
            <text:p>1,7388%</text:p>
          </table:table-cell>
          <table:table-cell table:style-name="ce81" office:value-type="percentage" office:value="0.0177293450204376">
            <text:p>1,7729%</text:p>
          </table:table-cell>
          <table:table-cell table:style-name="ce81" office:value-type="percentage" office:value="0.0179220139375868">
            <text:p>1,7922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98264849432938">
            <text:p>0,3983%</text:p>
          </table:table-cell>
          <table:table-cell table:style-name="ce81" office:value-type="percentage" office:value="0.00820068541842691">
            <text:p>0,8201%</text:p>
          </table:table-cell>
          <table:table-cell table:style-name="ce81" office:value-type="percentage" office:value="0.011813254704404">
            <text:p>1,1813%</text:p>
          </table:table-cell>
          <table:table-cell table:style-name="ce81" office:value-type="percentage" office:value="0.0144575113576239">
            <text:p>1,4458%</text:p>
          </table:table-cell>
          <table:table-cell table:style-name="ce81" office:value-type="percentage" office:value="0.0163141347542522">
            <text:p>1,6314%</text:p>
          </table:table-cell>
          <table:table-cell table:style-name="ce81" office:value-type="percentage" office:value="0.0176107763264533">
            <text:p>1,7611%</text:p>
          </table:table-cell>
          <table:table-cell table:style-name="ce81" office:value-type="percentage" office:value="0.018527504002078">
            <text:p>1,8528%</text:p>
          </table:table-cell>
          <table:table-cell table:style-name="ce81" office:value-type="percentage" office:value="0.0191988907721723">
            <text:p>1,9199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101294672995626">
            <text:p>1,0129%</text:p>
          </table:table-cell>
          <table:table-cell table:style-name="ce81" office:value-type="percentage" office:value="0.016469645093043">
            <text:p>1,6470%</text:p>
          </table:table-cell>
          <table:table-cell table:style-name="ce81" office:value-type="percentage" office:value="0.0193881784129329">
            <text:p>1,9388%</text:p>
          </table:table-cell>
          <table:table-cell table:style-name="ce81" office:value-type="percentage" office:value="0.0202834972209134">
            <text:p>2,0283%</text:p>
          </table:table-cell>
          <table:table-cell table:style-name="ce81" office:value-type="percentage" office:value="0.0204188862067422">
            <text:p>2,0419%</text:p>
          </table:table-cell>
          <table:table-cell table:style-name="ce81" office:value-type="percentage" office:value="0.0203433120959738">
            <text:p>2,0343%</text:p>
          </table:table-cell>
          <table:table-cell table:style-name="ce81" office:value-type="percentage" office:value="0.0202304301731869">
            <text:p>2,0230%</text:p>
          </table:table-cell>
          <table:table-cell table:style-name="ce81" office:value-type="percentage" office:value="0.0201173073381651">
            <text:p>2,011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157878257247142">
            <text:p>0,0158%</text:p>
          </table:table-cell>
          <table:table-cell table:style-name="ce81" office:value-type="percentage" office:value="0.00093282245576742">
            <text:p>0,0933%</text:p>
          </table:table-cell>
          <table:table-cell table:style-name="ce81" office:value-type="percentage" office:value="0.00246682045135792">
            <text:p>0,2467%</text:p>
          </table:table-cell>
          <table:table-cell table:style-name="ce81" office:value-type="percentage" office:value="0.00423751066179893">
            <text:p>0,4238%</text:p>
          </table:table-cell>
          <table:table-cell table:style-name="ce81" office:value-type="percentage" office:value="0.00578072308823457">
            <text:p>0,5781%</text:p>
          </table:table-cell>
          <table:table-cell table:style-name="ce81" office:value-type="percentage" office:value="0.00699743579035502">
            <text:p>0,6997%</text:p>
          </table:table-cell>
          <table:table-cell table:style-name="ce81" office:value-type="percentage" office:value="0.00799293208643141">
            <text:p>0,7993%</text:p>
          </table:table-cell>
          <table:table-cell table:style-name="ce81" office:value-type="percentage" office:value="0.0089102371387965">
            <text:p>0,891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12070455727862">
            <text:p>1,2070%</text:p>
          </table:table-cell>
          <table:table-cell table:style-name="ce81" office:value-type="percentage" office:value="0.0210435769915557">
            <text:p>2,1044%</text:p>
          </table:table-cell>
          <table:table-cell table:style-name="ce81" office:value-type="percentage" office:value="0.0268914648415677">
            <text:p>2,6891%</text:p>
          </table:table-cell>
          <table:table-cell table:style-name="ce81" office:value-type="percentage" office:value="0.0302593136476513">
            <text:p>3,0259%</text:p>
          </table:table-cell>
          <table:table-cell table:style-name="ce81" office:value-type="percentage" office:value="0.0322801079250238">
            <text:p>3,2280%</text:p>
          </table:table-cell>
          <table:table-cell table:style-name="ce81" office:value-type="percentage" office:value="0.0336542767341507">
            <text:p>3,3654%</text:p>
          </table:table-cell>
          <table:table-cell table:style-name="ce81" office:value-type="percentage" office:value="0.0347447273125376">
            <text:p>3,4745%</text:p>
          </table:table-cell>
          <table:table-cell table:style-name="ce81" office:value-type="percentage" office:value="0.0357277420454815">
            <text:p>3,572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0274242620244962">
            <text:p>0,0274%</text:p>
          </table:table-cell>
          <table:table-cell table:style-name="ce81" office:value-type="percentage" office:value="0.00163853558605819">
            <text:p>0,1639%</text:p>
          </table:table-cell>
          <table:table-cell table:style-name="ce81" office:value-type="percentage" office:value="0.0045027836851462">
            <text:p>0,4503%</text:p>
          </table:table-cell>
          <table:table-cell table:style-name="ce81" office:value-type="percentage" office:value="0.00804568560382245">
            <text:p>0,8046%</text:p>
          </table:table-cell>
          <table:table-cell table:style-name="ce81" office:value-type="percentage" office:value="0.0112249163169877">
            <text:p>1,1225%</text:p>
          </table:table-cell>
          <table:table-cell table:style-name="ce81" office:value-type="percentage" office:value="0.0135197164877664">
            <text:p>1,3520%</text:p>
          </table:table-cell>
          <table:table-cell table:style-name="ce81" office:value-type="percentage" office:value="0.0148758656729358">
            <text:p>1,4876%</text:p>
          </table:table-cell>
          <table:table-cell table:style-name="ce81" office:value-type="percentage" office:value="0.0154467018603032">
            <text:p>1,5447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348694224872293">
            <text:p>0,3487%</text:p>
          </table:table-cell>
          <table:table-cell table:style-name="ce81" office:value-type="percentage" office:value="0.00741417343660374">
            <text:p>0,7414%</text:p>
          </table:table-cell>
          <table:table-cell table:style-name="ce81" office:value-type="percentage" office:value="0.0109720767824162">
            <text:p>1,0972%</text:p>
          </table:table-cell>
          <table:table-cell table:style-name="ce81" office:value-type="percentage" office:value="0.0136199906965708">
            <text:p>1,3620%</text:p>
          </table:table-cell>
          <table:table-cell table:style-name="ce81" office:value-type="percentage" office:value="0.0154156567832278">
            <text:p>1,5416%</text:p>
          </table:table-cell>
          <table:table-cell table:style-name="ce81" office:value-type="percentage" office:value="0.0165956956653391">
            <text:p>1,6596%</text:p>
          </table:table-cell>
          <table:table-cell table:style-name="ce81" office:value-type="percentage" office:value="0.0174169419626531">
            <text:p>1,7417%</text:p>
          </table:table-cell>
          <table:table-cell table:style-name="ce81" office:value-type="percentage" office:value="0.0181001095314611">
            <text:p>1,8100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274177178972179">
            <text:p>0,2742%</text:p>
          </table:table-cell>
          <table:table-cell table:style-name="ce81" office:value-type="percentage" office:value="0.00604343989380506">
            <text:p>0,6043%</text:p>
          </table:table-cell>
          <table:table-cell table:style-name="ce81" office:value-type="percentage" office:value="0.00887146010564476">
            <text:p>0,8871%</text:p>
          </table:table-cell>
          <table:table-cell table:style-name="ce81" office:value-type="percentage" office:value="0.0108325698638319">
            <text:p>1,0833%</text:p>
          </table:table-cell>
          <table:table-cell table:style-name="ce81" office:value-type="percentage" office:value="0.012117850656742">
            <text:p>1,2118%</text:p>
          </table:table-cell>
          <table:table-cell table:style-name="ce81" office:value-type="percentage" office:value="0.0129789115476397">
            <text:p>1,2979%</text:p>
          </table:table-cell>
          <table:table-cell table:style-name="ce81" office:value-type="percentage" office:value="0.0136026932419923">
            <text:p>1,3603%</text:p>
          </table:table-cell>
          <table:table-cell table:style-name="ce81" office:value-type="percentage" office:value="0.0141141774820201">
            <text:p>1,4114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0479158485712235">
            <text:p>0,4792%</text:p>
          </table:table-cell>
          <table:table-cell table:style-name="ce81" office:value-type="percentage" office:value="0.0111687687044054">
            <text:p>1,1169%</text:p>
          </table:table-cell>
          <table:table-cell table:style-name="ce81" office:value-type="percentage" office:value="0.015866408209417">
            <text:p>1,5866%</text:p>
          </table:table-cell>
          <table:table-cell table:style-name="ce81" office:value-type="percentage" office:value="0.0181317024895985">
            <text:p>1,8132%</text:p>
          </table:table-cell>
          <table:table-cell table:style-name="ce81" office:value-type="percentage" office:value="0.0188846834144027">
            <text:p>1,8885%</text:p>
          </table:table-cell>
          <table:table-cell table:style-name="ce81" office:value-type="percentage" office:value="0.0189146121050514">
            <text:p>1,8915%</text:p>
          </table:table-cell>
          <table:table-cell table:style-name="ce81" office:value-type="percentage" office:value="0.0186095510325065">
            <text:p>1,8610%</text:p>
          </table:table-cell>
          <table:table-cell table:style-name="ce81" office:value-type="percentage" office:value="0.0181175680800569">
            <text:p>1,8118%</text:p>
          </table:table-cell>
          <table:table-cell table:style-name="ce76" table:number-columns-repeated="247"/>
          <table:table-cell table:number-columns-repeated="767"/>
        </table:table-row>
        <table:table-row table:style-name="ro5">
          <table:table-cell table:style-name="ce76" table:number-columns-repeated="2"/>
          <table:table-cell table:style-name="ce81" office:value-type="percentage" office:value="0.0231590238685151">
            <text:p>2,3159%</text:p>
          </table:table-cell>
          <table:table-cell table:style-name="ce81" office:value-type="percentage" office:value="0.0199531478122836">
            <text:p>1,9953%</text:p>
          </table:table-cell>
          <table:table-cell table:style-name="ce81" office:value-type="percentage" office:value="0.0157262323342038">
            <text:p>1,5726%</text:p>
          </table:table-cell>
          <table:table-cell table:style-name="ce81" office:value-type="percentage" office:value="0.0127015326267962">
            <text:p>1,2702%</text:p>
          </table:table-cell>
          <table:table-cell table:style-name="ce81" office:value-type="percentage" office:value="0.0107403479742849">
            <text:p>1,0740%</text:p>
          </table:table-cell>
          <table:table-cell table:style-name="ce81" office:value-type="percentage" office:value="0.00944842931987443">
            <text:p>0,9448%</text:p>
          </table:table-cell>
          <table:table-cell table:style-name="ce81" office:value-type="percentage" office:value="0.00855952805875918">
            <text:p>0,8560%</text:p>
          </table:table-cell>
          <table:table-cell table:style-name="ce81" office:value-type="percentage" office:value="0.0079304359064368">
            <text:p>0,7930%</text:p>
          </table:table-cell>
          <table:table-cell table:style-name="ce76" table:number-columns-repeated="247"/>
          <table:table-cell table:number-columns-repeated="767"/>
        </table:table-row>
        <table:table-row table:style-name="ro5" table:number-rows-repeated="65422">
          <table:table-cell table:style-name="ce76" table:number-columns-repeated="2"/>
          <table:table-cell table:style-name="ce81"/>
          <table:table-cell table:style-name="ce85" table:number-columns-repeated="3"/>
          <table:table-cell table:style-name="ce76" table:number-columns-repeated="251"/>
          <table:table-cell table:number-columns-repeated="767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'Single Swaption'.$K$55" table:expression="VLOOKUP([.AA55];INDIRECT([.$D$53]);2;FALSE())/100"/>
        <table:named-expression table:name="SHARED_FORMULA_11_54_11_54_5" table:base-cell-address="$'Single Swaption'.$L$55" table:expression="VLOOKUP([.AB55];INDIRECT([.$D$53]);2;FALSE())/100"/>
        <table:named-expression table:name="SHARED_FORMULA_12_54_12_54_5" table:base-cell-address="$'Single Swaption'.$M$55" table:expression="VLOOKUP([.AC55];INDIRECT([.$D$53]);2;FALSE())/100"/>
        <table:named-expression table:name="SHARED_FORMULA_13_54_13_54_5" table:base-cell-address="$'Single Swaption'.$N$55" table:expression="VLOOKUP([.AD55];INDIRECT([.$D$53]);2;FALSE())/100"/>
        <table:named-expression table:name="SHARED_FORMULA_14_54_14_54_5" table:base-cell-address="$'Single Swaption'.$O$55" table:expression="VLOOKUP([.AE55];INDIRECT([.$D$53]);2;FALSE())/100"/>
        <table:named-expression table:name="SHARED_FORMULA_15_54_15_54_5" table:base-cell-address="$'Single Swaption'.$P$55" table:expression="VLOOKUP([.AF55];INDIRECT([.$D$53]);2;FALSE())/100"/>
        <table:named-expression table:name="SHARED_FORMULA_2_54_2_54_5" table:base-cell-address="$'Single Swaption'.$C$55" table:expression="VLOOKUP([.S55];INDIRECT([.$D$53]);2;FALSE())/100"/>
        <table:named-expression table:name="SHARED_FORMULA_3_54_3_54_5" table:base-cell-address="$'Single Swaption'.$D$55" table:expression="VLOOKUP([.T55];INDIRECT([.$D$53]);2;FALSE())/100"/>
        <table:named-expression table:name="SHARED_FORMULA_4_54_4_54_5" table:base-cell-address="$'Single Swaption'.$E$55" table:expression="VLOOKUP([.U55];INDIRECT([.$D$53]);2;FALSE())/100"/>
        <table:named-expression table:name="SHARED_FORMULA_5_54_5_54_5" table:base-cell-address="$'Single Swaption'.$F$55" table:expression="VLOOKUP([.V55];INDIRECT([.$D$53]);2;FALSE())/100"/>
        <table:named-expression table:name="SHARED_FORMULA_6_54_6_54_5" table:base-cell-address="$'Single Swaption'.$G$55" table:expression="VLOOKUP([.W55];INDIRECT([.$D$53]);2;FALSE())/100"/>
        <table:named-expression table:name="SHARED_FORMULA_7_54_7_54_5" table:base-cell-address="$'Single Swaption'.$H$55" table:expression="VLOOKUP([.X55];INDIRECT([.$D$53]);2;FALSE())/100"/>
        <table:named-expression table:name="SHARED_FORMULA_8_54_8_54_5" table:base-cell-address="$'Single Swaption'.$I$55" table:expression="VLOOKUP([.Y55];INDIRECT([.$D$53]);2;FALSE())/100"/>
        <table:named-expression table:name="SHARED_FORMULA_9_54_9_54_5" table:base-cell-address="$'Single Swaption'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5138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5138" number:language="en" number:country="US">
      <number:text-content/>
      <style:map style:condition="value()&gt;=0" style:apply-style-name="N5138P0"/>
    </number:text-style>
    <number:date-style style:name="N5140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number:percentage-style style:name="N10145" number:language="de" number:country="DE">
      <number:number number:decimal-places="4" number:min-integer-digits="1"/>
      <number:text>%</number:text>
    </number:percentage-style>
    <number:percentage-style style:name="N10146" number:language="de" number:country="DE">
      <number:number number:decimal-places="5" number:min-integer-digits="1"/>
      <number:text>%</number:text>
    </number:percentage-style>
    <number:currency-style style:name="N1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number:number-style style:name="N10149" number:language="de" number:country="DE">
      <number:number number:decimal-places="1" number:min-integer-digits="1"/>
    </number:number-style>
    <number:number-style style:name="N1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17.03.2013</text:date>, <text:time>15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7T15:58:38</dc:date>
    <meta:generator>OpenOffice.org/3.4.1$Unix OpenOffice.org_project/341m1$Build-9593</meta:generator>
    <meta:editing-duration>P1DT9H24M38S</meta:editing-duration>
    <meta:editing-cycles>82</meta:editing-cycles>
    <dc:creator>Christian Fries</dc:creator>
    <meta:document-statistic meta:table-count="8" meta:cell-count="5340" meta:object-count="5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09cm" svg:y="0.291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B9:Model.AO49" chart:data-source-has-labels="both" svg:x="0.145cm" svg:y="0.987cm" svg:width="11.689cm" svg:height="6.891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1.6710370316053">
                <text:p>1.6710370316053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1.11679955513763">
                <text:p>1.11679955513763</text:p>
                <draw:g>
                  <svg:desc>Model.C12:Model.AO12</svg:desc>
                </draw:g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761205467779554">
                <text:p>0.761205467779554</text:p>
                <draw:g>
                  <svg:desc>Model.C13:Model.AO13</svg:desc>
                </draw:g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536621020165593">
                <text:p>0.536621020165593</text:p>
                <draw:g>
                  <svg:desc>Model.C14:Model.AO14</svg:desc>
                </draw:g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97670916370829">
                <text:p>0.397670916370829</text:p>
                <draw:g>
                  <svg:desc>Model.C15:Model.AO15</svg:desc>
                </draw:g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314087937908464">
                <text:p>0.314087937908464</text:p>
                <draw:g>
                  <svg:desc>Model.C16:Model.AO16</svg:desc>
                </draw:g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65818422840324">
                <text:p>0.265818422840324</text:p>
                <draw:g>
                  <svg:desc>Model.C17:Model.AO17</svg:desc>
                </draw:g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39681823838005">
                <text:p>0.239681823838005</text:p>
                <draw:g>
                  <svg:desc>Model.C18:Model.AO18</svg:desc>
                </draw:g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27098451364937">
                <text:p>0.227098451364937</text:p>
                <draw:g>
                  <svg:desc>Model.C19:Model.AO19</svg:desc>
                </draw:g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222549585871537">
                <text:p>0.222549585871537</text:p>
                <draw:g>
                  <svg:desc>Model.C20:Model.AO20</svg:desc>
                </draw:g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222538321932438">
                <text:p>0.222538321932438</text:p>
                <draw:g>
                  <svg:desc>Model.C21:Model.AO21</svg:desc>
                </draw:g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224891710698165">
                <text:p>0.224891710698165</text:p>
                <draw:g>
                  <svg:desc>Model.C22:Model.AO22</svg:desc>
                </draw:g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228294723405332">
                <text:p>0.228294723405332</text:p>
                <draw:g>
                  <svg:desc>Model.C23:Model.AO23</svg:desc>
                </draw:g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231981058247244">
                <text:p>0.231981058247244</text:p>
                <draw:g>
                  <svg:desc>Model.C24:Model.AO24</svg:desc>
                </draw:g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35529589573623">
                <text:p>0.235529589573623</text:p>
                <draw:g>
                  <svg:desc>Model.C25:Model.AO25</svg:desc>
                </draw:g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238731608377926">
                <text:p>0.238731608377926</text:p>
                <draw:g>
                  <svg:desc>Model.C26:Model.AO26</svg:desc>
                </draw:g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241505218417135">
                <text:p>0.241505218417135</text:p>
                <draw:g>
                  <svg:desc>Model.C27:Model.AO27</svg:desc>
                </draw:g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243840924625362">
                <text:p>0.243840924625362</text:p>
                <draw:g>
                  <svg:desc>Model.C28:Model.AO28</svg:desc>
                </draw:g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24576768311292">
                <text:p>0.24576768311292</text:p>
                <draw:g>
                  <svg:desc>Model.C29:Model.AO29</svg:desc>
                </draw:g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247332238654165">
                <text:p>0.247332238654165</text:p>
                <draw:g>
                  <svg:desc>Model.C30:Model.AO30</svg:desc>
                </draw:g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248586983735799">
                <text:p>0.248586983735799</text:p>
                <draw:g>
                  <svg:desc>Model.C31:Model.AO31</svg:desc>
                </draw:g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249583196705535">
                <text:p>0.249583196705535</text:p>
                <draw:g>
                  <svg:desc>Model.C32:Model.AO32</svg:desc>
                </draw:g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250367605565464">
                <text:p>0.250367605565464</text:p>
                <draw:g>
                  <svg:desc>Model.C33:Model.AO33</svg:desc>
                </draw:g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250980950229451">
                <text:p>0.250980950229451</text:p>
                <draw:g>
                  <svg:desc>Model.C34:Model.AO34</svg:desc>
                </draw:g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251457697153491">
                <text:p>0.251457697153491</text:p>
                <draw:g>
                  <svg:desc>Model.C35:Model.AO35</svg:desc>
                </draw:g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25182637636695">
                <text:p>0.25182637636695</text:p>
                <draw:g>
                  <svg:desc>Model.C36:Model.AO36</svg:desc>
                </draw:g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252110216639314">
                <text:p>0.252110216639314</text:p>
                <draw:g>
                  <svg:desc>Model.C37:Model.AO37</svg:desc>
                </draw:g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252327886780756">
                <text:p>0.252327886780756</text:p>
                <draw:g>
                  <svg:desc>Model.C38:Model.AO38</svg:desc>
                </draw:g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252494234839894">
                <text:p>0.252494234839894</text:p>
                <draw:g>
                  <svg:desc>Model.C39:Model.AO39</svg:desc>
                </draw:g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252620968977649">
                <text:p>0.252620968977649</text:p>
                <draw:g>
                  <svg:desc>Model.C40:Model.AO40</svg:desc>
                </draw:g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252717255245268">
                <text:p>0.252717255245268</text:p>
                <draw:g>
                  <svg:desc>Model.C41:Model.AO41</svg:desc>
                </draw:g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252790225795281">
                <text:p>0.252790225795281</text:p>
                <draw:g>
                  <svg:desc>Model.C42:Model.AO42</svg:desc>
                </draw:g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252845401088587">
                <text:p>0.252845401088587</text:p>
                <draw:g>
                  <svg:desc>Model.C43:Model.AO43</svg:desc>
                </draw:g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252887034612233">
                <text:p>0.252887034612233</text:p>
                <draw:g>
                  <svg:desc>Model.C44:Model.AO44</svg:desc>
                </draw:g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252918390542612">
                <text:p>0.252918390542612</text:p>
                <draw:g>
                  <svg:desc>Model.C45:Model.AO45</svg:desc>
                </draw:g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252941964981177">
                <text:p>0.252941964981177</text:p>
                <draw:g>
                  <svg:desc>Model.C46:Model.AO46</svg:desc>
                </draw:g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252959660667299">
                <text:p>0.252959660667299</text:p>
                <draw:g>
                  <svg:desc>Model.C47:Model.AO47</svg:desc>
                </draw:g>
              </table:table-cell>
              <table:table-cell office:value-type="float" office:value="0.252941964981177">
                <text:p>0.252941964981177</text:p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252972923929664">
                <text:p>0.252972923929664</text:p>
                <draw:g>
                  <svg:desc>Model.C48:Model.AO48</svg:desc>
                </draw:g>
              </table:table-cell>
              <table:table-cell office:value-type="float" office:value="0.252959660667299">
                <text:p>0.252959660667299</text:p>
              </table:table-cell>
              <table:table-cell office:value-type="float" office:value="0.252941964981177">
                <text:p>0.252941964981177</text:p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252982851363783">
                <text:p>0.252982851363783</text:p>
                <draw:g>
                  <svg:desc>Model.C49:Model.AO49</svg:desc>
                </draw:g>
              </table:table-cell>
              <table:table-cell office:value-type="float" office:value="0.252972923929664">
                <text:p>0.252972923929664</text:p>
              </table:table-cell>
              <table:table-cell office:value-type="float" office:value="0.252959660667299">
                <text:p>0.252959660667299</text:p>
              </table:table-cell>
              <table:table-cell office:value-type="float" office:value="0.252941964981177">
                <text:p>0.252941964981177</text:p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383cm" svg:y="0.291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B54:Model.AO94" chart:data-source-has-labels="both" svg:x="0.234cm" svg:y="0.991cm" svg:width="11.675cm" svg:height="6.882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0.999810537759839">
                <text:p>0.999810537759839</text:p>
              </table:table-cell>
              <table:table-cell office:value-type="float" office:value="0.998383181922558">
                <text:p>0.998383181922558</text:p>
              </table:table-cell>
              <table:table-cell office:value-type="float" office:value="0.993782591146537">
                <text:p>0.993782591146537</text:p>
              </table:table-cell>
              <table:table-cell office:value-type="float" office:value="0.983279502580052">
                <text:p>0.983279502580052</text:p>
              </table:table-cell>
              <table:table-cell office:value-type="float" office:value="0.963589400188445">
                <text:p>0.963589400188445</text:p>
              </table:table-cell>
              <table:table-cell office:value-type="float" office:value="0.9314909020524">
                <text:p>0.9314909020524</text:p>
              </table:table-cell>
              <table:table-cell office:value-type="float" office:value="0.884888963274313">
                <text:p>0.884888963274313</text:p>
              </table:table-cell>
              <table:table-cell office:value-type="float" office:value="0.823978894928719">
                <text:p>0.823978894928719</text:p>
              </table:table-cell>
              <table:table-cell office:value-type="float" office:value="0.751768705259598">
                <text:p>0.751768705259598</text:p>
              </table:table-cell>
              <table:table-cell office:value-type="float" office:value="0.673412362917041">
                <text:p>0.673412362917041</text:p>
              </table:table-cell>
              <table:table-cell office:value-type="float" office:value="0.594667001030821">
                <text:p>0.594667001030821</text:p>
              </table:table-cell>
              <table:table-cell office:value-type="float" office:value="0.520419097299696">
                <text:p>0.520419097299696</text:p>
              </table:table-cell>
              <table:table-cell office:value-type="float" office:value="0.453958717177312">
                <text:p>0.453958717177312</text:p>
              </table:table-cell>
              <table:table-cell office:value-type="float" office:value="0.396996372874173">
                <text:p>0.396996372874173</text:p>
              </table:table-cell>
              <table:table-cell office:value-type="float" office:value="0.350045778547944">
                <text:p>0.350045778547944</text:p>
              </table:table-cell>
              <table:table-cell office:value-type="float" office:value="0.312837876677387">
                <text:p>0.312837876677387</text:p>
              </table:table-cell>
              <table:table-cell office:value-type="float" office:value="0.284616518022788">
                <text:p>0.284616518022788</text:p>
              </table:table-cell>
              <table:table-cell office:value-type="float" office:value="0.264308047643732">
                <text:p>0.264308047643732</text:p>
              </table:table-cell>
              <table:table-cell office:value-type="float" office:value="0.250620606096395">
                <text:p>0.250620606096395</text:p>
              </table:table-cell>
              <table:table-cell office:value-type="float" office:value="0.242131671237839">
                <text:p>0.242131671237839</text:p>
              </table:table-cell>
              <table:table-cell office:value-type="float" office:value="0.23738682632089">
                <text:p>0.23738682632089</text:p>
              </table:table-cell>
              <table:table-cell office:value-type="float" office:value="0.234991543216809">
                <text:p>0.234991543216809</text:p>
              </table:table-cell>
              <table:table-cell office:value-type="float" office:value="0.233664936629869">
                <text:p>0.233664936629869</text:p>
              </table:table-cell>
              <table:table-cell office:value-type="float" office:value="0.232245300670973">
                <text:p>0.232245300670973</text:p>
              </table:table-cell>
              <table:table-cell office:value-type="float" office:value="0.229667455495842">
                <text:p>0.229667455495842</text:p>
              </table:table-cell>
              <table:table-cell office:value-type="float" office:value="0.224949749168309">
                <text:p>0.224949749168309</text:p>
              </table:table-cell>
              <table:table-cell office:value-type="float" office:value="0.217229922049899">
                <text:p>0.217229922049899</text:p>
              </table:table-cell>
              <table:table-cell office:value-type="float" office:value="0.20587377794605">
                <text:p>0.20587377794605</text:p>
              </table:table-cell>
              <table:table-cell office:value-type="float" office:value="0.190642539870438">
                <text:p>0.190642539870438</text:p>
              </table:table-cell>
              <table:table-cell office:value-type="float" office:value="0.171847755985004">
                <text:p>0.171847755985004</text:p>
              </table:table-cell>
              <table:table-cell office:value-type="float" office:value="0.150386537971634">
                <text:p>0.150386537971634</text:p>
              </table:table-cell>
              <table:table-cell office:value-type="float" office:value="0.127592364795395">
                <text:p>0.127592364795395</text:p>
              </table:table-cell>
              <table:table-cell office:value-type="float" office:value="0.10495163147622">
                <text:p>0.10495163147622</text:p>
              </table:table-cell>
              <table:table-cell office:value-type="float" office:value="0.083822948772871">
                <text:p>0.083822948772871</text:p>
              </table:table-cell>
              <table:table-cell office:value-type="float" office:value="0.0652726672985454">
                <text:p>0.0652726672985454</text:p>
              </table:table-cell>
              <table:table-cell office:value-type="float" office:value="0.0500444907866308">
                <text:p>0.0500444907866308</text:p>
              </table:table-cell>
              <table:table-cell office:value-type="float" office:value="0.0386058926631642">
                <text:p>0.0386058926631642</text:p>
              </table:table-cell>
              <table:table-cell office:value-type="float" office:value="0.0311977307556027">
                <text:p>0.0311977307556027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0.999810537759839">
                <text:p>0.999810537759839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99300436604184">
                <text:p>0.999300436604184</text:p>
              </table:table-cell>
              <table:table-cell office:value-type="float" office:value="0.995761213936567">
                <text:p>0.995761213936567</text:p>
              </table:table-cell>
              <table:table-cell office:value-type="float" office:value="0.986636264808634">
                <text:p>0.986636264808634</text:p>
              </table:table-cell>
              <table:table-cell office:value-type="float" office:value="0.96860577038317">
                <text:p>0.96860577038317</text:p>
              </table:table-cell>
              <table:table-cell office:value-type="float" office:value="0.938378647803376">
                <text:p>0.938378647803376</text:p>
              </table:table-cell>
              <table:table-cell office:value-type="float" office:value="0.893748262759229">
                <text:p>0.893748262759229</text:p>
              </table:table-cell>
              <table:table-cell office:value-type="float" office:value="0.834766754876903">
                <text:p>0.834766754876903</text:p>
              </table:table-cell>
              <table:table-cell office:value-type="float" office:value="0.764296749160156">
                <text:p>0.764296749160156</text:p>
              </table:table-cell>
              <table:table-cell office:value-type="float" office:value="0.687378705706969">
                <text:p>0.687378705706969</text:p>
              </table:table-cell>
              <table:table-cell office:value-type="float" office:value="0.609706380807651">
                <text:p>0.609706380807651</text:p>
              </table:table-cell>
              <table:table-cell office:value-type="float" office:value="0.53614768068804">
                <text:p>0.53614768068804</text:p>
              </table:table-cell>
              <table:table-cell office:value-type="float" office:value="0.469999559313599">
                <text:p>0.469999559313599</text:p>
              </table:table-cell>
              <table:table-cell office:value-type="float" office:value="0.412985966839293">
                <text:p>0.412985966839293</text:p>
              </table:table-cell>
              <table:table-cell office:value-type="float" office:value="0.365630677078172">
                <text:p>0.365630677078172</text:p>
              </table:table-cell>
              <table:table-cell office:value-type="float" office:value="0.327672128174849">
                <text:p>0.327672128174849</text:p>
              </table:table-cell>
              <table:table-cell office:value-type="float" office:value="0.298368613510377">
                <text:p>0.298368613510377</text:p>
              </table:table-cell>
              <table:table-cell office:value-type="float" office:value="0.276681446344829">
                <text:p>0.276681446344829</text:p>
              </table:table-cell>
              <table:table-cell office:value-type="float" office:value="0.261384677727455">
                <text:p>0.261384677727455</text:p>
              </table:table-cell>
              <table:table-cell office:value-type="float" office:value="0.251152369955389">
                <text:p>0.251152369955389</text:p>
              </table:table-cell>
              <table:table-cell office:value-type="float" office:value="0.244644049681672">
                <text:p>0.244644049681672</text:p>
              </table:table-cell>
              <table:table-cell office:value-type="float" office:value="0.240576216377985">
                <text:p>0.240576216377985</text:p>
              </table:table-cell>
              <table:table-cell office:value-type="float" office:value="0.23775912789223">
                <text:p>0.23775912789223</text:p>
              </table:table-cell>
              <table:table-cell office:value-type="float" office:value="0.235095043351196">
                <text:p>0.235095043351196</text:p>
              </table:table-cell>
              <table:table-cell office:value-type="float" office:value="0.23155708045118">
                <text:p>0.23155708045118</text:p>
              </table:table-cell>
              <table:table-cell office:value-type="float" office:value="0.226181461333663">
                <text:p>0.226181461333663</text:p>
              </table:table-cell>
              <table:table-cell office:value-type="float" office:value="0.218107522779508">
                <text:p>0.218107522779508</text:p>
              </table:table-cell>
              <table:table-cell office:value-type="float" office:value="0.206687180036708">
                <text:p>0.206687180036708</text:p>
              </table:table-cell>
              <table:table-cell office:value-type="float" office:value="0.191650481146944">
                <text:p>0.191650481146944</text:p>
              </table:table-cell>
              <table:table-cell office:value-type="float" office:value="0.173259255641784">
                <text:p>0.173259255641784</text:p>
              </table:table-cell>
              <table:table-cell office:value-type="float" office:value="0.152345205288412">
                <text:p>0.152345205288412</text:p>
              </table:table-cell>
              <table:table-cell office:value-type="float" office:value="0.130168695942641">
                <text:p>0.130168695942641</text:p>
              </table:table-cell>
              <table:table-cell office:value-type="float" office:value="0.108145466435243">
                <text:p>0.108145466435243</text:p>
              </table:table-cell>
              <table:table-cell office:value-type="float" office:value="0.0875735381338527">
                <text:p>0.0875735381338527</text:p>
              </table:table-cell>
              <table:table-cell office:value-type="float" office:value="0.0694711558221317">
                <text:p>0.0694711558221317</text:p>
              </table:table-cell>
              <table:table-cell office:value-type="float" office:value="0.0545445463485592">
                <text:p>0.0545445463485592</text:p>
              </table:table-cell>
              <table:table-cell office:value-type="float" office:value="0.0432312794165746">
                <text:p>0.0432312794165746</text:p>
              </table:table-cell>
              <table:table-cell office:value-type="float" office:value="0.0357488811175452">
                <text:p>0.0357488811175452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0.998383181922558">
                <text:p>0.998383181922558</text:p>
                <draw:g>
                  <svg:desc>Model.C57:Model.AO57</svg:desc>
                </draw:g>
              </table:table-cell>
              <table:table-cell office:value-type="float" office:value="0.999300436604184">
                <text:p>0.999300436604184</text:p>
              </table:table-cell>
              <table:table-cell office:value-type="float" office:value="1">
                <text:p>1</text:p>
              </table:table-cell>
              <table:table-cell office:value-type="float" office:value="0.99850420062229">
                <text:p>0.99850420062229</text:p>
              </table:table-cell>
              <table:table-cell office:value-type="float" office:value="0.992038002474447">
                <text:p>0.992038002474447</text:p>
              </table:table-cell>
              <table:table-cell office:value-type="float" office:value="0.977217806940228">
                <text:p>0.977217806940228</text:p>
              </table:table-cell>
              <table:table-cell office:value-type="float" office:value="0.950622709643003">
                <text:p>0.950622709643003</text:p>
              </table:table-cell>
              <table:table-cell office:value-type="float" office:value="0.909834609876934">
                <text:p>0.909834609876934</text:p>
              </table:table-cell>
              <table:table-cell office:value-type="float" office:value="0.854630971624776">
                <text:p>0.854630971624776</text:p>
              </table:table-cell>
              <table:table-cell office:value-type="float" office:value="0.787592290233282">
                <text:p>0.787592290233282</text:p>
              </table:table-cell>
              <table:table-cell office:value-type="float" office:value="0.713535603250871">
                <text:p>0.713535603250871</text:p>
              </table:table-cell>
              <table:table-cell office:value-type="float" office:value="0.638026724015762">
                <text:p>0.638026724015762</text:p>
              </table:table-cell>
              <table:table-cell office:value-type="float" office:value="0.565892513955656">
                <text:p>0.565892513955656</text:p>
              </table:table-cell>
              <table:table-cell office:value-type="float" office:value="0.500439421247668">
                <text:p>0.500439421247668</text:p>
              </table:table-cell>
              <table:table-cell office:value-type="float" office:value="0.443415034397993">
                <text:p>0.443415034397993</text:p>
              </table:table-cell>
              <table:table-cell office:value-type="float" office:value="0.395361317770113">
                <text:p>0.395361317770113</text:p>
              </table:table-cell>
              <table:table-cell office:value-type="float" office:value="0.356030446244944">
                <text:p>0.356030446244944</text:p>
              </table:table-cell>
              <table:table-cell office:value-type="float" office:value="0.324707877877833">
                <text:p>0.324707877877833</text:p>
              </table:table-cell>
              <table:table-cell office:value-type="float" office:value="0.300421487514205">
                <text:p>0.300421487514205</text:p>
              </table:table-cell>
              <table:table-cell office:value-type="float" office:value="0.282071439457487">
                <text:p>0.282071439457487</text:p>
              </table:table-cell>
              <table:table-cell office:value-type="float" office:value="0.268517225935786">
                <text:p>0.268517225935786</text:p>
              </table:table-cell>
              <table:table-cell office:value-type="float" office:value="0.258637760502871">
                <text:p>0.258637760502871</text:p>
              </table:table-cell>
              <table:table-cell office:value-type="float" office:value="0.251363944172889">
                <text:p>0.251363944172889</text:p>
              </table:table-cell>
              <table:table-cell office:value-type="float" office:value="0.245682653102741">
                <text:p>0.245682653102741</text:p>
              </table:table-cell>
              <table:table-cell office:value-type="float" office:value="0.240620697919648">
                <text:p>0.240620697919648</text:p>
              </table:table-cell>
              <table:table-cell office:value-type="float" office:value="0.235226378089512">
                <text:p>0.235226378089512</text:p>
              </table:table-cell>
              <table:table-cell office:value-type="float" office:value="0.228571721472929">
                <text:p>0.228571721472929</text:p>
              </table:table-cell>
              <table:table-cell office:value-type="float" office:value="0.21980048035144">
                <text:p>0.21980048035144</text:p>
              </table:table-cell>
              <table:table-cell office:value-type="float" office:value="0.208239177108081">
                <text:p>0.208239177108081</text:p>
              </table:table-cell>
              <table:table-cell office:value-type="float" office:value="0.193559223091157">
                <text:p>0.193559223091157</text:p>
              </table:table-cell>
              <table:table-cell office:value-type="float" office:value="0.175928095890609">
                <text:p>0.175928095890609</text:p>
              </table:table-cell>
              <table:table-cell office:value-type="float" office:value="0.156052780925487">
                <text:p>0.156052780925487</text:p>
              </table:table-cell>
              <table:table-cell office:value-type="float" office:value="0.135053779315487">
                <text:p>0.135053779315487</text:p>
              </table:table-cell>
              <table:table-cell office:value-type="float" office:value="0.114211289999886">
                <text:p>0.114211289999886</text:p>
              </table:table-cell>
              <table:table-cell office:value-type="float" office:value="0.0947068066671075">
                <text:p>0.0947068066671075</text:p>
              </table:table-cell>
              <table:table-cell office:value-type="float" office:value="0.0774658376332847">
                <text:p>0.0774658376332847</text:p>
              </table:table-cell>
              <table:table-cell office:value-type="float" office:value="0.0631222330762499">
                <text:p>0.0631222330762499</text:p>
              </table:table-cell>
              <table:table-cell office:value-type="float" office:value="0.0520557516756942">
                <text:p>0.0520557516756942</text:p>
              </table:table-cell>
              <table:table-cell office:value-type="float" office:value="0.0444387568244223">
                <text:p>0.0444387568244223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0.993782591146537">
                <text:p>0.993782591146537</text:p>
                <draw:g>
                  <svg:desc>Model.C58:Model.AO58</svg:desc>
                </draw:g>
              </table:table-cell>
              <table:table-cell office:value-type="float" office:value="0.995761213936567">
                <text:p>0.995761213936567</text:p>
              </table:table-cell>
              <table:table-cell office:value-type="float" office:value="0.99850420062229">
                <text:p>0.99850420062229</text:p>
              </table:table-cell>
              <table:table-cell office:value-type="float" office:value="1">
                <text:p>1</text:p>
              </table:table-cell>
              <table:table-cell office:value-type="float" office:value="0.997439196524699">
                <text:p>0.997439196524699</text:p>
              </table:table-cell>
              <table:table-cell office:value-type="float" office:value="0.987354758329133">
                <text:p>0.987354758329133</text:p>
              </table:table-cell>
              <table:table-cell office:value-type="float" office:value="0.966146104906723">
                <text:p>0.966146104906723</text:p>
              </table:table-cell>
              <table:table-cell office:value-type="float" office:value="0.931093572635617">
                <text:p>0.931093572635617</text:p>
              </table:table-cell>
              <table:table-cell office:value-type="float" office:value="0.881574830591355">
                <text:p>0.881574830591355</text:p>
              </table:table-cell>
              <table:table-cell office:value-type="float" office:value="0.819752097203655">
                <text:p>0.819752097203655</text:p>
              </table:table-cell>
              <table:table-cell office:value-type="float" office:value="0.750103775447876">
                <text:p>0.750103775447876</text:p>
              </table:table-cell>
              <table:table-cell office:value-type="float" office:value="0.677994362029746">
                <text:p>0.677994362029746</text:p>
              </table:table-cell>
              <table:table-cell office:value-type="float" office:value="0.608178117179959">
                <text:p>0.608178117179959</text:p>
              </table:table-cell>
              <table:table-cell office:value-type="float" office:value="0.543966468866643">
                <text:p>0.543966468866643</text:p>
              </table:table-cell>
              <table:table-cell office:value-type="float" office:value="0.487136309957628">
                <text:p>0.487136309957628</text:p>
              </table:table-cell>
              <table:table-cell office:value-type="float" office:value="0.438253410263313">
                <text:p>0.438253410263313</text:p>
              </table:table-cell>
              <table:table-cell office:value-type="float" office:value="0.397088338935303">
                <text:p>0.397088338935303</text:p>
              </table:table-cell>
              <table:table-cell office:value-type="float" office:value="0.362964694523186">
                <text:p>0.362964694523186</text:p>
              </table:table-cell>
              <table:table-cell office:value-type="float" office:value="0.335005852180807">
                <text:p>0.335005852180807</text:p>
              </table:table-cell>
              <table:table-cell office:value-type="float" office:value="0.312294599805847">
                <text:p>0.312294599805847</text:p>
              </table:table-cell>
              <table:table-cell office:value-type="float" office:value="0.293960530102118">
                <text:p>0.293960530102118</text:p>
              </table:table-cell>
              <table:table-cell office:value-type="float" office:value="0.279203685862974">
                <text:p>0.279203685862974</text:p>
              </table:table-cell>
              <table:table-cell office:value-type="float" office:value="0.267270341286384">
                <text:p>0.267270341286384</text:p>
              </table:table-cell>
              <table:table-cell office:value-type="float" office:value="0.257408657235852">
                <text:p>0.257408657235852</text:p>
              </table:table-cell>
              <table:table-cell office:value-type="float" office:value="0.248831135697397">
                <text:p>0.248831135697397</text:p>
              </table:table-cell>
              <table:table-cell office:value-type="float" office:value="0.240699602330079">
                <text:p>0.240699602330079</text:p>
              </table:table-cell>
              <table:table-cell office:value-type="float" office:value="0.23214182493568">
                <text:p>0.23214182493568</text:p>
              </table:table-cell>
              <table:table-cell office:value-type="float" office:value="0.222311213938837">
                <text:p>0.222311213938837</text:p>
              </table:table-cell>
              <table:table-cell office:value-type="float" office:value="0.210500330154095">
                <text:p>0.210500330154095</text:p>
              </table:table-cell>
              <table:table-cell office:value-type="float" office:value="0.196298070724618">
                <text:p>0.196298070724618</text:p>
              </table:table-cell>
              <table:table-cell office:value-type="float" office:value="0.179737121482569">
                <text:p>0.179737121482569</text:p>
              </table:table-cell>
              <table:table-cell office:value-type="float" office:value="0.161344897247399">
                <text:p>0.161344897247399</text:p>
              </table:table-cell>
              <table:table-cell office:value-type="float" office:value="0.142039419716347">
                <text:p>0.142039419716347</text:p>
              </table:table-cell>
              <table:table-cell office:value-type="float" office:value="0.122903771900412">
                <text:p>0.122903771900412</text:p>
              </table:table-cell>
              <table:table-cell office:value-type="float" office:value="0.104949260275851">
                <text:p>0.104949260275851</text:p>
              </table:table-cell>
              <table:table-cell office:value-type="float" office:value="0.0889654211030669">
                <text:p>0.0889654211030669</text:p>
              </table:table-cell>
              <table:table-cell office:value-type="float" office:value="0.0754796578714727">
                <text:p>0.0754796578714727</text:p>
              </table:table-cell>
              <table:table-cell office:value-type="float" office:value="0.0647865451900916">
                <text:p>0.0647865451900916</text:p>
              </table:table-cell>
              <table:table-cell office:value-type="float" office:value="0.0569917486456932">
                <text:p>0.0569917486456932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0.983279502580052">
                <text:p>0.983279502580052</text:p>
                <draw:g>
                  <svg:desc>Model.C59:Model.AO59</svg:desc>
                </draw:g>
              </table:table-cell>
              <table:table-cell office:value-type="float" office:value="0.986636264808634">
                <text:p>0.986636264808634</text:p>
              </table:table-cell>
              <table:table-cell office:value-type="float" office:value="0.992038002474447">
                <text:p>0.992038002474447</text:p>
              </table:table-cell>
              <table:table-cell office:value-type="float" office:value="0.997439196524699">
                <text:p>0.997439196524699</text:p>
              </table:table-cell>
              <table:table-cell office:value-type="float" office:value="1">
                <text:p>1</text:p>
              </table:table-cell>
              <table:table-cell office:value-type="float" office:value="0.99616235428592">
                <text:p>0.99616235428592</text:p>
              </table:table-cell>
              <table:table-cell office:value-type="float" office:value="0.982109820857303">
                <text:p>0.982109820857303</text:p>
              </table:table-cell>
              <table:table-cell office:value-type="float" office:value="0.954743540149975">
                <text:p>0.954743540149975</text:p>
              </table:table-cell>
              <table:table-cell office:value-type="float" office:value="0.91292353473827">
                <text:p>0.91292353473827</text:p>
              </table:table-cell>
              <table:table-cell office:value-type="float" office:value="0.858256659174083">
                <text:p>0.858256659174083</text:p>
              </table:table-cell>
              <table:table-cell office:value-type="float" office:value="0.794758592461788">
                <text:p>0.794758592461788</text:p>
              </table:table-cell>
              <table:table-cell office:value-type="float" office:value="0.727505928750419">
                <text:p>0.727505928750419</text:p>
              </table:table-cell>
              <table:table-cell office:value-type="float" office:value="0.661135724327747">
                <text:p>0.661135724327747</text:p>
              </table:table-cell>
              <table:table-cell office:value-type="float" office:value="0.598949906130708">
                <text:p>0.598949906130708</text:p>
              </table:table-cell>
              <table:table-cell office:value-type="float" office:value="0.542754082807044">
                <text:p>0.542754082807044</text:p>
              </table:table-cell>
              <table:table-cell office:value-type="float" office:value="0.493139960993707">
                <text:p>0.493139960993707</text:p>
              </table:table-cell>
              <table:table-cell office:value-type="float" office:value="0.449898910350902">
                <text:p>0.449898910350902</text:p>
              </table:table-cell>
              <table:table-cell office:value-type="float" office:value="0.412401191274355">
                <text:p>0.412401191274355</text:p>
              </table:table-cell>
              <table:table-cell office:value-type="float" office:value="0.379891087136007">
                <text:p>0.379891087136007</text:p>
              </table:table-cell>
              <table:table-cell office:value-type="float" office:value="0.351685893997754">
                <text:p>0.351685893997754</text:p>
              </table:table-cell>
              <table:table-cell office:value-type="float" office:value="0.327265084833918">
                <text:p>0.327265084833918</text:p>
              </table:table-cell>
              <table:table-cell office:value-type="float" office:value="0.306247644132289">
                <text:p>0.306247644132289</text:p>
              </table:table-cell>
              <table:table-cell office:value-type="float" office:value="0.28829414577699">
                <text:p>0.28829414577699</text:p>
              </table:table-cell>
              <table:table-cell office:value-type="float" office:value="0.272998724566036">
                <text:p>0.272998724566036</text:p>
              </table:table-cell>
              <table:table-cell office:value-type="float" office:value="0.259822349183267">
                <text:p>0.259822349183267</text:p>
              </table:table-cell>
              <table:table-cell office:value-type="float" office:value="0.248081306867409">
                <text:p>0.248081306867409</text:p>
              </table:table-cell>
              <table:table-cell office:value-type="float" office:value="0.236982121109441">
                <text:p>0.236982121109441</text:p>
              </table:table-cell>
              <table:table-cell office:value-type="float" office:value="0.225696560390731">
                <text:p>0.225696560390731</text:p>
              </table:table-cell>
              <table:table-cell office:value-type="float" office:value="0.21347864923741">
                <text:p>0.21347864923741</text:p>
              </table:table-cell>
              <table:table-cell office:value-type="float" office:value="0.199815625609566">
                <text:p>0.199815625609566</text:p>
              </table:table-cell>
              <table:table-cell office:value-type="float" office:value="0.184570369141564">
                <text:p>0.184570369141564</text:p>
              </table:table-cell>
              <table:table-cell office:value-type="float" office:value="0.168041531257025">
                <text:p>0.168041531257025</text:p>
              </table:table-cell>
              <table:table-cell office:value-type="float" office:value="0.150887199635428">
                <text:p>0.150887199635428</text:p>
              </table:table-cell>
              <table:table-cell office:value-type="float" office:value="0.133935780982304">
                <text:p>0.133935780982304</text:p>
              </table:table-cell>
              <table:table-cell office:value-type="float" office:value="0.117977380847149">
                <text:p>0.117977380847149</text:p>
              </table:table-cell>
              <table:table-cell office:value-type="float" office:value="0.103623821601915">
                <text:p>0.103623821601915</text:p>
              </table:table-cell>
              <table:table-cell office:value-type="float" office:value="0.0912627612918432">
                <text:p>0.0912627612918432</text:p>
              </table:table-cell>
              <table:table-cell office:value-type="float" office:value="0.0810766217783651">
                <text:p>0.0810766217783651</text:p>
              </table:table-cell>
              <table:table-cell office:value-type="float" office:value="0.073082952796628">
                <text:p>0.073082952796628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0.963589400188445">
                <text:p>0.963589400188445</text:p>
                <draw:g>
                  <svg:desc>Model.C60:Model.AO60</svg:desc>
                </draw:g>
              </table:table-cell>
              <table:table-cell office:value-type="float" office:value="0.96860577038317">
                <text:p>0.96860577038317</text:p>
              </table:table-cell>
              <table:table-cell office:value-type="float" office:value="0.977217806940228">
                <text:p>0.977217806940228</text:p>
              </table:table-cell>
              <table:table-cell office:value-type="float" office:value="0.987354758329133">
                <text:p>0.987354758329133</text:p>
              </table:table-cell>
              <table:table-cell office:value-type="float" office:value="0.99616235428592">
                <text:p>0.99616235428592</text:p>
              </table:table-cell>
              <table:table-cell office:value-type="float" office:value="1">
                <text:p>1</text:p>
              </table:table-cell>
              <table:table-cell office:value-type="float" office:value="0.994818632404469">
                <text:p>0.994818632404469</text:p>
              </table:table-cell>
              <table:table-cell office:value-type="float" office:value="0.977082179942581">
                <text:p>0.977082179942581</text:p>
              </table:table-cell>
              <table:table-cell office:value-type="float" office:value="0.945029737935441">
                <text:p>0.945029737935441</text:p>
              </table:table-cell>
              <table:table-cell office:value-type="float" office:value="0.899580414854311">
                <text:p>0.899580414854311</text:p>
              </table:table-cell>
              <table:table-cell office:value-type="float" office:value="0.8441568880825">
                <text:p>0.8441568880825</text:p>
              </table:table-cell>
              <table:table-cell office:value-type="float" office:value="0.783447823306783">
                <text:p>0.783447823306783</text:p>
              </table:table-cell>
              <table:table-cell office:value-type="float" office:value="0.721913439557501">
                <text:p>0.721913439557501</text:p>
              </table:table-cell>
              <table:table-cell office:value-type="float" office:value="0.662819347494229">
                <text:p>0.662819347494229</text:p>
              </table:table-cell>
              <table:table-cell office:value-type="float" office:value="0.607991139507318">
                <text:p>0.607991139507318</text:p>
              </table:table-cell>
              <table:table-cell office:value-type="float" office:value="0.55804386341912">
                <text:p>0.55804386341912</text:p>
              </table:table-cell>
              <table:table-cell office:value-type="float" office:value="0.512788859224891">
                <text:p>0.512788859224891</text:p>
              </table:table-cell>
              <table:table-cell office:value-type="float" office:value="0.471647693604309">
                <text:p>0.471647693604309</text:p>
              </table:table-cell>
              <table:table-cell office:value-type="float" office:value="0.434004871577916">
                <text:p>0.434004871577916</text:p>
              </table:table-cell>
              <table:table-cell office:value-type="float" office:value="0.399455399495108">
                <text:p>0.399455399495108</text:p>
              </table:table-cell>
              <table:table-cell office:value-type="float" office:value="0.367898252090302">
                <text:p>0.367898252090302</text:p>
              </table:table-cell>
              <table:table-cell office:value-type="float" office:value="0.339459629420501">
                <text:p>0.339459629420501</text:p>
              </table:table-cell>
              <table:table-cell office:value-type="float" office:value="0.314306361291078">
                <text:p>0.314306361291078</text:p>
              </table:table-cell>
              <table:table-cell office:value-type="float" office:value="0.292459699458066">
                <text:p>0.292459699458066</text:p>
              </table:table-cell>
              <table:table-cell office:value-type="float" office:value="0.273691397879809">
                <text:p>0.273691397879809</text:p>
              </table:table-cell>
              <table:table-cell office:value-type="float" office:value="0.257514852783229">
                <text:p>0.257514852783229</text:p>
              </table:table-cell>
              <table:table-cell office:value-type="float" office:value="0.243241437315917">
                <text:p>0.243241437315917</text:p>
              </table:table-cell>
              <table:table-cell office:value-type="float" office:value="0.230074127767324">
                <text:p>0.230074127767324</text:p>
              </table:table-cell>
              <table:table-cell office:value-type="float" office:value="0.217229266486092">
                <text:p>0.217229266486092</text:p>
              </table:table-cell>
              <table:table-cell office:value-type="float" office:value="0.204080373046927">
                <text:p>0.204080373046927</text:p>
              </table:table-cell>
              <table:table-cell office:value-type="float" office:value="0.190294294322618">
                <text:p>0.190294294322618</text:p>
              </table:table-cell>
              <table:table-cell office:value-type="float" office:value="0.175901554935882">
                <text:p>0.175901554935882</text:p>
              </table:table-cell>
              <table:table-cell office:value-type="float" office:value="0.161252462260493">
                <text:p>0.161252462260493</text:p>
              </table:table-cell>
              <table:table-cell office:value-type="float" office:value="0.146871304425744">
                <text:p>0.146871304425744</text:p>
              </table:table-cell>
              <table:table-cell office:value-type="float" office:value="0.133281948693982">
                <text:p>0.133281948693982</text:p>
              </table:table-cell>
              <table:table-cell office:value-type="float" office:value="0.120880729093675">
                <text:p>0.120880729093675</text:p>
              </table:table-cell>
              <table:table-cell office:value-type="float" office:value="0.109884817321509">
                <text:p>0.109884817321509</text:p>
              </table:table-cell>
              <table:table-cell office:value-type="float" office:value="0.100339239154506">
                <text:p>0.100339239154506</text:p>
              </table:table-cell>
              <table:table-cell office:value-type="float" office:value="0.0921530619336704">
                <text:p>0.0921530619336704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0.9314909020524">
                <text:p>0.9314909020524</text:p>
                <draw:g>
                  <svg:desc>Model.C61:Model.AO61</svg:desc>
                </draw:g>
              </table:table-cell>
              <table:table-cell office:value-type="float" office:value="0.938378647803376">
                <text:p>0.938378647803376</text:p>
              </table:table-cell>
              <table:table-cell office:value-type="float" office:value="0.950622709643003">
                <text:p>0.950622709643003</text:p>
              </table:table-cell>
              <table:table-cell office:value-type="float" office:value="0.966146104906723">
                <text:p>0.966146104906723</text:p>
              </table:table-cell>
              <table:table-cell office:value-type="float" office:value="0.982109820857303">
                <text:p>0.982109820857303</text:p>
              </table:table-cell>
              <table:table-cell office:value-type="float" office:value="0.994818632404469">
                <text:p>0.994818632404469</text:p>
              </table:table-cell>
              <table:table-cell office:value-type="float" office:value="1">
                <text:p>1</text:p>
              </table:table-cell>
              <table:table-cell office:value-type="float" office:value="0.993652589783276">
                <text:p>0.993652589783276</text:p>
              </table:table-cell>
              <table:table-cell office:value-type="float" office:value="0.973319114708433">
                <text:p>0.973319114708433</text:p>
              </table:table-cell>
              <table:table-cell office:value-type="float" office:value="0.939116733825198">
                <text:p>0.939116733825198</text:p>
              </table:table-cell>
              <table:table-cell office:value-type="float" office:value="0.893749226493249">
                <text:p>0.893749226493249</text:p>
              </table:table-cell>
              <table:table-cell office:value-type="float" office:value="0.841409841705719">
                <text:p>0.841409841705719</text:p>
              </table:table-cell>
              <table:table-cell office:value-type="float" office:value="0.786309141594375">
                <text:p>0.786309141594375</text:p>
              </table:table-cell>
              <table:table-cell office:value-type="float" office:value="0.731636712768642">
                <text:p>0.731636712768642</text:p>
              </table:table-cell>
              <table:table-cell office:value-type="float" office:value="0.679219976643569">
                <text:p>0.679219976643569</text:p>
              </table:table-cell>
              <table:table-cell office:value-type="float" office:value="0.629688849390312">
                <text:p>0.629688849390312</text:p>
              </table:table-cell>
              <table:table-cell office:value-type="float" office:value="0.582869423155439">
                <text:p>0.582869423155439</text:p>
              </table:table-cell>
              <table:table-cell office:value-type="float" office:value="0.538233290920796">
                <text:p>0.538233290920796</text:p>
              </table:table-cell>
              <table:table-cell office:value-type="float" office:value="0.495314261442655">
                <text:p>0.495314261442655</text:p>
              </table:table-cell>
              <table:table-cell office:value-type="float" office:value="0.454012537481495">
                <text:p>0.454012537481495</text:p>
              </table:table-cell>
              <table:table-cell office:value-type="float" office:value="0.414696360956249">
                <text:p>0.414696360956249</text:p>
              </table:table-cell>
              <table:table-cell office:value-type="float" office:value="0.378066913498372">
                <text:p>0.378066913498372</text:p>
              </table:table-cell>
              <table:table-cell office:value-type="float" office:value="0.34487192992049">
                <text:p>0.34487192992049</text:p>
              </table:table-cell>
              <table:table-cell office:value-type="float" office:value="0.315629134903789">
                <text:p>0.315629134903789</text:p>
              </table:table-cell>
              <table:table-cell office:value-type="float" office:value="0.290477294972064">
                <text:p>0.290477294972064</text:p>
              </table:table-cell>
              <table:table-cell office:value-type="float" office:value="0.269167971022802">
                <text:p>0.269167971022802</text:p>
              </table:table-cell>
              <table:table-cell office:value-type="float" office:value="0.251145041311803">
                <text:p>0.251145041311803</text:p>
              </table:table-cell>
              <table:table-cell office:value-type="float" office:value="0.235659603506903">
                <text:p>0.235659603506903</text:p>
              </table:table-cell>
              <table:table-cell office:value-type="float" office:value="0.221897969637188">
                <text:p>0.221897969637188</text:p>
              </table:table-cell>
              <table:table-cell office:value-type="float" office:value="0.209118089348284">
                <text:p>0.209118089348284</text:p>
              </table:table-cell>
              <table:table-cell office:value-type="float" office:value="0.196778433493013">
                <text:p>0.196778433493013</text:p>
              </table:table-cell>
              <table:table-cell office:value-type="float" office:value="0.18461868080399">
                <text:p>0.18461868080399</text:p>
              </table:table-cell>
              <table:table-cell office:value-type="float" office:value="0.172650805952307">
                <text:p>0.172650805952307</text:p>
              </table:table-cell>
              <table:table-cell office:value-type="float" office:value="0.161061091711691">
                <text:p>0.161061091711691</text:p>
              </table:table-cell>
              <table:table-cell office:value-type="float" office:value="0.150074436193483">
                <text:p>0.150074436193483</text:p>
              </table:table-cell>
              <table:table-cell office:value-type="float" office:value="0.139842808313817">
                <text:p>0.139842808313817</text:p>
              </table:table-cell>
              <table:table-cell office:value-type="float" office:value="0.130388426071423">
                <text:p>0.130388426071423</text:p>
              </table:table-cell>
              <table:table-cell office:value-type="float" office:value="0.121598237092985">
                <text:p>0.121598237092985</text:p>
              </table:table-cell>
              <table:table-cell office:value-type="float" office:value="0.113255606039712">
                <text:p>0.113255606039712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0.884888963274313">
                <text:p>0.884888963274313</text:p>
                <draw:g>
                  <svg:desc>Model.C62:Model.AO62</svg:desc>
                </draw:g>
              </table:table-cell>
              <table:table-cell office:value-type="float" office:value="0.893748262759229">
                <text:p>0.893748262759229</text:p>
              </table:table-cell>
              <table:table-cell office:value-type="float" office:value="0.909834609876934">
                <text:p>0.909834609876934</text:p>
              </table:table-cell>
              <table:table-cell office:value-type="float" office:value="0.931093572635617">
                <text:p>0.931093572635617</text:p>
              </table:table-cell>
              <table:table-cell office:value-type="float" office:value="0.954743540149975">
                <text:p>0.954743540149975</text:p>
              </table:table-cell>
              <table:table-cell office:value-type="float" office:value="0.977082179942581">
                <text:p>0.977082179942581</text:p>
              </table:table-cell>
              <table:table-cell office:value-type="float" office:value="0.993652589783276">
                <text:p>0.993652589783276</text:p>
              </table:table-cell>
              <table:table-cell office:value-type="float" office:value="1">
                <text:p>1</text:p>
              </table:table-cell>
              <table:table-cell office:value-type="float" office:value="0.992939049164989">
                <text:p>0.992939049164989</text:p>
              </table:table-cell>
              <table:table-cell office:value-type="float" office:value="0.97170824223973">
                <text:p>0.97170824223973</text:p>
              </table:table-cell>
              <table:table-cell office:value-type="float" office:value="0.938189160779542">
                <text:p>0.938189160779542</text:p>
              </table:table-cell>
              <table:table-cell office:value-type="float" office:value="0.895978075904852">
                <text:p>0.895978075904852</text:p>
              </table:table-cell>
              <table:table-cell office:value-type="float" office:value="0.848957399450856">
                <text:p>0.848957399450856</text:p>
              </table:table-cell>
              <table:table-cell office:value-type="float" office:value="0.80019105433953">
                <text:p>0.80019105433953</text:p>
              </table:table-cell>
              <table:table-cell office:value-type="float" office:value="0.751481227397063">
                <text:p>0.751481227397063</text:p>
              </table:table-cell>
              <table:table-cell office:value-type="float" office:value="0.703457944120502">
                <text:p>0.703457944120502</text:p>
              </table:table-cell>
              <table:table-cell office:value-type="float" office:value="0.655951484076129">
                <text:p>0.655951484076129</text:p>
              </table:table-cell>
              <table:table-cell office:value-type="float" office:value="0.608474028935311">
                <text:p>0.608474028935311</text:p>
              </table:table-cell>
              <table:table-cell office:value-type="float" office:value="0.560702706364049">
                <text:p>0.560702706364049</text:p>
              </table:table-cell>
              <table:table-cell office:value-type="float" office:value="0.512846177100322">
                <text:p>0.512846177100322</text:p>
              </table:table-cell>
              <table:table-cell office:value-type="float" office:value="0.465759770109315">
                <text:p>0.465759770109315</text:p>
              </table:table-cell>
              <table:table-cell office:value-type="float" office:value="0.420752793936457">
                <text:p>0.420752793936457</text:p>
              </table:table-cell>
              <table:table-cell office:value-type="float" office:value="0.379197435418118">
                <text:p>0.379197435418118</text:p>
              </table:table-cell>
              <table:table-cell office:value-type="float" office:value="0.342153935018752">
                <text:p>0.342153935018752</text:p>
              </table:table-cell>
              <table:table-cell office:value-type="float" office:value="0.310169780218383">
                <text:p>0.310169780218383</text:p>
              </table:table-cell>
              <table:table-cell office:value-type="float" office:value="0.283268643289206">
                <text:p>0.283268643289206</text:p>
              </table:table-cell>
              <table:table-cell office:value-type="float" office:value="0.261052909463767">
                <text:p>0.261052909463767</text:p>
              </table:table-cell>
              <table:table-cell office:value-type="float" office:value="0.242841417619231">
                <text:p>0.242841417619231</text:p>
              </table:table-cell>
              <table:table-cell office:value-type="float" office:value="0.22780540933877">
                <text:p>0.22780540933877</text:p>
              </table:table-cell>
              <table:table-cell office:value-type="float" office:value="0.215098385973775">
                <text:p>0.215098385973775</text:p>
              </table:table-cell>
              <table:table-cell office:value-type="float" office:value="0.203977358528594">
                <text:p>0.203977358528594</text:p>
              </table:table-cell>
              <table:table-cell office:value-type="float" office:value="0.193892876049979">
                <text:p>0.193892876049979</text:p>
              </table:table-cell>
              <table:table-cell office:value-type="float" office:value="0.184514560344041">
                <text:p>0.184514560344041</text:p>
              </table:table-cell>
              <table:table-cell office:value-type="float" office:value="0.175681644219467">
                <text:p>0.175681644219467</text:p>
              </table:table-cell>
              <table:table-cell office:value-type="float" office:value="0.16730779460898">
                <text:p>0.16730779460898</text:p>
              </table:table-cell>
              <table:table-cell office:value-type="float" office:value="0.159287167098021">
                <text:p>0.159287167098021</text:p>
              </table:table-cell>
              <table:table-cell office:value-type="float" office:value="0.151433844909814">
                <text:p>0.151433844909814</text:p>
              </table:table-cell>
              <table:table-cell office:value-type="float" office:value="0.143464431019036">
                <text:p>0.143464431019036</text:p>
              </table:table-cell>
              <table:table-cell office:value-type="float" office:value="0.135025387502088">
                <text:p>0.135025387502088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0.823978894928719">
                <text:p>0.823978894928719</text:p>
                <draw:g>
                  <svg:desc>Model.C63:Model.AO63</svg:desc>
                </draw:g>
              </table:table-cell>
              <table:table-cell office:value-type="float" office:value="0.834766754876903">
                <text:p>0.834766754876903</text:p>
              </table:table-cell>
              <table:table-cell office:value-type="float" office:value="0.854630971624776">
                <text:p>0.854630971624776</text:p>
              </table:table-cell>
              <table:table-cell office:value-type="float" office:value="0.881574830591355">
                <text:p>0.881574830591355</text:p>
              </table:table-cell>
              <table:table-cell office:value-type="float" office:value="0.91292353473827">
                <text:p>0.91292353473827</text:p>
              </table:table-cell>
              <table:table-cell office:value-type="float" office:value="0.945029737935441">
                <text:p>0.945029737935441</text:p>
              </table:table-cell>
              <table:table-cell office:value-type="float" office:value="0.973319114708433">
                <text:p>0.973319114708433</text:p>
              </table:table-cell>
              <table:table-cell office:value-type="float" office:value="0.992939049164989">
                <text:p>0.992939049164989</text:p>
              </table:table-cell>
              <table:table-cell office:value-type="float" office:value="1">
                <text:p>1</text:p>
              </table:table-cell>
              <table:table-cell office:value-type="float" office:value="0.992841225598956">
                <text:p>0.992841225598956</text:p>
              </table:table-cell>
              <table:table-cell office:value-type="float" office:value="0.972462489976001">
                <text:p>0.972462489976001</text:p>
              </table:table-cell>
              <table:table-cell office:value-type="float" office:value="0.941785924607531">
                <text:p>0.941785924607531</text:p>
              </table:table-cell>
              <table:table-cell office:value-type="float" office:value="0.904294497997314">
                <text:p>0.904294497997314</text:p>
              </table:table-cell>
              <table:table-cell office:value-type="float" office:value="0.862874100283464">
                <text:p>0.862874100283464</text:p>
              </table:table-cell>
              <table:table-cell office:value-type="float" office:value="0.819268895921062">
                <text:p>0.819268895921062</text:p>
              </table:table-cell>
              <table:table-cell office:value-type="float" office:value="0.774088938354394">
                <text:p>0.774088938354394</text:p>
              </table:table-cell>
              <table:table-cell office:value-type="float" office:value="0.727152512295095">
                <text:p>0.727152512295095</text:p>
              </table:table-cell>
              <table:table-cell office:value-type="float" office:value="0.677993224878418">
                <text:p>0.677993224878418</text:p>
              </table:table-cell>
              <table:table-cell office:value-type="float" office:value="0.626406788169843">
                <text:p>0.626406788169843</text:p>
              </table:table-cell>
              <table:table-cell office:value-type="float" office:value="0.572882678910551">
                <text:p>0.572882678910551</text:p>
              </table:table-cell>
              <table:table-cell office:value-type="float" office:value="0.518739389539349">
                <text:p>0.518739389539349</text:p>
              </table:table-cell>
              <table:table-cell office:value-type="float" office:value="0.46588100984114">
                <text:p>0.46588100984114</text:p>
              </table:table-cell>
              <table:table-cell office:value-type="float" office:value="0.416304497644224">
                <text:p>0.416304497644224</text:p>
              </table:table-cell>
              <table:table-cell office:value-type="float" office:value="0.371624632790714">
                <text:p>0.371624632790714</text:p>
              </table:table-cell>
              <table:table-cell office:value-type="float" office:value="0.332816385858961">
                <text:p>0.332816385858961</text:p>
              </table:table-cell>
              <table:table-cell office:value-type="float" office:value="0.300196243020637">
                <text:p>0.300196243020637</text:p>
              </table:table-cell>
              <table:table-cell office:value-type="float" office:value="0.273545194057047">
                <text:p>0.273545194057047</text:p>
              </table:table-cell>
              <table:table-cell office:value-type="float" office:value="0.252269435007682">
                <text:p>0.252269435007682</text:p>
              </table:table-cell>
              <table:table-cell office:value-type="float" office:value="0.235546248071514">
                <text:p>0.235546248071514</text:p>
              </table:table-cell>
              <table:table-cell office:value-type="float" office:value="0.222449547007506">
                <text:p>0.222449547007506</text:p>
              </table:table-cell>
              <table:table-cell office:value-type="float" office:value="0.21206416856715">
                <text:p>0.21206416856715</text:p>
              </table:table-cell>
              <table:table-cell office:value-type="float" office:value="0.203583147526803">
                <text:p>0.203583147526803</text:p>
              </table:table-cell>
              <table:table-cell office:value-type="float" office:value="0.196363404191428">
                <text:p>0.196363404191428</text:p>
              </table:table-cell>
              <table:table-cell office:value-type="float" office:value="0.189920565523192">
                <text:p>0.189920565523192</text:p>
              </table:table-cell>
              <table:table-cell office:value-type="float" office:value="0.183872316326295">
                <text:p>0.183872316326295</text:p>
              </table:table-cell>
              <table:table-cell office:value-type="float" office:value="0.177862804731675">
                <text:p>0.177862804731675</text:p>
              </table:table-cell>
              <table:table-cell office:value-type="float" office:value="0.171500630498134">
                <text:p>0.171500630498134</text:p>
              </table:table-cell>
              <table:table-cell office:value-type="float" office:value="0.164331691696266">
                <text:p>0.164331691696266</text:p>
              </table:table-cell>
              <table:table-cell office:value-type="float" office:value="0.1558629663505">
                <text:p>0.1558629663505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0.751768705259598">
                <text:p>0.751768705259598</text:p>
                <draw:g>
                  <svg:desc>Model.C64:Model.AO64</svg:desc>
                </draw:g>
              </table:table-cell>
              <table:table-cell office:value-type="float" office:value="0.764296749160156">
                <text:p>0.764296749160156</text:p>
              </table:table-cell>
              <table:table-cell office:value-type="float" office:value="0.787592290233282">
                <text:p>0.787592290233282</text:p>
              </table:table-cell>
              <table:table-cell office:value-type="float" office:value="0.819752097203655">
                <text:p>0.819752097203655</text:p>
              </table:table-cell>
              <table:table-cell office:value-type="float" office:value="0.858256659174083">
                <text:p>0.858256659174083</text:p>
              </table:table-cell>
              <table:table-cell office:value-type="float" office:value="0.899580414854311">
                <text:p>0.899580414854311</text:p>
              </table:table-cell>
              <table:table-cell office:value-type="float" office:value="0.939116733825198">
                <text:p>0.939116733825198</text:p>
              </table:table-cell>
              <table:table-cell office:value-type="float" office:value="0.97170824223973">
                <text:p>0.97170824223973</text:p>
              </table:table-cell>
              <table:table-cell office:value-type="float" office:value="0.992841225598956">
                <text:p>0.992841225598956</text:p>
              </table:table-cell>
              <table:table-cell office:value-type="float" office:value="1">
                <text:p>1</text:p>
              </table:table-cell>
              <table:table-cell office:value-type="float" office:value="0.99330158812162">
                <text:p>0.99330158812162</text:p>
              </table:table-cell>
              <table:table-cell office:value-type="float" office:value="0.974957931485341">
                <text:p>0.974957931485341</text:p>
              </table:table-cell>
              <table:table-cell office:value-type="float" office:value="0.948002630450886">
                <text:p>0.948002630450886</text:p>
              </table:table-cell>
              <table:table-cell office:value-type="float" office:value="0.915098090557536">
                <text:p>0.915098090557536</text:p>
              </table:table-cell>
              <table:table-cell office:value-type="float" office:value="0.877897299635744">
                <text:p>0.877897299635744</text:p>
              </table:table-cell>
              <table:table-cell office:value-type="float" office:value="0.836967307971412">
                <text:p>0.836967307971412</text:p>
              </table:table-cell>
              <table:table-cell office:value-type="float" office:value="0.792093342961384">
                <text:p>0.792093342961384</text:p>
              </table:table-cell>
              <table:table-cell office:value-type="float" office:value="0.74280152674277">
                <text:p>0.74280152674277</text:p>
              </table:table-cell>
              <table:table-cell office:value-type="float" office:value="0.68896217416159">
                <text:p>0.68896217416159</text:p>
              </table:table-cell>
              <table:table-cell office:value-type="float" office:value="0.63128588498242">
                <text:p>0.63128588498242</text:p>
              </table:table-cell>
              <table:table-cell office:value-type="float" office:value="0.571486528580426">
                <text:p>0.571486528580426</text:p>
              </table:table-cell>
              <table:table-cell office:value-type="float" office:value="0.511999923163789">
                <text:p>0.511999923163789</text:p>
              </table:table-cell>
              <table:table-cell office:value-type="float" office:value="0.455400813277416">
                <text:p>0.455400813277416</text:p>
              </table:table-cell>
              <table:table-cell office:value-type="float" office:value="0.403832068501517">
                <text:p>0.403832068501517</text:p>
              </table:table-cell>
              <table:table-cell office:value-type="float" office:value="0.358687585043002">
                <text:p>0.358687585043002</text:p>
              </table:table-cell>
              <table:table-cell office:value-type="float" office:value="0.320580084571017">
                <text:p>0.320580084571017</text:p>
              </table:table-cell>
              <table:table-cell office:value-type="float" office:value="0.289479701476637">
                <text:p>0.289479701476637</text:p>
              </table:table-cell>
              <table:table-cell office:value-type="float" office:value="0.264896290448942">
                <text:p>0.264896290448942</text:p>
              </table:table-cell>
              <table:table-cell office:value-type="float" office:value="0.246037495065147">
                <text:p>0.246037495065147</text:p>
              </table:table-cell>
              <table:table-cell office:value-type="float" office:value="0.231933866200889">
                <text:p>0.231933866200889</text:p>
              </table:table-cell>
              <table:table-cell office:value-type="float" office:value="0.221548255008376">
                <text:p>0.221548255008376</text:p>
              </table:table-cell>
              <table:table-cell office:value-type="float" office:value="0.213877443904694">
                <text:p>0.213877443904694</text:p>
              </table:table-cell>
              <table:table-cell office:value-type="float" office:value="0.208029968774326">
                <text:p>0.208029968774326</text:p>
              </table:table-cell>
              <table:table-cell office:value-type="float" office:value="0.203255698741628">
                <text:p>0.203255698741628</text:p>
              </table:table-cell>
              <table:table-cell office:value-type="float" office:value="0.198921396959989">
                <text:p>0.198921396959989</text:p>
              </table:table-cell>
              <table:table-cell office:value-type="float" office:value="0.194452458096892">
                <text:p>0.194452458096892</text:p>
              </table:table-cell>
              <table:table-cell office:value-type="float" office:value="0.189272286572681">
                <text:p>0.189272286572681</text:p>
              </table:table-cell>
              <table:table-cell office:value-type="float" office:value="0.182768972299902">
                <text:p>0.182768972299902</text:p>
              </table:table-cell>
              <table:table-cell office:value-type="float" office:value="0.17431701896546">
                <text:p>0.17431701896546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0.673412362917041">
                <text:p>0.673412362917041</text:p>
                <draw:g>
                  <svg:desc>Model.C65:Model.AO65</svg:desc>
                </draw:g>
              </table:table-cell>
              <table:table-cell office:value-type="float" office:value="0.687378705706969">
                <text:p>0.687378705706969</text:p>
              </table:table-cell>
              <table:table-cell office:value-type="float" office:value="0.713535603250871">
                <text:p>0.713535603250871</text:p>
              </table:table-cell>
              <table:table-cell office:value-type="float" office:value="0.750103775447876">
                <text:p>0.750103775447876</text:p>
              </table:table-cell>
              <table:table-cell office:value-type="float" office:value="0.794758592461788">
                <text:p>0.794758592461788</text:p>
              </table:table-cell>
              <table:table-cell office:value-type="float" office:value="0.8441568880825">
                <text:p>0.8441568880825</text:p>
              </table:table-cell>
              <table:table-cell office:value-type="float" office:value="0.893749226493249">
                <text:p>0.893749226493249</text:p>
              </table:table-cell>
              <table:table-cell office:value-type="float" office:value="0.938189160779542">
                <text:p>0.938189160779542</text:p>
              </table:table-cell>
              <table:table-cell office:value-type="float" office:value="0.972462489976001">
                <text:p>0.972462489976001</text:p>
              </table:table-cell>
              <table:table-cell office:value-type="float" office:value="0.99330158812162">
                <text:p>0.99330158812162</text:p>
              </table:table-cell>
              <table:table-cell office:value-type="float" office:value="1">
                <text:p>1</text:p>
              </table:table-cell>
              <table:table-cell office:value-type="float" office:value="0.994071825935333">
                <text:p>0.994071825935333</text:p>
              </table:table-cell>
              <table:table-cell office:value-type="float" office:value="0.978082065825745">
                <text:p>0.978082065825745</text:p>
              </table:table-cell>
              <table:table-cell office:value-type="float" office:value="0.954439227773227">
                <text:p>0.954439227773227</text:p>
              </table:table-cell>
              <table:table-cell office:value-type="float" office:value="0.924677047152388">
                <text:p>0.924677047152388</text:p>
              </table:table-cell>
              <table:table-cell office:value-type="float" office:value="0.889296523251766">
                <text:p>0.889296523251766</text:p>
              </table:table-cell>
              <table:table-cell office:value-type="float" office:value="0.848025458050689">
                <text:p>0.848025458050689</text:p>
              </table:table-cell>
              <table:table-cell office:value-type="float" office:value="0.800345584069585">
                <text:p>0.800345584069585</text:p>
              </table:table-cell>
              <table:table-cell office:value-type="float" office:value="0.746141913178927">
                <text:p>0.746141913178927</text:p>
              </table:table-cell>
              <table:table-cell office:value-type="float" office:value="0.686260014057769">
                <text:p>0.686260014057769</text:p>
              </table:table-cell>
              <table:table-cell office:value-type="float" office:value="0.622704939468999">
                <text:p>0.622704939468999</text:p>
              </table:table-cell>
              <table:table-cell office:value-type="float" office:value="0.558339417038209">
                <text:p>0.558339417038209</text:p>
              </table:table-cell>
              <table:table-cell office:value-type="float" office:value="0.496228476610418">
                <text:p>0.496228476610418</text:p>
              </table:table-cell>
              <table:table-cell office:value-type="float" office:value="0.438982708852113">
                <text:p>0.438982708852113</text:p>
              </table:table-cell>
              <table:table-cell office:value-type="float" office:value="0.388381181584726">
                <text:p>0.388381181584726</text:p>
              </table:table-cell>
              <table:table-cell office:value-type="float" office:value="0.345319090363264">
                <text:p>0.345319090363264</text:p>
              </table:table-cell>
              <table:table-cell office:value-type="float" office:value="0.309955295268454">
                <text:p>0.309955295268454</text:p>
              </table:table-cell>
              <table:table-cell office:value-type="float" office:value="0.281913704728218">
                <text:p>0.281913704728218</text:p>
              </table:table-cell>
              <table:table-cell office:value-type="float" office:value="0.260456099627403">
                <text:p>0.260456099627403</text:p>
              </table:table-cell>
              <table:table-cell office:value-type="float" office:value="0.244612266109009">
                <text:p>0.244612266109009</text:p>
              </table:table-cell>
              <table:table-cell office:value-type="float" office:value="0.233288061068935">
                <text:p>0.233288061068935</text:p>
              </table:table-cell>
              <table:table-cell office:value-type="float" office:value="0.225368246307612">
                <text:p>0.225368246307612</text:p>
              </table:table-cell>
              <table:table-cell office:value-type="float" office:value="0.219805545561627">
                <text:p>0.219805545561627</text:p>
              </table:table-cell>
              <table:table-cell office:value-type="float" office:value="0.215670945284163">
                <text:p>0.215670945284163</text:p>
              </table:table-cell>
              <table:table-cell office:value-type="float" office:value="0.212151146241057">
                <text:p>0.212151146241057</text:p>
              </table:table-cell>
              <table:table-cell office:value-type="float" office:value="0.208504678137637">
                <text:p>0.208504678137637</text:p>
              </table:table-cell>
              <table:table-cell office:value-type="float" office:value="0.204005632971773">
                <text:p>0.204005632971773</text:p>
              </table:table-cell>
              <table:table-cell office:value-type="float" office:value="0.197908807885089">
                <text:p>0.197908807885089</text:p>
              </table:table-cell>
              <table:table-cell office:value-type="float" office:value="0.189471549911467">
                <text:p>0.189471549911467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0.594667001030821">
                <text:p>0.594667001030821</text:p>
                <draw:g>
                  <svg:desc>Model.C66:Model.AO66</svg:desc>
                </draw:g>
              </table:table-cell>
              <table:table-cell office:value-type="float" office:value="0.609706380807651">
                <text:p>0.609706380807651</text:p>
              </table:table-cell>
              <table:table-cell office:value-type="float" office:value="0.638026724015762">
                <text:p>0.638026724015762</text:p>
              </table:table-cell>
              <table:table-cell office:value-type="float" office:value="0.677994362029746">
                <text:p>0.677994362029746</text:p>
              </table:table-cell>
              <table:table-cell office:value-type="float" office:value="0.727505928750419">
                <text:p>0.727505928750419</text:p>
              </table:table-cell>
              <table:table-cell office:value-type="float" office:value="0.783447823306783">
                <text:p>0.783447823306783</text:p>
              </table:table-cell>
              <table:table-cell office:value-type="float" office:value="0.841409841705719">
                <text:p>0.841409841705719</text:p>
              </table:table-cell>
              <table:table-cell office:value-type="float" office:value="0.895978075904852">
                <text:p>0.895978075904852</text:p>
              </table:table-cell>
              <table:table-cell office:value-type="float" office:value="0.941785924607531">
                <text:p>0.941785924607531</text:p>
              </table:table-cell>
              <table:table-cell office:value-type="float" office:value="0.974957931485341">
                <text:p>0.974957931485341</text:p>
              </table:table-cell>
              <table:table-cell office:value-type="float" office:value="0.994071825935333">
                <text:p>0.994071825935333</text:p>
              </table:table-cell>
              <table:table-cell office:value-type="float" office:value="1">
                <text:p>1</text:p>
              </table:table-cell>
              <table:table-cell office:value-type="float" office:value="0.994851162389796">
                <text:p>0.994851162389796</text:p>
              </table:table-cell>
              <table:table-cell office:value-type="float" office:value="0.980767827826172">
                <text:p>0.980767827826172</text:p>
              </table:table-cell>
              <table:table-cell office:value-type="float" office:value="0.959144756298415">
                <text:p>0.959144756298415</text:p>
              </table:table-cell>
              <table:table-cell office:value-type="float" office:value="0.930396143648989">
                <text:p>0.930396143648989</text:p>
              </table:table-cell>
              <table:table-cell office:value-type="float" office:value="0.894166529480185">
                <text:p>0.894166529480185</text:p>
              </table:table-cell>
              <table:table-cell office:value-type="float" office:value="0.849851217669691">
                <text:p>0.849851217669691</text:p>
              </table:table-cell>
              <table:table-cell office:value-type="float" office:value="0.797279785770382">
                <text:p>0.797279785770382</text:p>
              </table:table-cell>
              <table:table-cell office:value-type="float" office:value="0.737329871481474">
                <text:p>0.737329871481474</text:p>
              </table:table-cell>
              <table:table-cell office:value-type="float" office:value="0.672170496368172">
                <text:p>0.672170496368172</text:p>
              </table:table-cell>
              <table:table-cell office:value-type="float" office:value="0.604959773984884">
                <text:p>0.604959773984884</text:p>
              </table:table-cell>
              <table:table-cell office:value-type="float" office:value="0.539139043400612">
                <text:p>0.539139043400612</text:p>
              </table:table-cell>
              <table:table-cell office:value-type="float" office:value="0.477703302791212">
                <text:p>0.477703302791212</text:p>
              </table:table-cell>
              <table:table-cell office:value-type="float" office:value="0.422765045707861">
                <text:p>0.422765045707861</text:p>
              </table:table-cell>
              <table:table-cell office:value-type="float" office:value="0.375474820558674">
                <text:p>0.375474820558674</text:p>
              </table:table-cell>
              <table:table-cell office:value-type="float" office:value="0.336170023488012">
                <text:p>0.336170023488012</text:p>
              </table:table-cell>
              <table:table-cell office:value-type="float" office:value="0.304592141492101">
                <text:p>0.304592141492101</text:p>
              </table:table-cell>
              <table:table-cell office:value-type="float" office:value="0.280077200584617">
                <text:p>0.280077200584617</text:p>
              </table:table-cell>
              <table:table-cell office:value-type="float" office:value="0.261697604700314">
                <text:p>0.261697604700314</text:p>
              </table:table-cell>
              <table:table-cell office:value-type="float" office:value="0.248373844474847">
                <text:p>0.248373844474847</text:p>
              </table:table-cell>
              <table:table-cell office:value-type="float" office:value="0.238975689374653">
                <text:p>0.238975689374653</text:p>
              </table:table-cell>
              <table:table-cell office:value-type="float" office:value="0.232409998840664">
                <text:p>0.232409998840664</text:p>
              </table:table-cell>
              <table:table-cell office:value-type="float" office:value="0.227674696032906">
                <text:p>0.227674696032906</text:p>
              </table:table-cell>
              <table:table-cell office:value-type="float" office:value="0.223864790904493">
                <text:p>0.223864790904493</text:p>
              </table:table-cell>
              <table:table-cell office:value-type="float" office:value="0.220138160630385">
                <text:p>0.220138160630385</text:p>
              </table:table-cell>
              <table:table-cell office:value-type="float" office:value="0.215666308697589">
                <text:p>0.215666308697589</text:p>
              </table:table-cell>
              <table:table-cell office:value-type="float" office:value="0.209603156485295">
                <text:p>0.209603156485295</text:p>
              </table:table-cell>
              <table:table-cell office:value-type="float" office:value="0.20110969774378">
                <text:p>0.20110969774378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0.520419097299696">
                <text:p>0.520419097299696</text:p>
                <draw:g>
                  <svg:desc>Model.C67:Model.AO67</svg:desc>
                </draw:g>
              </table:table-cell>
              <table:table-cell office:value-type="float" office:value="0.53614768068804">
                <text:p>0.53614768068804</text:p>
              </table:table-cell>
              <table:table-cell office:value-type="float" office:value="0.565892513955656">
                <text:p>0.565892513955656</text:p>
              </table:table-cell>
              <table:table-cell office:value-type="float" office:value="0.608178117179959">
                <text:p>0.608178117179959</text:p>
              </table:table-cell>
              <table:table-cell office:value-type="float" office:value="0.661135724327747">
                <text:p>0.661135724327747</text:p>
              </table:table-cell>
              <table:table-cell office:value-type="float" office:value="0.721913439557501">
                <text:p>0.721913439557501</text:p>
              </table:table-cell>
              <table:table-cell office:value-type="float" office:value="0.786309141594375">
                <text:p>0.786309141594375</text:p>
              </table:table-cell>
              <table:table-cell office:value-type="float" office:value="0.848957399450856">
                <text:p>0.848957399450856</text:p>
              </table:table-cell>
              <table:table-cell office:value-type="float" office:value="0.904294497997314">
                <text:p>0.904294497997314</text:p>
              </table:table-cell>
              <table:table-cell office:value-type="float" office:value="0.948002630450886">
                <text:p>0.948002630450886</text:p>
              </table:table-cell>
              <table:table-cell office:value-type="float" office:value="0.978082065825745">
                <text:p>0.978082065825745</text:p>
              </table:table-cell>
              <table:table-cell office:value-type="float" office:value="0.994851162389796">
                <text:p>0.994851162389796</text:p>
              </table:table-cell>
              <table:table-cell office:value-type="float" office:value="1">
                <text:p>1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0.982324497891322">
                <text:p>0.982324497891322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46276789851803">
                <text:p>0.46276789851803</text:p>
              </table:table-cell>
              <table:table-cell office:value-type="float" office:value="0.412072545402875">
                <text:p>0.412072545402875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334091237190497">
                <text:p>0.334091237190497</text:p>
              </table:table-cell>
              <table:table-cell office:value-type="float" office:value="0.30608652593749">
                <text:p>0.30608652593749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267944988187766">
                <text:p>0.267944988187766</text:p>
              </table:table-cell>
              <table:table-cell office:value-type="float" office:value="0.255769482608865">
                <text:p>0.255769482608865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40136293958766">
                <text:p>0.240136293958766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29997805370264">
                <text:p>0.229997805370264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18301382249762">
                <text:p>0.218301382249762</text:p>
              </table:table-cell>
              <table:table-cell office:value-type="float" office:value="0.209603156485294">
                <text:p>0.209603156485294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0.453958717177312">
                <text:p>0.453958717177312</text:p>
                <draw:g>
                  <svg:desc>Model.C68:Model.AO68</svg:desc>
                </draw:g>
              </table:table-cell>
              <table:table-cell office:value-type="float" office:value="0.469999559313599">
                <text:p>0.469999559313599</text:p>
              </table:table-cell>
              <table:table-cell office:value-type="float" office:value="0.500439421247668">
                <text:p>0.500439421247668</text:p>
              </table:table-cell>
              <table:table-cell office:value-type="float" office:value="0.543966468866643">
                <text:p>0.543966468866643</text:p>
              </table:table-cell>
              <table:table-cell office:value-type="float" office:value="0.598949906130708">
                <text:p>0.598949906130708</text:p>
              </table:table-cell>
              <table:table-cell office:value-type="float" office:value="0.662819347494229">
                <text:p>0.662819347494229</text:p>
              </table:table-cell>
              <table:table-cell office:value-type="float" office:value="0.731636712768642">
                <text:p>0.731636712768642</text:p>
              </table:table-cell>
              <table:table-cell office:value-type="float" office:value="0.80019105433953">
                <text:p>0.80019105433953</text:p>
              </table:table-cell>
              <table:table-cell office:value-type="float" office:value="0.862874100283464">
                <text:p>0.862874100283464</text:p>
              </table:table-cell>
              <table:table-cell office:value-type="float" office:value="0.915098090557536">
                <text:p>0.915098090557536</text:p>
              </table:table-cell>
              <table:table-cell office:value-type="float" office:value="0.954439227773227">
                <text:p>0.954439227773227</text:p>
              </table:table-cell>
              <table:table-cell office:value-type="float" office:value="0.980767827826172">
                <text:p>0.980767827826172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1">
                <text:p>1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509101230455187">
                <text:p>0.509101230455187</text:p>
              </table:table-cell>
              <table:table-cell office:value-type="float" office:value="0.455873771703028">
                <text:p>0.455873771703028</text:p>
              </table:table-cell>
              <table:table-cell office:value-type="float" office:value="0.409949300761678">
                <text:p>0.409949300761678</text:p>
              </table:table-cell>
              <table:table-cell office:value-type="float" office:value="0.371290624444277">
                <text:p>0.371290624444277</text:p>
              </table:table-cell>
              <table:table-cell office:value-type="float" office:value="0.339420680064866">
                <text:p>0.339420680064866</text:p>
              </table:table-cell>
              <table:table-cell office:value-type="float" office:value="0.313610808163077">
                <text:p>0.313610808163077</text:p>
              </table:table-cell>
              <table:table-cell office:value-type="float" office:value="0.293018975416949">
                <text:p>0.293018975416949</text:p>
              </table:table-cell>
              <table:table-cell office:value-type="float" office:value="0.276782401315342">
                <text:p>0.276782401315342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45983132648997">
                <text:p>0.245983132648997</text:p>
              </table:table-cell>
              <table:table-cell office:value-type="float" office:value="0.239004975106054">
                <text:p>0.239004975106054</text:p>
              </table:table-cell>
              <table:table-cell office:value-type="float" office:value="0.232254886198013">
                <text:p>0.232254886198013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15666308697589">
                <text:p>0.215666308697589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0.396996372874173">
                <text:p>0.396996372874173</text:p>
                <draw:g>
                  <svg:desc>Model.C69:Model.AO69</svg:desc>
                </draw:g>
              </table:table-cell>
              <table:table-cell office:value-type="float" office:value="0.412985966839293">
                <text:p>0.412985966839293</text:p>
              </table:table-cell>
              <table:table-cell office:value-type="float" office:value="0.443415034397993">
                <text:p>0.443415034397993</text:p>
              </table:table-cell>
              <table:table-cell office:value-type="float" office:value="0.487136309957628">
                <text:p>0.487136309957628</text:p>
              </table:table-cell>
              <table:table-cell office:value-type="float" office:value="0.542754082807044">
                <text:p>0.542754082807044</text:p>
              </table:table-cell>
              <table:table-cell office:value-type="float" office:value="0.607991139507318">
                <text:p>0.607991139507318</text:p>
              </table:table-cell>
              <table:table-cell office:value-type="float" office:value="0.679219976643569">
                <text:p>0.679219976643569</text:p>
              </table:table-cell>
              <table:table-cell office:value-type="float" office:value="0.751481227397063">
                <text:p>0.751481227397063</text:p>
              </table:table-cell>
              <table:table-cell office:value-type="float" office:value="0.819268895921062">
                <text:p>0.819268895921062</text:p>
              </table:table-cell>
              <table:table-cell office:value-type="float" office:value="0.877897299635744">
                <text:p>0.877897299635744</text:p>
              </table:table-cell>
              <table:table-cell office:value-type="float" office:value="0.924677047152388">
                <text:p>0.924677047152388</text:p>
              </table:table-cell>
              <table:table-cell office:value-type="float" office:value="0.959144756298415">
                <text:p>0.959144756298415</text:p>
              </table:table-cell>
              <table:table-cell office:value-type="float" office:value="0.982324497891322">
                <text:p>0.982324497891322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1">
                <text:p>1</text:p>
              </table:table-cell>
              <table:table-cell office:value-type="float" office:value="0.995497578249616">
                <text:p>0.995497578249616</text:p>
              </table:table-cell>
              <table:table-cell office:value-type="float" office:value="0.981370742048887">
                <text:p>0.981370742048887</text:p>
              </table:table-cell>
              <table:table-cell office:value-type="float" office:value="0.956495259187473">
                <text:p>0.956495259187473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872477274234677">
                <text:p>0.872477274234677</text:p>
              </table:table-cell>
              <table:table-cell office:value-type="float" office:value="0.815493178173831">
                <text:p>0.815493178173831</text:p>
              </table:table-cell>
              <table:table-cell office:value-type="float" office:value="0.752322290940289">
                <text:p>0.752322290940289</text:p>
              </table:table-cell>
              <table:table-cell office:value-type="float" office:value="0.686771713276274">
                <text:p>0.686771713276274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507144907000764">
                <text:p>0.507144907000764</text:p>
              </table:table-cell>
              <table:table-cell office:value-type="float" office:value="0.458678339755267">
                <text:p>0.458678339755267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380624377216902">
                <text:p>0.380624377216902</text:p>
              </table:table-cell>
              <table:table-cell office:value-type="float" office:value="0.350075299117937">
                <text:p>0.350075299117937</text:p>
              </table:table-cell>
              <table:table-cell office:value-type="float" office:value="0.324350519585625">
                <text:p>0.324350519585625</text:p>
              </table:table-cell>
              <table:table-cell office:value-type="float" office:value="0.302858601481521">
                <text:p>0.302858601481521</text:p>
              </table:table-cell>
              <table:table-cell office:value-type="float" office:value="0.285059444837618">
                <text:p>0.285059444837618</text:p>
              </table:table-cell>
              <table:table-cell office:value-type="float" office:value="0.270418532639509">
                <text:p>0.270418532639509</text:p>
              </table:table-cell>
              <table:table-cell office:value-type="float" office:value="0.258344917103575">
                <text:p>0.258344917103575</text:p>
              </table:table-cell>
              <table:table-cell office:value-type="float" office:value="0.248145284125456">
                <text:p>0.248145284125456</text:p>
              </table:table-cell>
              <table:table-cell office:value-type="float" office:value="0.239004975106053">
                <text:p>0.239004975106053</text:p>
              </table:table-cell>
              <table:table-cell office:value-type="float" office:value="0.229997805370262">
                <text:p>0.229997805370262</text:p>
              </table:table-cell>
              <table:table-cell office:value-type="float" office:value="0.220138160630383">
                <text:p>0.220138160630383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0.350045778547944">
                <text:p>0.350045778547944</text:p>
                <draw:g>
                  <svg:desc>Model.C70:Model.AO70</svg:desc>
                </draw:g>
              </table:table-cell>
              <table:table-cell office:value-type="float" office:value="0.365630677078172">
                <text:p>0.365630677078172</text:p>
              </table:table-cell>
              <table:table-cell office:value-type="float" office:value="0.395361317770113">
                <text:p>0.395361317770113</text:p>
              </table:table-cell>
              <table:table-cell office:value-type="float" office:value="0.438253410263313">
                <text:p>0.438253410263313</text:p>
              </table:table-cell>
              <table:table-cell office:value-type="float" office:value="0.493139960993707">
                <text:p>0.493139960993707</text:p>
              </table:table-cell>
              <table:table-cell office:value-type="float" office:value="0.55804386341912">
                <text:p>0.55804386341912</text:p>
              </table:table-cell>
              <table:table-cell office:value-type="float" office:value="0.629688849390312">
                <text:p>0.629688849390312</text:p>
              </table:table-cell>
              <table:table-cell office:value-type="float" office:value="0.703457944120502">
                <text:p>0.703457944120502</text:p>
              </table:table-cell>
              <table:table-cell office:value-type="float" office:value="0.774088938354394">
                <text:p>0.774088938354394</text:p>
              </table:table-cell>
              <table:table-cell office:value-type="float" office:value="0.836967307971412">
                <text:p>0.836967307971412</text:p>
              </table:table-cell>
              <table:table-cell office:value-type="float" office:value="0.889296523251766">
                <text:p>0.889296523251766</text:p>
              </table:table-cell>
              <table:table-cell office:value-type="float" office:value="0.930396143648989">
                <text:p>0.930396143648989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95497578249616">
                <text:p>0.995497578249616</text:p>
              </table:table-cell>
              <table:table-cell office:value-type="float" office:value="1">
                <text:p>1</text:p>
              </table:table-cell>
              <table:table-cell office:value-type="float" office:value="0.995075996835906">
                <text:p>0.995075996835906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861930535916631">
                <text:p>0.861930535916631</text:p>
              </table:table-cell>
              <table:table-cell office:value-type="float" office:value="0.804172226882041">
                <text:p>0.804172226882041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565415131044161">
                <text:p>0.565415131044161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429684582442434">
                <text:p>0.429684582442434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10476678291823">
                <text:p>0.310476678291823</text:p>
              </table:table-cell>
              <table:table-cell office:value-type="float" office:value="0.289994396369568">
                <text:p>0.289994396369568</text:p>
              </table:table-cell>
              <table:table-cell office:value-type="float" office:value="0.272781560143268">
                <text:p>0.272781560143268</text:p>
              </table:table-cell>
              <table:table-cell office:value-type="float" office:value="0.258344917103576">
                <text:p>0.258344917103576</text:p>
              </table:table-cell>
              <table:table-cell office:value-type="float" office:value="0.245983132648996">
                <text:p>0.245983132648996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23864790904492">
                <text:p>0.223864790904492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0.312837876677387">
                <text:p>0.312837876677387</text:p>
                <draw:g>
                  <svg:desc>Model.C71:Model.AO71</svg:desc>
                </draw:g>
              </table:table-cell>
              <table:table-cell office:value-type="float" office:value="0.327672128174849">
                <text:p>0.327672128174849</text:p>
              </table:table-cell>
              <table:table-cell office:value-type="float" office:value="0.356030446244944">
                <text:p>0.356030446244944</text:p>
              </table:table-cell>
              <table:table-cell office:value-type="float" office:value="0.397088338935303">
                <text:p>0.397088338935303</text:p>
              </table:table-cell>
              <table:table-cell office:value-type="float" office:value="0.449898910350902">
                <text:p>0.449898910350902</text:p>
              </table:table-cell>
              <table:table-cell office:value-type="float" office:value="0.512788859224891">
                <text:p>0.512788859224891</text:p>
              </table:table-cell>
              <table:table-cell office:value-type="float" office:value="0.582869423155439">
                <text:p>0.582869423155439</text:p>
              </table:table-cell>
              <table:table-cell office:value-type="float" office:value="0.655951484076129">
                <text:p>0.655951484076129</text:p>
              </table:table-cell>
              <table:table-cell office:value-type="float" office:value="0.727152512295095">
                <text:p>0.727152512295095</text:p>
              </table:table-cell>
              <table:table-cell office:value-type="float" office:value="0.792093342961384">
                <text:p>0.792093342961384</text:p>
              </table:table-cell>
              <table:table-cell office:value-type="float" office:value="0.848025458050689">
                <text:p>0.848025458050689</text:p>
              </table:table-cell>
              <table:table-cell office:value-type="float" office:value="0.894166529480185">
                <text:p>0.894166529480185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81370742048887">
                <text:p>0.981370742048887</text:p>
              </table:table-cell>
              <table:table-cell office:value-type="float" office:value="0.995075996835906">
                <text:p>0.995075996835906</text:p>
              </table:table-cell>
              <table:table-cell office:value-type="float" office:value="1">
                <text:p>1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741359204244669">
                <text:p>0.741359204244669</text:p>
              </table:table-cell>
              <table:table-cell office:value-type="float" office:value="0.684032380499393">
                <text:p>0.684032380499393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577887672215545">
                <text:p>0.577887672215545</text:p>
              </table:table-cell>
              <table:table-cell office:value-type="float" office:value="0.530148166639954">
                <text:p>0.530148166639954</text:p>
              </table:table-cell>
              <table:table-cell office:value-type="float" office:value="0.485836475001577">
                <text:p>0.485836475001577</text:p>
              </table:table-cell>
              <table:table-cell office:value-type="float" office:value="0.44469728012488">
                <text:p>0.44469728012488</text:p>
              </table:table-cell>
              <table:table-cell office:value-type="float" office:value="0.406645120808298">
                <text:p>0.406645120808298</text:p>
              </table:table-cell>
              <table:table-cell office:value-type="float" office:value="0.371848483666242">
                <text:p>0.371848483666242</text:p>
              </table:table-cell>
              <table:table-cell office:value-type="float" office:value="0.340641285530973">
                <text:p>0.340641285530973</text:p>
              </table:table-cell>
              <table:table-cell office:value-type="float" office:value="0.313327343046178">
                <text:p>0.313327343046178</text:p>
              </table:table-cell>
              <table:table-cell office:value-type="float" office:value="0.28999439636957">
                <text:p>0.28999439636957</text:p>
              </table:table-cell>
              <table:table-cell office:value-type="float" office:value="0.270418532639512">
                <text:p>0.270418532639512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40136293958767">
                <text:p>0.240136293958767</text:p>
              </table:table-cell>
              <table:table-cell office:value-type="float" office:value="0.227674696032907">
                <text:p>0.227674696032907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0.284616518022788">
                <text:p>0.284616518022788</text:p>
                <draw:g>
                  <svg:desc>Model.C72:Model.AO72</svg:desc>
                </draw:g>
              </table:table-cell>
              <table:table-cell office:value-type="float" office:value="0.298368613510377">
                <text:p>0.298368613510377</text:p>
              </table:table-cell>
              <table:table-cell office:value-type="float" office:value="0.324707877877833">
                <text:p>0.324707877877833</text:p>
              </table:table-cell>
              <table:table-cell office:value-type="float" office:value="0.362964694523186">
                <text:p>0.362964694523186</text:p>
              </table:table-cell>
              <table:table-cell office:value-type="float" office:value="0.412401191274355">
                <text:p>0.412401191274355</text:p>
              </table:table-cell>
              <table:table-cell office:value-type="float" office:value="0.471647693604309">
                <text:p>0.471647693604309</text:p>
              </table:table-cell>
              <table:table-cell office:value-type="float" office:value="0.538233290920796">
                <text:p>0.538233290920796</text:p>
              </table:table-cell>
              <table:table-cell office:value-type="float" office:value="0.608474028935311">
                <text:p>0.608474028935311</text:p>
              </table:table-cell>
              <table:table-cell office:value-type="float" office:value="0.677993224878418">
                <text:p>0.677993224878418</text:p>
              </table:table-cell>
              <table:table-cell office:value-type="float" office:value="0.74280152674277">
                <text:p>0.74280152674277</text:p>
              </table:table-cell>
              <table:table-cell office:value-type="float" office:value="0.800345584069585">
                <text:p>0.800345584069585</text:p>
              </table:table-cell>
              <table:table-cell office:value-type="float" office:value="0.849851217669691">
                <text:p>0.849851217669691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956495259187473">
                <text:p>0.956495259187473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1">
                <text:p>1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0.975228929628725">
                <text:p>0.975228929628725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03082671240443">
                <text:p>0.903082671240443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644821220998043">
                <text:p>0.644821220998043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456525438677327">
                <text:p>0.456525438677327</text:p>
              </table:table-cell>
              <table:table-cell office:value-type="float" office:value="0.414355628740175">
                <text:p>0.414355628740175</text:p>
              </table:table-cell>
              <table:table-cell office:value-type="float" office:value="0.375447555404846">
                <text:p>0.375447555404846</text:p>
              </table:table-cell>
              <table:table-cell office:value-type="float" office:value="0.340641285530972">
                <text:p>0.340641285530972</text:p>
              </table:table-cell>
              <table:table-cell office:value-type="float" office:value="0.310476678291824">
                <text:p>0.310476678291824</text:p>
              </table:table-cell>
              <table:table-cell office:value-type="float" office:value="0.28505944483762">
                <text:p>0.28505944483762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32409998840664">
                <text:p>0.232409998840664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0.264308047643732">
                <text:p>0.264308047643732</text:p>
                <draw:g>
                  <svg:desc>Model.C73:Model.AO73</svg:desc>
                </draw:g>
              </table:table-cell>
              <table:table-cell office:value-type="float" office:value="0.276681446344829">
                <text:p>0.276681446344829</text:p>
              </table:table-cell>
              <table:table-cell office:value-type="float" office:value="0.300421487514205">
                <text:p>0.300421487514205</text:p>
              </table:table-cell>
              <table:table-cell office:value-type="float" office:value="0.335005852180807">
                <text:p>0.335005852180807</text:p>
              </table:table-cell>
              <table:table-cell office:value-type="float" office:value="0.379891087136007">
                <text:p>0.379891087136007</text:p>
              </table:table-cell>
              <table:table-cell office:value-type="float" office:value="0.434004871577916">
                <text:p>0.434004871577916</text:p>
              </table:table-cell>
              <table:table-cell office:value-type="float" office:value="0.495314261442655">
                <text:p>0.495314261442655</text:p>
              </table:table-cell>
              <table:table-cell office:value-type="float" office:value="0.560702706364049">
                <text:p>0.560702706364049</text:p>
              </table:table-cell>
              <table:table-cell office:value-type="float" office:value="0.626406788169843">
                <text:p>0.626406788169843</text:p>
              </table:table-cell>
              <table:table-cell office:value-type="float" office:value="0.68896217416159">
                <text:p>0.68896217416159</text:p>
              </table:table-cell>
              <table:table-cell office:value-type="float" office:value="0.746141913178927">
                <text:p>0.746141913178927</text:p>
              </table:table-cell>
              <table:table-cell office:value-type="float" office:value="0.797279785770382">
                <text:p>0.797279785770382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1">
                <text:p>1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0.974465939965471">
                <text:p>0.974465939965471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712641919905263">
                <text:p>0.712641919905263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611891154410052">
                <text:p>0.611891154410052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461003840365802">
                <text:p>0.461003840365802</text:p>
              </table:table-cell>
              <table:table-cell office:value-type="float" office:value="0.414355628740174">
                <text:p>0.414355628740174</text:p>
              </table:table-cell>
              <table:table-cell office:value-type="float" office:value="0.371848483666241">
                <text:p>0.371848483666241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02858601481522">
                <text:p>0.302858601481522</text:p>
              </table:table-cell>
              <table:table-cell office:value-type="float" office:value="0.276782401315341">
                <text:p>0.276782401315341</text:p>
              </table:table-cell>
              <table:table-cell office:value-type="float" office:value="0.255769482608864">
                <text:p>0.255769482608864</text:p>
              </table:table-cell>
              <table:table-cell office:value-type="float" office:value="0.238975689374652">
                <text:p>0.238975689374652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0.250620606096395">
                <text:p>0.250620606096395</text:p>
                <draw:g>
                  <svg:desc>Model.C74:Model.AO74</svg:desc>
                </draw:g>
              </table:table-cell>
              <table:table-cell office:value-type="float" office:value="0.261384677727455">
                <text:p>0.261384677727455</text:p>
              </table:table-cell>
              <table:table-cell office:value-type="float" office:value="0.282071439457487">
                <text:p>0.282071439457487</text:p>
              </table:table-cell>
              <table:table-cell office:value-type="float" office:value="0.312294599805847">
                <text:p>0.312294599805847</text:p>
              </table:table-cell>
              <table:table-cell office:value-type="float" office:value="0.351685893997754">
                <text:p>0.351685893997754</text:p>
              </table:table-cell>
              <table:table-cell office:value-type="float" office:value="0.399455399495108">
                <text:p>0.399455399495108</text:p>
              </table:table-cell>
              <table:table-cell office:value-type="float" office:value="0.454012537481495">
                <text:p>0.454012537481495</text:p>
              </table:table-cell>
              <table:table-cell office:value-type="float" office:value="0.512846177100322">
                <text:p>0.512846177100322</text:p>
              </table:table-cell>
              <table:table-cell office:value-type="float" office:value="0.572882678910551">
                <text:p>0.572882678910551</text:p>
              </table:table-cell>
              <table:table-cell office:value-type="float" office:value="0.63128588498242">
                <text:p>0.63128588498242</text:p>
              </table:table-cell>
              <table:table-cell office:value-type="float" office:value="0.686260014057769">
                <text:p>0.686260014057769</text:p>
              </table:table-cell>
              <table:table-cell office:value-type="float" office:value="0.737329871481474">
                <text:p>0.737329871481474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872477274234677">
                <text:p>0.872477274234677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75228929628725">
                <text:p>0.975228929628725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1">
                <text:p>1</text:p>
              </table:table-cell>
              <table:table-cell office:value-type="float" office:value="0.993559867111593">
                <text:p>0.993559867111593</text:p>
              </table:table-cell>
              <table:table-cell office:value-type="float" office:value="0.975007064807749">
                <text:p>0.975007064807749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86925358745912">
                <text:p>0.86925358745912</text:p>
              </table:table-cell>
              <table:table-cell office:value-type="float" office:value="0.824748138835721">
                <text:p>0.824748138835721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676235271008282">
                <text:p>0.676235271008282</text:p>
              </table:table-cell>
              <table:table-cell office:value-type="float" office:value="0.62197940590559">
                <text:p>0.62197940590559</text:p>
              </table:table-cell>
              <table:table-cell office:value-type="float" office:value="0.566190422565401">
                <text:p>0.566190422565401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456525438677326">
                <text:p>0.456525438677326</text:p>
              </table:table-cell>
              <table:table-cell office:value-type="float" office:value="0.406645120808297">
                <text:p>0.406645120808297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324350519585626">
                <text:p>0.324350519585626</text:p>
              </table:table-cell>
              <table:table-cell office:value-type="float" office:value="0.293018975416947">
                <text:p>0.293018975416947</text:p>
              </table:table-cell>
              <table:table-cell office:value-type="float" office:value="0.267944988187765">
                <text:p>0.267944988187765</text:p>
              </table:table-cell>
              <table:table-cell office:value-type="float" office:value="0.248373844474846">
                <text:p>0.248373844474846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0.242131671237839">
                <text:p>0.242131671237839</text:p>
                <draw:g>
                  <svg:desc>Model.C75:Model.AO75</svg:desc>
                </draw:g>
              </table:table-cell>
              <table:table-cell office:value-type="float" office:value="0.251152369955389">
                <text:p>0.251152369955389</text:p>
              </table:table-cell>
              <table:table-cell office:value-type="float" office:value="0.268517225935786">
                <text:p>0.268517225935786</text:p>
              </table:table-cell>
              <table:table-cell office:value-type="float" office:value="0.293960530102118">
                <text:p>0.293960530102118</text:p>
              </table:table-cell>
              <table:table-cell office:value-type="float" office:value="0.327265084833918">
                <text:p>0.327265084833918</text:p>
              </table:table-cell>
              <table:table-cell office:value-type="float" office:value="0.367898252090302">
                <text:p>0.367898252090302</text:p>
              </table:table-cell>
              <table:table-cell office:value-type="float" office:value="0.414696360956249">
                <text:p>0.414696360956249</text:p>
              </table:table-cell>
              <table:table-cell office:value-type="float" office:value="0.465759770109315">
                <text:p>0.465759770109315</text:p>
              </table:table-cell>
              <table:table-cell office:value-type="float" office:value="0.518739389539349">
                <text:p>0.518739389539349</text:p>
              </table:table-cell>
              <table:table-cell office:value-type="float" office:value="0.571486528580426">
                <text:p>0.571486528580426</text:p>
              </table:table-cell>
              <table:table-cell office:value-type="float" office:value="0.622704939468999">
                <text:p>0.622704939468999</text:p>
              </table:table-cell>
              <table:table-cell office:value-type="float" office:value="0.672170496368172">
                <text:p>0.672170496368172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815493178173831">
                <text:p>0.815493178173831</text:p>
              </table:table-cell>
              <table:table-cell office:value-type="float" office:value="0.861930535916631">
                <text:p>0.861930535916631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74465939965471">
                <text:p>0.974465939965471</text:p>
              </table:table-cell>
              <table:table-cell office:value-type="float" office:value="0.993559867111593">
                <text:p>0.993559867111593</text:p>
              </table:table-cell>
              <table:table-cell office:value-type="float" office:value="1">
                <text:p>1</text:p>
              </table:table-cell>
              <table:table-cell office:value-type="float" office:value="0.993854050577981">
                <text:p>0.993854050577981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681441067829613">
                <text:p>0.681441067829613</text:p>
              </table:table-cell>
              <table:table-cell office:value-type="float" office:value="0.621979405905591">
                <text:p>0.621979405905591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444697280124878">
                <text:p>0.444697280124878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350075299117938">
                <text:p>0.350075299117938</text:p>
              </table:table-cell>
              <table:table-cell office:value-type="float" office:value="0.313610808163076">
                <text:p>0.313610808163076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261697604700313">
                <text:p>0.261697604700313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0.23738682632089">
                <text:p>0.23738682632089</text:p>
                <draw:g>
                  <svg:desc>Model.C76:Model.AO76</svg:desc>
                </draw:g>
              </table:table-cell>
              <table:table-cell office:value-type="float" office:value="0.244644049681672">
                <text:p>0.244644049681672</text:p>
              </table:table-cell>
              <table:table-cell office:value-type="float" office:value="0.258637760502871">
                <text:p>0.258637760502871</text:p>
              </table:table-cell>
              <table:table-cell office:value-type="float" office:value="0.279203685862974">
                <text:p>0.279203685862974</text:p>
              </table:table-cell>
              <table:table-cell office:value-type="float" office:value="0.306247644132289">
                <text:p>0.306247644132289</text:p>
              </table:table-cell>
              <table:table-cell office:value-type="float" office:value="0.339459629420501">
                <text:p>0.339459629420501</text:p>
              </table:table-cell>
              <table:table-cell office:value-type="float" office:value="0.378066913498372">
                <text:p>0.378066913498372</text:p>
              </table:table-cell>
              <table:table-cell office:value-type="float" office:value="0.420752793936457">
                <text:p>0.420752793936457</text:p>
              </table:table-cell>
              <table:table-cell office:value-type="float" office:value="0.46588100984114">
                <text:p>0.46588100984114</text:p>
              </table:table-cell>
              <table:table-cell office:value-type="float" office:value="0.511999923163789">
                <text:p>0.511999923163789</text:p>
              </table:table-cell>
              <table:table-cell office:value-type="float" office:value="0.558339417038209">
                <text:p>0.558339417038209</text:p>
              </table:table-cell>
              <table:table-cell office:value-type="float" office:value="0.604959773984884">
                <text:p>0.604959773984884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752322290940289">
                <text:p>0.752322290940289</text:p>
              </table:table-cell>
              <table:table-cell office:value-type="float" office:value="0.804172226882041">
                <text:p>0.804172226882041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903082671240443">
                <text:p>0.903082671240443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75007064807749">
                <text:p>0.975007064807749</text:p>
              </table:table-cell>
              <table:table-cell office:value-type="float" office:value="0.993854050577981">
                <text:p>0.993854050577981</text:p>
              </table:table-cell>
              <table:table-cell office:value-type="float" office:value="1">
                <text:p>1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0.978664282052957">
                <text:p>0.978664282052957</text:p>
              </table:table-cell>
              <table:table-cell office:value-type="float" office:value="0.954766026305638">
                <text:p>0.954766026305638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793662356017322">
                <text:p>0.793662356017322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676235271008283">
                <text:p>0.676235271008283</text:p>
              </table:table-cell>
              <table:table-cell office:value-type="float" office:value="0.611891154410053">
                <text:p>0.611891154410053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485836475001576">
                <text:p>0.485836475001576</text:p>
              </table:table-cell>
              <table:table-cell office:value-type="float" office:value="0.429684582442435">
                <text:p>0.429684582442435</text:p>
              </table:table-cell>
              <table:table-cell office:value-type="float" office:value="0.380624377216903">
                <text:p>0.380624377216903</text:p>
              </table:table-cell>
              <table:table-cell office:value-type="float" office:value="0.339420680064865">
                <text:p>0.339420680064865</text:p>
              </table:table-cell>
              <table:table-cell office:value-type="float" office:value="0.306086525937489">
                <text:p>0.306086525937489</text:p>
              </table:table-cell>
              <table:table-cell office:value-type="float" office:value="0.280077200584617">
                <text:p>0.280077200584617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0.234991543216809">
                <text:p>0.234991543216809</text:p>
                <draw:g>
                  <svg:desc>Model.C77:Model.AO77</svg:desc>
                </draw:g>
              </table:table-cell>
              <table:table-cell office:value-type="float" office:value="0.240576216377985">
                <text:p>0.240576216377985</text:p>
              </table:table-cell>
              <table:table-cell office:value-type="float" office:value="0.251363944172889">
                <text:p>0.251363944172889</text:p>
              </table:table-cell>
              <table:table-cell office:value-type="float" office:value="0.267270341286384">
                <text:p>0.267270341286384</text:p>
              </table:table-cell>
              <table:table-cell office:value-type="float" office:value="0.28829414577699">
                <text:p>0.28829414577699</text:p>
              </table:table-cell>
              <table:table-cell office:value-type="float" office:value="0.314306361291078">
                <text:p>0.314306361291078</text:p>
              </table:table-cell>
              <table:table-cell office:value-type="float" office:value="0.34487192992049">
                <text:p>0.34487192992049</text:p>
              </table:table-cell>
              <table:table-cell office:value-type="float" office:value="0.379197435418118">
                <text:p>0.379197435418118</text:p>
              </table:table-cell>
              <table:table-cell office:value-type="float" office:value="0.416304497644224">
                <text:p>0.416304497644224</text:p>
              </table:table-cell>
              <table:table-cell office:value-type="float" office:value="0.455400813277416">
                <text:p>0.455400813277416</text:p>
              </table:table-cell>
              <table:table-cell office:value-type="float" office:value="0.496228476610418">
                <text:p>0.496228476610418</text:p>
              </table:table-cell>
              <table:table-cell office:value-type="float" office:value="0.539139043400612">
                <text:p>0.539139043400612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686771713276274">
                <text:p>0.686771713276274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1">
                <text:p>1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27756136679574">
                <text:p>0.927756136679574</text:p>
              </table:table-cell>
              <table:table-cell office:value-type="float" office:value="0.889703753272772">
                <text:p>0.889703753272772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530148166639953">
                <text:p>0.530148166639953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371290624444276">
                <text:p>0.371290624444276</text:p>
              </table:table-cell>
              <table:table-cell office:value-type="float" office:value="0.334091237190496">
                <text:p>0.334091237190496</text:p>
              </table:table-cell>
              <table:table-cell office:value-type="float" office:value="0.304592141492101">
                <text:p>0.30459214149210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0.233664936629869">
                <text:p>0.233664936629869</text:p>
                <draw:g>
                  <svg:desc>Model.C78:Model.AO78</svg:desc>
                </draw:g>
              </table:table-cell>
              <table:table-cell office:value-type="float" office:value="0.23775912789223">
                <text:p>0.23775912789223</text:p>
              </table:table-cell>
              <table:table-cell office:value-type="float" office:value="0.245682653102741">
                <text:p>0.245682653102741</text:p>
              </table:table-cell>
              <table:table-cell office:value-type="float" office:value="0.257408657235852">
                <text:p>0.257408657235852</text:p>
              </table:table-cell>
              <table:table-cell office:value-type="float" office:value="0.272998724566036">
                <text:p>0.272998724566036</text:p>
              </table:table-cell>
              <table:table-cell office:value-type="float" office:value="0.292459699458066">
                <text:p>0.292459699458066</text:p>
              </table:table-cell>
              <table:table-cell office:value-type="float" office:value="0.315629134903789">
                <text:p>0.315629134903789</text:p>
              </table:table-cell>
              <table:table-cell office:value-type="float" office:value="0.342153935018752">
                <text:p>0.342153935018752</text:p>
              </table:table-cell>
              <table:table-cell office:value-type="float" office:value="0.371624632790714">
                <text:p>0.371624632790714</text:p>
              </table:table-cell>
              <table:table-cell office:value-type="float" office:value="0.403832068501517">
                <text:p>0.403832068501517</text:p>
              </table:table-cell>
              <table:table-cell office:value-type="float" office:value="0.438982708852113">
                <text:p>0.438982708852113</text:p>
              </table:table-cell>
              <table:table-cell office:value-type="float" office:value="0.477703302791212">
                <text:p>0.477703302791212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741359204244669">
                <text:p>0.741359204244669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78664282052957">
                <text:p>0.978664282052957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1">
                <text:p>1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59151864426942">
                <text:p>0.959151864426942</text:p>
              </table:table-cell>
              <table:table-cell office:value-type="float" office:value="0.927756136679573">
                <text:p>0.927756136679573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712641919905264">
                <text:p>0.712641919905264</text:p>
              </table:table-cell>
              <table:table-cell office:value-type="float" office:value="0.644821220998044">
                <text:p>0.644821220998044</text:p>
              </table:table-cell>
              <table:table-cell office:value-type="float" office:value="0.577887672215544">
                <text:p>0.577887672215544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458678339755268">
                <text:p>0.458678339755268</text:p>
              </table:table-cell>
              <table:table-cell office:value-type="float" office:value="0.409949300761677">
                <text:p>0.409949300761677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336170023488012">
                <text:p>0.336170023488012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0.232245300670973">
                <text:p>0.232245300670973</text:p>
                <draw:g>
                  <svg:desc>Model.C79:Model.AO79</svg:desc>
                </draw:g>
              </table:table-cell>
              <table:table-cell office:value-type="float" office:value="0.235095043351196">
                <text:p>0.235095043351196</text:p>
              </table:table-cell>
              <table:table-cell office:value-type="float" office:value="0.240620697919648">
                <text:p>0.240620697919648</text:p>
              </table:table-cell>
              <table:table-cell office:value-type="float" office:value="0.248831135697397">
                <text:p>0.248831135697397</text:p>
              </table:table-cell>
              <table:table-cell office:value-type="float" office:value="0.259822349183267">
                <text:p>0.259822349183267</text:p>
              </table:table-cell>
              <table:table-cell office:value-type="float" office:value="0.273691397879809">
                <text:p>0.273691397879809</text:p>
              </table:table-cell>
              <table:table-cell office:value-type="float" office:value="0.290477294972064">
                <text:p>0.290477294972064</text:p>
              </table:table-cell>
              <table:table-cell office:value-type="float" office:value="0.310169780218383">
                <text:p>0.310169780218383</text:p>
              </table:table-cell>
              <table:table-cell office:value-type="float" office:value="0.332816385858961">
                <text:p>0.332816385858961</text:p>
              </table:table-cell>
              <table:table-cell office:value-type="float" office:value="0.358687585043002">
                <text:p>0.358687585043002</text:p>
              </table:table-cell>
              <table:table-cell office:value-type="float" office:value="0.388381181584726">
                <text:p>0.388381181584726</text:p>
              </table:table-cell>
              <table:table-cell office:value-type="float" office:value="0.422765045707861">
                <text:p>0.422765045707861</text:p>
              </table:table-cell>
              <table:table-cell office:value-type="float" office:value="0.46276789851803">
                <text:p>0.46276789851803</text:p>
              </table:table-cell>
              <table:table-cell office:value-type="float" office:value="0.509101230455187">
                <text:p>0.509101230455187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684032380499393">
                <text:p>0.684032380499393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86925358745912">
                <text:p>0.86925358745912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954766026305638">
                <text:p>0.954766026305638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1">
                <text:p>1</text:p>
              </table:table-cell>
              <table:table-cell office:value-type="float" office:value="0.995400782847457">
                <text:p>0.995400782847457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824748138835722">
                <text:p>0.824748138835722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565415131044162">
                <text:p>0.565415131044162</text:p>
              </table:table-cell>
              <table:table-cell office:value-type="float" office:value="0.507144907000766">
                <text:p>0.507144907000766</text:p>
              </table:table-cell>
              <table:table-cell office:value-type="float" office:value="0.455873771703027">
                <text:p>0.455873771703027</text:p>
              </table:table-cell>
              <table:table-cell office:value-type="float" office:value="0.412072545402876">
                <text:p>0.412072545402876</text:p>
              </table:table-cell>
              <table:table-cell office:value-type="float" office:value="0.375474820558675">
                <text:p>0.375474820558675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0.229667455495842">
                <text:p>0.229667455495842</text:p>
                <draw:g>
                  <svg:desc>Model.C80:Model.AO80</svg:desc>
                </draw:g>
              </table:table-cell>
              <table:table-cell office:value-type="float" office:value="0.23155708045118">
                <text:p>0.23155708045118</text:p>
              </table:table-cell>
              <table:table-cell office:value-type="float" office:value="0.235226378089512">
                <text:p>0.235226378089512</text:p>
              </table:table-cell>
              <table:table-cell office:value-type="float" office:value="0.240699602330079">
                <text:p>0.240699602330079</text:p>
              </table:table-cell>
              <table:table-cell office:value-type="float" office:value="0.248081306867409">
                <text:p>0.248081306867409</text:p>
              </table:table-cell>
              <table:table-cell office:value-type="float" office:value="0.257514852783229">
                <text:p>0.257514852783229</text:p>
              </table:table-cell>
              <table:table-cell office:value-type="float" office:value="0.269167971022802">
                <text:p>0.269167971022802</text:p>
              </table:table-cell>
              <table:table-cell office:value-type="float" office:value="0.283268643289206">
                <text:p>0.283268643289206</text:p>
              </table:table-cell>
              <table:table-cell office:value-type="float" office:value="0.300196243020637">
                <text:p>0.300196243020637</text:p>
              </table:table-cell>
              <table:table-cell office:value-type="float" office:value="0.320580084571017">
                <text:p>0.320580084571017</text:p>
              </table:table-cell>
              <table:table-cell office:value-type="float" office:value="0.345319090363264">
                <text:p>0.345319090363264</text:p>
              </table:table-cell>
              <table:table-cell office:value-type="float" office:value="0.375474820558674">
                <text:p>0.375474820558674</text:p>
              </table:table-cell>
              <table:table-cell office:value-type="float" office:value="0.412072545402875">
                <text:p>0.412072545402875</text:p>
              </table:table-cell>
              <table:table-cell office:value-type="float" office:value="0.455873771703028">
                <text:p>0.455873771703028</text:p>
              </table:table-cell>
              <table:table-cell office:value-type="float" office:value="0.507144907000764">
                <text:p>0.507144907000764</text:p>
              </table:table-cell>
              <table:table-cell office:value-type="float" office:value="0.565415131044161">
                <text:p>0.565415131044161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824748138835721">
                <text:p>0.824748138835721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95400782847457">
                <text:p>0.995400782847457</text:p>
              </table:table-cell>
              <table:table-cell office:value-type="float" office:value="1">
                <text:p>1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54766026305639">
                <text:p>0.954766026305639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869253587459121">
                <text:p>0.869253587459121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684032380499392">
                <text:p>0.684032380499392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509101230455186">
                <text:p>0.509101230455186</text:p>
              </table:table-cell>
              <table:table-cell office:value-type="float" office:value="0.462767898518029">
                <text:p>0.462767898518029</text:p>
              </table:table-cell>
              <table:table-cell office:value-type="float" office:value="0.42276504570786">
                <text:p>0.42276504570786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0.224949749168309">
                <text:p>0.224949749168309</text:p>
                <draw:g>
                  <svg:desc>Model.C81:Model.AO81</svg:desc>
                </draw:g>
              </table:table-cell>
              <table:table-cell office:value-type="float" office:value="0.226181461333663">
                <text:p>0.226181461333663</text:p>
              </table:table-cell>
              <table:table-cell office:value-type="float" office:value="0.228571721472929">
                <text:p>0.228571721472929</text:p>
              </table:table-cell>
              <table:table-cell office:value-type="float" office:value="0.23214182493568">
                <text:p>0.23214182493568</text:p>
              </table:table-cell>
              <table:table-cell office:value-type="float" office:value="0.236982121109441">
                <text:p>0.236982121109441</text:p>
              </table:table-cell>
              <table:table-cell office:value-type="float" office:value="0.243241437315917">
                <text:p>0.243241437315917</text:p>
              </table:table-cell>
              <table:table-cell office:value-type="float" office:value="0.251145041311803">
                <text:p>0.251145041311803</text:p>
              </table:table-cell>
              <table:table-cell office:value-type="float" office:value="0.261052909463767">
                <text:p>0.261052909463767</text:p>
              </table:table-cell>
              <table:table-cell office:value-type="float" office:value="0.273545194057047">
                <text:p>0.273545194057047</text:p>
              </table:table-cell>
              <table:table-cell office:value-type="float" office:value="0.289479701476637">
                <text:p>0.289479701476637</text:p>
              </table:table-cell>
              <table:table-cell office:value-type="float" office:value="0.309955295268454">
                <text:p>0.309955295268454</text:p>
              </table:table-cell>
              <table:table-cell office:value-type="float" office:value="0.336170023488012">
                <text:p>0.336170023488012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409949300761678">
                <text:p>0.409949300761678</text:p>
              </table:table-cell>
              <table:table-cell office:value-type="float" office:value="0.458678339755267">
                <text:p>0.458678339755267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577887672215545">
                <text:p>0.577887672215545</text:p>
              </table:table-cell>
              <table:table-cell office:value-type="float" office:value="0.644821220998043">
                <text:p>0.644821220998043</text:p>
              </table:table-cell>
              <table:table-cell office:value-type="float" office:value="0.712641919905263">
                <text:p>0.712641919905263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927756136679574">
                <text:p>0.927756136679574</text:p>
              </table:table-cell>
              <table:table-cell office:value-type="float" office:value="0.959151864426942">
                <text:p>0.959151864426942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1">
                <text:p>1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0.978664282052958">
                <text:p>0.978664282052958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741359204244668">
                <text:p>0.741359204244668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477703302791212">
                <text:p>0.477703302791212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0.217229922049899">
                <text:p>0.217229922049899</text:p>
                <draw:g>
                  <svg:desc>Model.C82:Model.AO82</svg:desc>
                </draw:g>
              </table:table-cell>
              <table:table-cell office:value-type="float" office:value="0.218107522779508">
                <text:p>0.218107522779508</text:p>
              </table:table-cell>
              <table:table-cell office:value-type="float" office:value="0.21980048035144">
                <text:p>0.21980048035144</text:p>
              </table:table-cell>
              <table:table-cell office:value-type="float" office:value="0.222311213938837">
                <text:p>0.222311213938837</text:p>
              </table:table-cell>
              <table:table-cell office:value-type="float" office:value="0.225696560390731">
                <text:p>0.225696560390731</text:p>
              </table:table-cell>
              <table:table-cell office:value-type="float" office:value="0.230074127767324">
                <text:p>0.230074127767324</text:p>
              </table:table-cell>
              <table:table-cell office:value-type="float" office:value="0.235659603506903">
                <text:p>0.235659603506903</text:p>
              </table:table-cell>
              <table:table-cell office:value-type="float" office:value="0.242841417619231">
                <text:p>0.242841417619231</text:p>
              </table:table-cell>
              <table:table-cell office:value-type="float" office:value="0.252269435007682">
                <text:p>0.252269435007682</text:p>
              </table:table-cell>
              <table:table-cell office:value-type="float" office:value="0.264896290448942">
                <text:p>0.264896290448942</text:p>
              </table:table-cell>
              <table:table-cell office:value-type="float" office:value="0.281913704728218">
                <text:p>0.281913704728218</text:p>
              </table:table-cell>
              <table:table-cell office:value-type="float" office:value="0.304592141492101">
                <text:p>0.304592141492101</text:p>
              </table:table-cell>
              <table:table-cell office:value-type="float" office:value="0.334091237190497">
                <text:p>0.334091237190497</text:p>
              </table:table-cell>
              <table:table-cell office:value-type="float" office:value="0.371290624444277">
                <text:p>0.371290624444277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530148166639954">
                <text:p>0.530148166639954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889703753272772">
                <text:p>0.889703753272772</text:p>
              </table:table-cell>
              <table:table-cell office:value-type="float" office:value="0.927756136679573">
                <text:p>0.927756136679573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1">
                <text:p>1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686771713276275">
                <text:p>0.686771713276275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539139043400612">
                <text:p>0.539139043400612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0.20587377794605">
                <text:p>0.20587377794605</text:p>
                <draw:g>
                  <svg:desc>Model.C83:Model.AO83</svg:desc>
                </draw:g>
              </table:table-cell>
              <table:table-cell office:value-type="float" office:value="0.206687180036708">
                <text:p>0.206687180036708</text:p>
              </table:table-cell>
              <table:table-cell office:value-type="float" office:value="0.208239177108081">
                <text:p>0.208239177108081</text:p>
              </table:table-cell>
              <table:table-cell office:value-type="float" office:value="0.210500330154095">
                <text:p>0.210500330154095</text:p>
              </table:table-cell>
              <table:table-cell office:value-type="float" office:value="0.21347864923741">
                <text:p>0.21347864923741</text:p>
              </table:table-cell>
              <table:table-cell office:value-type="float" office:value="0.217229266486092">
                <text:p>0.217229266486092</text:p>
              </table:table-cell>
              <table:table-cell office:value-type="float" office:value="0.221897969637188">
                <text:p>0.221897969637188</text:p>
              </table:table-cell>
              <table:table-cell office:value-type="float" office:value="0.22780540933877">
                <text:p>0.22780540933877</text:p>
              </table:table-cell>
              <table:table-cell office:value-type="float" office:value="0.235546248071514">
                <text:p>0.235546248071514</text:p>
              </table:table-cell>
              <table:table-cell office:value-type="float" office:value="0.246037495065147">
                <text:p>0.246037495065147</text:p>
              </table:table-cell>
              <table:table-cell office:value-type="float" office:value="0.260456099627403">
                <text:p>0.260456099627403</text:p>
              </table:table-cell>
              <table:table-cell office:value-type="float" office:value="0.280077200584617">
                <text:p>0.280077200584617</text:p>
              </table:table-cell>
              <table:table-cell office:value-type="float" office:value="0.30608652593749">
                <text:p>0.30608652593749</text:p>
              </table:table-cell>
              <table:table-cell office:value-type="float" office:value="0.339420680064866">
                <text:p>0.339420680064866</text:p>
              </table:table-cell>
              <table:table-cell office:value-type="float" office:value="0.380624377216902">
                <text:p>0.380624377216902</text:p>
              </table:table-cell>
              <table:table-cell office:value-type="float" office:value="0.429684582442434">
                <text:p>0.429684582442434</text:p>
              </table:table-cell>
              <table:table-cell office:value-type="float" office:value="0.485836475001577">
                <text:p>0.485836475001577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611891154410052">
                <text:p>0.611891154410052</text:p>
              </table:table-cell>
              <table:table-cell office:value-type="float" office:value="0.676235271008282">
                <text:p>0.676235271008282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793662356017322">
                <text:p>0.793662356017322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954766026305639">
                <text:p>0.954766026305639</text:p>
              </table:table-cell>
              <table:table-cell office:value-type="float" office:value="0.978664282052958">
                <text:p>0.978664282052958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1">
                <text:p>1</text:p>
              </table:table-cell>
              <table:table-cell office:value-type="float" office:value="0.993854050577982">
                <text:p>0.993854050577982</text:p>
              </table:table-cell>
              <table:table-cell office:value-type="float" office:value="0.97500706480775">
                <text:p>0.97500706480775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03082671240444">
                <text:p>0.903082671240444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804172226882042">
                <text:p>0.804172226882042</text:p>
              </table:table-cell>
              <table:table-cell office:value-type="float" office:value="0.75232229094029">
                <text:p>0.75232229094029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604959773984884">
                <text:p>0.604959773984884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0.190642539870438">
                <text:p>0.190642539870438</text:p>
                <draw:g>
                  <svg:desc>Model.C84:Model.AO84</svg:desc>
                </draw:g>
              </table:table-cell>
              <table:table-cell office:value-type="float" office:value="0.191650481146944">
                <text:p>0.191650481146944</text:p>
              </table:table-cell>
              <table:table-cell office:value-type="float" office:value="0.193559223091157">
                <text:p>0.193559223091157</text:p>
              </table:table-cell>
              <table:table-cell office:value-type="float" office:value="0.196298070724618">
                <text:p>0.196298070724618</text:p>
              </table:table-cell>
              <table:table-cell office:value-type="float" office:value="0.199815625609566">
                <text:p>0.199815625609566</text:p>
              </table:table-cell>
              <table:table-cell office:value-type="float" office:value="0.204080373046927">
                <text:p>0.204080373046927</text:p>
              </table:table-cell>
              <table:table-cell office:value-type="float" office:value="0.209118089348284">
                <text:p>0.209118089348284</text:p>
              </table:table-cell>
              <table:table-cell office:value-type="float" office:value="0.215098385973775">
                <text:p>0.215098385973775</text:p>
              </table:table-cell>
              <table:table-cell office:value-type="float" office:value="0.222449547007506">
                <text:p>0.222449547007506</text:p>
              </table:table-cell>
              <table:table-cell office:value-type="float" office:value="0.231933866200889">
                <text:p>0.231933866200889</text:p>
              </table:table-cell>
              <table:table-cell office:value-type="float" office:value="0.244612266109009">
                <text:p>0.244612266109009</text:p>
              </table:table-cell>
              <table:table-cell office:value-type="float" office:value="0.261697604700314">
                <text:p>0.261697604700314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313610808163077">
                <text:p>0.313610808163077</text:p>
              </table:table-cell>
              <table:table-cell office:value-type="float" office:value="0.350075299117937">
                <text:p>0.350075299117937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44469728012488">
                <text:p>0.44469728012488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62197940590559">
                <text:p>0.62197940590559</text:p>
              </table:table-cell>
              <table:table-cell office:value-type="float" office:value="0.681441067829613">
                <text:p>0.681441067829613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93854050577982">
                <text:p>0.993854050577982</text:p>
              </table:table-cell>
              <table:table-cell office:value-type="float" office:value="1">
                <text:p>1</text:p>
              </table:table-cell>
              <table:table-cell office:value-type="float" office:value="0.993559867111594">
                <text:p>0.993559867111594</text:p>
              </table:table-cell>
              <table:table-cell office:value-type="float" office:value="0.974465939965472">
                <text:p>0.974465939965472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861930535916632">
                <text:p>0.861930535916632</text:p>
              </table:table-cell>
              <table:table-cell office:value-type="float" office:value="0.815493178173832">
                <text:p>0.815493178173832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672170496368173">
                <text:p>0.672170496368173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0.171847755985004">
                <text:p>0.171847755985004</text:p>
                <draw:g>
                  <svg:desc>Model.C85:Model.AO85</svg:desc>
                </draw:g>
              </table:table-cell>
              <table:table-cell office:value-type="float" office:value="0.173259255641784">
                <text:p>0.173259255641784</text:p>
              </table:table-cell>
              <table:table-cell office:value-type="float" office:value="0.175928095890609">
                <text:p>0.175928095890609</text:p>
              </table:table-cell>
              <table:table-cell office:value-type="float" office:value="0.179737121482569">
                <text:p>0.179737121482569</text:p>
              </table:table-cell>
              <table:table-cell office:value-type="float" office:value="0.184570369141564">
                <text:p>0.184570369141564</text:p>
              </table:table-cell>
              <table:table-cell office:value-type="float" office:value="0.190294294322618">
                <text:p>0.190294294322618</text:p>
              </table:table-cell>
              <table:table-cell office:value-type="float" office:value="0.196778433493013">
                <text:p>0.196778433493013</text:p>
              </table:table-cell>
              <table:table-cell office:value-type="float" office:value="0.203977358528594">
                <text:p>0.203977358528594</text:p>
              </table:table-cell>
              <table:table-cell office:value-type="float" office:value="0.21206416856715">
                <text:p>0.21206416856715</text:p>
              </table:table-cell>
              <table:table-cell office:value-type="float" office:value="0.221548255008376">
                <text:p>0.221548255008376</text:p>
              </table:table-cell>
              <table:table-cell office:value-type="float" office:value="0.233288061068935">
                <text:p>0.233288061068935</text:p>
              </table:table-cell>
              <table:table-cell office:value-type="float" office:value="0.248373844474847">
                <text:p>0.248373844474847</text:p>
              </table:table-cell>
              <table:table-cell office:value-type="float" office:value="0.267944988187766">
                <text:p>0.267944988187766</text:p>
              </table:table-cell>
              <table:table-cell office:value-type="float" office:value="0.293018975416949">
                <text:p>0.293018975416949</text:p>
              </table:table-cell>
              <table:table-cell office:value-type="float" office:value="0.324350519585625">
                <text:p>0.324350519585625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406645120808298">
                <text:p>0.406645120808298</text:p>
              </table:table-cell>
              <table:table-cell office:value-type="float" office:value="0.456525438677327">
                <text:p>0.456525438677327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566190422565401">
                <text:p>0.566190422565401</text:p>
              </table:table-cell>
              <table:table-cell office:value-type="float" office:value="0.621979405905591">
                <text:p>0.621979405905591</text:p>
              </table:table-cell>
              <table:table-cell office:value-type="float" office:value="0.676235271008283">
                <text:p>0.676235271008283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824748138835722">
                <text:p>0.824748138835722</text:p>
              </table:table-cell>
              <table:table-cell office:value-type="float" office:value="0.869253587459121">
                <text:p>0.869253587459121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7500706480775">
                <text:p>0.97500706480775</text:p>
              </table:table-cell>
              <table:table-cell office:value-type="float" office:value="0.993559867111594">
                <text:p>0.993559867111594</text:p>
              </table:table-cell>
              <table:table-cell office:value-type="float" office:value="1">
                <text:p>1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0.975228929628726">
                <text:p>0.975228929628726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872477274234678">
                <text:p>0.872477274234678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737329871481474">
                <text:p>0.737329871481474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0.150386537971634">
                <text:p>0.150386537971634</text:p>
                <draw:g>
                  <svg:desc>Model.C86:Model.AO86</svg:desc>
                </draw:g>
              </table:table-cell>
              <table:table-cell office:value-type="float" office:value="0.152345205288412">
                <text:p>0.152345205288412</text:p>
              </table:table-cell>
              <table:table-cell office:value-type="float" office:value="0.156052780925487">
                <text:p>0.156052780925487</text:p>
              </table:table-cell>
              <table:table-cell office:value-type="float" office:value="0.161344897247399">
                <text:p>0.161344897247399</text:p>
              </table:table-cell>
              <table:table-cell office:value-type="float" office:value="0.168041531257025">
                <text:p>0.168041531257025</text:p>
              </table:table-cell>
              <table:table-cell office:value-type="float" office:value="0.175901554935882">
                <text:p>0.175901554935882</text:p>
              </table:table-cell>
              <table:table-cell office:value-type="float" office:value="0.18461868080399">
                <text:p>0.18461868080399</text:p>
              </table:table-cell>
              <table:table-cell office:value-type="float" office:value="0.193892876049979">
                <text:p>0.193892876049979</text:p>
              </table:table-cell>
              <table:table-cell office:value-type="float" office:value="0.203583147526803">
                <text:p>0.203583147526803</text:p>
              </table:table-cell>
              <table:table-cell office:value-type="float" office:value="0.213877443904694">
                <text:p>0.213877443904694</text:p>
              </table:table-cell>
              <table:table-cell office:value-type="float" office:value="0.225368246307612">
                <text:p>0.225368246307612</text:p>
              </table:table-cell>
              <table:table-cell office:value-type="float" office:value="0.238975689374653">
                <text:p>0.238975689374653</text:p>
              </table:table-cell>
              <table:table-cell office:value-type="float" office:value="0.255769482608865">
                <text:p>0.255769482608865</text:p>
              </table:table-cell>
              <table:table-cell office:value-type="float" office:value="0.276782401315342">
                <text:p>0.276782401315342</text:p>
              </table:table-cell>
              <table:table-cell office:value-type="float" office:value="0.302858601481521">
                <text:p>0.302858601481521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71848483666242">
                <text:p>0.371848483666242</text:p>
              </table:table-cell>
              <table:table-cell office:value-type="float" office:value="0.414355628740175">
                <text:p>0.414355628740175</text:p>
              </table:table-cell>
              <table:table-cell office:value-type="float" office:value="0.461003840365802">
                <text:p>0.461003840365802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611891154410053">
                <text:p>0.611891154410053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712641919905264">
                <text:p>0.712641919905264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74465939965472">
                <text:p>0.974465939965472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1">
                <text:p>1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797279785770382">
                <text:p>0.797279785770382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0.127592364795395">
                <text:p>0.127592364795395</text:p>
                <draw:g>
                  <svg:desc>Model.C87:Model.AO87</svg:desc>
                </draw:g>
              </table:table-cell>
              <table:table-cell office:value-type="float" office:value="0.130168695942641">
                <text:p>0.130168695942641</text:p>
              </table:table-cell>
              <table:table-cell office:value-type="float" office:value="0.135053779315487">
                <text:p>0.135053779315487</text:p>
              </table:table-cell>
              <table:table-cell office:value-type="float" office:value="0.142039419716347">
                <text:p>0.142039419716347</text:p>
              </table:table-cell>
              <table:table-cell office:value-type="float" office:value="0.150887199635428">
                <text:p>0.150887199635428</text:p>
              </table:table-cell>
              <table:table-cell office:value-type="float" office:value="0.161252462260493">
                <text:p>0.161252462260493</text:p>
              </table:table-cell>
              <table:table-cell office:value-type="float" office:value="0.172650805952307">
                <text:p>0.172650805952307</text:p>
              </table:table-cell>
              <table:table-cell office:value-type="float" office:value="0.184514560344041">
                <text:p>0.184514560344041</text:p>
              </table:table-cell>
              <table:table-cell office:value-type="float" office:value="0.196363404191428">
                <text:p>0.196363404191428</text:p>
              </table:table-cell>
              <table:table-cell office:value-type="float" office:value="0.208029968774326">
                <text:p>0.208029968774326</text:p>
              </table:table-cell>
              <table:table-cell office:value-type="float" office:value="0.219805545561627">
                <text:p>0.219805545561627</text:p>
              </table:table-cell>
              <table:table-cell office:value-type="float" office:value="0.232409998840664">
                <text:p>0.232409998840664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85059444837618">
                <text:p>0.285059444837618</text:p>
              </table:table-cell>
              <table:table-cell office:value-type="float" office:value="0.310476678291823">
                <text:p>0.310476678291823</text:p>
              </table:table-cell>
              <table:table-cell office:value-type="float" office:value="0.340641285530973">
                <text:p>0.340641285530973</text:p>
              </table:table-cell>
              <table:table-cell office:value-type="float" office:value="0.375447555404846">
                <text:p>0.375447555404846</text:p>
              </table:table-cell>
              <table:table-cell office:value-type="float" office:value="0.414355628740174">
                <text:p>0.414355628740174</text:p>
              </table:table-cell>
              <table:table-cell office:value-type="float" office:value="0.456525438677326">
                <text:p>0.456525438677326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644821220998044">
                <text:p>0.644821220998044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903082671240444">
                <text:p>0.903082671240444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75228929628726">
                <text:p>0.975228929628726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1">
                <text:p>1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56495259187474">
                <text:p>0.956495259187474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849851217669691">
                <text:p>0.84985121766969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0.10495163147622">
                <text:p>0.10495163147622</text:p>
                <draw:g>
                  <svg:desc>Model.C88:Model.AO88</svg:desc>
                </draw:g>
              </table:table-cell>
              <table:table-cell office:value-type="float" office:value="0.108145466435243">
                <text:p>0.108145466435243</text:p>
              </table:table-cell>
              <table:table-cell office:value-type="float" office:value="0.114211289999886">
                <text:p>0.114211289999886</text:p>
              </table:table-cell>
              <table:table-cell office:value-type="float" office:value="0.122903771900412">
                <text:p>0.122903771900412</text:p>
              </table:table-cell>
              <table:table-cell office:value-type="float" office:value="0.133935780982304">
                <text:p>0.133935780982304</text:p>
              </table:table-cell>
              <table:table-cell office:value-type="float" office:value="0.146871304425744">
                <text:p>0.146871304425744</text:p>
              </table:table-cell>
              <table:table-cell office:value-type="float" office:value="0.161061091711691">
                <text:p>0.161061091711691</text:p>
              </table:table-cell>
              <table:table-cell office:value-type="float" office:value="0.175681644219467">
                <text:p>0.175681644219467</text:p>
              </table:table-cell>
              <table:table-cell office:value-type="float" office:value="0.189920565523192">
                <text:p>0.189920565523192</text:p>
              </table:table-cell>
              <table:table-cell office:value-type="float" office:value="0.203255698741628">
                <text:p>0.203255698741628</text:p>
              </table:table-cell>
              <table:table-cell office:value-type="float" office:value="0.215670945284163">
                <text:p>0.215670945284163</text:p>
              </table:table-cell>
              <table:table-cell office:value-type="float" office:value="0.227674696032906">
                <text:p>0.227674696032906</text:p>
              </table:table-cell>
              <table:table-cell office:value-type="float" office:value="0.240136293958766">
                <text:p>0.240136293958766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70418532639509">
                <text:p>0.270418532639509</text:p>
              </table:table-cell>
              <table:table-cell office:value-type="float" office:value="0.289994396369568">
                <text:p>0.289994396369568</text:p>
              </table:table-cell>
              <table:table-cell office:value-type="float" office:value="0.313327343046178">
                <text:p>0.313327343046178</text:p>
              </table:table-cell>
              <table:table-cell office:value-type="float" office:value="0.340641285530972">
                <text:p>0.340641285530972</text:p>
              </table:table-cell>
              <table:table-cell office:value-type="float" office:value="0.371848483666241">
                <text:p>0.371848483666241</text:p>
              </table:table-cell>
              <table:table-cell office:value-type="float" office:value="0.406645120808297">
                <text:p>0.406645120808297</text:p>
              </table:table-cell>
              <table:table-cell office:value-type="float" office:value="0.444697280124878">
                <text:p>0.444697280124878</text:p>
              </table:table-cell>
              <table:table-cell office:value-type="float" office:value="0.485836475001576">
                <text:p>0.485836475001576</text:p>
              </table:table-cell>
              <table:table-cell office:value-type="float" office:value="0.530148166639953">
                <text:p>0.530148166639953</text:p>
              </table:table-cell>
              <table:table-cell office:value-type="float" office:value="0.577887672215544">
                <text:p>0.577887672215544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684032380499392">
                <text:p>0.684032380499392</text:p>
              </table:table-cell>
              <table:table-cell office:value-type="float" office:value="0.741359204244668">
                <text:p>0.741359204244668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1">
                <text:p>1</text:p>
              </table:table-cell>
              <table:table-cell office:value-type="float" office:value="0.995075996835907">
                <text:p>0.995075996835907</text:p>
              </table:table-cell>
              <table:table-cell office:value-type="float" office:value="0.981370742048888">
                <text:p>0.981370742048888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894166529480185">
                <text:p>0.894166529480185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0.083822948772871">
                <text:p>0.083822948772871</text:p>
                <draw:g>
                  <svg:desc>Model.C89:Model.AO89</svg:desc>
                </draw:g>
              </table:table-cell>
              <table:table-cell office:value-type="float" office:value="0.0875735381338527">
                <text:p>0.0875735381338527</text:p>
              </table:table-cell>
              <table:table-cell office:value-type="float" office:value="0.0947068066671075">
                <text:p>0.0947068066671075</text:p>
              </table:table-cell>
              <table:table-cell office:value-type="float" office:value="0.104949260275851">
                <text:p>0.104949260275851</text:p>
              </table:table-cell>
              <table:table-cell office:value-type="float" office:value="0.117977380847149">
                <text:p>0.117977380847149</text:p>
              </table:table-cell>
              <table:table-cell office:value-type="float" office:value="0.133281948693982">
                <text:p>0.133281948693982</text:p>
              </table:table-cell>
              <table:table-cell office:value-type="float" office:value="0.150074436193483">
                <text:p>0.150074436193483</text:p>
              </table:table-cell>
              <table:table-cell office:value-type="float" office:value="0.16730779460898">
                <text:p>0.16730779460898</text:p>
              </table:table-cell>
              <table:table-cell office:value-type="float" office:value="0.183872316326295">
                <text:p>0.183872316326295</text:p>
              </table:table-cell>
              <table:table-cell office:value-type="float" office:value="0.198921396959989">
                <text:p>0.198921396959989</text:p>
              </table:table-cell>
              <table:table-cell office:value-type="float" office:value="0.212151146241057">
                <text:p>0.212151146241057</text:p>
              </table:table-cell>
              <table:table-cell office:value-type="float" office:value="0.223864790904493">
                <text:p>0.223864790904493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45983132648997">
                <text:p>0.245983132648997</text:p>
              </table:table-cell>
              <table:table-cell office:value-type="float" office:value="0.258344917103575">
                <text:p>0.258344917103575</text:p>
              </table:table-cell>
              <table:table-cell office:value-type="float" office:value="0.272781560143268">
                <text:p>0.272781560143268</text:p>
              </table:table-cell>
              <table:table-cell office:value-type="float" office:value="0.28999439636957">
                <text:p>0.28999439636957</text:p>
              </table:table-cell>
              <table:table-cell office:value-type="float" office:value="0.310476678291824">
                <text:p>0.310476678291824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429684582442435">
                <text:p>0.429684582442435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565415131044162">
                <text:p>0.565415131044162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804172226882042">
                <text:p>0.804172226882042</text:p>
              </table:table-cell>
              <table:table-cell office:value-type="float" office:value="0.861930535916632">
                <text:p>0.861930535916632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95075996835907">
                <text:p>0.995075996835907</text:p>
              </table:table-cell>
              <table:table-cell office:value-type="float" office:value="1">
                <text:p>1</text:p>
              </table:table-cell>
              <table:table-cell office:value-type="float" office:value="0.995497578249617">
                <text:p>0.995497578249617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30396143648989">
                <text:p>0.930396143648989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0.0652726672985454">
                <text:p>0.0652726672985454</text:p>
                <draw:g>
                  <svg:desc>Model.C90:Model.AO90</svg:desc>
                </draw:g>
              </table:table-cell>
              <table:table-cell office:value-type="float" office:value="0.0694711558221317">
                <text:p>0.0694711558221317</text:p>
              </table:table-cell>
              <table:table-cell office:value-type="float" office:value="0.0774658376332847">
                <text:p>0.0774658376332847</text:p>
              </table:table-cell>
              <table:table-cell office:value-type="float" office:value="0.0889654211030669">
                <text:p>0.0889654211030669</text:p>
              </table:table-cell>
              <table:table-cell office:value-type="float" office:value="0.103623821601915">
                <text:p>0.103623821601915</text:p>
              </table:table-cell>
              <table:table-cell office:value-type="float" office:value="0.120880729093675">
                <text:p>0.120880729093675</text:p>
              </table:table-cell>
              <table:table-cell office:value-type="float" office:value="0.139842808313817">
                <text:p>0.139842808313817</text:p>
              </table:table-cell>
              <table:table-cell office:value-type="float" office:value="0.159287167098021">
                <text:p>0.159287167098021</text:p>
              </table:table-cell>
              <table:table-cell office:value-type="float" office:value="0.177862804731675">
                <text:p>0.177862804731675</text:p>
              </table:table-cell>
              <table:table-cell office:value-type="float" office:value="0.194452458096892">
                <text:p>0.194452458096892</text:p>
              </table:table-cell>
              <table:table-cell office:value-type="float" office:value="0.208504678137637">
                <text:p>0.208504678137637</text:p>
              </table:table-cell>
              <table:table-cell office:value-type="float" office:value="0.220138160630385">
                <text:p>0.220138160630385</text:p>
              </table:table-cell>
              <table:table-cell office:value-type="float" office:value="0.229997805370264">
                <text:p>0.229997805370264</text:p>
              </table:table-cell>
              <table:table-cell office:value-type="float" office:value="0.239004975106054">
                <text:p>0.239004975106054</text:p>
              </table:table-cell>
              <table:table-cell office:value-type="float" office:value="0.248145284125456">
                <text:p>0.248145284125456</text:p>
              </table:table-cell>
              <table:table-cell office:value-type="float" office:value="0.258344917103576">
                <text:p>0.258344917103576</text:p>
              </table:table-cell>
              <table:table-cell office:value-type="float" office:value="0.270418532639512">
                <text:p>0.270418532639512</text:p>
              </table:table-cell>
              <table:table-cell office:value-type="float" office:value="0.28505944483762">
                <text:p>0.28505944483762</text:p>
              </table:table-cell>
              <table:table-cell office:value-type="float" office:value="0.302858601481522">
                <text:p>0.302858601481522</text:p>
              </table:table-cell>
              <table:table-cell office:value-type="float" office:value="0.324350519585626">
                <text:p>0.324350519585626</text:p>
              </table:table-cell>
              <table:table-cell office:value-type="float" office:value="0.350075299117938">
                <text:p>0.350075299117938</text:p>
              </table:table-cell>
              <table:table-cell office:value-type="float" office:value="0.380624377216903">
                <text:p>0.380624377216903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458678339755268">
                <text:p>0.458678339755268</text:p>
              </table:table-cell>
              <table:table-cell office:value-type="float" office:value="0.507144907000766">
                <text:p>0.507144907000766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686771713276275">
                <text:p>0.686771713276275</text:p>
              </table:table-cell>
              <table:table-cell office:value-type="float" office:value="0.75232229094029">
                <text:p>0.75232229094029</text:p>
              </table:table-cell>
              <table:table-cell office:value-type="float" office:value="0.815493178173832">
                <text:p>0.815493178173832</text:p>
              </table:table-cell>
              <table:table-cell office:value-type="float" office:value="0.872477274234678">
                <text:p>0.872477274234678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956495259187474">
                <text:p>0.956495259187474</text:p>
              </table:table-cell>
              <table:table-cell office:value-type="float" office:value="0.981370742048888">
                <text:p>0.981370742048888</text:p>
              </table:table-cell>
              <table:table-cell office:value-type="float" office:value="0.995497578249617">
                <text:p>0.995497578249617</text:p>
              </table:table-cell>
              <table:table-cell office:value-type="float" office:value="1">
                <text:p>1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0.982324497891323">
                <text:p>0.982324497891323</text:p>
              </table:table-cell>
              <table:table-cell office:value-type="float" office:value="0.959144756298416">
                <text:p>0.959144756298416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0.0500444907866308">
                <text:p>0.0500444907866308</text:p>
                <draw:g>
                  <svg:desc>Model.C91:Model.AO91</svg:desc>
                </draw:g>
              </table:table-cell>
              <table:table-cell office:value-type="float" office:value="0.0545445463485592">
                <text:p>0.0545445463485592</text:p>
              </table:table-cell>
              <table:table-cell office:value-type="float" office:value="0.0631222330762499">
                <text:p>0.0631222330762499</text:p>
              </table:table-cell>
              <table:table-cell office:value-type="float" office:value="0.0754796578714727">
                <text:p>0.0754796578714727</text:p>
              </table:table-cell>
              <table:table-cell office:value-type="float" office:value="0.0912627612918432">
                <text:p>0.0912627612918432</text:p>
              </table:table-cell>
              <table:table-cell office:value-type="float" office:value="0.109884817321509">
                <text:p>0.109884817321509</text:p>
              </table:table-cell>
              <table:table-cell office:value-type="float" office:value="0.130388426071423">
                <text:p>0.130388426071423</text:p>
              </table:table-cell>
              <table:table-cell office:value-type="float" office:value="0.151433844909814">
                <text:p>0.151433844909814</text:p>
              </table:table-cell>
              <table:table-cell office:value-type="float" office:value="0.171500630498134">
                <text:p>0.171500630498134</text:p>
              </table:table-cell>
              <table:table-cell office:value-type="float" office:value="0.189272286572681">
                <text:p>0.189272286572681</text:p>
              </table:table-cell>
              <table:table-cell office:value-type="float" office:value="0.204005632971773">
                <text:p>0.204005632971773</text:p>
              </table:table-cell>
              <table:table-cell office:value-type="float" office:value="0.215666308697589">
                <text:p>0.215666308697589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32254886198013">
                <text:p>0.232254886198013</text:p>
              </table:table-cell>
              <table:table-cell office:value-type="float" office:value="0.239004975106053">
                <text:p>0.239004975106053</text:p>
              </table:table-cell>
              <table:table-cell office:value-type="float" office:value="0.245983132648996">
                <text:p>0.245983132648996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76782401315341">
                <text:p>0.276782401315341</text:p>
              </table:table-cell>
              <table:table-cell office:value-type="float" office:value="0.293018975416947">
                <text:p>0.293018975416947</text:p>
              </table:table-cell>
              <table:table-cell office:value-type="float" office:value="0.313610808163076">
                <text:p>0.313610808163076</text:p>
              </table:table-cell>
              <table:table-cell office:value-type="float" office:value="0.339420680064865">
                <text:p>0.339420680064865</text:p>
              </table:table-cell>
              <table:table-cell office:value-type="float" office:value="0.371290624444276">
                <text:p>0.371290624444276</text:p>
              </table:table-cell>
              <table:table-cell office:value-type="float" office:value="0.409949300761677">
                <text:p>0.409949300761677</text:p>
              </table:table-cell>
              <table:table-cell office:value-type="float" office:value="0.455873771703027">
                <text:p>0.455873771703027</text:p>
              </table:table-cell>
              <table:table-cell office:value-type="float" office:value="0.509101230455186">
                <text:p>0.509101230455186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1">
                <text:p>1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0.980767827826173">
                <text:p>0.980767827826173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0.0386058926631642">
                <text:p>0.0386058926631642</text:p>
                <draw:g>
                  <svg:desc>Model.C92:Model.AO92</svg:desc>
                </draw:g>
              </table:table-cell>
              <table:table-cell office:value-type="float" office:value="0.0432312794165746">
                <text:p>0.0432312794165746</text:p>
              </table:table-cell>
              <table:table-cell office:value-type="float" office:value="0.0520557516756942">
                <text:p>0.0520557516756942</text:p>
              </table:table-cell>
              <table:table-cell office:value-type="float" office:value="0.0647865451900916">
                <text:p>0.0647865451900916</text:p>
              </table:table-cell>
              <table:table-cell office:value-type="float" office:value="0.0810766217783651">
                <text:p>0.0810766217783651</text:p>
              </table:table-cell>
              <table:table-cell office:value-type="float" office:value="0.100339239154506">
                <text:p>0.100339239154506</text:p>
              </table:table-cell>
              <table:table-cell office:value-type="float" office:value="0.121598237092985">
                <text:p>0.121598237092985</text:p>
              </table:table-cell>
              <table:table-cell office:value-type="float" office:value="0.143464431019036">
                <text:p>0.143464431019036</text:p>
              </table:table-cell>
              <table:table-cell office:value-type="float" office:value="0.164331691696266">
                <text:p>0.164331691696266</text:p>
              </table:table-cell>
              <table:table-cell office:value-type="float" office:value="0.182768972299902">
                <text:p>0.182768972299902</text:p>
              </table:table-cell>
              <table:table-cell office:value-type="float" office:value="0.197908807885089">
                <text:p>0.197908807885089</text:p>
              </table:table-cell>
              <table:table-cell office:value-type="float" office:value="0.209603156485295">
                <text:p>0.209603156485295</text:p>
              </table:table-cell>
              <table:table-cell office:value-type="float" office:value="0.218301382249762">
                <text:p>0.218301382249762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29997805370262">
                <text:p>0.229997805370262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40136293958767">
                <text:p>0.240136293958767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55769482608864">
                <text:p>0.255769482608864</text:p>
              </table:table-cell>
              <table:table-cell office:value-type="float" office:value="0.267944988187765">
                <text:p>0.267944988187765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306086525937489">
                <text:p>0.306086525937489</text:p>
              </table:table-cell>
              <table:table-cell office:value-type="float" office:value="0.334091237190496">
                <text:p>0.334091237190496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412072545402876">
                <text:p>0.412072545402876</text:p>
              </table:table-cell>
              <table:table-cell office:value-type="float" office:value="0.462767898518029">
                <text:p>0.462767898518029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82324497891323">
                <text:p>0.982324497891323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1">
                <text:p>1</text:p>
              </table:table-cell>
              <table:table-cell office:value-type="float" office:value="0.994851162389796">
                <text:p>0.994851162389796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0.0311977307556027">
                <text:p>0.0311977307556027</text:p>
                <draw:g>
                  <svg:desc>Model.C93:Model.AO93</svg:desc>
                </draw:g>
              </table:table-cell>
              <table:table-cell office:value-type="float" office:value="0.0357488811175452">
                <text:p>0.0357488811175452</text:p>
              </table:table-cell>
              <table:table-cell office:value-type="float" office:value="0.0444387568244223">
                <text:p>0.0444387568244223</text:p>
              </table:table-cell>
              <table:table-cell office:value-type="float" office:value="0.0569917486456932">
                <text:p>0.0569917486456932</text:p>
              </table:table-cell>
              <table:table-cell office:value-type="float" office:value="0.073082952796628">
                <text:p>0.073082952796628</text:p>
              </table:table-cell>
              <table:table-cell office:value-type="float" office:value="0.0921530619336704">
                <text:p>0.0921530619336704</text:p>
              </table:table-cell>
              <table:table-cell office:value-type="float" office:value="0.113255606039712">
                <text:p>0.113255606039712</text:p>
              </table:table-cell>
              <table:table-cell office:value-type="float" office:value="0.135025387502088">
                <text:p>0.135025387502088</text:p>
              </table:table-cell>
              <table:table-cell office:value-type="float" office:value="0.1558629663505">
                <text:p>0.1558629663505</text:p>
              </table:table-cell>
              <table:table-cell office:value-type="float" office:value="0.17431701896546">
                <text:p>0.17431701896546</text:p>
              </table:table-cell>
              <table:table-cell office:value-type="float" office:value="0.189471549911467">
                <text:p>0.189471549911467</text:p>
              </table:table-cell>
              <table:table-cell office:value-type="float" office:value="0.20110969774378">
                <text:p>0.20110969774378</text:p>
              </table:table-cell>
              <table:table-cell office:value-type="float" office:value="0.209603156485294">
                <text:p>0.209603156485294</text:p>
              </table:table-cell>
              <table:table-cell office:value-type="float" office:value="0.215666308697589">
                <text:p>0.215666308697589</text:p>
              </table:table-cell>
              <table:table-cell office:value-type="float" office:value="0.220138160630383">
                <text:p>0.220138160630383</text:p>
              </table:table-cell>
              <table:table-cell office:value-type="float" office:value="0.223864790904492">
                <text:p>0.223864790904492</text:p>
              </table:table-cell>
              <table:table-cell office:value-type="float" office:value="0.227674696032907">
                <text:p>0.227674696032907</text:p>
              </table:table-cell>
              <table:table-cell office:value-type="float" office:value="0.232409998840664">
                <text:p>0.232409998840664</text:p>
              </table:table-cell>
              <table:table-cell office:value-type="float" office:value="0.238975689374652">
                <text:p>0.238975689374652</text:p>
              </table:table-cell>
              <table:table-cell office:value-type="float" office:value="0.248373844474846">
                <text:p>0.248373844474846</text:p>
              </table:table-cell>
              <table:table-cell office:value-type="float" office:value="0.261697604700313">
                <text:p>0.261697604700313</text:p>
              </table:table-cell>
              <table:table-cell office:value-type="float" office:value="0.280077200584617">
                <text:p>0.280077200584617</text:p>
              </table:table-cell>
              <table:table-cell office:value-type="float" office:value="0.304592141492101">
                <text:p>0.304592141492101</text:p>
              </table:table-cell>
              <table:table-cell office:value-type="float" office:value="0.336170023488012">
                <text:p>0.336170023488012</text:p>
              </table:table-cell>
              <table:table-cell office:value-type="float" office:value="0.375474820558675">
                <text:p>0.375474820558675</text:p>
              </table:table-cell>
              <table:table-cell office:value-type="float" office:value="0.42276504570786">
                <text:p>0.42276504570786</text:p>
              </table:table-cell>
              <table:table-cell office:value-type="float" office:value="0.477703302791212">
                <text:p>0.477703302791212</text:p>
              </table:table-cell>
              <table:table-cell office:value-type="float" office:value="0.539139043400612">
                <text:p>0.539139043400612</text:p>
              </table:table-cell>
              <table:table-cell office:value-type="float" office:value="0.604959773984884">
                <text:p>0.604959773984884</text:p>
              </table:table-cell>
              <table:table-cell office:value-type="float" office:value="0.672170496368173">
                <text:p>0.672170496368173</text:p>
              </table:table-cell>
              <table:table-cell office:value-type="float" office:value="0.737329871481474">
                <text:p>0.737329871481474</text:p>
              </table:table-cell>
              <table:table-cell office:value-type="float" office:value="0.797279785770382">
                <text:p>0.797279785770382</text:p>
              </table:table-cell>
              <table:table-cell office:value-type="float" office:value="0.849851217669691">
                <text:p>0.849851217669691</text:p>
              </table:table-cell>
              <table:table-cell office:value-type="float" office:value="0.894166529480185">
                <text:p>0.894166529480185</text:p>
              </table:table-cell>
              <table:table-cell office:value-type="float" office:value="0.930396143648989">
                <text:p>0.930396143648989</text:p>
              </table:table-cell>
              <table:table-cell office:value-type="float" office:value="0.959144756298416">
                <text:p>0.959144756298416</text:p>
              </table:table-cell>
              <table:table-cell office:value-type="float" office:value="0.980767827826173">
                <text:p>0.980767827826173</text:p>
              </table:table-cell>
              <table:table-cell office:value-type="float" office:value="0.994851162389796">
                <text:p>0.994851162389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0.027838011315969">
                <text:p>0.027838011315969</text:p>
                <draw:g>
                  <svg:desc>Model.C94:Model.AO94</svg:desc>
                </draw:g>
              </table:table-cell>
              <table:table-cell office:value-type="float" office:value="0.0321018555543454">
                <text:p>0.0321018555543454</text:p>
              </table:table-cell>
              <table:table-cell office:value-type="float" office:value="0.0402494440170204">
                <text:p>0.0402494440170204</text:p>
              </table:table-cell>
              <table:table-cell office:value-type="float" office:value="0.05203418124787">
                <text:p>0.05203418124787</text:p>
              </table:table-cell>
              <table:table-cell office:value-type="float" office:value="0.0671679679799425">
                <text:p>0.0671679679799425</text:p>
              </table:table-cell>
              <table:table-cell office:value-type="float" office:value="0.0851463092413477">
                <text:p>0.0851463092413477</text:p>
              </table:table-cell>
              <table:table-cell office:value-type="float" office:value="0.105101871048845">
                <text:p>0.105101871048845</text:p>
              </table:table-cell>
              <table:table-cell office:value-type="float" office:value="0.125769459632084">
                <text:p>0.125769459632084</text:p>
              </table:table-cell>
              <table:table-cell office:value-type="float" office:value="0.145652831515069">
                <text:p>0.145652831515069</text:p>
              </table:table-cell>
              <table:table-cell office:value-type="float" office:value="0.163379507948208">
                <text:p>0.163379507948208</text:p>
              </table:table-cell>
              <table:table-cell office:value-type="float" office:value="0.178065043779734">
                <text:p>0.178065043779734</text:p>
              </table:table-cell>
              <table:table-cell office:value-type="float" office:value="0.189471549911467">
                <text:p>0.189471549911467</text:p>
              </table:table-cell>
              <table:table-cell office:value-type="float" office:value="0.197908807885089">
                <text:p>0.197908807885089</text:p>
              </table:table-cell>
              <table:table-cell office:value-type="float" office:value="0.204005632971773">
                <text:p>0.204005632971773</text:p>
              </table:table-cell>
              <table:table-cell office:value-type="float" office:value="0.208504678137635">
                <text:p>0.208504678137635</text:p>
              </table:table-cell>
              <table:table-cell office:value-type="float" office:value="0.212151146241057">
                <text:p>0.212151146241057</text:p>
              </table:table-cell>
              <table:table-cell office:value-type="float" office:value="0.215670945284164">
                <text:p>0.215670945284164</text:p>
              </table:table-cell>
              <table:table-cell office:value-type="float" office:value="0.219805545561627">
                <text:p>0.219805545561627</text:p>
              </table:table-cell>
              <table:table-cell office:value-type="float" office:value="0.225368246307612">
                <text:p>0.225368246307612</text:p>
              </table:table-cell>
              <table:table-cell office:value-type="float" office:value="0.233288061068935">
                <text:p>0.233288061068935</text:p>
              </table:table-cell>
              <table:table-cell office:value-type="float" office:value="0.244612266109009">
                <text:p>0.244612266109009</text:p>
              </table:table-cell>
              <table:table-cell office:value-type="float" office:value="0.260456099627404">
                <text:p>0.260456099627404</text:p>
              </table:table-cell>
              <table:table-cell office:value-type="float" office:value="0.281913704728218">
                <text:p>0.281913704728218</text:p>
              </table:table-cell>
              <table:table-cell office:value-type="float" office:value="0.309955295268454">
                <text:p>0.309955295268454</text:p>
              </table:table-cell>
              <table:table-cell office:value-type="float" office:value="0.345319090363265">
                <text:p>0.345319090363265</text:p>
              </table:table-cell>
              <table:table-cell office:value-type="float" office:value="0.388381181584726">
                <text:p>0.388381181584726</text:p>
              </table:table-cell>
              <table:table-cell office:value-type="float" office:value="0.438982708852113">
                <text:p>0.438982708852113</text:p>
              </table:table-cell>
              <table:table-cell office:value-type="float" office:value="0.496228476610419">
                <text:p>0.496228476610419</text:p>
              </table:table-cell>
              <table:table-cell office:value-type="float" office:value="0.55833941703821">
                <text:p>0.55833941703821</text:p>
              </table:table-cell>
              <table:table-cell office:value-type="float" office:value="0.622704939469">
                <text:p>0.622704939469</text:p>
              </table:table-cell>
              <table:table-cell office:value-type="float" office:value="0.686260014057769">
                <text:p>0.686260014057769</text:p>
              </table:table-cell>
              <table:table-cell office:value-type="float" office:value="0.746141913178927">
                <text:p>0.746141913178927</text:p>
              </table:table-cell>
              <table:table-cell office:value-type="float" office:value="0.800345584069586">
                <text:p>0.800345584069586</text:p>
              </table:table-cell>
              <table:table-cell office:value-type="float" office:value="0.84802545805069">
                <text:p>0.84802545805069</text:p>
              </table:table-cell>
              <table:table-cell office:value-type="float" office:value="0.889296523251766">
                <text:p>0.889296523251766</text:p>
              </table:table-cell>
              <table:table-cell office:value-type="float" office:value="0.924677047152388">
                <text:p>0.924677047152388</text:p>
              </table:table-cell>
              <table:table-cell office:value-type="float" office:value="0.954439227773227">
                <text:p>0.954439227773227</text:p>
              </table:table-cell>
              <table:table-cell office:value-type="float" office:value="0.978082065825745">
                <text:p>0.978082065825745</text:p>
              </table:table-cell>
              <table:table-cell office:value-type="float" office:value="0.994071825935333">
                <text:p>0.994071825935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symbol-type="automatic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>
      <style:chart-properties style:rotation-angle="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8" style:family="chart">
      <style:chart-properties style:rotation-angle="9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9" style:family="chart" style:data-style-name="N1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2cm" svg:height="11.842cm" xlink:href=".." xlink:type="simple" chart:class="chart:scatter" chart:column-mapping="1 0" chart:style-name="ch1">
        <chart:title svg:x="7.001cm" svg:y="0.232cm" chart:style-name="ch2">
          <text:p>Implied Volatility</text:p>
        </chart:title>
        <chart:legend chart:legend-position="bottom" svg:x="7.355cm" svg:y="10.929cm" style:legend-expansion="wide" chart:style-name="ch3"/>
        <chart:plot-area chart:style-name="ch4" table:cell-range-address="Swaptions.P11:Swaptions.P49 Swaptions.M11:Swaptions.M49" svg:x="1.578cm" svg:y="0.941cm" svg:width="14.587cm" svg:height="8.99cm">
          <chartooo:coordinate-region svg:x="2.9cm" svg:y="1.124cm" svg:width="13.177cm" svg:height="8.194cm"/>
          <chart:axis chart:dimension="x" chart:name="primary-x" chart:style-name="ch5">
            <chart:title svg:x="7.685cm" svg:y="10.365cm" chart:style-name="ch6">
              <text:p>Swap Length</text:p>
            </chart:title>
          </chart:axis>
          <chart:axis chart:dimension="y" chart:name="primary-y" chart:style-name="ch7">
            <chart:title svg:x="0.404cm" svg:y="6.723cm" chart:style-name="ch8">
              <text:p>Implied Volatility</text:p>
            </chart:title>
            <chart:grid chart:class="major"/>
          </chart:axis>
          <chart:series chart:style-name="ch9" chart:values-cell-range-address="Swaptions.M11:Swaptions.M49" chart:class="chart:scatter">
            <chart:domain table:cell-range-address="Swaptions.P11:Swaptions.P4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P11:Swaptions.P49</svg:desc>
                </draw:g>
              </table:table-cell>
              <table:table-cell office:value-type="float" office:value="0.351703824918274">
                <text:p>0.351703824918274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14449101396206">
                <text:p>0.314449101396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292915332942362">
                <text:p>0.292915332942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16543209855998">
                <text:p>-0.0516543209855998</text:p>
              </table:table-cell>
              <table:table-cell office:value-type="float" office:value="0.2790056790144">
                <text:p>0.2790056790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68665931765448">
                <text:p>0.268665931765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11666820745946">
                <text:p>-0.0411666820745946</text:p>
              </table:table-cell>
              <table:table-cell office:value-type="float" office:value="0.261773317925405">
                <text:p>0.261773317925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52966334075518">
                <text:p>0.252966334075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7222806359879">
                <text:p>-0.037222806359879</text:p>
              </table:table-cell>
              <table:table-cell office:value-type="float" office:value="0.244927193640121">
                <text:p>0.244927193640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47747212785788">
                <text:p>0.247747212785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3527630754776">
                <text:p>-0.0243527630754776</text:p>
              </table:table-cell>
              <table:table-cell office:value-type="float" office:value="0.241957236924522">
                <text:p>0.241957236924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37171875240032">
                <text:p>0.237171875240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36566415876659">
                <text:p>0.23656641587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35512322307801">
                <text:p>0.235512322307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48748691528213">
                <text:p>-0.0148748691528213</text:p>
              </table:table-cell>
              <table:table-cell office:value-type="float" office:value="0.229655130847179">
                <text:p>0.229655130847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30187584587939">
                <text:p>0.230187584587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31119651529712">
                <text:p>0.231119651529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27306431804283">
                <text:p>0.227306431804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31753228754218">
                <text:p>0.231753228754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30138426951659">
                <text:p>0.230138426951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73489687593714">
                <text:p>-0.00173489687593714</text:p>
              </table:table-cell>
              <table:table-cell office:value-type="float" office:value="0.230915103124063">
                <text:p>0.230915103124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29870209184427">
                <text:p>0.229870209184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28097520827805">
                <text:p>0.228097520827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28502018871141">
                <text:p>0.228502018871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29445530869931">
                <text:p>0.229445530869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30461588402608">
                <text:p>0.230461588402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30072725858853">
                <text:p>0.230072725858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32685974705096">
                <text:p>0.232685974705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33966809221315">
                <text:p>0.233966809221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35944115773559">
                <text:p>0.235944115773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242732462740763">
                <text:p>-0.00242732462740763</text:p>
              </table:table-cell>
              <table:table-cell office:value-type="float" office:value="0.240122675372592">
                <text:p>0.240122675372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665cm" svg:y="0.208cm" chart:style-name="ch2">
          <text:p>Forward Rate Curves</text:p>
        </chart:title>
        <chart:plot-area chart:style-name="ch3" table:cell-range-address="Simulation.C11:Simulation.J11 Simulation.C15:Simulation.J114" chart:data-source-has-labels="row" svg:x="1.381cm" svg:y="0.653cm" svg:width="10.646cm" svg:height="5.683cm">
          <chartooo:coordinate-region svg:x="2.271cm" svg:y="0.836cm" svg:width="9.53cm" svg:height="4.887cm"/>
          <chart:axis chart:dimension="x" chart:name="primary-x" chart:style-name="ch4" chartooo:axis-type="text">
            <chart:title svg:x="5.912cm" svg:y="6.647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4.008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15</text:p>
                <draw:g>
                  <svg:desc/>
                </draw:g>
              </table:table-cell>
              <table:table-cell office:value-type="float" office:value="0.00218036108641869">
                <text:p>0.00218036108641869</text:p>
                <draw:g>
                  <svg:desc>Simulation.C15:Simulation.J15</svg:desc>
                </draw:g>
              </table:table-cell>
              <table:table-cell office:value-type="float" office:value="0.00620036344187812">
                <text:p>0.00620036344187812</text:p>
              </table:table-cell>
              <table:table-cell office:value-type="float" office:value="0.0101936365044657">
                <text:p>0.0101936365044657</text:p>
              </table:table-cell>
              <table:table-cell office:value-type="float" office:value="0.0130623524326152">
                <text:p>0.0130623524326152</text:p>
              </table:table-cell>
              <table:table-cell office:value-type="float" office:value="0.0149958618501366">
                <text:p>0.0149958618501366</text:p>
              </table:table-cell>
              <table:table-cell office:value-type="float" office:value="0.01642903261282">
                <text:p>0.01642903261282</text:p>
              </table:table-cell>
              <table:table-cell office:value-type="float" office:value="0.0176488020676956">
                <text:p>0.0176488020676956</text:p>
              </table:table-cell>
              <table:table-cell office:value-type="float" office:value="0.018782296855075">
                <text:p>0.018782296855075</text:p>
              </table:table-cell>
            </table:table-row>
            <table:table-row>
              <table:table-cell office:value-type="string">
                <text:p>Zeile 16</text:p>
                <draw:g>
                  <svg:desc/>
                </draw:g>
              </table:table-cell>
              <table:table-cell office:value-type="float" office:value="0.000118160517923175">
                <text:p>0.000118160517923175</text:p>
                <draw:g>
                  <svg:desc>Simulation.C16:Simulation.J16</svg:desc>
                </draw:g>
              </table:table-cell>
              <table:table-cell office:value-type="float" office:value="0.000702907757527775">
                <text:p>0.000702907757527775</text:p>
              </table:table-cell>
              <table:table-cell office:value-type="float" office:value="0.0019571382816054">
                <text:p>0.0019571382816054</text:p>
              </table:table-cell>
              <table:table-cell office:value-type="float" office:value="0.00354871316273511">
                <text:p>0.00354871316273511</text:p>
              </table:table-cell>
              <table:table-cell office:value-type="float" office:value="0.00500765674982999">
                <text:p>0.00500765674982999</text:p>
              </table:table-cell>
              <table:table-cell office:value-type="float" office:value="0.00608919209552842">
                <text:p>0.00608919209552842</text:p>
              </table:table-cell>
              <table:table-cell office:value-type="float" office:value="0.00677961060309679">
                <text:p>0.00677961060309679</text:p>
              </table:table-cell>
              <table:table-cell office:value-type="float" office:value="0.00717312617241094">
                <text:p>0.00717312617241094</text:p>
              </table:table-cell>
            </table:table-row>
            <table:table-row>
              <table:table-cell office:value-type="string">
                <text:p>Zeile 17</text:p>
                <draw:g>
                  <svg:desc/>
                </draw:g>
              </table:table-cell>
              <table:table-cell office:value-type="float" office:value="0.00385875646134642">
                <text:p>0.00385875646134642</text:p>
                <draw:g>
                  <svg:desc>Simulation.C17:Simulation.J17</svg:desc>
                </draw:g>
              </table:table-cell>
              <table:table-cell office:value-type="float" office:value="0.00700590083738329">
                <text:p>0.00700590083738329</text:p>
              </table:table-cell>
              <table:table-cell office:value-type="float" office:value="0.00917505665372318">
                <text:p>0.00917505665372318</text:p>
              </table:table-cell>
              <table:table-cell office:value-type="float" office:value="0.0105138898336325">
                <text:p>0.0105138898336325</text:p>
              </table:table-cell>
              <table:table-cell office:value-type="float" office:value="0.0114170770936361">
                <text:p>0.0114170770936361</text:p>
              </table:table-cell>
              <table:table-cell office:value-type="float" office:value="0.0121568491670876">
                <text:p>0.0121568491670876</text:p>
              </table:table-cell>
              <table:table-cell office:value-type="float" office:value="0.0128969758777501">
                <text:p>0.0128969758777501</text:p>
              </table:table-cell>
              <table:table-cell office:value-type="float" office:value="0.0137442502189554">
                <text:p>0.0137442502189554</text:p>
              </table:table-cell>
            </table:table-row>
            <table:table-row>
              <table:table-cell office:value-type="string">
                <text:p>Zeile 18</text:p>
                <draw:g>
                  <svg:desc/>
                </draw:g>
              </table:table-cell>
              <table:table-cell office:value-type="float" office:value="0.0135753632355462">
                <text:p>0.0135753632355462</text:p>
                <draw:g>
                  <svg:desc>Simulation.C18:Simulation.J18</svg:desc>
                </draw:g>
              </table:table-cell>
              <table:table-cell office:value-type="float" office:value="0.0212713926349696">
                <text:p>0.0212713926349696</text:p>
              </table:table-cell>
              <table:table-cell office:value-type="float" office:value="0.0245225802202939">
                <text:p>0.0245225802202939</text:p>
              </table:table-cell>
              <table:table-cell office:value-type="float" office:value="0.0254031085260252">
                <text:p>0.0254031085260252</text:p>
              </table:table-cell>
              <table:table-cell office:value-type="float" office:value="0.0254850553586972">
                <text:p>0.0254850553586972</text:p>
              </table:table-cell>
              <table:table-cell office:value-type="float" office:value="0.0253584032794367">
                <text:p>0.0253584032794367</text:p>
              </table:table-cell>
              <table:table-cell office:value-type="float" office:value="0.0251469612908112">
                <text:p>0.0251469612908112</text:p>
              </table:table-cell>
              <table:table-cell office:value-type="float" office:value="0.0248252801348396">
                <text:p>0.0248252801348396</text:p>
              </table:table-cell>
            </table:table-row>
            <table:table-row>
              <table:table-cell office:value-type="string">
                <text:p>Zeile 19</text:p>
                <draw:g>
                  <svg:desc/>
                </draw:g>
              </table:table-cell>
              <table:table-cell office:value-type="float" office:value="0.0282142071576614">
                <text:p>0.0282142071576614</text:p>
                <draw:g>
                  <svg:desc>Simulation.C19:Simulation.J19</svg:desc>
                </draw:g>
              </table:table-cell>
              <table:table-cell office:value-type="float" office:value="0.0288344734083223">
                <text:p>0.0288344734083223</text:p>
              </table:table-cell>
              <table:table-cell office:value-type="float" office:value="0.0259386850471037">
                <text:p>0.0259386850471037</text:p>
              </table:table-cell>
              <table:table-cell office:value-type="float" office:value="0.0232447759846273">
                <text:p>0.0232447759846273</text:p>
              </table:table-cell>
              <table:table-cell office:value-type="float" office:value="0.0213953839412429">
                <text:p>0.0213953839412429</text:p>
              </table:table-cell>
              <table:table-cell office:value-type="float" office:value="0.0202510632136382">
                <text:p>0.0202510632136382</text:p>
              </table:table-cell>
              <table:table-cell office:value-type="float" office:value="0.0196123313123666">
                <text:p>0.0196123313123666</text:p>
              </table:table-cell>
              <table:table-cell office:value-type="float" office:value="0.0193485000858619">
                <text:p>0.0193485000858619</text:p>
              </table:table-cell>
            </table:table-row>
            <table:table-row>
              <table:table-cell office:value-type="string">
                <text:p>Zeile 20</text:p>
                <draw:g>
                  <svg:desc/>
                </draw:g>
              </table:table-cell>
              <table:table-cell office:value-type="float" office:value="0.00439591380322068">
                <text:p>0.00439591380322068</text:p>
                <draw:g>
                  <svg:desc>Simulation.C20:Simulation.J20</svg:desc>
                </draw:g>
              </table:table-cell>
              <table:table-cell office:value-type="float" office:value="0.00910744872671181">
                <text:p>0.00910744872671181</text:p>
              </table:table-cell>
              <table:table-cell office:value-type="float" office:value="0.0127347267620306">
                <text:p>0.0127347267620306</text:p>
              </table:table-cell>
              <table:table-cell office:value-type="float" office:value="0.0148726961994965">
                <text:p>0.0148726961994965</text:p>
              </table:table-cell>
              <table:table-cell office:value-type="float" office:value="0.0158983175439884">
                <text:p>0.0158983175439884</text:p>
              </table:table-cell>
              <table:table-cell office:value-type="float" office:value="0.016204106536889">
                <text:p>0.016204106536889</text:p>
              </table:table-cell>
              <table:table-cell office:value-type="float" office:value="0.0160612447666699">
                <text:p>0.0160612447666699</text:p>
              </table:table-cell>
              <table:table-cell office:value-type="float" office:value="0.0156478705698076">
                <text:p>0.0156478705698076</text:p>
              </table:table-cell>
            </table:table-row>
            <table:table-row>
              <table:table-cell office:value-type="string">
                <text:p>Zeile 21</text:p>
                <draw:g>
                  <svg:desc/>
                </draw:g>
              </table:table-cell>
              <table:table-cell office:value-type="float" office:value="0.0000630688978247907">
                <text:p>0.0000630688978247907</text:p>
                <draw:g>
                  <svg:desc>Simulation.C21:Simulation.J21</svg:desc>
                </draw:g>
              </table:table-cell>
              <table:table-cell office:value-type="float" office:value="0.000424491590745757">
                <text:p>0.000424491590745757</text:p>
              </table:table-cell>
              <table:table-cell office:value-type="float" office:value="0.00131770502142059">
                <text:p>0.00131770502142059</text:p>
              </table:table-cell>
              <table:table-cell office:value-type="float" office:value="0.00261580531981303">
                <text:p>0.00261580531981303</text:p>
              </table:table-cell>
              <table:table-cell office:value-type="float" office:value="0.00397958624170391">
                <text:p>0.00397958624170391</text:p>
              </table:table-cell>
              <table:table-cell office:value-type="float" office:value="0.0051670627306537">
                <text:p>0.0051670627306537</text:p>
              </table:table-cell>
              <table:table-cell office:value-type="float" office:value="0.00612124644488159">
                <text:p>0.00612124644488159</text:p>
              </table:table-cell>
              <table:table-cell office:value-type="float" office:value="0.00690188576005571">
                <text:p>0.00690188576005571</text:p>
              </table:table-cell>
            </table:table-row>
            <table:table-row>
              <table:table-cell office:value-type="string">
                <text:p>Zeile 22</text:p>
                <draw:g>
                  <svg:desc/>
                </draw:g>
              </table:table-cell>
              <table:table-cell office:value-type="float" office:value="0.00289421626034049">
                <text:p>0.00289421626034049</text:p>
                <draw:g>
                  <svg:desc>Simulation.C22:Simulation.J22</svg:desc>
                </draw:g>
              </table:table-cell>
              <table:table-cell office:value-type="float" office:value="0.00837787242619304">
                <text:p>0.00837787242619304</text:p>
              </table:table-cell>
              <table:table-cell office:value-type="float" office:value="0.013926463011834">
                <text:p>0.013926463011834</text:p>
              </table:table-cell>
              <table:table-cell office:value-type="float" office:value="0.0177728136948582">
                <text:p>0.0177728136948582</text:p>
              </table:table-cell>
              <table:table-cell office:value-type="float" office:value="0.0198846795086158">
                <text:p>0.0198846795086158</text:p>
              </table:table-cell>
              <table:table-cell office:value-type="float" office:value="0.0206902844401058">
                <text:p>0.0206902844401058</text:p>
              </table:table-cell>
              <table:table-cell office:value-type="float" office:value="0.0205316243295622">
                <text:p>0.0205316243295622</text:p>
              </table:table-cell>
              <table:table-cell office:value-type="float" office:value="0.0196302182727506">
                <text:p>0.0196302182727506</text:p>
              </table:table-cell>
            </table:table-row>
            <table:table-row>
              <table:table-cell office:value-type="string">
                <text:p>Zeile 23</text:p>
                <draw:g>
                  <svg:desc/>
                </draw:g>
              </table:table-cell>
              <table:table-cell office:value-type="float" office:value="0.00461110289364773">
                <text:p>0.00461110289364773</text:p>
                <draw:g>
                  <svg:desc>Simulation.C23:Simulation.J23</svg:desc>
                </draw:g>
              </table:table-cell>
              <table:table-cell office:value-type="float" office:value="0.010029054117471">
                <text:p>0.010029054117471</text:p>
              </table:table-cell>
              <table:table-cell office:value-type="float" office:value="0.0140422938806749">
                <text:p>0.0140422938806749</text:p>
              </table:table-cell>
              <table:table-cell office:value-type="float" office:value="0.0161434548948719">
                <text:p>0.0161434548948719</text:p>
              </table:table-cell>
              <table:table-cell office:value-type="float" office:value="0.0169538040261435">
                <text:p>0.0169538040261435</text:p>
              </table:table-cell>
              <table:table-cell office:value-type="float" office:value="0.0170274003854846">
                <text:p>0.0170274003854846</text:p>
              </table:table-cell>
              <table:table-cell office:value-type="float" office:value="0.0166688117867773">
                <text:p>0.0166688117867773</text:p>
              </table:table-cell>
              <table:table-cell office:value-type="float" office:value="0.0160261991441743">
                <text:p>0.0160261991441743</text:p>
              </table:table-cell>
            </table:table-row>
            <table:table-row>
              <table:table-cell office:value-type="string">
                <text:p>Zeile 24</text:p>
                <draw:g>
                  <svg:desc/>
                </draw:g>
              </table:table-cell>
              <table:table-cell office:value-type="float" office:value="0.00339837815332905">
                <text:p>0.00339837815332905</text:p>
                <draw:g>
                  <svg:desc>Simulation.C24:Simulation.J24</svg:desc>
                </draw:g>
              </table:table-cell>
              <table:table-cell office:value-type="float" office:value="0.00537086447811975">
                <text:p>0.00537086447811975</text:p>
              </table:table-cell>
              <table:table-cell office:value-type="float" office:value="0.00675735738743675">
                <text:p>0.00675735738743675</text:p>
              </table:table-cell>
              <table:table-cell office:value-type="float" office:value="0.0076230619038073">
                <text:p>0.0076230619038073</text:p>
              </table:table-cell>
              <table:table-cell office:value-type="float" office:value="0.00800539035474238">
                <text:p>0.00800539035474238</text:p>
              </table:table-cell>
              <table:table-cell office:value-type="float" office:value="0.00794136428324725">
                <text:p>0.00794136428324725</text:p>
              </table:table-cell>
              <table:table-cell office:value-type="float" office:value="0.00752427644314289">
                <text:p>0.00752427644314289</text:p>
              </table:table-cell>
              <table:table-cell office:value-type="float" office:value="0.00689268084247289">
                <text:p>0.00689268084247289</text:p>
              </table:table-cell>
            </table:table-row>
            <table:table-row>
              <table:table-cell office:value-type="string">
                <text:p>Zeile 25</text:p>
                <draw:g>
                  <svg:desc/>
                </draw:g>
              </table:table-cell>
              <table:table-cell office:value-type="float" office:value="0.00395025648191189">
                <text:p>0.00395025648191189</text:p>
                <draw:g>
                  <svg:desc>Simulation.C25:Simulation.J25</svg:desc>
                </draw:g>
              </table:table-cell>
              <table:table-cell office:value-type="float" office:value="0.00825348115645576">
                <text:p>0.00825348115645576</text:p>
              </table:table-cell>
              <table:table-cell office:value-type="float" office:value="0.0113750602266009">
                <text:p>0.0113750602266009</text:p>
              </table:table-cell>
              <table:table-cell office:value-type="float" office:value="0.0130750580252693">
                <text:p>0.0130750580252693</text:p>
              </table:table-cell>
              <table:table-cell office:value-type="float" office:value="0.0138754673984284">
                <text:p>0.0138754673984284</text:p>
              </table:table-cell>
              <table:table-cell office:value-type="float" office:value="0.0142113083581584">
                <text:p>0.0142113083581584</text:p>
              </table:table-cell>
              <table:table-cell office:value-type="float" office:value="0.0143317154451478">
                <text:p>0.0143317154451478</text:p>
              </table:table-cell>
              <table:table-cell office:value-type="float" office:value="0.0143715243992135">
                <text:p>0.0143715243992135</text:p>
              </table:table-cell>
            </table:table-row>
            <table:table-row>
              <table:table-cell office:value-type="string">
                <text:p>Zeile 26</text:p>
                <draw:g>
                  <svg:desc/>
                </draw:g>
              </table:table-cell>
              <table:table-cell office:value-type="float" office:value="0.133820611427982">
                <text:p>0.133820611427982</text:p>
                <draw:g>
                  <svg:desc>Simulation.C26:Simulation.J26</svg:desc>
                </draw:g>
              </table:table-cell>
              <table:table-cell office:value-type="float" office:value="0.0989312754008919">
                <text:p>0.0989312754008919</text:p>
              </table:table-cell>
              <table:table-cell office:value-type="float" office:value="0.0685503038751504">
                <text:p>0.0685503038751504</text:p>
              </table:table-cell>
              <table:table-cell office:value-type="float" office:value="0.0508345152902328">
                <text:p>0.0508345152902328</text:p>
              </table:table-cell>
              <table:table-cell office:value-type="float" office:value="0.0413993114799898">
                <text:p>0.0413993114799898</text:p>
              </table:table-cell>
              <table:table-cell office:value-type="float" office:value="0.0366612435133258">
                <text:p>0.0366612435133258</text:p>
              </table:table-cell>
              <table:table-cell office:value-type="float" office:value="0.0346824353986025">
                <text:p>0.0346824353986025</text:p>
              </table:table-cell>
              <table:table-cell office:value-type="float" office:value="0.0344876722685526">
                <text:p>0.0344876722685526</text:p>
              </table:table-cell>
            </table:table-row>
            <table:table-row>
              <table:table-cell office:value-type="string">
                <text:p>Zeile 27</text:p>
                <draw:g>
                  <svg:desc/>
                </draw:g>
              </table:table-cell>
              <table:table-cell office:value-type="float" office:value="0.00279394450701013">
                <text:p>0.00279394450701013</text:p>
                <draw:g>
                  <svg:desc>Simulation.C27:Simulation.J27</svg:desc>
                </draw:g>
              </table:table-cell>
              <table:table-cell office:value-type="float" office:value="0.00493699162693625">
                <text:p>0.00493699162693625</text:p>
              </table:table-cell>
              <table:table-cell office:value-type="float" office:value="0.00625832044890829">
                <text:p>0.00625832044890829</text:p>
              </table:table-cell>
              <table:table-cell office:value-type="float" office:value="0.00695162273798628">
                <text:p>0.00695162273798628</text:p>
              </table:table-cell>
              <table:table-cell office:value-type="float" office:value="0.00734263658466394">
                <text:p>0.00734263658466394</text:p>
              </table:table-cell>
              <table:table-cell office:value-type="float" office:value="0.00762389034173513">
                <text:p>0.00762389034173513</text:p>
              </table:table-cell>
              <table:table-cell office:value-type="float" office:value="0.00789094804985361">
                <text:p>0.00789094804985361</text:p>
              </table:table-cell>
              <table:table-cell office:value-type="float" office:value="0.00819497711147445">
                <text:p>0.00819497711147445</text:p>
              </table:table-cell>
            </table:table-row>
            <table:table-row>
              <table:table-cell office:value-type="string">
                <text:p>Zeile 28</text:p>
                <draw:g>
                  <svg:desc/>
                </draw:g>
              </table:table-cell>
              <table:table-cell office:value-type="float" office:value="0.00651933959019175">
                <text:p>0.00651933959019175</text:p>
                <draw:g>
                  <svg:desc>Simulation.C28:Simulation.J28</svg:desc>
                </draw:g>
              </table:table-cell>
              <table:table-cell office:value-type="float" office:value="0.0114719580188518">
                <text:p>0.0114719580188518</text:p>
              </table:table-cell>
              <table:table-cell office:value-type="float" office:value="0.0139890169742013">
                <text:p>0.0139890169742013</text:p>
              </table:table-cell>
              <table:table-cell office:value-type="float" office:value="0.0147324399730773">
                <text:p>0.0147324399730773</text:p>
              </table:table-cell>
              <table:table-cell office:value-type="float" office:value="0.0146944758321283">
                <text:p>0.0146944758321283</text:p>
              </table:table-cell>
              <table:table-cell office:value-type="float" office:value="0.0144065761781327">
                <text:p>0.0144065761781327</text:p>
              </table:table-cell>
              <table:table-cell office:value-type="float" office:value="0.0140805738173634">
                <text:p>0.0140805738173634</text:p>
              </table:table-cell>
              <table:table-cell office:value-type="float" office:value="0.0137861756426745">
                <text:p>0.0137861756426745</text:p>
              </table:table-cell>
            </table:table-row>
            <table:table-row>
              <table:table-cell office:value-type="string">
                <text:p>Zeile 29</text:p>
                <draw:g>
                  <svg:desc/>
                </draw:g>
              </table:table-cell>
              <table:table-cell office:value-type="float" office:value="0.0422056487699766">
                <text:p>0.0422056487699766</text:p>
                <draw:g>
                  <svg:desc>Simulation.C29:Simulation.J29</svg:desc>
                </draw:g>
              </table:table-cell>
              <table:table-cell office:value-type="float" office:value="0.0440615832700601">
                <text:p>0.0440615832700601</text:p>
              </table:table-cell>
              <table:table-cell office:value-type="float" office:value="0.0395129873440871">
                <text:p>0.0395129873440871</text:p>
              </table:table-cell>
              <table:table-cell office:value-type="float" office:value="0.0349799098116916">
                <text:p>0.0349799098116916</text:p>
              </table:table-cell>
              <table:table-cell office:value-type="float" office:value="0.0316782925525458">
                <text:p>0.0316782925525458</text:p>
              </table:table-cell>
              <table:table-cell office:value-type="float" office:value="0.0293677977059772">
                <text:p>0.0293677977059772</text:p>
              </table:table-cell>
              <table:table-cell office:value-type="float" office:value="0.0276506830589598">
                <text:p>0.0276506830589598</text:p>
              </table:table-cell>
              <table:table-cell office:value-type="float" office:value="0.026234277623172">
                <text:p>0.026234277623172</text:p>
              </table:table-cell>
            </table:table-row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0.000439450829517929">
                <text:p>0.000439450829517929</text:p>
                <draw:g>
                  <svg:desc>Simulation.C30:Simulation.J30</svg:desc>
                </draw:g>
              </table:table-cell>
              <table:table-cell office:value-type="float" office:value="0.0017644178923673">
                <text:p>0.0017644178923673</text:p>
              </table:table-cell>
              <table:table-cell office:value-type="float" office:value="0.00374174293768276">
                <text:p>0.00374174293768276</text:p>
              </table:table-cell>
              <table:table-cell office:value-type="float" office:value="0.00565340097911688">
                <text:p>0.00565340097911688</text:p>
              </table:table-cell>
              <table:table-cell office:value-type="float" office:value="0.00709604797952124">
                <text:p>0.00709604797952124</text:p>
              </table:table-cell>
              <table:table-cell office:value-type="float" office:value="0.00803813071087432">
                <text:p>0.00803813071087432</text:p>
              </table:table-cell>
              <table:table-cell office:value-type="float" office:value="0.00860706112982756">
                <text:p>0.00860706112982756</text:p>
              </table:table-cell>
              <table:table-cell office:value-type="float" office:value="0.00894631029132289">
                <text:p>0.00894631029132289</text:p>
              </table:table-cell>
            </table:table-row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0.0274113752196441">
                <text:p>0.0274113752196441</text:p>
                <draw:g>
                  <svg:desc>Simulation.C31:Simulation.J31</svg:desc>
                </draw:g>
              </table:table-cell>
              <table:table-cell office:value-type="float" office:value="0.0304507337771878">
                <text:p>0.0304507337771878</text:p>
              </table:table-cell>
              <table:table-cell office:value-type="float" office:value="0.0276383735601881">
                <text:p>0.0276383735601881</text:p>
              </table:table-cell>
              <table:table-cell office:value-type="float" office:value="0.024363167562043">
                <text:p>0.024363167562043</text:p>
              </table:table-cell>
              <table:table-cell office:value-type="float" office:value="0.022027808336072">
                <text:p>0.022027808336072</text:p>
              </table:table-cell>
              <table:table-cell office:value-type="float" office:value="0.0206199868833069">
                <text:p>0.0206199868833069</text:p>
              </table:table-cell>
              <table:table-cell office:value-type="float" office:value="0.0198747545212994">
                <text:p>0.0198747545212994</text:p>
              </table:table-cell>
              <table:table-cell office:value-type="float" office:value="0.0195535133137322">
                <text:p>0.0195535133137322</text:p>
              </table:table-cell>
            </table:table-row>
            <table:table-row>
              <table:table-cell office:value-type="string">
                <text:p>Zeile 32</text:p>
                <draw:g>
                  <svg:desc/>
                </draw:g>
              </table:table-cell>
              <table:table-cell office:value-type="float" office:value="0.018849227562129">
                <text:p>0.018849227562129</text:p>
                <draw:g>
                  <svg:desc>Simulation.C32:Simulation.J32</svg:desc>
                </draw:g>
              </table:table-cell>
              <table:table-cell office:value-type="float" office:value="0.0260079427285416">
                <text:p>0.0260079427285416</text:p>
              </table:table-cell>
              <table:table-cell office:value-type="float" office:value="0.027836721724527">
                <text:p>0.027836721724527</text:p>
              </table:table-cell>
              <table:table-cell office:value-type="float" office:value="0.0274086543971145">
                <text:p>0.0274086543971145</text:p>
              </table:table-cell>
              <table:table-cell office:value-type="float" office:value="0.0263022449270234">
                <text:p>0.0263022449270234</text:p>
              </table:table-cell>
              <table:table-cell office:value-type="float" office:value="0.0250173749885073">
                <text:p>0.0250173749885073</text:p>
              </table:table-cell>
              <table:table-cell office:value-type="float" office:value="0.0236706583352376">
                <text:p>0.0236706583352376</text:p>
              </table:table-cell>
              <table:table-cell office:value-type="float" office:value="0.022285243676592">
                <text:p>0.022285243676592</text:p>
              </table:table-cell>
            </table:table-row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0.0006106244274039">
                <text:p>0.0006106244274039</text:p>
                <draw:g>
                  <svg:desc>Simulation.C33:Simulation.J33</svg:desc>
                </draw:g>
              </table:table-cell>
              <table:table-cell office:value-type="float" office:value="0.00283168977718494">
                <text:p>0.00283168977718494</text:p>
              </table:table-cell>
              <table:table-cell office:value-type="float" office:value="0.00649430857074308">
                <text:p>0.00649430857074308</text:p>
              </table:table-cell>
              <table:table-cell office:value-type="float" office:value="0.0102795281655506">
                <text:p>0.0102795281655506</text:p>
              </table:table-cell>
              <table:table-cell office:value-type="float" office:value="0.0133192584933117">
                <text:p>0.0133192584933117</text:p>
              </table:table-cell>
              <table:table-cell office:value-type="float" office:value="0.0154441897041031">
                <text:p>0.0154441897041031</text:p>
              </table:table-cell>
              <table:table-cell office:value-type="float" office:value="0.0167942439783555">
                <text:p>0.0167942439783555</text:p>
              </table:table-cell>
              <table:table-cell office:value-type="float" office:value="0.0175485718092708">
                <text:p>0.0175485718092708</text:p>
              </table:table-cell>
            </table:table-row>
            <table:table-row>
              <table:table-cell office:value-type="string">
                <text:p>Zeile 34</text:p>
                <draw:g>
                  <svg:desc/>
                </draw:g>
              </table:table-cell>
              <table:table-cell office:value-type="float" office:value="0.0000918584061135073">
                <text:p>0.0000918584061135073</text:p>
                <draw:g>
                  <svg:desc>Simulation.C34:Simulation.J34</svg:desc>
                </draw:g>
              </table:table-cell>
              <table:table-cell office:value-type="float" office:value="0.000498484846336928">
                <text:p>0.000498484846336928</text:p>
              </table:table-cell>
              <table:table-cell office:value-type="float" office:value="0.00134882113599196">
                <text:p>0.00134882113599196</text:p>
              </table:table-cell>
              <table:table-cell office:value-type="float" office:value="0.00244833999228624">
                <text:p>0.00244833999228624</text:p>
              </table:table-cell>
              <table:table-cell office:value-type="float" office:value="0.00350082348447163">
                <text:p>0.00350082348447163</text:p>
              </table:table-cell>
              <table:table-cell office:value-type="float" office:value="0.0043352114237866">
                <text:p>0.0043352114237866</text:p>
              </table:table-cell>
              <table:table-cell office:value-type="float" office:value="0.00493434763197566">
                <text:p>0.00493434763197566</text:p>
              </table:table-cell>
              <table:table-cell office:value-type="float" office:value="0.0053659742447642">
                <text:p>0.0053659742447642</text:p>
              </table:table-cell>
            </table:table-row>
            <table:table-row>
              <table:table-cell office:value-type="string">
                <text:p>Zeile 35</text:p>
                <draw:g>
                  <svg:desc/>
                </draw:g>
              </table:table-cell>
              <table:table-cell office:value-type="float" office:value="0.000466813087175355">
                <text:p>0.000466813087175355</text:p>
                <draw:g>
                  <svg:desc>Simulation.C35:Simulation.J35</svg:desc>
                </draw:g>
              </table:table-cell>
              <table:table-cell office:value-type="float" office:value="0.002212978540795">
                <text:p>0.002212978540795</text:p>
              </table:table-cell>
              <table:table-cell office:value-type="float" office:value="0.00511380644004396">
                <text:p>0.00511380644004396</text:p>
              </table:table-cell>
              <table:table-cell office:value-type="float" office:value="0.00815467825818791">
                <text:p>0.00815467825818791</text:p>
              </table:table-cell>
              <table:table-cell office:value-type="float" office:value="0.0107422910363337">
                <text:p>0.0107422910363337</text:p>
              </table:table-cell>
              <table:table-cell office:value-type="float" office:value="0.0128590603641634">
                <text:p>0.0128590603641634</text:p>
              </table:table-cell>
              <table:table-cell office:value-type="float" office:value="0.014719206508109">
                <text:p>0.014719206508109</text:p>
              </table:table-cell>
              <table:table-cell office:value-type="float" office:value="0.0165520017502282">
                <text:p>0.0165520017502282</text:p>
              </table:table-cell>
            </table:table-row>
            <table:table-row>
              <table:table-cell office:value-type="string">
                <text:p>Zeile 36</text:p>
                <draw:g>
                  <svg:desc/>
                </draw:g>
              </table:table-cell>
              <table:table-cell office:value-type="float" office:value="0.0238613211632566">
                <text:p>0.0238613211632566</text:p>
                <draw:g>
                  <svg:desc>Simulation.C36:Simulation.J36</svg:desc>
                </draw:g>
              </table:table-cell>
              <table:table-cell office:value-type="float" office:value="0.0338697782708003">
                <text:p>0.0338697782708003</text:p>
              </table:table-cell>
              <table:table-cell office:value-type="float" office:value="0.0350074685300999">
                <text:p>0.0350074685300999</text:p>
              </table:table-cell>
              <table:table-cell office:value-type="float" office:value="0.0329001372797254">
                <text:p>0.0329001372797254</text:p>
              </table:table-cell>
              <table:table-cell office:value-type="float" office:value="0.0306889552688215">
                <text:p>0.0306889552688215</text:p>
              </table:table-cell>
              <table:table-cell office:value-type="float" office:value="0.0292432391293891">
                <text:p>0.0292432391293891</text:p>
              </table:table-cell>
              <table:table-cell office:value-type="float" office:value="0.0285910738527555">
                <text:p>0.0285910738527555</text:p>
              </table:table-cell>
              <table:table-cell office:value-type="float" office:value="0.0285414711742869">
                <text:p>0.0285414711742869</text:p>
              </table:table-cell>
            </table:table-row>
            <table:table-row>
              <table:table-cell office:value-type="string">
                <text:p>Zeile 37</text:p>
                <draw:g>
                  <svg:desc/>
                </draw:g>
              </table:table-cell>
              <table:table-cell office:value-type="float" office:value="0.0221974183571106">
                <text:p>0.0221974183571106</text:p>
                <draw:g>
                  <svg:desc>Simulation.C37:Simulation.J37</svg:desc>
                </draw:g>
              </table:table-cell>
              <table:table-cell office:value-type="float" office:value="0.0231653195819007">
                <text:p>0.0231653195819007</text:p>
              </table:table-cell>
              <table:table-cell office:value-type="float" office:value="0.0212287903398478">
                <text:p>0.0212287903398478</text:p>
              </table:table-cell>
              <table:table-cell office:value-type="float" office:value="0.0191609581389145">
                <text:p>0.0191609581389145</text:p>
              </table:table-cell>
              <table:table-cell office:value-type="float" office:value="0.0174587083258799">
                <text:p>0.0174587083258799</text:p>
              </table:table-cell>
              <table:table-cell office:value-type="float" office:value="0.0160217664321369">
                <text:p>0.0160217664321369</text:p>
              </table:table-cell>
              <table:table-cell office:value-type="float" office:value="0.0147135210151105">
                <text:p>0.0147135210151105</text:p>
              </table:table-cell>
              <table:table-cell office:value-type="float" office:value="0.0134676897329026">
                <text:p>0.0134676897329026</text:p>
              </table:table-cell>
            </table:table-row>
            <table:table-row>
              <table:table-cell office:value-type="string">
                <text:p>Zeile 38</text:p>
                <draw:g>
                  <svg:desc/>
                </draw:g>
              </table:table-cell>
              <table:table-cell office:value-type="float" office:value="0.000452895584400534">
                <text:p>0.000452895584400534</text:p>
                <draw:g>
                  <svg:desc>Simulation.C38:Simulation.J38</svg:desc>
                </draw:g>
              </table:table-cell>
              <table:table-cell office:value-type="float" office:value="0.00190493735162855">
                <text:p>0.00190493735162855</text:p>
              </table:table-cell>
              <table:table-cell office:value-type="float" office:value="0.00416270435283702">
                <text:p>0.00416270435283702</text:p>
              </table:table-cell>
              <table:table-cell office:value-type="float" office:value="0.00647144836799186">
                <text:p>0.00647144836799186</text:p>
              </table:table-cell>
              <table:table-cell office:value-type="float" office:value="0.00839802484665455">
                <text:p>0.00839802484665455</text:p>
              </table:table-cell>
              <table:table-cell office:value-type="float" office:value="0.00989480502241068">
                <text:p>0.00989480502241068</text:p>
              </table:table-cell>
              <table:table-cell office:value-type="float" office:value="0.0110757795138383">
                <text:p>0.0110757795138383</text:p>
              </table:table-cell>
              <table:table-cell office:value-type="float" office:value="0.01207357106119">
                <text:p>0.01207357106119</text:p>
              </table:table-cell>
            </table:table-row>
            <table:table-row>
              <table:table-cell office:value-type="string">
                <text:p>Zeile 39</text:p>
                <draw:g>
                  <svg:desc/>
                </draw:g>
              </table:table-cell>
              <table:table-cell office:value-type="float" office:value="0.0256498196157931">
                <text:p>0.0256498196157931</text:p>
                <draw:g>
                  <svg:desc>Simulation.C39:Simulation.J39</svg:desc>
                </draw:g>
              </table:table-cell>
              <table:table-cell office:value-type="float" office:value="0.0401063473974295">
                <text:p>0.0401063473974295</text:p>
              </table:table-cell>
              <table:table-cell office:value-type="float" office:value="0.0440857073503695">
                <text:p>0.0440857073503695</text:p>
              </table:table-cell>
              <table:table-cell office:value-type="float" office:value="0.0427711418824503">
                <text:p>0.0427711418824503</text:p>
              </table:table-cell>
              <table:table-cell office:value-type="float" office:value="0.0399467177304786">
                <text:p>0.0399467177304786</text:p>
              </table:table-cell>
              <table:table-cell office:value-type="float" office:value="0.0369448744487783">
                <text:p>0.0369448744487783</text:p>
              </table:table-cell>
              <table:table-cell office:value-type="float" office:value="0.0340282829249091">
                <text:p>0.0340282829249091</text:p>
              </table:table-cell>
              <table:table-cell office:value-type="float" office:value="0.0311647102976558">
                <text:p>0.0311647102976558</text:p>
              </table:table-cell>
            </table:table-row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0.0071026347169092">
                <text:p>0.0071026347169092</text:p>
                <draw:g>
                  <svg:desc>Simulation.C40:Simulation.J40</svg:desc>
                </draw:g>
              </table:table-cell>
              <table:table-cell office:value-type="float" office:value="0.00909688082434224">
                <text:p>0.00909688082434224</text:p>
              </table:table-cell>
              <table:table-cell office:value-type="float" office:value="0.00940201261045768">
                <text:p>0.00940201261045768</text:p>
              </table:table-cell>
              <table:table-cell office:value-type="float" office:value="0.00906699469194576">
                <text:p>0.00906699469194576</text:p>
              </table:table-cell>
              <table:table-cell office:value-type="float" office:value="0.00858043497318792">
                <text:p>0.00858043497318792</text:p>
              </table:table-cell>
              <table:table-cell office:value-type="float" office:value="0.00810915540505231">
                <text:p>0.00810915540505231</text:p>
              </table:table-cell>
              <table:table-cell office:value-type="float" office:value="0.00771251626306245">
                <text:p>0.00771251626306245</text:p>
              </table:table-cell>
              <table:table-cell office:value-type="float" office:value="0.00742133534040421">
                <text:p>0.00742133534040421</text:p>
              </table:table-cell>
            </table:table-row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0.00283618814153917">
                <text:p>0.00283618814153917</text:p>
                <draw:g>
                  <svg:desc>Simulation.C41:Simulation.J41</svg:desc>
                </draw:g>
              </table:table-cell>
              <table:table-cell office:value-type="float" office:value="0.00911678414335921">
                <text:p>0.00911678414335921</text:p>
              </table:table-cell>
              <table:table-cell office:value-type="float" office:value="0.0160986452883989">
                <text:p>0.0160986452883989</text:p>
              </table:table-cell>
              <table:table-cell office:value-type="float" office:value="0.0214526232386627">
                <text:p>0.0214526232386627</text:p>
              </table:table-cell>
              <table:table-cell office:value-type="float" office:value="0.0250879167505436">
                <text:p>0.0250879167505436</text:p>
              </table:table-cell>
              <table:table-cell office:value-type="float" office:value="0.027706173716806">
                <text:p>0.027706173716806</text:p>
              </table:table-cell>
              <table:table-cell office:value-type="float" office:value="0.0299445863452824">
                <text:p>0.0299445863452824</text:p>
              </table:table-cell>
              <table:table-cell office:value-type="float" office:value="0.0322101058178029">
                <text:p>0.0322101058178029</text:p>
              </table:table-cell>
            </table:table-row>
            <table:table-row>
              <table:table-cell office:value-type="string">
                <text:p>Zeile 42</text:p>
                <draw:g>
                  <svg:desc/>
                </draw:g>
              </table:table-cell>
              <table:table-cell office:value-type="float" office:value="0.0831380814268066">
                <text:p>0.0831380814268066</text:p>
                <draw:g>
                  <svg:desc>Simulation.C42:Simulation.J42</svg:desc>
                </draw:g>
              </table:table-cell>
              <table:table-cell office:value-type="float" office:value="0.0668392675783736">
                <text:p>0.0668392675783736</text:p>
              </table:table-cell>
              <table:table-cell office:value-type="float" office:value="0.0491579371967038">
                <text:p>0.0491579371967038</text:p>
              </table:table-cell>
              <table:table-cell office:value-type="float" office:value="0.0375400366186975">
                <text:p>0.0375400366186975</text:p>
              </table:table-cell>
              <table:table-cell office:value-type="float" office:value="0.0304432652249558">
                <text:p>0.0304432652249558</text:p>
              </table:table-cell>
              <table:table-cell office:value-type="float" office:value="0.0259128140698678">
                <text:p>0.0259128140698678</text:p>
              </table:table-cell>
              <table:table-cell office:value-type="float" office:value="0.0227373719073118">
                <text:p>0.0227373719073118</text:p>
              </table:table-cell>
              <table:table-cell office:value-type="float" office:value="0.0202623398937717">
                <text:p>0.0202623398937717</text:p>
              </table:table-cell>
            </table:table-row>
            <table:table-row>
              <table:table-cell office:value-type="string">
                <text:p>Zeile 43</text:p>
                <draw:g>
                  <svg:desc/>
                </draw:g>
              </table:table-cell>
              <table:table-cell office:value-type="float" office:value="0.149396149733148">
                <text:p>0.149396149733148</text:p>
                <draw:g>
                  <svg:desc>Simulation.C43:Simulation.J43</svg:desc>
                </draw:g>
              </table:table-cell>
              <table:table-cell office:value-type="float" office:value="0.0891554651143432">
                <text:p>0.0891554651143432</text:p>
              </table:table-cell>
              <table:table-cell office:value-type="float" office:value="0.0549630469957858">
                <text:p>0.0549630469957858</text:p>
              </table:table-cell>
              <table:table-cell office:value-type="float" office:value="0.0382156006377288">
                <text:p>0.0382156006377288</text:p>
              </table:table-cell>
              <table:table-cell office:value-type="float" office:value="0.0297988498967172">
                <text:p>0.0297988498967172</text:p>
              </table:table-cell>
              <table:table-cell office:value-type="float" office:value="0.025268925238988">
                <text:p>0.025268925238988</text:p>
              </table:table-cell>
              <table:table-cell office:value-type="float" office:value="0.0226096680566801">
                <text:p>0.0226096680566801</text:p>
              </table:table-cell>
              <table:table-cell office:value-type="float" office:value="0.0208742967547828">
                <text:p>0.0208742967547828</text:p>
              </table:table-cell>
            </table:table-row>
            <table:table-row>
              <table:table-cell office:value-type="string">
                <text:p>Zeile 44</text:p>
                <draw:g>
                  <svg:desc/>
                </draw:g>
              </table:table-cell>
              <table:table-cell office:value-type="float" office:value="0.00122639274874949">
                <text:p>0.00122639274874949</text:p>
                <draw:g>
                  <svg:desc>Simulation.C44:Simulation.J44</svg:desc>
                </draw:g>
              </table:table-cell>
              <table:table-cell office:value-type="float" office:value="0.00347954137100577">
                <text:p>0.00347954137100577</text:p>
              </table:table-cell>
              <table:table-cell office:value-type="float" office:value="0.00608593653441267">
                <text:p>0.00608593653441267</text:p>
              </table:table-cell>
              <table:table-cell office:value-type="float" office:value="0.00827373103136856">
                <text:p>0.00827373103136856</text:p>
              </table:table-cell>
              <table:table-cell office:value-type="float" office:value="0.00976842204665559">
                <text:p>0.00976842204665559</text:p>
              </table:table-cell>
              <table:table-cell office:value-type="float" office:value="0.0106198959985411">
                <text:p>0.0106198959985411</text:p>
              </table:table-cell>
              <table:table-cell office:value-type="float" office:value="0.011003892586144">
                <text:p>0.011003892586144</text:p>
              </table:table-cell>
              <table:table-cell office:value-type="float" office:value="0.0111116122580368">
                <text:p>0.0111116122580368</text:p>
              </table:table-cell>
            </table:table-row>
            <table:table-row>
              <table:table-cell office:value-type="string">
                <text:p>Zeile 45</text:p>
                <draw:g>
                  <svg:desc/>
                </draw:g>
              </table:table-cell>
              <table:table-cell office:value-type="float" office:value="0.00183136480665894">
                <text:p>0.00183136480665894</text:p>
                <draw:g>
                  <svg:desc>Simulation.C45:Simulation.J45</svg:desc>
                </draw:g>
              </table:table-cell>
              <table:table-cell office:value-type="float" office:value="0.00470197204092365">
                <text:p>0.00470197204092365</text:p>
              </table:table-cell>
              <table:table-cell office:value-type="float" office:value="0.00757576436103638">
                <text:p>0.00757576436103638</text:p>
              </table:table-cell>
              <table:table-cell office:value-type="float" office:value="0.00976580389162443">
                <text:p>0.00976580389162443</text:p>
              </table:table-cell>
              <table:table-cell office:value-type="float" office:value="0.0112742484623051">
                <text:p>0.0112742484623051</text:p>
              </table:table-cell>
              <table:table-cell office:value-type="float" office:value="0.0123105446338155">
                <text:p>0.0123105446338155</text:p>
              </table:table-cell>
              <table:table-cell office:value-type="float" office:value="0.0130740043651298">
                <text:p>0.0130740043651298</text:p>
              </table:table-cell>
              <table:table-cell office:value-type="float" office:value="0.0137108129647741">
                <text:p>0.0137108129647741</text:p>
              </table:table-cell>
            </table:table-row>
            <table:table-row>
              <table:table-cell office:value-type="string">
                <text:p>Zeile 46</text:p>
                <draw:g>
                  <svg:desc/>
                </draw:g>
              </table:table-cell>
              <table:table-cell office:value-type="float" office:value="0.000674082946117849">
                <text:p>0.000674082946117849</text:p>
                <draw:g>
                  <svg:desc>Simulation.C46:Simulation.J46</svg:desc>
                </draw:g>
              </table:table-cell>
              <table:table-cell office:value-type="float" office:value="0.00272952762634853">
                <text:p>0.00272952762634853</text:p>
              </table:table-cell>
              <table:table-cell office:value-type="float" office:value="0.00578134581826084">
                <text:p>0.00578134581826084</text:p>
              </table:table-cell>
              <table:table-cell office:value-type="float" office:value="0.00871902204206346">
                <text:p>0.00871902204206346</text:p>
              </table:table-cell>
              <table:table-cell office:value-type="float" office:value="0.0109777316235437">
                <text:p>0.0109777316235437</text:p>
              </table:table-cell>
              <table:table-cell office:value-type="float" office:value="0.0125723159996294">
                <text:p>0.0125723159996294</text:p>
              </table:table-cell>
              <table:table-cell office:value-type="float" office:value="0.0137355549358689">
                <text:p>0.0137355549358689</text:p>
              </table:table-cell>
              <table:table-cell office:value-type="float" office:value="0.0147023335027347">
                <text:p>0.0147023335027347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0.00984018971002645">
                <text:p>0.00984018971002645</text:p>
                <draw:g>
                  <svg:desc>Simulation.C47:Simulation.J47</svg:desc>
                </draw:g>
              </table:table-cell>
              <table:table-cell office:value-type="float" office:value="0.0172921387586376">
                <text:p>0.0172921387586376</text:p>
              </table:table-cell>
              <table:table-cell office:value-type="float" office:value="0.0215259394658851">
                <text:p>0.0215259394658851</text:p>
              </table:table-cell>
              <table:table-cell office:value-type="float" office:value="0.0233599833702435">
                <text:p>0.0233599833702435</text:p>
              </table:table-cell>
              <table:table-cell office:value-type="float" office:value="0.0240579839675074">
                <text:p>0.0240579839675074</text:p>
              </table:table-cell>
              <table:table-cell office:value-type="float" office:value="0.0243240234047028">
                <text:p>0.0243240234047028</text:p>
              </table:table-cell>
              <table:table-cell office:value-type="float" office:value="0.0244605392862619">
                <text:p>0.0244605392862619</text:p>
              </table:table-cell>
              <table:table-cell office:value-type="float" office:value="0.0245773470575809">
                <text:p>0.0245773470575809</text:p>
              </table:table-cell>
            </table:table-row>
            <table:table-row>
              <table:table-cell office:value-type="string">
                <text:p>Zeile 48</text:p>
                <draw:g>
                  <svg:desc/>
                </draw:g>
              </table:table-cell>
              <table:table-cell office:value-type="float" office:value="0.063107504419963">
                <text:p>0.063107504419963</text:p>
                <draw:g>
                  <svg:desc>Simulation.C48:Simulation.J48</svg:desc>
                </draw:g>
              </table:table-cell>
              <table:table-cell office:value-type="float" office:value="0.0622176151026662">
                <text:p>0.0622176151026662</text:p>
              </table:table-cell>
              <table:table-cell office:value-type="float" office:value="0.0556754142010801">
                <text:p>0.0556754142010801</text:p>
              </table:table-cell>
              <table:table-cell office:value-type="float" office:value="0.050898485642794">
                <text:p>0.050898485642794</text:p>
              </table:table-cell>
              <table:table-cell office:value-type="float" office:value="0.0484331832801601">
                <text:p>0.0484331832801601</text:p>
              </table:table-cell>
              <table:table-cell office:value-type="float" office:value="0.0474621059100534">
                <text:p>0.0474621059100534</text:p>
              </table:table-cell>
              <table:table-cell office:value-type="float" office:value="0.0471886033513922">
                <text:p>0.0471886033513922</text:p>
              </table:table-cell>
              <table:table-cell office:value-type="float" office:value="0.0470250998338799">
                <text:p>0.0470250998338799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0.00764549473532731">
                <text:p>0.00764549473532731</text:p>
                <draw:g>
                  <svg:desc>Simulation.C49:Simulation.J49</svg:desc>
                </draw:g>
              </table:table-cell>
              <table:table-cell office:value-type="float" office:value="0.013899446967567">
                <text:p>0.013899446967567</text:p>
              </table:table-cell>
              <table:table-cell office:value-type="float" office:value="0.0186644415166997">
                <text:p>0.0186644415166997</text:p>
              </table:table-cell>
              <table:table-cell office:value-type="float" office:value="0.0220502219519297">
                <text:p>0.0220502219519297</text:p>
              </table:table-cell>
              <table:table-cell office:value-type="float" office:value="0.024568815027225">
                <text:p>0.024568815027225</text:p>
              </table:table-cell>
              <table:table-cell office:value-type="float" office:value="0.0266126687380937">
                <text:p>0.0266126687380937</text:p>
              </table:table-cell>
              <table:table-cell office:value-type="float" office:value="0.0284552121035498">
                <text:p>0.0284552121035498</text:p>
              </table:table-cell>
              <table:table-cell office:value-type="float" office:value="0.0302857764430301">
                <text:p>0.0302857764430301</text:p>
              </table:table-cell>
            </table:table-row>
            <table:table-row>
              <table:table-cell office:value-type="string">
                <text:p>Zeile 50</text:p>
                <draw:g>
                  <svg:desc/>
                </draw:g>
              </table:table-cell>
              <table:table-cell office:value-type="float" office:value="0.00570959817317813">
                <text:p>0.00570959817317813</text:p>
                <draw:g>
                  <svg:desc>Simulation.C50:Simulation.J50</svg:desc>
                </draw:g>
              </table:table-cell>
              <table:table-cell office:value-type="float" office:value="0.0115482427480664">
                <text:p>0.0115482427480664</text:p>
              </table:table-cell>
              <table:table-cell office:value-type="float" office:value="0.015859189870058">
                <text:p>0.015859189870058</text:p>
              </table:table-cell>
              <table:table-cell office:value-type="float" office:value="0.0184653898729576">
                <text:p>0.0184653898729576</text:p>
              </table:table-cell>
              <table:table-cell office:value-type="float" office:value="0.0200918472851626">
                <text:p>0.0200918472851626</text:p>
              </table:table-cell>
              <table:table-cell office:value-type="float" office:value="0.0213210720643815">
                <text:p>0.0213210720643815</text:p>
              </table:table-cell>
              <table:table-cell office:value-type="float" office:value="0.0224724124431139">
                <text:p>0.0224724124431139</text:p>
              </table:table-cell>
              <table:table-cell office:value-type="float" office:value="0.023683818547076">
                <text:p>0.023683818547076</text:p>
              </table:table-cell>
            </table:table-row>
            <table:table-row>
              <table:table-cell office:value-type="string">
                <text:p>Zeile 51</text:p>
                <draw:g>
                  <svg:desc/>
                </draw:g>
              </table:table-cell>
              <table:table-cell office:value-type="float" office:value="0.00331427811421673">
                <text:p>0.00331427811421673</text:p>
                <draw:g>
                  <svg:desc>Simulation.C51:Simulation.J51</svg:desc>
                </draw:g>
              </table:table-cell>
              <table:table-cell office:value-type="float" office:value="0.00765454987537218">
                <text:p>0.00765454987537218</text:p>
              </table:table-cell>
              <table:table-cell office:value-type="float" office:value="0.0110839081692809">
                <text:p>0.0110839081692809</text:p>
              </table:table-cell>
              <table:table-cell office:value-type="float" office:value="0.0130319829551475">
                <text:p>0.0130319829551475</text:p>
              </table:table-cell>
              <table:table-cell office:value-type="float" office:value="0.0139234866477413">
                <text:p>0.0139234866477413</text:p>
              </table:table-cell>
              <table:table-cell office:value-type="float" office:value="0.0141645506890464">
                <text:p>0.0141645506890464</text:p>
              </table:table-cell>
              <table:table-cell office:value-type="float" office:value="0.0139727090004352">
                <text:p>0.0139727090004352</text:p>
              </table:table-cell>
              <table:table-cell office:value-type="float" office:value="0.0134572774599757">
                <text:p>0.0134572774599757</text:p>
              </table:table-cell>
            </table:table-row>
            <table:table-row>
              <table:table-cell office:value-type="string">
                <text:p>Zeile 52</text:p>
                <draw:g>
                  <svg:desc/>
                </draw:g>
              </table:table-cell>
              <table:table-cell office:value-type="float" office:value="0.0175578258769787">
                <text:p>0.0175578258769787</text:p>
                <draw:g>
                  <svg:desc>Simulation.C52:Simulation.J52</svg:desc>
                </draw:g>
              </table:table-cell>
              <table:table-cell office:value-type="float" office:value="0.0275212087343608">
                <text:p>0.0275212087343608</text:p>
              </table:table-cell>
              <table:table-cell office:value-type="float" office:value="0.0317204349658982">
                <text:p>0.0317204349658982</text:p>
              </table:table-cell>
              <table:table-cell office:value-type="float" office:value="0.0324622547236514">
                <text:p>0.0324622547236514</text:p>
              </table:table-cell>
              <table:table-cell office:value-type="float" office:value="0.0315761965203617">
                <text:p>0.0315761965203617</text:p>
              </table:table-cell>
              <table:table-cell office:value-type="float" office:value="0.0298724737092638">
                <text:p>0.0298724737092638</text:p>
              </table:table-cell>
              <table:table-cell office:value-type="float" office:value="0.0276954364124307">
                <text:p>0.0276954364124307</text:p>
              </table:table-cell>
              <table:table-cell office:value-type="float" office:value="0.025245540499575">
                <text:p>0.025245540499575</text:p>
              </table:table-cell>
            </table:table-row>
            <table:table-row>
              <table:table-cell office:value-type="string">
                <text:p>Zeile 53</text:p>
                <draw:g>
                  <svg:desc/>
                </draw:g>
              </table:table-cell>
              <table:table-cell office:value-type="float" office:value="0.0134254406830552">
                <text:p>0.0134254406830552</text:p>
                <draw:g>
                  <svg:desc>Simulation.C53:Simulation.J53</svg:desc>
                </draw:g>
              </table:table-cell>
              <table:table-cell office:value-type="float" office:value="0.0296830335118097">
                <text:p>0.0296830335118097</text:p>
              </table:table-cell>
              <table:table-cell office:value-type="float" office:value="0.0393369013744116">
                <text:p>0.0393369013744116</text:p>
              </table:table-cell>
              <table:table-cell office:value-type="float" office:value="0.0419537464725083">
                <text:p>0.0419537464725083</text:p>
              </table:table-cell>
              <table:table-cell office:value-type="float" office:value="0.0411827874870118">
                <text:p>0.0411827874870118</text:p>
              </table:table-cell>
              <table:table-cell office:value-type="float" office:value="0.039403510975584">
                <text:p>0.039403510975584</text:p>
              </table:table-cell>
              <table:table-cell office:value-type="float" office:value="0.0375277640203751">
                <text:p>0.0375277640203751</text:p>
              </table:table-cell>
              <table:table-cell office:value-type="float" office:value="0.0357388071564837">
                <text:p>0.0357388071564837</text:p>
              </table:table-cell>
            </table:table-row>
            <table:table-row>
              <table:table-cell office:value-type="string">
                <text:p>Zeile 54</text:p>
                <draw:g>
                  <svg:desc/>
                </draw:g>
              </table:table-cell>
              <table:table-cell office:value-type="float" office:value="0.00365404219829327">
                <text:p>0.00365404219829327</text:p>
                <draw:g>
                  <svg:desc>Simulation.C54:Simulation.J54</svg:desc>
                </draw:g>
              </table:table-cell>
              <table:table-cell office:value-type="float" office:value="0.00874909881958121">
                <text:p>0.00874909881958121</text:p>
              </table:table-cell>
              <table:table-cell office:value-type="float" office:value="0.0130925042884841">
                <text:p>0.0130925042884841</text:p>
              </table:table-cell>
              <table:table-cell office:value-type="float" office:value="0.0157864624109179">
                <text:p>0.0157864624109179</text:p>
              </table:table-cell>
              <table:table-cell office:value-type="float" office:value="0.0172561146601097">
                <text:p>0.0172561146601097</text:p>
              </table:table-cell>
              <table:table-cell office:value-type="float" office:value="0.0180837572016183">
                <text:p>0.0180837572016183</text:p>
              </table:table-cell>
              <table:table-cell office:value-type="float" office:value="0.0186680584480912">
                <text:p>0.0186680584480912</text:p>
              </table:table-cell>
              <table:table-cell office:value-type="float" office:value="0.0192366476772278">
                <text:p>0.0192366476772278</text:p>
              </table:table-cell>
            </table:table-row>
            <table:table-row>
              <table:table-cell office:value-type="string">
                <text:p>Zeile 55</text:p>
                <draw:g>
                  <svg:desc/>
                </draw:g>
              </table:table-cell>
              <table:table-cell office:value-type="float" office:value="0.000352756107355769">
                <text:p>0.000352756107355769</text:p>
                <draw:g>
                  <svg:desc>Simulation.C55:Simulation.J55</svg:desc>
                </draw:g>
              </table:table-cell>
              <table:table-cell office:value-type="float" office:value="0.00189775391768041">
                <text:p>0.00189775391768041</text:p>
              </table:table-cell>
              <table:table-cell office:value-type="float" office:value="0.00472299981015875">
                <text:p>0.00472299981015875</text:p>
              </table:table-cell>
              <table:table-cell office:value-type="float" office:value="0.00781369109877101">
                <text:p>0.00781369109877101</text:p>
              </table:table-cell>
              <table:table-cell office:value-type="float" office:value="0.0103896657351072">
                <text:p>0.0103896657351072</text:p>
              </table:table-cell>
              <table:table-cell office:value-type="float" office:value="0.0122829261758674">
                <text:p>0.0122829261758674</text:p>
              </table:table-cell>
              <table:table-cell office:value-type="float" office:value="0.0136230341432695">
                <text:p>0.0136230341432695</text:p>
              </table:table-cell>
              <table:table-cell office:value-type="float" office:value="0.014579042971419">
                <text:p>0.014579042971419</text:p>
              </table:table-cell>
            </table:table-row>
            <table:table-row>
              <table:table-cell office:value-type="string">
                <text:p>Zeile 56</text:p>
                <draw:g>
                  <svg:desc/>
                </draw:g>
              </table:table-cell>
              <table:table-cell office:value-type="float" office:value="0.0630047619009112">
                <text:p>0.0630047619009112</text:p>
                <draw:g>
                  <svg:desc>Simulation.C56:Simulation.J56</svg:desc>
                </draw:g>
              </table:table-cell>
              <table:table-cell office:value-type="float" office:value="0.0701583146884234">
                <text:p>0.0701583146884234</text:p>
              </table:table-cell>
              <table:table-cell office:value-type="float" office:value="0.0596597689395682">
                <text:p>0.0596597689395682</text:p>
              </table:table-cell>
              <table:table-cell office:value-type="float" office:value="0.0480218341511336">
                <text:p>0.0480218341511336</text:p>
              </table:table-cell>
              <table:table-cell office:value-type="float" office:value="0.0394026516481825">
                <text:p>0.0394026516481825</text:p>
              </table:table-cell>
              <table:table-cell office:value-type="float" office:value="0.0335063475370662">
                <text:p>0.0335063475370662</text:p>
              </table:table-cell>
              <table:table-cell office:value-type="float" office:value="0.0293964986302238">
                <text:p>0.0293964986302238</text:p>
              </table:table-cell>
              <table:table-cell office:value-type="float" office:value="0.0263442759181124">
                <text:p>0.0263442759181124</text:p>
              </table:table-cell>
            </table:table-row>
            <table:table-row>
              <table:table-cell office:value-type="string">
                <text:p>Zeile 57</text:p>
                <draw:g>
                  <svg:desc/>
                </draw:g>
              </table:table-cell>
              <table:table-cell office:value-type="float" office:value="0.0514110813493572">
                <text:p>0.0514110813493572</text:p>
                <draw:g>
                  <svg:desc>Simulation.C57:Simulation.J57</svg:desc>
                </draw:g>
              </table:table-cell>
              <table:table-cell office:value-type="float" office:value="0.0583018075522472">
                <text:p>0.0583018075522472</text:p>
              </table:table-cell>
              <table:table-cell office:value-type="float" office:value="0.0522306595860535">
                <text:p>0.0522306595860535</text:p>
              </table:table-cell>
              <table:table-cell office:value-type="float" office:value="0.044874002148709">
                <text:p>0.044874002148709</text:p>
              </table:table-cell>
              <table:table-cell office:value-type="float" office:value="0.0394048899579654">
                <text:p>0.0394048899579654</text:p>
              </table:table-cell>
              <table:table-cell office:value-type="float" office:value="0.0357748533024295">
                <text:p>0.0357748533024295</text:p>
              </table:table-cell>
              <table:table-cell office:value-type="float" office:value="0.0333649901153136">
                <text:p>0.0333649901153136</text:p>
              </table:table-cell>
              <table:table-cell office:value-type="float" office:value="0.0316411167860615">
                <text:p>0.0316411167860615</text:p>
              </table:table-cell>
            </table:table-row>
            <table:table-row>
              <table:table-cell office:value-type="string">
                <text:p>Zeile 58</text:p>
                <draw:g>
                  <svg:desc/>
                </draw:g>
              </table:table-cell>
              <table:table-cell office:value-type="float" office:value="0.0462454626051579">
                <text:p>0.0462454626051579</text:p>
                <draw:g>
                  <svg:desc>Simulation.C58:Simulation.J58</svg:desc>
                </draw:g>
              </table:table-cell>
              <table:table-cell office:value-type="float" office:value="0.0435853197719686">
                <text:p>0.0435853197719686</text:p>
              </table:table-cell>
              <table:table-cell office:value-type="float" office:value="0.0368699030579566">
                <text:p>0.0368699030579566</text:p>
              </table:table-cell>
              <table:table-cell office:value-type="float" office:value="0.031627512598381">
                <text:p>0.031627512598381</text:p>
              </table:table-cell>
              <table:table-cell office:value-type="float" office:value="0.0282059348720002">
                <text:p>0.0282059348720002</text:p>
              </table:table-cell>
              <table:table-cell office:value-type="float" office:value="0.0260008899354067">
                <text:p>0.0260008899354067</text:p>
              </table:table-cell>
              <table:table-cell office:value-type="float" office:value="0.0244890147188454">
                <text:p>0.0244890147188454</text:p>
              </table:table-cell>
              <table:table-cell office:value-type="float" office:value="0.0233371535321647">
                <text:p>0.0233371535321647</text:p>
              </table:table-cell>
            </table:table-row>
            <table:table-row>
              <table:table-cell office:value-type="string">
                <text:p>Zeile 59</text:p>
                <draw:g>
                  <svg:desc/>
                </draw:g>
              </table:table-cell>
              <table:table-cell office:value-type="float" office:value="0.00071647672826973">
                <text:p>0.00071647672826973</text:p>
                <draw:g>
                  <svg:desc>Simulation.C59:Simulation.J59</svg:desc>
                </draw:g>
              </table:table-cell>
              <table:table-cell office:value-type="float" office:value="0.00291275241588519">
                <text:p>0.00291275241588519</text:p>
              </table:table-cell>
              <table:table-cell office:value-type="float" office:value="0.00628595385928887">
                <text:p>0.00628595385928887</text:p>
              </table:table-cell>
              <table:table-cell office:value-type="float" office:value="0.00968521364939541">
                <text:p>0.00968521364939541</text:p>
              </table:table-cell>
              <table:table-cell office:value-type="float" office:value="0.0124040315008246">
                <text:p>0.0124040315008246</text:p>
              </table:table-cell>
              <table:table-cell office:value-type="float" office:value="0.014329313782923">
                <text:p>0.014329313782923</text:p>
              </table:table-cell>
              <table:table-cell office:value-type="float" office:value="0.0156200326025436">
                <text:p>0.0156200326025436</text:p>
              </table:table-cell>
              <table:table-cell office:value-type="float" office:value="0.0164704347550548">
                <text:p>0.0164704347550548</text:p>
              </table:table-cell>
            </table:table-row>
            <table:table-row>
              <table:table-cell office:value-type="string">
                <text:p>Zeile 60</text:p>
                <draw:g>
                  <svg:desc/>
                </draw:g>
              </table:table-cell>
              <table:table-cell office:value-type="float" office:value="0.0593358863679978">
                <text:p>0.0593358863679978</text:p>
                <draw:g>
                  <svg:desc>Simulation.C60:Simulation.J60</svg:desc>
                </draw:g>
              </table:table-cell>
              <table:table-cell office:value-type="float" office:value="0.0727498071767247">
                <text:p>0.0727498071767247</text:p>
              </table:table-cell>
              <table:table-cell office:value-type="float" office:value="0.0669602128848486">
                <text:p>0.0669602128848486</text:p>
              </table:table-cell>
              <table:table-cell office:value-type="float" office:value="0.0582246514702622">
                <text:p>0.0582246514702622</text:p>
              </table:table-cell>
              <table:table-cell office:value-type="float" office:value="0.0518837265019276">
                <text:p>0.0518837265019276</text:p>
              </table:table-cell>
              <table:table-cell office:value-type="float" office:value="0.0482012525580552">
                <text:p>0.0482012525580552</text:p>
              </table:table-cell>
              <table:table-cell office:value-type="float" office:value="0.0463574909299866">
                <text:p>0.0463574909299866</text:p>
              </table:table-cell>
              <table:table-cell office:value-type="float" office:value="0.0455287826244813">
                <text:p>0.0455287826244813</text:p>
              </table:table-cell>
            </table:table-row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0.0241699230169251">
                <text:p>0.0241699230169251</text:p>
                <draw:g>
                  <svg:desc>Simulation.C61:Simulation.J61</svg:desc>
                </draw:g>
              </table:table-cell>
              <table:table-cell office:value-type="float" office:value="0.0346213510798974">
                <text:p>0.0346213510798974</text:p>
              </table:table-cell>
              <table:table-cell office:value-type="float" office:value="0.0363354356184081">
                <text:p>0.0363354356184081</text:p>
              </table:table-cell>
              <table:table-cell office:value-type="float" office:value="0.0349092857704306">
                <text:p>0.0349092857704306</text:p>
              </table:table-cell>
              <table:table-cell office:value-type="float" office:value="0.0333062509727583">
                <text:p>0.0333062509727583</text:p>
              </table:table-cell>
              <table:table-cell office:value-type="float" office:value="0.0323222655053544">
                <text:p>0.0323222655053544</text:p>
              </table:table-cell>
              <table:table-cell office:value-type="float" office:value="0.0319639696483798">
                <text:p>0.0319639696483798</text:p>
              </table:table-cell>
              <table:table-cell office:value-type="float" office:value="0.0320230723602882">
                <text:p>0.0320230723602882</text:p>
              </table:table-cell>
            </table:table-row>
            <table:table-row>
              <table:table-cell office:value-type="string">
                <text:p>Zeile 62</text:p>
                <draw:g>
                  <svg:desc/>
                </draw:g>
              </table:table-cell>
              <table:table-cell office:value-type="float" office:value="0.000502059263312019">
                <text:p>0.000502059263312019</text:p>
                <draw:g>
                  <svg:desc>Simulation.C62:Simulation.J62</svg:desc>
                </draw:g>
              </table:table-cell>
              <table:table-cell office:value-type="float" office:value="0.00151812899669354">
                <text:p>0.00151812899669354</text:p>
              </table:table-cell>
              <table:table-cell office:value-type="float" office:value="0.00284788977009699">
                <text:p>0.00284788977009699</text:p>
              </table:table-cell>
              <table:table-cell office:value-type="float" office:value="0.0041371972541392">
                <text:p>0.0041371972541392</text:p>
              </table:table-cell>
              <table:table-cell office:value-type="float" office:value="0.00517874366636274">
                <text:p>0.00517874366636274</text:p>
              </table:table-cell>
              <table:table-cell office:value-type="float" office:value="0.00591888575771673">
                <text:p>0.00591888575771673</text:p>
              </table:table-cell>
              <table:table-cell office:value-type="float" office:value="0.00640086930830978">
                <text:p>0.00640086930830978</text:p>
              </table:table-cell>
              <table:table-cell office:value-type="float" office:value="0.00670956732171287">
                <text:p>0.00670956732171287</text:p>
              </table:table-cell>
            </table:table-row>
            <table:table-row>
              <table:table-cell office:value-type="string">
                <text:p>Zeile 63</text:p>
                <draw:g>
                  <svg:desc/>
                </draw:g>
              </table:table-cell>
              <table:table-cell office:value-type="float" office:value="0.00120233822922937">
                <text:p>0.00120233822922937</text:p>
                <draw:g>
                  <svg:desc>Simulation.C63:Simulation.J63</svg:desc>
                </draw:g>
              </table:table-cell>
              <table:table-cell office:value-type="float" office:value="0.00336617582312016">
                <text:p>0.00336617582312016</text:p>
              </table:table-cell>
              <table:table-cell office:value-type="float" office:value="0.00560078705300252">
                <text:p>0.00560078705300252</text:p>
              </table:table-cell>
              <table:table-cell office:value-type="float" office:value="0.00724836412410789">
                <text:p>0.00724836412410789</text:p>
              </table:table-cell>
              <table:table-cell office:value-type="float" office:value="0.00828653013181615">
                <text:p>0.00828653013181615</text:p>
              </table:table-cell>
              <table:table-cell office:value-type="float" office:value="0.00890141636196691">
                <text:p>0.00890141636196691</text:p>
              </table:table-cell>
              <table:table-cell office:value-type="float" office:value="0.00926837863632608">
                <text:p>0.00926837863632608</text:p>
              </table:table-cell>
              <table:table-cell office:value-type="float" office:value="0.00951085147929401">
                <text:p>0.00951085147929401</text:p>
              </table:table-cell>
            </table:table-row>
            <table:table-row>
              <table:table-cell office:value-type="string">
                <text:p>Zeile 64</text:p>
                <draw:g>
                  <svg:desc/>
                </draw:g>
              </table:table-cell>
              <table:table-cell office:value-type="float" office:value="0.000124644961340549">
                <text:p>0.000124644961340549</text:p>
                <draw:g>
                  <svg:desc>Simulation.C64:Simulation.J64</svg:desc>
                </draw:g>
              </table:table-cell>
              <table:table-cell office:value-type="float" office:value="0.000855925238055154">
                <text:p>0.000855925238055154</text:p>
              </table:table-cell>
              <table:table-cell office:value-type="float" office:value="0.00259825010302321">
                <text:p>0.00259825010302321</text:p>
              </table:table-cell>
              <table:table-cell office:value-type="float" office:value="0.00493960944271013">
                <text:p>0.00493960944271013</text:p>
              </table:table-cell>
              <table:table-cell office:value-type="float" office:value="0.0071316305767855">
                <text:p>0.0071316305767855</text:p>
              </table:table-cell>
              <table:table-cell office:value-type="float" office:value="0.00875196587706678">
                <text:p>0.00875196587706678</text:p>
              </table:table-cell>
              <table:table-cell office:value-type="float" office:value="0.00977132996861281">
                <text:p>0.00977132996861281</text:p>
              </table:table-cell>
              <table:table-cell office:value-type="float" office:value="0.0103459960743229">
                <text:p>0.0103459960743229</text:p>
              </table:table-cell>
            </table:table-row>
            <table:table-row>
              <table:table-cell office:value-type="string">
                <text:p>Zeile 65</text:p>
                <draw:g>
                  <svg:desc/>
                </draw:g>
              </table:table-cell>
              <table:table-cell office:value-type="float" office:value="0.0096225597390143">
                <text:p>0.0096225597390143</text:p>
                <draw:g>
                  <svg:desc>Simulation.C65:Simulation.J65</svg:desc>
                </draw:g>
              </table:table-cell>
              <table:table-cell office:value-type="float" office:value="0.0178532653049852">
                <text:p>0.0178532653049852</text:p>
              </table:table-cell>
              <table:table-cell office:value-type="float" office:value="0.0220535114584996">
                <text:p>0.0220535114584996</text:p>
              </table:table-cell>
              <table:table-cell office:value-type="float" office:value="0.0231518974328087">
                <text:p>0.0231518974328087</text:p>
              </table:table-cell>
              <table:table-cell office:value-type="float" office:value="0.0229091404995943">
                <text:p>0.0229091404995943</text:p>
              </table:table-cell>
              <table:table-cell office:value-type="float" office:value="0.0222543071799459">
                <text:p>0.0222543071799459</text:p>
              </table:table-cell>
              <table:table-cell office:value-type="float" office:value="0.0215144842697924">
                <text:p>0.0215144842697924</text:p>
              </table:table-cell>
              <table:table-cell office:value-type="float" office:value="0.0207591089468889">
                <text:p>0.0207591089468889</text:p>
              </table:table-cell>
            </table:table-row>
            <table:table-row>
              <table:table-cell office:value-type="string">
                <text:p>Zeile 66</text:p>
                <draw:g>
                  <svg:desc/>
                </draw:g>
              </table:table-cell>
              <table:table-cell office:value-type="float" office:value="0.0027520498511824">
                <text:p>0.0027520498511824</text:p>
                <draw:g>
                  <svg:desc>Simulation.C66:Simulation.J66</svg:desc>
                </draw:g>
              </table:table-cell>
              <table:table-cell office:value-type="float" office:value="0.0061856215786446">
                <text:p>0.0061856215786446</text:p>
              </table:table-cell>
              <table:table-cell office:value-type="float" office:value="0.00914601539166552">
                <text:p>0.00914601539166552</text:p>
              </table:table-cell>
              <table:table-cell office:value-type="float" office:value="0.0112614228868953">
                <text:p>0.0112614228868953</text:p>
              </table:table-cell>
              <table:table-cell office:value-type="float" office:value="0.0127913476130458">
                <text:p>0.0127913476130458</text:p>
              </table:table-cell>
              <table:table-cell office:value-type="float" office:value="0.014003937814436">
                <text:p>0.014003937814436</text:p>
              </table:table-cell>
              <table:table-cell office:value-type="float" office:value="0.0150549470394096">
                <text:p>0.0150549470394096</text:p>
              </table:table-cell>
              <table:table-cell office:value-type="float" office:value="0.0160173051438698">
                <text:p>0.0160173051438698</text:p>
              </table:table-cell>
            </table:table-row>
            <table:table-row>
              <table:table-cell office:value-type="string">
                <text:p>Zeile 67</text:p>
                <draw:g>
                  <svg:desc/>
                </draw:g>
              </table:table-cell>
              <table:table-cell office:value-type="float" office:value="0.000720494321716359">
                <text:p>0.000720494321716359</text:p>
                <draw:g>
                  <svg:desc>Simulation.C67:Simulation.J67</svg:desc>
                </draw:g>
              </table:table-cell>
              <table:table-cell office:value-type="float" office:value="0.0030398040208019">
                <text:p>0.0030398040208019</text:p>
              </table:table-cell>
              <table:table-cell office:value-type="float" office:value="0.00662456189613561">
                <text:p>0.00662456189613561</text:p>
              </table:table-cell>
              <table:table-cell office:value-type="float" office:value="0.0102209677737635">
                <text:p>0.0102209677737635</text:p>
              </table:table-cell>
              <table:table-cell office:value-type="float" office:value="0.0130767421514233">
                <text:p>0.0130767421514233</text:p>
              </table:table-cell>
              <table:table-cell office:value-type="float" office:value="0.0150546748751802">
                <text:p>0.0150546748751802</text:p>
              </table:table-cell>
              <table:table-cell office:value-type="float" office:value="0.0162880546950027">
                <text:p>0.0162880546950027</text:p>
              </table:table-cell>
              <table:table-cell office:value-type="float" office:value="0.0169594048429678">
                <text:p>0.0169594048429678</text:p>
              </table:table-cell>
            </table:table-row>
            <table:table-row>
              <table:table-cell office:value-type="string">
                <text:p>Zeile 68</text:p>
                <draw:g>
                  <svg:desc/>
                </draw:g>
              </table:table-cell>
              <table:table-cell office:value-type="float" office:value="0.0014160768310859">
                <text:p>0.0014160768310859</text:p>
                <draw:g>
                  <svg:desc>Simulation.C68:Simulation.J68</svg:desc>
                </draw:g>
              </table:table-cell>
              <table:table-cell office:value-type="float" office:value="0.00455513107071281">
                <text:p>0.00455513107071281</text:p>
              </table:table-cell>
              <table:table-cell office:value-type="float" office:value="0.00852128086101254">
                <text:p>0.00852128086101254</text:p>
              </table:table-cell>
              <table:table-cell office:value-type="float" office:value="0.0120024442204415">
                <text:p>0.0120024442204415</text:p>
              </table:table-cell>
              <table:table-cell office:value-type="float" office:value="0.0144363123712236">
                <text:p>0.0144363123712236</text:p>
              </table:table-cell>
              <table:table-cell office:value-type="float" office:value="0.015828352572502">
                <text:p>0.015828352572502</text:p>
              </table:table-cell>
              <table:table-cell office:value-type="float" office:value="0.0164036232031366">
                <text:p>0.0164036232031366</text:p>
              </table:table-cell>
              <table:table-cell office:value-type="float" office:value="0.0164155540848131">
                <text:p>0.0164155540848131</text:p>
              </table:table-cell>
            </table:table-row>
            <table:table-row>
              <table:table-cell office:value-type="string">
                <text:p>Zeile 69</text:p>
                <draw:g>
                  <svg:desc/>
                </draw:g>
              </table:table-cell>
              <table:table-cell office:value-type="float" office:value="0.00425924565249456">
                <text:p>0.00425924565249456</text:p>
                <draw:g>
                  <svg:desc>Simulation.C69:Simulation.J69</svg:desc>
                </draw:g>
              </table:table-cell>
              <table:table-cell office:value-type="float" office:value="0.00859177020262139">
                <text:p>0.00859177020262139</text:p>
              </table:table-cell>
              <table:table-cell office:value-type="float" office:value="0.0113891622377263">
                <text:p>0.0113891622377263</text:p>
              </table:table-cell>
              <table:table-cell office:value-type="float" office:value="0.0127827667163147">
                <text:p>0.0127827667163147</text:p>
              </table:table-cell>
              <table:table-cell office:value-type="float" office:value="0.0135199056410783">
                <text:p>0.0135199056410783</text:p>
              </table:table-cell>
              <table:table-cell office:value-type="float" office:value="0.0140428135788881">
                <text:p>0.0140428135788881</text:p>
              </table:table-cell>
              <table:table-cell office:value-type="float" office:value="0.0145121306082545">
                <text:p>0.0145121306082545</text:p>
              </table:table-cell>
              <table:table-cell office:value-type="float" office:value="0.014950443509396">
                <text:p>0.014950443509396</text:p>
              </table:table-cell>
            </table:table-row>
            <table:table-row>
              <table:table-cell office:value-type="string">
                <text:p>Zeile 70</text:p>
                <draw:g>
                  <svg:desc/>
                </draw:g>
              </table:table-cell>
              <table:table-cell office:value-type="float" office:value="0.00337072777955094">
                <text:p>0.00337072777955094</text:p>
                <draw:g>
                  <svg:desc>Simulation.C70:Simulation.J70</svg:desc>
                </draw:g>
              </table:table-cell>
              <table:table-cell office:value-type="float" office:value="0.00712441909925442">
                <text:p>0.00712441909925442</text:p>
              </table:table-cell>
              <table:table-cell office:value-type="float" office:value="0.00986930982495885">
                <text:p>0.00986930982495885</text:p>
              </table:table-cell>
              <table:table-cell office:value-type="float" office:value="0.0114513242617603">
                <text:p>0.0114513242617603</text:p>
              </table:table-cell>
              <table:table-cell office:value-type="float" office:value="0.0123789455708415">
                <text:p>0.0123789455708415</text:p>
              </table:table-cell>
              <table:table-cell office:value-type="float" office:value="0.0130325049682663">
                <text:p>0.0130325049682663</text:p>
              </table:table-cell>
              <table:table-cell office:value-type="float" office:value="0.0135935944158688">
                <text:p>0.0135935944158688</text:p>
              </table:table-cell>
              <table:table-cell office:value-type="float" office:value="0.0141268600761774">
                <text:p>0.0141268600761774</text:p>
              </table:table-cell>
            </table:table-row>
            <table:table-row>
              <table:table-cell office:value-type="string">
                <text:p>Zeile 71</text:p>
                <draw:g>
                  <svg:desc/>
                </draw:g>
              </table:table-cell>
              <table:table-cell office:value-type="float" office:value="0.0133602344947422">
                <text:p>0.0133602344947422</text:p>
                <draw:g>
                  <svg:desc>Simulation.C71:Simulation.J71</svg:desc>
                </draw:g>
              </table:table-cell>
              <table:table-cell office:value-type="float" office:value="0.0149650475358466">
                <text:p>0.0149650475358466</text:p>
              </table:table-cell>
              <table:table-cell office:value-type="float" office:value="0.0143260844360529">
                <text:p>0.0143260844360529</text:p>
              </table:table-cell>
              <table:table-cell office:value-type="float" office:value="0.013381003557904">
                <text:p>0.013381003557904</text:p>
              </table:table-cell>
              <table:table-cell office:value-type="float" office:value="0.0126409163178935">
                <text:p>0.0126409163178935</text:p>
              </table:table-cell>
              <table:table-cell office:value-type="float" office:value="0.0121301175769787">
                <text:p>0.0121301175769787</text:p>
              </table:table-cell>
              <table:table-cell office:value-type="float" office:value="0.0117891904992414">
                <text:p>0.0117891904992414</text:p>
              </table:table-cell>
              <table:table-cell office:value-type="float" office:value="0.0115767099709509">
                <text:p>0.0115767099709509</text:p>
              </table:table-cell>
            </table:table-row>
            <table:table-row>
              <table:table-cell office:value-type="string">
                <text:p>Zeile 72</text:p>
                <draw:g>
                  <svg:desc/>
                </draw:g>
              </table:table-cell>
              <table:table-cell office:value-type="float" office:value="0.241178978622544">
                <text:p>0.241178978622544</text:p>
                <draw:g>
                  <svg:desc>Simulation.C72:Simulation.J72</svg:desc>
                </draw:g>
              </table:table-cell>
              <table:table-cell office:value-type="float" office:value="0.130758645769498">
                <text:p>0.130758645769498</text:p>
              </table:table-cell>
              <table:table-cell office:value-type="float" office:value="0.0755794174097225">
                <text:p>0.0755794174097225</text:p>
              </table:table-cell>
              <table:table-cell office:value-type="float" office:value="0.0502319357952426">
                <text:p>0.0502319357952426</text:p>
              </table:table-cell>
              <table:table-cell office:value-type="float" office:value="0.0377092773023028">
                <text:p>0.0377092773023028</text:p>
              </table:table-cell>
              <table:table-cell office:value-type="float" office:value="0.0307389111205565">
                <text:p>0.0307389111205565</text:p>
              </table:table-cell>
              <table:table-cell office:value-type="float" office:value="0.0262567906147853">
                <text:p>0.0262567906147853</text:p>
              </table:table-cell>
              <table:table-cell office:value-type="float" office:value="0.0229121435037026">
                <text:p>0.0229121435037026</text:p>
              </table:table-cell>
            </table:table-row>
            <table:table-row>
              <table:table-cell office:value-type="string">
                <text:p>Zeile 73</text:p>
                <draw:g>
                  <svg:desc/>
                </draw:g>
              </table:table-cell>
              <table:table-cell office:value-type="float" office:value="0.00439316020379027">
                <text:p>0.00439316020379027</text:p>
                <draw:g>
                  <svg:desc>Simulation.C73:Simulation.J73</svg:desc>
                </draw:g>
              </table:table-cell>
              <table:table-cell office:value-type="float" office:value="0.0104265569666859">
                <text:p>0.0104265569666859</text:p>
              </table:table-cell>
              <table:table-cell office:value-type="float" office:value="0.0153588245008368">
                <text:p>0.0153588245008368</text:p>
              </table:table-cell>
              <table:table-cell office:value-type="float" office:value="0.0182698610229389">
                <text:p>0.0182698610229389</text:p>
              </table:table-cell>
              <table:table-cell office:value-type="float" office:value="0.0197952718769253">
                <text:p>0.0197952718769253</text:p>
              </table:table-cell>
              <table:table-cell office:value-type="float" office:value="0.0206422036391621">
                <text:p>0.0206422036391621</text:p>
              </table:table-cell>
              <table:table-cell office:value-type="float" office:value="0.0212423737760997">
                <text:p>0.0212423737760997</text:p>
              </table:table-cell>
              <table:table-cell office:value-type="float" office:value="0.0218167528971158">
                <text:p>0.0218167528971158</text:p>
              </table:table-cell>
            </table:table-row>
            <table:table-row>
              <table:table-cell office:value-type="string">
                <text:p>Zeile 74</text:p>
                <draw:g>
                  <svg:desc/>
                </draw:g>
              </table:table-cell>
              <table:table-cell office:value-type="float" office:value="0.00213219707726545">
                <text:p>0.00213219707726545</text:p>
                <draw:g>
                  <svg:desc>Simulation.C74:Simulation.J74</svg:desc>
                </draw:g>
              </table:table-cell>
              <table:table-cell office:value-type="float" office:value="0.00547887104688601">
                <text:p>0.00547887104688601</text:p>
              </table:table-cell>
              <table:table-cell office:value-type="float" office:value="0.00830509049335988">
                <text:p>0.00830509049335988</text:p>
              </table:table-cell>
              <table:table-cell office:value-type="float" office:value="0.00991084636937479">
                <text:p>0.00991084636937479</text:p>
              </table:table-cell>
              <table:table-cell office:value-type="float" office:value="0.0106769909447274">
                <text:p>0.0106769909447274</text:p>
              </table:table-cell>
              <table:table-cell office:value-type="float" office:value="0.0110775895431453">
                <text:p>0.0110775895431453</text:p>
              </table:table-cell>
              <table:table-cell office:value-type="float" office:value="0.0114081136290262">
                <text:p>0.0114081136290262</text:p>
              </table:table-cell>
              <table:table-cell office:value-type="float" office:value="0.0118248977155234">
                <text:p>0.0118248977155234</text:p>
              </table:table-cell>
            </table:table-row>
            <table:table-row>
              <table:table-cell office:value-type="string">
                <text:p>Zeile 75</text:p>
                <draw:g>
                  <svg:desc/>
                </draw:g>
              </table:table-cell>
              <table:table-cell office:value-type="float" office:value="0.00251010410461082">
                <text:p>0.00251010410461082</text:p>
                <draw:g>
                  <svg:desc>Simulation.C75:Simulation.J75</svg:desc>
                </draw:g>
              </table:table-cell>
              <table:table-cell office:value-type="float" office:value="0.00769404678755193">
                <text:p>0.00769404678755193</text:p>
              </table:table-cell>
              <table:table-cell office:value-type="float" office:value="0.0128382646245915">
                <text:p>0.0128382646245915</text:p>
              </table:table-cell>
              <table:table-cell office:value-type="float" office:value="0.01611068649549">
                <text:p>0.01611068649549</text:p>
              </table:table-cell>
              <table:table-cell office:value-type="float" office:value="0.0177598931134437">
                <text:p>0.0177598931134437</text:p>
              </table:table-cell>
              <table:table-cell office:value-type="float" office:value="0.0185023117358481">
                <text:p>0.0185023117358481</text:p>
              </table:table-cell>
              <table:table-cell office:value-type="float" office:value="0.0188305309486179">
                <text:p>0.0188305309486179</text:p>
              </table:table-cell>
              <table:table-cell office:value-type="float" office:value="0.0189922335343224">
                <text:p>0.0189922335343224</text:p>
              </table:table-cell>
            </table:table-row>
            <table:table-row>
              <table:table-cell office:value-type="string">
                <text:p>Zeile 76</text:p>
                <draw:g>
                  <svg:desc/>
                </draw:g>
              </table:table-cell>
              <table:table-cell office:value-type="float" office:value="0.00136016952466672">
                <text:p>0.00136016952466672</text:p>
                <draw:g>
                  <svg:desc>Simulation.C76:Simulation.J76</svg:desc>
                </draw:g>
              </table:table-cell>
              <table:table-cell office:value-type="float" office:value="0.00303943013940843">
                <text:p>0.00303943013940843</text:p>
              </table:table-cell>
              <table:table-cell office:value-type="float" office:value="0.00469279780242451">
                <text:p>0.00469279780242451</text:p>
              </table:table-cell>
              <table:table-cell office:value-type="float" office:value="0.00602587288792386">
                <text:p>0.00602587288792386</text:p>
              </table:table-cell>
              <table:table-cell office:value-type="float" office:value="0.00698955815290833">
                <text:p>0.00698955815290833</text:p>
              </table:table-cell>
              <table:table-cell office:value-type="float" office:value="0.0076408328468259">
                <text:p>0.0076408328468259</text:p>
              </table:table-cell>
              <table:table-cell office:value-type="float" office:value="0.00807846195134091">
                <text:p>0.00807846195134091</text:p>
              </table:table-cell>
              <table:table-cell office:value-type="float" office:value="0.00840982895864081">
                <text:p>0.00840982895864081</text:p>
              </table:table-cell>
            </table:table-row>
            <table:table-row>
              <table:table-cell office:value-type="string">
                <text:p>Zeile 77</text:p>
                <draw:g>
                  <svg:desc/>
                </draw:g>
              </table:table-cell>
              <table:table-cell office:value-type="float" office:value="0.00480008212187337">
                <text:p>0.00480008212187337</text:p>
                <draw:g>
                  <svg:desc>Simulation.C77:Simulation.J77</svg:desc>
                </draw:g>
              </table:table-cell>
              <table:table-cell office:value-type="float" office:value="0.00885305003395082">
                <text:p>0.00885305003395082</text:p>
              </table:table-cell>
              <table:table-cell office:value-type="float" office:value="0.0122411152879358">
                <text:p>0.0122411152879358</text:p>
              </table:table-cell>
              <table:table-cell office:value-type="float" office:value="0.0148811456738521">
                <text:p>0.0148811456738521</text:p>
              </table:table-cell>
              <table:table-cell office:value-type="float" office:value="0.0169244419180712">
                <text:p>0.0169244419180712</text:p>
              </table:table-cell>
              <table:table-cell office:value-type="float" office:value="0.0185005336330116">
                <text:p>0.0185005336330116</text:p>
              </table:table-cell>
              <table:table-cell office:value-type="float" office:value="0.0197208201415715">
                <text:p>0.0197208201415715</text:p>
              </table:table-cell>
              <table:table-cell office:value-type="float" office:value="0.0206876115265502">
                <text:p>0.0206876115265502</text:p>
              </table:table-cell>
            </table:table-row>
            <table:table-row>
              <table:table-cell office:value-type="string">
                <text:p>Zeile 78</text:p>
                <draw:g>
                  <svg:desc/>
                </draw:g>
              </table:table-cell>
              <table:table-cell office:value-type="float" office:value="0.0267492376253535">
                <text:p>0.0267492376253535</text:p>
                <draw:g>
                  <svg:desc>Simulation.C78:Simulation.J78</svg:desc>
                </draw:g>
              </table:table-cell>
              <table:table-cell office:value-type="float" office:value="0.0332716763113036">
                <text:p>0.0332716763113036</text:p>
              </table:table-cell>
              <table:table-cell office:value-type="float" office:value="0.0316933926522288">
                <text:p>0.0316933926522288</text:p>
              </table:table-cell>
              <table:table-cell office:value-type="float" office:value="0.0282444812587209">
                <text:p>0.0282444812587209</text:p>
              </table:table-cell>
              <table:table-cell office:value-type="float" office:value="0.0253062961416701">
                <text:p>0.0253062961416701</text:p>
              </table:table-cell>
              <table:table-cell office:value-type="float" office:value="0.0232431850315931">
                <text:p>0.0232431850315931</text:p>
              </table:table-cell>
              <table:table-cell office:value-type="float" office:value="0.0218916476486324">
                <text:p>0.0218916476486324</text:p>
              </table:table-cell>
              <table:table-cell office:value-type="float" office:value="0.0210400410673729">
                <text:p>0.0210400410673729</text:p>
              </table:table-cell>
            </table:table-row>
            <table:table-row>
              <table:table-cell office:value-type="string">
                <text:p>Zeile 79</text:p>
                <draw:g>
                  <svg:desc/>
                </draw:g>
              </table:table-cell>
              <table:table-cell office:value-type="float" office:value="0.000278674867566801">
                <text:p>0.000278674867566801</text:p>
                <draw:g>
                  <svg:desc>Simulation.C79:Simulation.J79</svg:desc>
                </draw:g>
              </table:table-cell>
              <table:table-cell office:value-type="float" office:value="0.00175064427320876">
                <text:p>0.00175064427320876</text:p>
              </table:table-cell>
              <table:table-cell office:value-type="float" office:value="0.00479250012254829">
                <text:p>0.00479250012254829</text:p>
              </table:table-cell>
              <table:table-cell office:value-type="float" office:value="0.00840303886476402">
                <text:p>0.00840303886476402</text:p>
              </table:table-cell>
              <table:table-cell office:value-type="float" office:value="0.0116274601406806">
                <text:p>0.0116274601406806</text:p>
              </table:table-cell>
              <table:table-cell office:value-type="float" office:value="0.0142560946136847">
                <text:p>0.0142560946136847</text:p>
              </table:table-cell>
              <table:table-cell office:value-type="float" office:value="0.0165172329542326">
                <text:p>0.0165172329542326</text:p>
              </table:table-cell>
              <table:table-cell office:value-type="float" office:value="0.0187283266972255">
                <text:p>0.0187283266972255</text:p>
              </table:table-cell>
            </table:table-row>
            <table:table-row>
              <table:table-cell office:value-type="string">
                <text:p>Zeile 80</text:p>
                <draw:g>
                  <svg:desc/>
                </draw:g>
              </table:table-cell>
              <table:table-cell office:value-type="float" office:value="0.000461990181542039">
                <text:p>0.000461990181542039</text:p>
                <draw:g>
                  <svg:desc>Simulation.C80:Simulation.J80</svg:desc>
                </draw:g>
              </table:table-cell>
              <table:table-cell office:value-type="float" office:value="0.00189344752579876">
                <text:p>0.00189344752579876</text:p>
              </table:table-cell>
              <table:table-cell office:value-type="float" office:value="0.00406448238796045">
                <text:p>0.00406448238796045</text:p>
              </table:table-cell>
              <table:table-cell office:value-type="float" office:value="0.00615896989672257">
                <text:p>0.00615896989672257</text:p>
              </table:table-cell>
              <table:table-cell office:value-type="float" office:value="0.00769478663410615">
                <text:p>0.00769478663410615</text:p>
              </table:table-cell>
              <table:table-cell office:value-type="float" office:value="0.00863664993430929">
                <text:p>0.00863664993430929</text:p>
              </table:table-cell>
              <table:table-cell office:value-type="float" office:value="0.00915448520801537">
                <text:p>0.00915448520801537</text:p>
              </table:table-cell>
              <table:table-cell office:value-type="float" office:value="0.00944492716308333">
                <text:p>0.00944492716308333</text:p>
              </table:table-cell>
            </table:table-row>
            <table:table-row>
              <table:table-cell office:value-type="string">
                <text:p>Zeile 81</text:p>
                <draw:g>
                  <svg:desc/>
                </draw:g>
              </table:table-cell>
              <table:table-cell office:value-type="float" office:value="0.00100379162975677">
                <text:p>0.00100379162975677</text:p>
                <draw:g>
                  <svg:desc>Simulation.C81:Simulation.J81</svg:desc>
                </draw:g>
              </table:table-cell>
              <table:table-cell office:value-type="float" office:value="0.00294648257873969">
                <text:p>0.00294648257873969</text:p>
              </table:table-cell>
              <table:table-cell office:value-type="float" office:value="0.00542656252725732">
                <text:p>0.00542656252725732</text:p>
              </table:table-cell>
              <table:table-cell office:value-type="float" office:value="0.00781253213726511">
                <text:p>0.00781253213726511</text:p>
              </table:table-cell>
              <table:table-cell office:value-type="float" office:value="0.00976665034213674">
                <text:p>0.00976665034213674</text:p>
              </table:table-cell>
              <table:table-cell office:value-type="float" office:value="0.0112172568873133">
                <text:p>0.0112172568873133</text:p>
              </table:table-cell>
              <table:table-cell office:value-type="float" office:value="0.0122448603340153">
                <text:p>0.0122448603340153</text:p>
              </table:table-cell>
              <table:table-cell office:value-type="float" office:value="0.0129853708824208">
                <text:p>0.0129853708824208</text:p>
              </table:table-cell>
            </table:table-row>
            <table:table-row>
              <table:table-cell office:value-type="string">
                <text:p>Zeile 82</text:p>
                <draw:g>
                  <svg:desc/>
                </draw:g>
              </table:table-cell>
              <table:table-cell office:value-type="float" office:value="0.0044470334628859">
                <text:p>0.0044470334628859</text:p>
                <draw:g>
                  <svg:desc>Simulation.C82:Simulation.J82</svg:desc>
                </draw:g>
              </table:table-cell>
              <table:table-cell office:value-type="float" office:value="0.00896450423050204">
                <text:p>0.00896450423050204</text:p>
              </table:table-cell>
              <table:table-cell office:value-type="float" office:value="0.0120037563334073">
                <text:p>0.0120037563334073</text:p>
              </table:table-cell>
              <table:table-cell office:value-type="float" office:value="0.0135549533927094">
                <text:p>0.0135549533927094</text:p>
              </table:table-cell>
              <table:table-cell office:value-type="float" office:value="0.0143214429486345">
                <text:p>0.0143214429486345</text:p>
              </table:table-cell>
              <table:table-cell office:value-type="float" office:value="0.0147946955325255">
                <text:p>0.0147946955325255</text:p>
              </table:table-cell>
              <table:table-cell office:value-type="float" office:value="0.0152129319092227">
                <text:p>0.0152129319092227</text:p>
              </table:table-cell>
              <table:table-cell office:value-type="float" office:value="0.0156739984319062">
                <text:p>0.0156739984319062</text:p>
              </table:table-cell>
            </table:table-row>
            <table:table-row>
              <table:table-cell office:value-type="string">
                <text:p>Zeile 83</text:p>
                <draw:g>
                  <svg:desc/>
                </draw:g>
              </table:table-cell>
              <table:table-cell office:value-type="float" office:value="0.000780882268317866">
                <text:p>0.000780882268317866</text:p>
                <draw:g>
                  <svg:desc>Simulation.C83:Simulation.J83</svg:desc>
                </draw:g>
              </table:table-cell>
              <table:table-cell office:value-type="float" office:value="0.00331961601626128">
                <text:p>0.00331961601626128</text:p>
              </table:table-cell>
              <table:table-cell office:value-type="float" office:value="0.00692049629496818">
                <text:p>0.00692049629496818</text:p>
              </table:table-cell>
              <table:table-cell office:value-type="float" office:value="0.00995432022103645">
                <text:p>0.00995432022103645</text:p>
              </table:table-cell>
              <table:table-cell office:value-type="float" office:value="0.0117990594640294">
                <text:p>0.0117990594640294</text:p>
              </table:table-cell>
              <table:table-cell office:value-type="float" office:value="0.0126685918689238">
                <text:p>0.0126685918689238</text:p>
              </table:table-cell>
              <table:table-cell office:value-type="float" office:value="0.0129668964952799">
                <text:p>0.0129668964952799</text:p>
              </table:table-cell>
              <table:table-cell office:value-type="float" office:value="0.0130106984993228">
                <text:p>0.0130106984993228</text:p>
              </table:table-cell>
            </table:table-row>
            <table:table-row>
              <table:table-cell office:value-type="string">
                <text:p>Zeile 84</text:p>
                <draw:g>
                  <svg:desc/>
                </draw:g>
              </table:table-cell>
              <table:table-cell office:value-type="float" office:value="0.00114357273335225">
                <text:p>0.00114357273335225</text:p>
                <draw:g>
                  <svg:desc>Simulation.C84:Simulation.J84</svg:desc>
                </draw:g>
              </table:table-cell>
              <table:table-cell office:value-type="float" office:value="0.00383172525120162">
                <text:p>0.00383172525120162</text:p>
              </table:table-cell>
              <table:table-cell office:value-type="float" office:value="0.00715536870782504">
                <text:p>0.00715536870782504</text:p>
              </table:table-cell>
              <table:table-cell office:value-type="float" office:value="0.00994808616331333">
                <text:p>0.00994808616331333</text:p>
              </table:table-cell>
              <table:table-cell office:value-type="float" office:value="0.0118804132977457">
                <text:p>0.0118804132977457</text:p>
              </table:table-cell>
              <table:table-cell office:value-type="float" office:value="0.0131083515603901">
                <text:p>0.0131083515603901</text:p>
              </table:table-cell>
              <table:table-cell office:value-type="float" office:value="0.0138803986468757">
                <text:p>0.0138803986468757</text:p>
              </table:table-cell>
              <table:table-cell office:value-type="float" office:value="0.0143925558009995">
                <text:p>0.0143925558009995</text:p>
              </table:table-cell>
            </table:table-row>
            <table:table-row>
              <table:table-cell office:value-type="string">
                <text:p>Zeile 85</text:p>
                <draw:g>
                  <svg:desc/>
                </draw:g>
              </table:table-cell>
              <table:table-cell office:value-type="float" office:value="0.0220407635410728">
                <text:p>0.0220407635410728</text:p>
                <draw:g>
                  <svg:desc>Simulation.C85:Simulation.J85</svg:desc>
                </draw:g>
              </table:table-cell>
              <table:table-cell office:value-type="float" office:value="0.0269503908877115">
                <text:p>0.0269503908877115</text:p>
              </table:table-cell>
              <table:table-cell office:value-type="float" office:value="0.0262561824389543">
                <text:p>0.0262561824389543</text:p>
              </table:table-cell>
              <table:table-cell office:value-type="float" office:value="0.0242383265571603">
                <text:p>0.0242383265571603</text:p>
              </table:table-cell>
              <table:table-cell office:value-type="float" office:value="0.0224725541799103">
                <text:p>0.0224725541799103</text:p>
              </table:table-cell>
              <table:table-cell office:value-type="float" office:value="0.0212242088050413">
                <text:p>0.0212242088050413</text:p>
              </table:table-cell>
              <table:table-cell office:value-type="float" office:value="0.0204116500728171">
                <text:p>0.0204116500728171</text:p>
              </table:table-cell>
              <table:table-cell office:value-type="float" office:value="0.0199163920504419">
                <text:p>0.0199163920504419</text:p>
              </table:table-cell>
            </table:table-row>
            <table:table-row>
              <table:table-cell office:value-type="string">
                <text:p>Zeile 86</text:p>
                <draw:g>
                  <svg:desc/>
                </draw:g>
              </table:table-cell>
              <table:table-cell office:value-type="float" office:value="0.00332817142579506">
                <text:p>0.00332817142579506</text:p>
                <draw:g>
                  <svg:desc>Simulation.C86:Simulation.J86</svg:desc>
                </draw:g>
              </table:table-cell>
              <table:table-cell office:value-type="float" office:value="0.0073801732829267">
                <text:p>0.0073801732829267</text:p>
              </table:table-cell>
              <table:table-cell office:value-type="float" office:value="0.0114158089953915">
                <text:p>0.0114158089953915</text:p>
              </table:table-cell>
              <table:table-cell office:value-type="float" office:value="0.0148260439618998">
                <text:p>0.0148260439618998</text:p>
              </table:table-cell>
              <table:table-cell office:value-type="float" office:value="0.0174931053672586">
                <text:p>0.0174931053672586</text:p>
              </table:table-cell>
              <table:table-cell office:value-type="float" office:value="0.0194664260990677">
                <text:p>0.0194664260990677</text:p>
              </table:table-cell>
              <table:table-cell office:value-type="float" office:value="0.0208601136301064">
                <text:p>0.0208601136301064</text:p>
              </table:table-cell>
              <table:table-cell office:value-type="float" office:value="0.0218099162992662">
                <text:p>0.0218099162992662</text:p>
              </table:table-cell>
            </table:table-row>
            <table:table-row>
              <table:table-cell office:value-type="string">
                <text:p>Zeile 87</text:p>
                <draw:g>
                  <svg:desc/>
                </draw:g>
              </table:table-cell>
              <table:table-cell office:value-type="float" office:value="0.00673971131623066">
                <text:p>0.00673971131623066</text:p>
                <draw:g>
                  <svg:desc>Simulation.C87:Simulation.J87</svg:desc>
                </draw:g>
              </table:table-cell>
              <table:table-cell office:value-type="float" office:value="0.0179890552003372">
                <text:p>0.0179890552003372</text:p>
              </table:table-cell>
              <table:table-cell office:value-type="float" office:value="0.0290929551699341">
                <text:p>0.0290929551699341</text:p>
              </table:table-cell>
              <table:table-cell office:value-type="float" office:value="0.0373148509257225">
                <text:p>0.0373148509257225</text:p>
              </table:table-cell>
              <table:table-cell office:value-type="float" office:value="0.0427645395629733">
                <text:p>0.0427645395629733</text:p>
              </table:table-cell>
              <table:table-cell office:value-type="float" office:value="0.0461392942183219">
                <text:p>0.0461392942183219</text:p>
              </table:table-cell>
              <table:table-cell office:value-type="float" office:value="0.0479135731238374">
                <text:p>0.0479135731238374</text:p>
              </table:table-cell>
              <table:table-cell office:value-type="float" office:value="0.0483060299494381">
                <text:p>0.0483060299494381</text:p>
              </table:table-cell>
            </table:table-row>
            <table:table-row>
              <table:table-cell office:value-type="string">
                <text:p>Zeile 88</text:p>
                <draw:g>
                  <svg:desc/>
                </draw:g>
              </table:table-cell>
              <table:table-cell office:value-type="float" office:value="0.0984101060403369">
                <text:p>0.0984101060403369</text:p>
                <draw:g>
                  <svg:desc>Simulation.C88:Simulation.J88</svg:desc>
                </draw:g>
              </table:table-cell>
              <table:table-cell office:value-type="float" office:value="0.0774880138808221">
                <text:p>0.0774880138808221</text:p>
              </table:table-cell>
              <table:table-cell office:value-type="float" office:value="0.0578432972014745">
                <text:p>0.0578432972014745</text:p>
              </table:table-cell>
              <table:table-cell office:value-type="float" office:value="0.0462875036169899">
                <text:p>0.0462875036169899</text:p>
              </table:table-cell>
              <table:table-cell office:value-type="float" office:value="0.0402352038777472">
                <text:p>0.0402352038777472</text:p>
              </table:table-cell>
              <table:table-cell office:value-type="float" office:value="0.0372899492216319">
                <text:p>0.0372899492216319</text:p>
              </table:table-cell>
              <table:table-cell office:value-type="float" office:value="0.0360211009549096">
                <text:p>0.0360211009549096</text:p>
              </table:table-cell>
              <table:table-cell office:value-type="float" office:value="0.0355907706099711">
                <text:p>0.0355907706099711</text:p>
              </table:table-cell>
            </table:table-row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.00231091256006815">
                <text:p>0.00231091256006815</text:p>
                <draw:g>
                  <svg:desc>Simulation.C89:Simulation.J89</svg:desc>
                </draw:g>
              </table:table-cell>
              <table:table-cell office:value-type="float" office:value="0.00639926153651208">
                <text:p>0.00639926153651208</text:p>
              </table:table-cell>
              <table:table-cell office:value-type="float" office:value="0.0105101142350513">
                <text:p>0.0105101142350513</text:p>
              </table:table-cell>
              <table:table-cell office:value-type="float" office:value="0.0135450305933408">
                <text:p>0.0135450305933408</text:p>
              </table:table-cell>
              <table:table-cell office:value-type="float" office:value="0.0156299285817836">
                <text:p>0.0156299285817836</text:p>
              </table:table-cell>
              <table:table-cell office:value-type="float" office:value="0.0171892943328249">
                <text:p>0.0171892943328249</text:p>
              </table:table-cell>
              <table:table-cell office:value-type="float" office:value="0.018553811999474">
                <text:p>0.018553811999474</text:p>
              </table:table-cell>
              <table:table-cell office:value-type="float" office:value="0.0199199951278308">
                <text:p>0.0199199951278308</text:p>
              </table:table-cell>
            </table:table-row>
            <table:table-row>
              <table:table-cell office:value-type="string">
                <text:p>Zeile 90</text:p>
                <draw:g>
                  <svg:desc/>
                </draw:g>
              </table:table-cell>
              <table:table-cell office:value-type="float" office:value="0.000940395381413437">
                <text:p>0.000940395381413437</text:p>
                <draw:g>
                  <svg:desc>Simulation.C90:Simulation.J90</svg:desc>
                </draw:g>
              </table:table-cell>
              <table:table-cell office:value-type="float" office:value="0.00245616267866952">
                <text:p>0.00245616267866952</text:p>
              </table:table-cell>
              <table:table-cell office:value-type="float" office:value="0.00408023593930517">
                <text:p>0.00408023593930517</text:p>
              </table:table-cell>
              <table:table-cell office:value-type="float" office:value="0.00537340235925754">
                <text:p>0.00537340235925754</text:p>
              </table:table-cell>
              <table:table-cell office:value-type="float" office:value="0.00623449038982305">
                <text:p>0.00623449038982305</text:p>
              </table:table-cell>
              <table:table-cell office:value-type="float" office:value="0.00674191405035652">
                <text:p>0.00674191405035652</text:p>
              </table:table-cell>
              <table:table-cell office:value-type="float" office:value="0.00702671450382989">
                <text:p>0.00702671450382989</text:p>
              </table:table-cell>
              <table:table-cell office:value-type="float" office:value="0.00721322212377563">
                <text:p>0.00721322212377563</text:p>
              </table:table-cell>
            </table:table-row>
            <table:table-row>
              <table:table-cell office:value-type="string">
                <text:p>Zeile 91</text:p>
                <draw:g>
                  <svg:desc/>
                </draw:g>
              </table:table-cell>
              <table:table-cell office:value-type="float" office:value="0.0455391629732096">
                <text:p>0.0455391629732096</text:p>
                <draw:g>
                  <svg:desc>Simulation.C91:Simulation.J91</svg:desc>
                </draw:g>
              </table:table-cell>
              <table:table-cell office:value-type="float" office:value="0.0431257665421532">
                <text:p>0.0431257665421532</text:p>
              </table:table-cell>
              <table:table-cell office:value-type="float" office:value="0.0350654904155754">
                <text:p>0.0350654904155754</text:p>
              </table:table-cell>
              <table:table-cell office:value-type="float" office:value="0.0287789364542455">
                <text:p>0.0287789364542455</text:p>
              </table:table-cell>
              <table:table-cell office:value-type="float" office:value="0.0249049159028639">
                <text:p>0.0249049159028639</text:p>
              </table:table-cell>
              <table:table-cell office:value-type="float" office:value="0.0227343433728096">
                <text:p>0.0227343433728096</text:p>
              </table:table-cell>
              <table:table-cell office:value-type="float" office:value="0.0216319010467245">
                <text:p>0.0216319010467245</text:p>
              </table:table-cell>
              <table:table-cell office:value-type="float" office:value="0.0211833195762706">
                <text:p>0.0211833195762706</text:p>
              </table:table-cell>
            </table:table-row>
            <table:table-row>
              <table:table-cell office:value-type="string">
                <text:p>Zeile 92</text:p>
                <draw:g>
                  <svg:desc/>
                </draw:g>
              </table:table-cell>
              <table:table-cell office:value-type="float" office:value="0.13698832551098">
                <text:p>0.13698832551098</text:p>
                <draw:g>
                  <svg:desc>Simulation.C92:Simulation.J92</svg:desc>
                </draw:g>
              </table:table-cell>
              <table:table-cell office:value-type="float" office:value="0.108049121261757">
                <text:p>0.108049121261757</text:p>
              </table:table-cell>
              <table:table-cell office:value-type="float" office:value="0.0803332001600191">
                <text:p>0.0803332001600191</text:p>
              </table:table-cell>
              <table:table-cell office:value-type="float" office:value="0.063351784719867">
                <text:p>0.063351784719867</text:p>
              </table:table-cell>
              <table:table-cell office:value-type="float" office:value="0.0537522962865117">
                <text:p>0.0537522962865117</text:p>
              </table:table-cell>
              <table:table-cell office:value-type="float" office:value="0.0482034326167031">
                <text:p>0.0482034326167031</text:p>
              </table:table-cell>
              <table:table-cell office:value-type="float" office:value="0.0446754653353896">
                <text:p>0.0446754653353896</text:p>
              </table:table-cell>
              <table:table-cell office:value-type="float" office:value="0.0420077417492871">
                <text:p>0.0420077417492871</text:p>
              </table:table-cell>
            </table:table-row>
            <table:table-row>
              <table:table-cell office:value-type="string">
                <text:p>Zeile 93</text:p>
                <draw:g>
                  <svg:desc/>
                </draw:g>
              </table:table-cell>
              <table:table-cell office:value-type="float" office:value="0.000622654810914968">
                <text:p>0.000622654810914968</text:p>
                <draw:g>
                  <svg:desc>Simulation.C93:Simulation.J93</svg:desc>
                </draw:g>
              </table:table-cell>
              <table:table-cell office:value-type="float" office:value="0.00269416607246082">
                <text:p>0.00269416607246082</text:p>
              </table:table-cell>
              <table:table-cell office:value-type="float" office:value="0.00620922217773979">
                <text:p>0.00620922217773979</text:p>
              </table:table-cell>
              <table:table-cell office:value-type="float" office:value="0.0101151824765129">
                <text:p>0.0101151824765129</text:p>
              </table:table-cell>
              <table:table-cell office:value-type="float" office:value="0.013531561023146">
                <text:p>0.013531561023146</text:p>
              </table:table-cell>
              <table:table-cell office:value-type="float" office:value="0.0162001557844073">
                <text:p>0.0162001557844073</text:p>
              </table:table-cell>
              <table:table-cell office:value-type="float" office:value="0.0182811194451326">
                <text:p>0.0182811194451326</text:p>
              </table:table-cell>
              <table:table-cell office:value-type="float" office:value="0.0200669412671615">
                <text:p>0.0200669412671615</text:p>
              </table:table-cell>
            </table:table-row>
            <table:table-row>
              <table:table-cell office:value-type="string">
                <text:p>Zeile 94</text:p>
                <draw:g>
                  <svg:desc/>
                </draw:g>
              </table:table-cell>
              <table:table-cell office:value-type="float" office:value="0.0137234933205812">
                <text:p>0.0137234933205812</text:p>
                <draw:g>
                  <svg:desc>Simulation.C94:Simulation.J94</svg:desc>
                </draw:g>
              </table:table-cell>
              <table:table-cell office:value-type="float" office:value="0.0196358450970225">
                <text:p>0.0196358450970225</text:p>
              </table:table-cell>
              <table:table-cell office:value-type="float" office:value="0.0204862493865878">
                <text:p>0.0204862493865878</text:p>
              </table:table-cell>
              <table:table-cell office:value-type="float" office:value="0.0193363168760155">
                <text:p>0.0193363168760155</text:p>
              </table:table-cell>
              <table:table-cell office:value-type="float" office:value="0.0179388499356028">
                <text:p>0.0179388499356028</text:p>
              </table:table-cell>
              <table:table-cell office:value-type="float" office:value="0.016796045083919">
                <text:p>0.016796045083919</text:p>
              </table:table-cell>
              <table:table-cell office:value-type="float" office:value="0.0159419643775169">
                <text:p>0.0159419643775169</text:p>
              </table:table-cell>
              <table:table-cell office:value-type="float" office:value="0.0152993698482098">
                <text:p>0.0152993698482098</text:p>
              </table:table-cell>
            </table:table-row>
            <table:table-row>
              <table:table-cell office:value-type="string">
                <text:p>Zeile 95</text:p>
                <draw:g>
                  <svg:desc/>
                </draw:g>
              </table:table-cell>
              <table:table-cell office:value-type="float" office:value="0.0089796062501337">
                <text:p>0.0089796062501337</text:p>
                <draw:g>
                  <svg:desc>Simulation.C95:Simulation.J95</svg:desc>
                </draw:g>
              </table:table-cell>
              <table:table-cell office:value-type="float" office:value="0.0113625591382827">
                <text:p>0.0113625591382827</text:p>
              </table:table-cell>
              <table:table-cell office:value-type="float" office:value="0.0121461897078073">
                <text:p>0.0121461897078073</text:p>
              </table:table-cell>
              <table:table-cell office:value-type="float" office:value="0.0124311653689504">
                <text:p>0.0124311653689504</text:p>
              </table:table-cell>
              <table:table-cell office:value-type="float" office:value="0.0126235585247599">
                <text:p>0.0126235585247599</text:p>
              </table:table-cell>
              <table:table-cell office:value-type="float" office:value="0.012816649783724">
                <text:p>0.012816649783724</text:p>
              </table:table-cell>
              <table:table-cell office:value-type="float" office:value="0.0130305796829606">
                <text:p>0.0130305796829606</text:p>
              </table:table-cell>
              <table:table-cell office:value-type="float" office:value="0.0132880968349293">
                <text:p>0.0132880968349293</text:p>
              </table:table-cell>
            </table:table-row>
            <table:table-row>
              <table:table-cell office:value-type="string">
                <text:p>Zeile 96</text:p>
                <draw:g>
                  <svg:desc/>
                </draw:g>
              </table:table-cell>
              <table:table-cell office:value-type="float" office:value="0.00285523380575319">
                <text:p>0.00285523380575319</text:p>
                <draw:g>
                  <svg:desc>Simulation.C96:Simulation.J96</svg:desc>
                </draw:g>
              </table:table-cell>
              <table:table-cell office:value-type="float" office:value="0.00700636728490016">
                <text:p>0.00700636728490016</text:p>
              </table:table-cell>
              <table:table-cell office:value-type="float" office:value="0.0106679056592962">
                <text:p>0.0106679056592962</text:p>
              </table:table-cell>
              <table:table-cell office:value-type="float" office:value="0.013033845163473">
                <text:p>0.013033845163473</text:p>
              </table:table-cell>
              <table:table-cell office:value-type="float" office:value="0.0143334325872273">
                <text:p>0.0143334325872273</text:p>
              </table:table-cell>
              <table:table-cell office:value-type="float" office:value="0.0149377749784345">
                <text:p>0.0149377749784345</text:p>
              </table:table-cell>
              <table:table-cell office:value-type="float" office:value="0.0151059568793347">
                <text:p>0.0151059568793347</text:p>
              </table:table-cell>
              <table:table-cell office:value-type="float" office:value="0.0149963192847412">
                <text:p>0.0149963192847412</text:p>
              </table:table-cell>
            </table:table-row>
            <table:table-row>
              <table:table-cell office:value-type="string">
                <text:p>Zeile 97</text:p>
                <draw:g>
                  <svg:desc/>
                </draw:g>
              </table:table-cell>
              <table:table-cell office:value-type="float" office:value="0.00315356169734264">
                <text:p>0.00315356169734264</text:p>
                <draw:g>
                  <svg:desc>Simulation.C97:Simulation.J97</svg:desc>
                </draw:g>
              </table:table-cell>
              <table:table-cell office:value-type="float" office:value="0.00877944722944767">
                <text:p>0.00877944722944767</text:p>
              </table:table-cell>
              <table:table-cell office:value-type="float" office:value="0.0143732534642878">
                <text:p>0.0143732534642878</text:p>
              </table:table-cell>
              <table:table-cell office:value-type="float" office:value="0.0183370591443068">
                <text:p>0.0183370591443068</text:p>
              </table:table-cell>
              <table:table-cell office:value-type="float" office:value="0.0208174371063026">
                <text:p>0.0208174371063026</text:p>
              </table:table-cell>
              <table:table-cell office:value-type="float" office:value="0.0223955823917823">
                <text:p>0.0223955823917823</text:p>
              </table:table-cell>
              <table:table-cell office:value-type="float" office:value="0.0235131272666768">
                <text:p>0.0235131272666768</text:p>
              </table:table-cell>
              <table:table-cell office:value-type="float" office:value="0.024407302800652">
                <text:p>0.024407302800652</text:p>
              </table:table-cell>
            </table:table-row>
            <table:table-row>
              <table:table-cell office:value-type="string">
                <text:p>Zeile 98</text:p>
                <draw:g>
                  <svg:desc/>
                </draw:g>
              </table:table-cell>
              <table:table-cell office:value-type="float" office:value="0.000890443263288536">
                <text:p>0.000890443263288536</text:p>
                <draw:g>
                  <svg:desc>Simulation.C98:Simulation.J98</svg:desc>
                </draw:g>
              </table:table-cell>
              <table:table-cell office:value-type="float" office:value="0.00298210421123973">
                <text:p>0.00298210421123973</text:p>
              </table:table-cell>
              <table:table-cell office:value-type="float" office:value="0.00585600797995768">
                <text:p>0.00585600797995768</text:p>
              </table:table-cell>
              <table:table-cell office:value-type="float" office:value="0.00869149968104826">
                <text:p>0.00869149968104826</text:p>
              </table:table-cell>
              <table:table-cell office:value-type="float" office:value="0.011038610722493">
                <text:p>0.011038610722493</text:p>
              </table:table-cell>
              <table:table-cell office:value-type="float" office:value="0.0128088160827305">
                <text:p>0.0128088160827305</text:p>
              </table:table-cell>
              <table:table-cell office:value-type="float" office:value="0.0140957057702613">
                <text:p>0.0140957057702613</text:p>
              </table:table-cell>
              <table:table-cell office:value-type="float" office:value="0.01504629943934">
                <text:p>0.01504629943934</text:p>
              </table:table-cell>
            </table:table-row>
            <table:table-row>
              <table:table-cell office:value-type="string">
                <text:p>Zeile 99</text:p>
                <draw:g>
                  <svg:desc/>
                </draw:g>
              </table:table-cell>
              <table:table-cell office:value-type="float" office:value="0.0244524414078034">
                <text:p>0.0244524414078034</text:p>
                <draw:g>
                  <svg:desc>Simulation.C99:Simulation.J99</svg:desc>
                </draw:g>
              </table:table-cell>
              <table:table-cell office:value-type="float" office:value="0.0426332503403265">
                <text:p>0.0426332503403265</text:p>
              </table:table-cell>
              <table:table-cell office:value-type="float" office:value="0.0494061543874806">
                <text:p>0.0494061543874806</text:p>
              </table:table-cell>
              <table:table-cell office:value-type="float" office:value="0.0494197506680849">
                <text:p>0.0494197506680849</text:p>
              </table:table-cell>
              <table:table-cell office:value-type="float" office:value="0.0474352465930892">
                <text:p>0.0474352465930892</text:p>
              </table:table-cell>
              <table:table-cell office:value-type="float" office:value="0.0453165207637291">
                <text:p>0.0453165207637291</text:p>
              </table:table-cell>
              <table:table-cell office:value-type="float" office:value="0.0434214342377088">
                <text:p>0.0434214342377088</text:p>
              </table:table-cell>
              <table:table-cell office:value-type="float" office:value="0.0416175925032148">
                <text:p>0.0416175925032148</text:p>
              </table:table-cell>
            </table:table-row>
            <table:table-row>
              <table:table-cell office:value-type="string">
                <text:p>Zeile 100</text:p>
                <draw:g>
                  <svg:desc/>
                </draw:g>
              </table:table-cell>
              <table:table-cell office:value-type="float" office:value="0.00181630800673508">
                <text:p>0.00181630800673508</text:p>
                <draw:g>
                  <svg:desc>Simulation.C100:Simulation.J100</svg:desc>
                </draw:g>
              </table:table-cell>
              <table:table-cell office:value-type="float" office:value="0.00425606485336153">
                <text:p>0.00425606485336153</text:p>
              </table:table-cell>
              <table:table-cell office:value-type="float" office:value="0.00660421737301103">
                <text:p>0.00660421737301103</text:p>
              </table:table-cell>
              <table:table-cell office:value-type="float" office:value="0.00838891976764019">
                <text:p>0.00838891976764019</text:p>
              </table:table-cell>
              <table:table-cell office:value-type="float" office:value="0.00959201207826942">
                <text:p>0.00959201207826942</text:p>
              </table:table-cell>
              <table:table-cell office:value-type="float" office:value="0.0103365332346725">
                <text:p>0.0103365332346725</text:p>
              </table:table-cell>
              <table:table-cell office:value-type="float" office:value="0.0107615308981161">
                <text:p>0.0107615308981161</text:p>
              </table:table-cell>
              <table:table-cell office:value-type="float" office:value="0.0109883722469583">
                <text:p>0.0109883722469583</text:p>
              </table:table-cell>
            </table:table-row>
            <table:table-row>
              <table:table-cell office:value-type="string">
                <text:p>Zeile 101</text:p>
                <draw:g>
                  <svg:desc/>
                </draw:g>
              </table:table-cell>
              <table:table-cell office:value-type="float" office:value="0.00345542278445406">
                <text:p>0.00345542278445406</text:p>
                <draw:g>
                  <svg:desc>Simulation.C101:Simulation.J101</svg:desc>
                </draw:g>
              </table:table-cell>
              <table:table-cell office:value-type="float" office:value="0.00900164330188716">
                <text:p>0.00900164330188716</text:p>
              </table:table-cell>
              <table:table-cell office:value-type="float" office:value="0.0135823117958476">
                <text:p>0.0135823117958476</text:p>
              </table:table-cell>
              <table:table-cell office:value-type="float" office:value="0.0159668063427843">
                <text:p>0.0159668063427843</text:p>
              </table:table-cell>
              <table:table-cell office:value-type="float" office:value="0.0167601925360487">
                <text:p>0.0167601925360487</text:p>
              </table:table-cell>
              <table:table-cell office:value-type="float" office:value="0.0166948589814907">
                <text:p>0.0166948589814907</text:p>
              </table:table-cell>
              <table:table-cell office:value-type="float" office:value="0.0161976844789958">
                <text:p>0.0161976844789958</text:p>
              </table:table-cell>
              <table:table-cell office:value-type="float" office:value="0.015476680633256">
                <text:p>0.015476680633256</text:p>
              </table:table-cell>
            </table:table-row>
            <table:table-row>
              <table:table-cell office:value-type="string">
                <text:p>Zeile 102</text:p>
                <draw:g>
                  <svg:desc/>
                </draw:g>
              </table:table-cell>
              <table:table-cell office:value-type="float" office:value="0.00191375973869081">
                <text:p>0.00191375973869081</text:p>
                <draw:g>
                  <svg:desc>Simulation.C102:Simulation.J102</svg:desc>
                </draw:g>
              </table:table-cell>
              <table:table-cell office:value-type="float" office:value="0.00549138393092936">
                <text:p>0.00549138393092936</text:p>
              </table:table-cell>
              <table:table-cell office:value-type="float" office:value="0.00963735639256288">
                <text:p>0.00963735639256288</text:p>
              </table:table-cell>
              <table:table-cell office:value-type="float" office:value="0.0133083672588583">
                <text:p>0.0133083672588583</text:p>
              </table:table-cell>
              <table:table-cell office:value-type="float" office:value="0.0162521397357677">
                <text:p>0.0162521397357677</text:p>
              </table:table-cell>
              <table:table-cell office:value-type="float" office:value="0.0185604590627271">
                <text:p>0.0185604590627271</text:p>
              </table:table-cell>
              <table:table-cell office:value-type="float" office:value="0.0203793696407462">
                <text:p>0.0203793696407462</text:p>
              </table:table-cell>
              <table:table-cell office:value-type="float" office:value="0.0218179207881488">
                <text:p>0.0218179207881488</text:p>
              </table:table-cell>
            </table:table-row>
            <table:table-row>
              <table:table-cell office:value-type="string">
                <text:p>Zeile 103</text:p>
                <draw:g>
                  <svg:desc/>
                </draw:g>
              </table:table-cell>
              <table:table-cell office:value-type="float" office:value="0.0257005277457276">
                <text:p>0.0257005277457276</text:p>
                <draw:g>
                  <svg:desc>Simulation.C103:Simulation.J103</svg:desc>
                </draw:g>
              </table:table-cell>
              <table:table-cell office:value-type="float" office:value="0.043424638955776">
                <text:p>0.043424638955776</text:p>
              </table:table-cell>
              <table:table-cell office:value-type="float" office:value="0.0484061048998296">
                <text:p>0.0484061048998296</text:p>
              </table:table-cell>
              <table:table-cell office:value-type="float" office:value="0.0467623550437248">
                <text:p>0.0467623550437248</text:p>
              </table:table-cell>
              <table:table-cell office:value-type="float" office:value="0.0437795114164659">
                <text:p>0.0437795114164659</text:p>
              </table:table-cell>
              <table:table-cell office:value-type="float" office:value="0.0412337553173423">
                <text:p>0.0412337553173423</text:p>
              </table:table-cell>
              <table:table-cell office:value-type="float" office:value="0.0392830086522392">
                <text:p>0.0392830086522392</text:p>
              </table:table-cell>
              <table:table-cell office:value-type="float" office:value="0.0376211543830564">
                <text:p>0.0376211543830564</text:p>
              </table:table-cell>
            </table:table-row>
            <table:table-row>
              <table:table-cell office:value-type="string">
                <text:p>Zeile 104</text:p>
                <draw:g>
                  <svg:desc/>
                </draw:g>
              </table:table-cell>
              <table:table-cell office:value-type="float" office:value="0.000103321935577997">
                <text:p>0.000103321935577997</text:p>
                <draw:g>
                  <svg:desc>Simulation.C104:Simulation.J104</svg:desc>
                </draw:g>
              </table:table-cell>
              <table:table-cell office:value-type="float" office:value="0.000693026719939721">
                <text:p>0.000693026719939721</text:p>
              </table:table-cell>
              <table:table-cell office:value-type="float" office:value="0.00207194411814779">
                <text:p>0.00207194411814779</text:p>
              </table:table-cell>
              <table:table-cell office:value-type="float" office:value="0.00394090308651727">
                <text:p>0.00394090308651727</text:p>
              </table:table-cell>
              <table:table-cell office:value-type="float" office:value="0.00579299291667612">
                <text:p>0.00579299291667612</text:p>
              </table:table-cell>
              <table:table-cell office:value-type="float" office:value="0.00735779529760446">
                <text:p>0.00735779529760446</text:p>
              </table:table-cell>
              <table:table-cell office:value-type="float" office:value="0.00862431996647435">
                <text:p>0.00862431996647435</text:p>
              </table:table-cell>
              <table:table-cell office:value-type="float" office:value="0.00970359397475517">
                <text:p>0.00970359397475517</text:p>
              </table:table-cell>
            </table:table-row>
            <table:table-row>
              <table:table-cell office:value-type="string">
                <text:p>Zeile 105</text:p>
                <draw:g>
                  <svg:desc/>
                </draw:g>
              </table:table-cell>
              <table:table-cell office:value-type="float" office:value="0.00323826353982997">
                <text:p>0.00323826353982997</text:p>
                <draw:g>
                  <svg:desc>Simulation.C105:Simulation.J105</svg:desc>
                </draw:g>
              </table:table-cell>
              <table:table-cell office:value-type="float" office:value="0.00803048799286975">
                <text:p>0.00803048799286975</text:p>
              </table:table-cell>
              <table:table-cell office:value-type="float" office:value="0.0123612081598035">
                <text:p>0.0123612081598035</text:p>
              </table:table-cell>
              <table:table-cell office:value-type="float" office:value="0.0151595403613005">
                <text:p>0.0151595403613005</text:p>
              </table:table-cell>
              <table:table-cell office:value-type="float" office:value="0.0166633715643196">
                <text:p>0.0166633715643196</text:p>
              </table:table-cell>
              <table:table-cell office:value-type="float" office:value="0.0173882978629246">
                <text:p>0.0173882978629246</text:p>
              </table:table-cell>
              <table:table-cell office:value-type="float" office:value="0.0177293450204376">
                <text:p>0.0177293450204376</text:p>
              </table:table-cell>
              <table:table-cell office:value-type="float" office:value="0.0179220139375868">
                <text:p>0.0179220139375868</text:p>
              </table:table-cell>
            </table:table-row>
            <table:table-row>
              <table:table-cell office:value-type="string">
                <text:p>Zeile 106</text:p>
                <draw:g>
                  <svg:desc/>
                </draw:g>
              </table:table-cell>
              <table:table-cell office:value-type="float" office:value="0.00398264849432938">
                <text:p>0.00398264849432938</text:p>
                <draw:g>
                  <svg:desc>Simulation.C106:Simulation.J106</svg:desc>
                </draw:g>
              </table:table-cell>
              <table:table-cell office:value-type="float" office:value="0.00820068541842691">
                <text:p>0.00820068541842691</text:p>
              </table:table-cell>
              <table:table-cell office:value-type="float" office:value="0.011813254704404">
                <text:p>0.011813254704404</text:p>
              </table:table-cell>
              <table:table-cell office:value-type="float" office:value="0.0144575113576239">
                <text:p>0.0144575113576239</text:p>
              </table:table-cell>
              <table:table-cell office:value-type="float" office:value="0.0163141347542522">
                <text:p>0.0163141347542522</text:p>
              </table:table-cell>
              <table:table-cell office:value-type="float" office:value="0.0176107763264533">
                <text:p>0.0176107763264533</text:p>
              </table:table-cell>
              <table:table-cell office:value-type="float" office:value="0.018527504002078">
                <text:p>0.018527504002078</text:p>
              </table:table-cell>
              <table:table-cell office:value-type="float" office:value="0.0191988907721723">
                <text:p>0.0191988907721723</text:p>
              </table:table-cell>
            </table:table-row>
            <table:table-row>
              <table:table-cell office:value-type="string">
                <text:p>Zeile 107</text:p>
                <draw:g>
                  <svg:desc/>
                </draw:g>
              </table:table-cell>
              <table:table-cell office:value-type="float" office:value="0.0101294672995626">
                <text:p>0.0101294672995626</text:p>
                <draw:g>
                  <svg:desc>Simulation.C107:Simulation.J107</svg:desc>
                </draw:g>
              </table:table-cell>
              <table:table-cell office:value-type="float" office:value="0.016469645093043">
                <text:p>0.016469645093043</text:p>
              </table:table-cell>
              <table:table-cell office:value-type="float" office:value="0.0193881784129329">
                <text:p>0.0193881784129329</text:p>
              </table:table-cell>
              <table:table-cell office:value-type="float" office:value="0.0202834972209134">
                <text:p>0.0202834972209134</text:p>
              </table:table-cell>
              <table:table-cell office:value-type="float" office:value="0.0204188862067422">
                <text:p>0.0204188862067422</text:p>
              </table:table-cell>
              <table:table-cell office:value-type="float" office:value="0.0203433120959738">
                <text:p>0.0203433120959738</text:p>
              </table:table-cell>
              <table:table-cell office:value-type="float" office:value="0.0202304301731869">
                <text:p>0.0202304301731869</text:p>
              </table:table-cell>
              <table:table-cell office:value-type="float" office:value="0.0201173073381651">
                <text:p>0.0201173073381651</text:p>
              </table:table-cell>
            </table:table-row>
            <table:table-row>
              <table:table-cell office:value-type="string">
                <text:p>Zeile 108</text:p>
                <draw:g>
                  <svg:desc/>
                </draw:g>
              </table:table-cell>
              <table:table-cell office:value-type="float" office:value="0.000157878257247142">
                <text:p>0.000157878257247142</text:p>
                <draw:g>
                  <svg:desc>Simulation.C108:Simulation.J108</svg:desc>
                </draw:g>
              </table:table-cell>
              <table:table-cell office:value-type="float" office:value="0.00093282245576742">
                <text:p>0.00093282245576742</text:p>
              </table:table-cell>
              <table:table-cell office:value-type="float" office:value="0.00246682045135792">
                <text:p>0.00246682045135792</text:p>
              </table:table-cell>
              <table:table-cell office:value-type="float" office:value="0.00423751066179893">
                <text:p>0.00423751066179893</text:p>
              </table:table-cell>
              <table:table-cell office:value-type="float" office:value="0.00578072308823457">
                <text:p>0.00578072308823457</text:p>
              </table:table-cell>
              <table:table-cell office:value-type="float" office:value="0.00699743579035502">
                <text:p>0.00699743579035502</text:p>
              </table:table-cell>
              <table:table-cell office:value-type="float" office:value="0.00799293208643141">
                <text:p>0.00799293208643141</text:p>
              </table:table-cell>
              <table:table-cell office:value-type="float" office:value="0.0089102371387965">
                <text:p>0.0089102371387965</text:p>
              </table:table-cell>
            </table:table-row>
            <table:table-row>
              <table:table-cell office:value-type="string">
                <text:p>Zeile 109</text:p>
                <draw:g>
                  <svg:desc/>
                </draw:g>
              </table:table-cell>
              <table:table-cell office:value-type="float" office:value="0.012070455727862">
                <text:p>0.012070455727862</text:p>
                <draw:g>
                  <svg:desc>Simulation.C109:Simulation.J109</svg:desc>
                </draw:g>
              </table:table-cell>
              <table:table-cell office:value-type="float" office:value="0.0210435769915557">
                <text:p>0.0210435769915557</text:p>
              </table:table-cell>
              <table:table-cell office:value-type="float" office:value="0.0268914648415677">
                <text:p>0.0268914648415677</text:p>
              </table:table-cell>
              <table:table-cell office:value-type="float" office:value="0.0302593136476513">
                <text:p>0.0302593136476513</text:p>
              </table:table-cell>
              <table:table-cell office:value-type="float" office:value="0.0322801079250238">
                <text:p>0.0322801079250238</text:p>
              </table:table-cell>
              <table:table-cell office:value-type="float" office:value="0.0336542767341507">
                <text:p>0.0336542767341507</text:p>
              </table:table-cell>
              <table:table-cell office:value-type="float" office:value="0.0347447273125376">
                <text:p>0.0347447273125376</text:p>
              </table:table-cell>
              <table:table-cell office:value-type="float" office:value="0.0357277420454815">
                <text:p>0.0357277420454815</text:p>
              </table:table-cell>
            </table:table-row>
            <table:table-row>
              <table:table-cell office:value-type="string">
                <text:p>Zeile 110</text:p>
                <draw:g>
                  <svg:desc/>
                </draw:g>
              </table:table-cell>
              <table:table-cell office:value-type="float" office:value="0.000274242620244962">
                <text:p>0.000274242620244962</text:p>
                <draw:g>
                  <svg:desc>Simulation.C110:Simulation.J110</svg:desc>
                </draw:g>
              </table:table-cell>
              <table:table-cell office:value-type="float" office:value="0.00163853558605819">
                <text:p>0.00163853558605819</text:p>
              </table:table-cell>
              <table:table-cell office:value-type="float" office:value="0.0045027836851462">
                <text:p>0.0045027836851462</text:p>
              </table:table-cell>
              <table:table-cell office:value-type="float" office:value="0.00804568560382245">
                <text:p>0.00804568560382245</text:p>
              </table:table-cell>
              <table:table-cell office:value-type="float" office:value="0.0112249163169877">
                <text:p>0.0112249163169877</text:p>
              </table:table-cell>
              <table:table-cell office:value-type="float" office:value="0.0135197164877664">
                <text:p>0.0135197164877664</text:p>
              </table:table-cell>
              <table:table-cell office:value-type="float" office:value="0.0148758656729358">
                <text:p>0.0148758656729358</text:p>
              </table:table-cell>
              <table:table-cell office:value-type="float" office:value="0.0154467018603032">
                <text:p>0.0154467018603032</text:p>
              </table:table-cell>
            </table:table-row>
            <table:table-row>
              <table:table-cell office:value-type="string">
                <text:p>Zeile 111</text:p>
                <draw:g>
                  <svg:desc/>
                </draw:g>
              </table:table-cell>
              <table:table-cell office:value-type="float" office:value="0.00348694224872293">
                <text:p>0.00348694224872293</text:p>
                <draw:g>
                  <svg:desc>Simulation.C111:Simulation.J111</svg:desc>
                </draw:g>
              </table:table-cell>
              <table:table-cell office:value-type="float" office:value="0.00741417343660374">
                <text:p>0.00741417343660374</text:p>
              </table:table-cell>
              <table:table-cell office:value-type="float" office:value="0.0109720767824162">
                <text:p>0.0109720767824162</text:p>
              </table:table-cell>
              <table:table-cell office:value-type="float" office:value="0.0136199906965708">
                <text:p>0.0136199906965708</text:p>
              </table:table-cell>
              <table:table-cell office:value-type="float" office:value="0.0154156567832278">
                <text:p>0.0154156567832278</text:p>
              </table:table-cell>
              <table:table-cell office:value-type="float" office:value="0.0165956956653391">
                <text:p>0.0165956956653391</text:p>
              </table:table-cell>
              <table:table-cell office:value-type="float" office:value="0.0174169419626531">
                <text:p>0.0174169419626531</text:p>
              </table:table-cell>
              <table:table-cell office:value-type="float" office:value="0.0181001095314611">
                <text:p>0.0181001095314611</text:p>
              </table:table-cell>
            </table:table-row>
            <table:table-row>
              <table:table-cell office:value-type="string">
                <text:p>Zeile 112</text:p>
                <draw:g>
                  <svg:desc/>
                </draw:g>
              </table:table-cell>
              <table:table-cell office:value-type="float" office:value="0.00274177178972179">
                <text:p>0.00274177178972179</text:p>
                <draw:g>
                  <svg:desc>Simulation.C112:Simulation.J112</svg:desc>
                </draw:g>
              </table:table-cell>
              <table:table-cell office:value-type="float" office:value="0.00604343989380506">
                <text:p>0.00604343989380506</text:p>
              </table:table-cell>
              <table:table-cell office:value-type="float" office:value="0.00887146010564476">
                <text:p>0.00887146010564476</text:p>
              </table:table-cell>
              <table:table-cell office:value-type="float" office:value="0.0108325698638319">
                <text:p>0.0108325698638319</text:p>
              </table:table-cell>
              <table:table-cell office:value-type="float" office:value="0.012117850656742">
                <text:p>0.012117850656742</text:p>
              </table:table-cell>
              <table:table-cell office:value-type="float" office:value="0.0129789115476397">
                <text:p>0.0129789115476397</text:p>
              </table:table-cell>
              <table:table-cell office:value-type="float" office:value="0.0136026932419923">
                <text:p>0.0136026932419923</text:p>
              </table:table-cell>
              <table:table-cell office:value-type="float" office:value="0.0141141774820201">
                <text:p>0.0141141774820201</text:p>
              </table:table-cell>
            </table:table-row>
            <table:table-row>
              <table:table-cell office:value-type="string">
                <text:p>Zeile 113</text:p>
                <draw:g>
                  <svg:desc/>
                </draw:g>
              </table:table-cell>
              <table:table-cell office:value-type="float" office:value="0.00479158485712235">
                <text:p>0.00479158485712235</text:p>
                <draw:g>
                  <svg:desc>Simulation.C113:Simulation.J113</svg:desc>
                </draw:g>
              </table:table-cell>
              <table:table-cell office:value-type="float" office:value="0.0111687687044054">
                <text:p>0.0111687687044054</text:p>
              </table:table-cell>
              <table:table-cell office:value-type="float" office:value="0.015866408209417">
                <text:p>0.015866408209417</text:p>
              </table:table-cell>
              <table:table-cell office:value-type="float" office:value="0.0181317024895985">
                <text:p>0.0181317024895985</text:p>
              </table:table-cell>
              <table:table-cell office:value-type="float" office:value="0.0188846834144027">
                <text:p>0.0188846834144027</text:p>
              </table:table-cell>
              <table:table-cell office:value-type="float" office:value="0.0189146121050514">
                <text:p>0.0189146121050514</text:p>
              </table:table-cell>
              <table:table-cell office:value-type="float" office:value="0.0186095510325065">
                <text:p>0.0186095510325065</text:p>
              </table:table-cell>
              <table:table-cell office:value-type="float" office:value="0.0181175680800569">
                <text:p>0.0181175680800569</text:p>
              </table:table-cell>
            </table:table-row>
            <table:table-row>
              <table:table-cell office:value-type="string">
                <text:p>Zeile 114</text:p>
                <draw:g>
                  <svg:desc/>
                </draw:g>
              </table:table-cell>
              <table:table-cell office:value-type="float" office:value="0.0231590238685151">
                <text:p>0.0231590238685151</text:p>
                <draw:g>
                  <svg:desc>Simulation.C114:Simulation.J114</svg:desc>
                </draw:g>
              </table:table-cell>
              <table:table-cell office:value-type="float" office:value="0.0199531478122836">
                <text:p>0.0199531478122836</text:p>
              </table:table-cell>
              <table:table-cell office:value-type="float" office:value="0.0157262323342038">
                <text:p>0.0157262323342038</text:p>
              </table:table-cell>
              <table:table-cell office:value-type="float" office:value="0.0127015326267962">
                <text:p>0.0127015326267962</text:p>
              </table:table-cell>
              <table:table-cell office:value-type="float" office:value="0.0107403479742849">
                <text:p>0.0107403479742849</text:p>
              </table:table-cell>
              <table:table-cell office:value-type="float" office:value="0.00944842931987443">
                <text:p>0.00944842931987443</text:p>
              </table:table-cell>
              <table:table-cell office:value-type="float" office:value="0.00855952805875918">
                <text:p>0.00855952805875918</text:p>
              </table:table-cell>
              <table:table-cell office:value-type="float" office:value="0.0079304359064368">
                <text:p>0.00793043590643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449cm" svg:y="8.234cm" style:legend-expansion="wide" chart:style-name="ch2"/>
        <chart:plot-area chart:style-name="ch3" table:cell-range-address="Swaptions.M9:Swaptions.M9 Swaptions.M11:Swaptions.M49 Swaptions.O9:Swaptions.O9 Swaptions.O11:Swaptions.O49" chart:data-source-has-labels="row" svg:x="0.77cm" svg:y="0.855cm" svg:width="14.59cm" svg:height="6.779cm">
          <chartooo:coordinate-region svg:x="1.712cm" svg:y="1.046cm" svg:width="13.449cm" svg:height="5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aptions.M11:Swaptions.M49" chart:label-cell-address="Swaptions.M9:Swaptions.M9" chart:class="chart:line">
            <chart:data-point chart:repeated="39"/>
          </chart:series>
          <chart:series chart:style-name="ch7" chart:values-cell-range-address="Swaptions.O11:Swaptions.O49" chart:label-cell-address="Swaptions.O9:Swaptions.O9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703824918274">
                <text:p>0.351703824918274</text:p>
                <draw:g>
                  <svg:desc>Swaptions.M11:Swaptions.M49</svg:desc>
                </draw:g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449101396206">
                <text:p>0.31444910139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2915332942362">
                <text:p>0.29291533294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0056790144">
                <text:p>0.2790056790144</text:p>
              </table:table-cell>
              <table:table-cell office:value-type="float" office:value="0.33066">
                <text:p>0.33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8665931765448">
                <text:p>0.26866593176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773317925405">
                <text:p>0.261773317925405</text:p>
              </table:table-cell>
              <table:table-cell office:value-type="float" office:value="0.30294">
                <text:p>0.30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2966334075518">
                <text:p>0.252966334075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4927193640121">
                <text:p>0.244927193640121</text:p>
              </table:table-cell>
              <table:table-cell office:value-type="float" office:value="0.28215">
                <text:p>0.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747212785788">
                <text:p>0.247747212785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957236924522">
                <text:p>0.241957236924522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171875240032">
                <text:p>0.23717187524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6566415876659">
                <text:p>0.236566415876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5512322307801">
                <text:p>0.235512322307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655130847179">
                <text:p>0.229655130847179</text:p>
              </table:table-cell>
              <table:table-cell office:value-type="float" office:value="0.24453">
                <text:p>0.24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0187584587939">
                <text:p>0.230187584587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119651529712">
                <text:p>0.23111965152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7306431804283">
                <text:p>0.227306431804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1753228754218">
                <text:p>0.23175322875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0138426951659">
                <text:p>0.23013842695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0915103124063">
                <text:p>0.230915103124063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9870209184427">
                <text:p>0.229870209184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8097520827805">
                <text:p>0.22809752082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8502018871141">
                <text:p>0.22850201887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445530869931">
                <text:p>0.22944553086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0461588402608">
                <text:p>0.23046158840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0072725858853">
                <text:p>0.230072725858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2685974705096">
                <text:p>0.23268597470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966809221315">
                <text:p>0.23396680922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5944115773559">
                <text:p>0.235944115773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0122675372592">
                <text:p>0.240122675372592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